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dp1" style:family="drawing-pag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opacity="100%" draw:fill-image-width="0cm" draw:fill-image-height="0cm" fo:min-height="1.423cm" draw:shadow-opacity="100%"/>
    </style:style>
    <style:style style:name="gr2"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3" style:family="graphic" style:parent-style-name="standard">
      <style:graphic-properties draw:stroke="none" draw:fill="none" draw:opacity="100%" draw:fill-image-width="0cm" draw:fill-image-height="0cm" fo:min-height="3.556cm" draw:shadow-opacity="100%"/>
    </style:style>
    <style:style style:name="gr4" style:family="graphic" style:parent-style-name="standard">
      <style:graphic-properties draw:stroke="none" svg:stroke-color="#000000" draw:fill="none" draw:fill-color="#ffffff" fo:min-height="11.377cm"/>
    </style:style>
    <style:style style:name="gr5" style:family="graphic" style:parent-style-name="standard">
      <style:graphic-properties draw:stroke="none" draw:fill="none" fo:min-height="19.909cm"/>
    </style:style>
    <style:style style:name="gr6" style:family="graphic" style:parent-style-name="standard">
      <style:graphic-properties draw:textarea-horizontal-align="justify" draw:textarea-vertical-align="middle" draw:auto-grow-height="false" fo:min-height="0.172cm" fo:min-width="0cm"/>
    </style:style>
    <style:style style:name="gr7" style:family="graphic" style:parent-style-name="objectwithoutfill">
      <style:graphic-properties svg:stroke-width="0.3cm" svg:stroke-color="#9966cc" draw:marker-start-width="1.1cm" draw:marker-end-width="1.1cm" svg:stroke-linecap="round" draw:fill="none" draw:textarea-vertical-align="middle" fo:padding-top="0.275cm" fo:padding-bottom="0.275cm" fo:padding-left="0.4cm" fo:padding-right="0.4cm"/>
    </style:style>
    <style:style style:name="gr8" style:family="graphic" style:parent-style-name="objectwithoutfill">
      <style:graphic-properties svg:stroke-width="0.05cm" svg:stroke-color="#800000" draw:marker-start-width="0.35cm" draw:marker-end="Circle" draw:marker-end-width="0.2cm" draw:marker-end-center="true" svg:stroke-linecap="round" draw:fill="none" draw:textarea-vertical-align="middle" fo:padding-top="0.15cm" fo:padding-bottom="0.15cm" fo:padding-left="0.275cm" fo:padding-right="0.275cm"/>
    </style:style>
    <style:style style:name="gr9" style:family="graphic" style:parent-style-name="standard">
      <style:graphic-properties draw:stroke="solid" svg:stroke-width="0.3cm" svg:stroke-color="#333333" draw:marker-start-width="0.9cm" draw:marker-end-width="0.9cm" draw:stroke-linejoin="miter" draw:fill="solid" draw:fill-color="#333333" draw:textarea-horizontal-align="justify" draw:textarea-vertical-align="bottom" draw:auto-grow-height="false" fo:min-height="1.3cm" fo:min-width="12.522cm" fo:padding-top="0.2cm" fo:padding-bottom="0.2cm" fo:padding-left="0.2cm" fo:padding-right="0.2cm"/>
    </style:style>
    <style:style style:name="gr10" style:family="graphic" style:parent-style-name="standard">
      <style:graphic-properties draw:stroke="none" svg:stroke-width="0.1cm" svg:stroke-color="#666666" draw:marker-start-width="0.3cm" draw:marker-end-width="0.3cm" draw:stroke-linejoin="bevel" draw:fill="solid" draw:fill-color="#729fcf" draw:textarea-horizontal-align="right" draw:textarea-vertical-align="middle" draw:auto-grow-height="false" fo:min-height="0.142cm" fo:min-width="12.314cm" fo:padding-top="0.179cm" fo:padding-bottom="0.179cm" fo:padding-left="0.304cm" fo:padding-right="0.304cm"/>
    </style:style>
    <style:style style:name="gr11" style:family="graphic" style:parent-style-name="standard">
      <style:graphic-properties draw:stroke="none" svg:stroke-width="0.3cm" svg:stroke-color="#666666" draw:marker-start-width="0.9cm" draw:marker-end-width="0.9cm" draw:stroke-linejoin="miter" draw:fill="solid" draw:fill-color="#9966cc" draw:textarea-horizontal-align="justify" draw:textarea-vertical-align="bottom" draw:auto-grow-height="false" fo:min-height="0cm" fo:min-width="13cm" fo:padding-top="0.2cm" fo:padding-bottom="0.2cm" fo:padding-left="0.2cm" fo:padding-right="0.2cm"/>
    </style:style>
    <style:style style:name="gr12" style:family="graphic" style:parent-style-name="standard">
      <style:graphic-properties draw:stroke="none" svg:stroke-width="0.3cm" svg:stroke-color="#333333" draw:marker-start-width="0.9cm" draw:marker-end-width="0.9cm" draw:stroke-linejoin="bevel" draw:fill="solid" draw:fill-color="#5c8526" draw:textarea-horizontal-align="justify" draw:textarea-vertical-align="middle" draw:auto-grow-height="false" fo:min-height="0.042cm" fo:min-width="12.114cm" fo:padding-top="0.279cm" fo:padding-bottom="0.279cm" fo:padding-left="0.404cm" fo:padding-right="0.404cm"/>
    </style:style>
    <style:style style:name="gr13"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23cm" fo:min-width="0cm" fo:padding-top="0.135cm" fo:padding-bottom="0.135cm" fo:padding-left="0.26cm" fo:padding-right="0.26cm" draw:shadow-opacity="50%"/>
    </style:style>
    <style:style style:name="gr14"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13cm" fo:min-width="0cm" fo:padding-top="0.135cm" fo:padding-bottom="0.135cm" fo:padding-left="0.26cm" fo:padding-right="0.26cm" draw:shadow-opacity="50%"/>
    </style:style>
    <style:style style:name="gr15" style:family="graphic" style:parent-style-name="objectwithoutfill">
      <style:graphic-properties svg:stroke-width="0.05cm" svg:stroke-color="#00ae00" draw:marker-start="" draw:marker-start-width="0.2cm" draw:marker-start-center="true" draw:marker-end="" draw:marker-end-width="0.25cm" draw:fill="none" draw:textarea-vertical-align="middle" fo:padding-top="0.15cm" fo:padding-bottom="0.15cm" fo:padding-left="0.275cm" fo:padding-right="0.275cm"/>
    </style:style>
    <style:style style:name="gr16" style:family="graphic" style:parent-style-name="objectwithoutfill">
      <style:graphic-properties svg:stroke-width="0.05cm" svg:stroke-color="#00ae00" draw:marker-start-width="0.35cm" draw:marker-end="" draw:marker-end-width="0.25cm" draw:fill="none" draw:textarea-vertical-align="middle" fo:padding-top="0.15cm" fo:padding-bottom="0.15cm" fo:padding-left="0.275cm" fo:padding-right="0.275cm"/>
    </style:style>
    <style:style style:name="gr17" style:family="graphic" style:parent-style-name="objectwithoutfill">
      <style:graphic-properties svg:stroke-width="0.05cm" svg:stroke-color="#0099ff" draw:marker-start="Circle" draw:marker-start-width="0.2cm" draw:marker-start-center="true" draw:marker-end="" draw:marker-end-width="0.2cm" draw:marker-end-center="true" draw:fill="none" draw:textarea-vertical-align="middle" fo:padding-top="0.15cm" fo:padding-bottom="0.15cm" fo:padding-left="0.275cm" fo:padding-right="0.275cm"/>
    </style:style>
    <style:style style:name="gr18" style:family="graphic" style:parent-style-name="objectwithoutfill">
      <style:graphic-properties svg:stroke-width="0.05cm" svg:stroke-color="#355e00"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19" style:family="graphic" style:parent-style-name="standard">
      <style:graphic-properties draw:stroke="dash" draw:stroke-dash="Dashed_20__28_var_29_" svg:stroke-color="#000000" draw:fill="none" draw:textarea-horizontal-align="justify" draw:textarea-vertical-align="middle" draw:auto-grow-height="false" fo:min-height="1.95cm" fo:min-width="2.5cm"/>
    </style:style>
    <style:style style:name="gr20" style:family="graphic" style:parent-style-name="standard">
      <style:graphic-properties draw:stroke="solid" draw:stroke-dash="Dashed_20__28_var_29_" svg:stroke-width="0.2cm" svg:stroke-color="#9966cc" draw:marker-start-width="0.8cm" draw:marker-end-width="0.8cm" draw:fill="none" draw:textarea-horizontal-align="justify" draw:textarea-vertical-align="middle" draw:auto-grow-height="false" fo:min-height="2.05cm" fo:min-width="2.3cm" fo:padding-top="0.225cm" fo:padding-bottom="0.225cm" fo:padding-left="0.35cm" fo:padding-right="0.35cm"/>
    </style:style>
    <style:style style:name="gr21" style:family="graphic" style:parent-style-name="standard">
      <style:graphic-properties svg:stroke-width="0.2cm" svg:stroke-color="#9999ff" draw:marker-start-width="0.6cm" draw:marker-end-width="0.6cm" draw:stroke-linejoin="bevel" draw:fill="solid" draw:fill-color="#99284c" draw:fill-image-width="0cm" draw:fill-image-height="0cm" draw:textarea-horizontal-align="justify" draw:textarea-vertical-align="bottom" draw:auto-grow-height="false" fo:min-height="2.9cm" fo:min-width="5.2cm" fo:padding-top="0.15cm" fo:padding-bottom="0.15cm" fo:padding-left="0.15cm" fo:padding-right="0.15cm"/>
    </style:style>
    <style:style style:name="gr22" style:family="graphic" style:parent-style-name="standard">
      <style:graphic-properties svg:stroke-width="0.2cm" svg:stroke-color="#666666" draw:marker-start-width="0.6cm" draw:marker-end-width="0.6cm" draw:stroke-linejoin="bevel" draw:fill="none" draw:fill-color="#99284c" draw:fill-image-width="0cm" draw:fill-image-height="0cm" draw:textarea-horizontal-align="justify" draw:textarea-vertical-align="bottom" draw:auto-grow-height="false" fo:min-height="2.5cm" fo:min-width="1.9cm" fo:padding-top="0.15cm" fo:padding-bottom="0.15cm" fo:padding-left="0.15cm" fo:padding-right="0.15cm"/>
    </style:style>
    <style:style style:name="gr23" style:family="graphic" style:parent-style-name="objectwithoutfill">
      <style:graphic-properties svg:stroke-width="0.04cm" svg:stroke-color="#dc2300" draw:marker-start-width="0.32cm" draw:marker-end-width="0.32cm" svg:stroke-linecap="round" draw:fill="none" draw:textarea-vertical-align="middle" fo:padding-top="0.145cm" fo:padding-bottom="0.145cm" fo:padding-left="0.27cm" fo:padding-right="0.27cm"/>
    </style:style>
    <style:style style:name="gr24" style:family="graphic" style:parent-style-name="objectwithoutfill">
      <style:graphic-properties svg:stroke-width="0.04cm" svg:stroke-color="#b80047" draw:marker-start-width="0.32cm" draw:marker-end-width="0.32cm" svg:stroke-linecap="round" draw:fill="none" draw:textarea-vertical-align="middle" fo:padding-top="0.145cm" fo:padding-bottom="0.145cm" fo:padding-left="0.27cm" fo:padding-right="0.27cm"/>
    </style:style>
    <style:style style:name="gr25" style:family="graphic" style:parent-style-name="standard">
      <style:graphic-properties svg:stroke-color="#5c8526" draw:stroke-linejoin="bevel" draw:fill="none" draw:fill-color="#cccccc" draw:textarea-horizontal-align="justify" draw:textarea-vertical-align="middle" draw:auto-grow-height="false" fo:min-height="21.75cm" fo:min-width="35.5cm"/>
    </style:style>
    <style:style style:name="gr26" style:family="graphic" style:parent-style-name="objectwithoutfill">
      <style:graphic-properties svg:stroke-width="0.05cm" svg:stroke-color="#198a8a" draw:marker-start-width="0.35cm" draw:marker-end="Arrow" draw:marker-end-width="0.25cm" draw:fill="none" draw:textarea-vertical-align="middle" fo:padding-top="0.15cm" fo:padding-bottom="0.15cm" fo:padding-left="0.275cm" fo:padding-right="0.275cm"/>
    </style:style>
    <style:style style:name="gr27" style:family="graphic" style:parent-style-name="objectwithoutfill">
      <style:graphic-properties svg:stroke-width="0.05cm" svg:stroke-color="#0047ff" draw:marker-start-width="0.35cm" draw:marker-end="" draw:marker-end-width="0.25cm" draw:fill="none"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fo:min-height="0.713cm"/>
    </style:style>
    <style:style style:name="gr29" style:family="graphic" style:parent-style-name="standard">
      <style:graphic-properties draw:stroke="none" svg:stroke-color="#000000" draw:fill="none" draw:fill-color="#ffffff" draw:textarea-vertical-align="middle" fo:min-height="1.069cm"/>
    </style:style>
    <style:style style:name="gr30" style:family="graphic" style:parent-style-name="objectwithoutfill">
      <style:graphic-properties svg:stroke-width="0.05cm" svg:stroke-color="#0000ff" draw:marker-start-width="0.35cm" draw:marker-end="Arrow" draw:marker-end-width="0.25cm" draw:fill="none" draw:textarea-vertical-align="middle" fo:padding-top="0.15cm" fo:padding-bottom="0.15cm" fo:padding-left="0.275cm" fo:padding-right="0.275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32"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33" style:family="graphic" style:parent-style-name="standard">
      <style:graphic-properties draw:stroke="none" draw:fill="none" draw:textarea-horizontal-align="justify" draw:textarea-vertical-align="middle" draw:auto-grow-height="false" fo:min-height="0.55cm" fo:min-width="0.3cm"/>
    </style:style>
    <style:style style:name="gr34"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13cm" fo:min-width="0cm" fo:padding-top="0.135cm" fo:padding-bottom="0.135cm" fo:padding-left="0.26cm" fo:padding-right="0.26cm"/>
    </style:style>
    <style:style style:name="gr35" style:family="graphic" style:parent-style-name="standard">
      <style:graphic-properties svg:stroke-width="0.02cm" svg:stroke-color="#000000" draw:marker-start-width="0.045cm" draw:marker-end-width="0.045cm" draw:fill="solid" draw:fill-color="#ffffff" draw:opacity="50%" draw:textarea-horizontal-align="justify" draw:textarea-vertical-align="middle" draw:auto-grow-height="false" fo:min-height="0.114cm" fo:min-width="0cm" fo:padding-top="0.135cm" fo:padding-bottom="0.135cm" fo:padding-left="0.26cm" fo:padding-right="0.26cm" draw:shadow-opacity="50%"/>
    </style:style>
    <style:style style:name="gr36" style:family="graphic" style:parent-style-name="standard">
      <style:graphic-properties draw:stroke="dash" draw:stroke-dash="Dashed_20__28_var_29_" svg:stroke-color="#000000" draw:fill="none" draw:textarea-horizontal-align="justify" draw:textarea-vertical-align="middle" draw:auto-grow-height="false" fo:min-height="8.15cm" fo:min-width="8.6cm"/>
    </style:style>
    <style:style style:name="gr37" style:family="graphic" style:parent-style-name="objectwithoutfill">
      <style:graphic-properties svg:stroke-width="0.05cm" svg:stroke-color="#33a3a3" draw:marker-start-width="0.35cm" draw:marker-end="Arrow" draw:marker-end-width="0.25cm" draw:fill="none" draw:textarea-vertical-align="middle" fo:padding-top="0.15cm" fo:padding-bottom="0.15cm" fo:padding-left="0.275cm" fo:padding-right="0.275cm"/>
    </style:style>
    <style:style style:name="gr38" style:family="graphic" style:parent-style-name="objectwithoutfill">
      <style:graphic-properties svg:stroke-width="0.05cm" svg:stroke-color="#800000" draw:marker-start="Circle" draw:marker-start-width="0.2cm" draw:marker-start-center="true" draw:marker-end="" draw:marker-end-width="0.25cm" draw:fill="none" draw:textarea-vertical-align="middle" fo:padding-top="0.15cm" fo:padding-bottom="0.15cm" fo:padding-left="0.275cm" fo:padding-right="0.275cm"/>
    </style:style>
    <style:style style:name="gr39" style:family="graphic" style:parent-style-name="objectwithoutfill">
      <style:graphic-properties svg:stroke-width="0.05cm" svg:stroke-color="#b80047" draw:marker-start-width="0.35cm" draw:marker-end="" draw:marker-end-width="0.25cm" svg:stroke-linecap="round" draw:fill="none" draw:textarea-vertical-align="middle" fo:padding-top="0.15cm" fo:padding-bottom="0.15cm" fo:padding-left="0.275cm" fo:padding-right="0.275cm"/>
    </style:style>
    <style:style style:name="gr40" style:family="graphic" style:parent-style-name="objectwithoutfill">
      <style:graphic-properties svg:stroke-width="0.05cm" svg:stroke-color="#dc2300" draw:marker-start-width="0.35cm" draw:marker-end="" draw:marker-end-width="0.25cm" svg:stroke-linecap="round" draw:fill="none" draw:textarea-vertical-align="middle" fo:padding-top="0.15cm" fo:padding-bottom="0.15cm" fo:padding-left="0.275cm" fo:padding-right="0.275cm"/>
    </style:style>
    <style:style style:name="gr41"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73cm" fo:min-width="0.48cm" fo:padding-top="0.135cm" fo:padding-bottom="0.135cm" fo:padding-left="0.26cm" fo:padding-right="0.26cm"/>
    </style:style>
    <style:style style:name="gr42" style:family="graphic" style:parent-style-name="standard">
      <style:graphic-properties draw:fill-color="#000000" draw:textarea-horizontal-align="justify" draw:textarea-vertical-align="middle" draw:auto-grow-height="false" fo:min-height="0.39cm" fo:min-width="0.139cm"/>
    </style:style>
    <style:style style:name="gr43"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53cm" fo:min-width="0.279cm" fo:padding-top="0.135cm" fo:padding-bottom="0.135cm" fo:padding-left="0.26cm" fo:padding-right="0.26cm"/>
    </style:style>
    <style:style style:name="gr44" style:family="graphic" style:parent-style-name="standard">
      <style:graphic-properties draw:fill-color="#ffff66" draw:textarea-horizontal-align="center" draw:textarea-vertical-align="top" draw:auto-grow-height="false" fo:min-height="0.174cm" fo:min-width="0cm"/>
    </style:style>
    <style:style style:name="gr45" style:family="graphic" style:parent-style-name="objectwithoutfill">
      <style:graphic-properties draw:fill="none" draw:textarea-vertical-align="middle"/>
    </style:style>
    <style:style style:name="gr46" style:family="graphic" style:parent-style-name="objectwithoutfill">
      <style:graphic-properties draw:fill="none" draw:textarea-horizontal-align="left" draw:textarea-vertical-align="bottom"/>
    </style:style>
    <style:style style:name="gr47" style:family="graphic" style:parent-style-name="standard">
      <style:graphic-properties svg:stroke-width="0.2cm" svg:stroke-color="#9966cc" draw:marker-start-width="0.8cm" draw:marker-end-width="0.8cm" draw:fill="gradient" draw:fill-color="#99284c" draw:fill-gradient-name="Gradient_20_7" draw:gradient-step-count="0" draw:textarea-horizontal-align="justify" draw:textarea-vertical-align="bottom" draw:auto-grow-height="false" fo:min-height="5.05cm" fo:min-width="0.9cm" fo:padding-top="0.225cm" fo:padding-bottom="0.225cm" fo:padding-left="0.35cm" fo:padding-right="0.35cm"/>
    </style:style>
    <style:style style:name="gr48" style:family="graphic" style:parent-style-name="objectwithoutfill">
      <style:graphic-properties svg:stroke-width="0.04cm" svg:stroke-color="#b84700" draw:marker-start-width="0.32cm" draw:marker-end-width="0.32cm" draw:fill="none" draw:textarea-vertical-align="middle" fo:padding-top="0.145cm" fo:padding-bottom="0.145cm" fo:padding-left="0.27cm" fo:padding-right="0.27cm"/>
    </style:style>
    <style:style style:name="gr49" style:family="graphic" style:parent-style-name="objectwithoutfill">
      <style:graphic-properties svg:stroke-width="0.04cm" svg:stroke-color="#dc2300" draw:marker-start-width="0.32cm" draw:marker-end-width="0.32cm" draw:fill="none" draw:textarea-vertical-align="middle" fo:padding-top="0.145cm" fo:padding-bottom="0.145cm" fo:padding-left="0.27cm" fo:padding-right="0.27cm"/>
    </style:style>
    <style:style style:name="gr50" style:family="graphic" style:parent-style-name="objectwithoutfill">
      <style:graphic-properties svg:stroke-width="0.04cm" svg:stroke-color="#47b8b8" draw:marker-start-width="0.32cm" draw:marker-end-width="0.32cm" draw:fill="none" draw:textarea-vertical-align="middle" fo:padding-top="0.145cm" fo:padding-bottom="0.145cm" fo:padding-left="0.27cm" fo:padding-right="0.27cm"/>
    </style:style>
    <style:style style:name="gr51" style:family="graphic" style:parent-style-name="standard">
      <style:graphic-properties draw:stroke="none" svg:stroke-color="#000000" draw:fill="none" draw:fill-color="#ffffff" fo:min-height="0.357cm"/>
    </style:style>
    <style:style style:name="gr52" style:family="graphic" style:parent-style-name="objectwithoutfill">
      <style:graphic-properties svg:stroke-width="0.05cm" svg:stroke-color="#ff3333" draw:marker-start-width="0.35cm" draw:marker-end="Arrow" draw:marker-end-width="0.25cm" draw:fill="none" draw:textarea-vertical-align="middle" fo:padding-top="0.15cm" fo:padding-bottom="0.15cm" fo:padding-left="0.275cm" fo:padding-right="0.275cm"/>
    </style:style>
    <style:style style:name="gr53" style:family="graphic" style:parent-style-name="standard">
      <style:graphic-properties svg:stroke-width="0.05cm" svg:stroke-color="#198a8a" draw:marker-start-width="0.35cm" draw:marker-end-width="0.35cm" draw:fill="none" draw:textarea-horizontal-align="justify" draw:textarea-vertical-align="middle" draw:auto-grow-height="false" fo:min-height="2.4cm" fo:min-width="0cm" fo:padding-top="0.15cm" fo:padding-bottom="0.15cm" fo:padding-left="0.275cm" fo:padding-right="0.275cm"/>
    </style:style>
    <style:style style:name="gr54" style:family="graphic" style:parent-style-name="objectwithoutfill">
      <style:graphic-properties svg:stroke-width="0.05cm" svg:stroke-color="#dc2300" draw:marker-start-width="0.35cm" draw:marker-end="Arrow" draw:marker-end-width="0.25cm" draw:fill="none" draw:textarea-vertical-align="middle" fo:padding-top="0.15cm" fo:padding-bottom="0.15cm" fo:padding-left="0.275cm" fo:padding-right="0.275cm"/>
    </style:style>
    <style:style style:name="gr55" style:family="graphic" style:parent-style-name="objectwithoutfill">
      <style:graphic-properties svg:stroke-width="0.05cm" svg:stroke-color="#ff0000" draw:marker-start-width="0.35cm" draw:marker-end="Arrow" draw:marker-end-width="0.25cm" draw:fill="none" draw:textarea-vertical-align="middle" fo:padding-top="0.15cm" fo:padding-bottom="0.15cm" fo:padding-left="0.275cm" fo:padding-right="0.275cm"/>
    </style:style>
    <style:style style:name="gr56" style:family="graphic" style:parent-style-name="objectwithoutfill">
      <style:graphic-properties svg:stroke-width="0.05cm" svg:stroke-color="#b80047" draw:marker-start-width="0.35cm" draw:marker-end="Arrow" draw:marker-end-width="0.25cm" draw:fill="none" draw:textarea-vertical-align="middle" fo:padding-top="0.15cm" fo:padding-bottom="0.15cm" fo:padding-left="0.275cm" fo:padding-right="0.275cm"/>
    </style:style>
    <style:style style:name="gr57" style:family="graphic" style:parent-style-name="objectwithoutfill">
      <style:graphic-properties svg:stroke-width="0.05cm" svg:stroke-color="#b84747" draw:marker-start-width="0.35cm" draw:marker-end="Arrow" draw:marker-end-width="0.25cm" draw:fill="none" draw:textarea-vertical-align="middle" fo:padding-top="0.15cm" fo:padding-bottom="0.15cm" fo:padding-left="0.275cm" fo:padding-right="0.275cm"/>
    </style:style>
    <style:style style:name="gr58" style:family="graphic" style:parent-style-name="objectwithoutfill">
      <style:graphic-properties svg:stroke-width="0.05cm" svg:stroke-color="#33a3a3" draw:marker-start-width="0.35cm" draw:marker-end="Circle" draw:marker-end-width="0.2cm" draw:marker-end-center="true" svg:stroke-linecap="round" draw:fill="none" draw:textarea-vertical-align="middle" fo:padding-top="0.15cm" fo:padding-bottom="0.15cm" fo:padding-left="0.275cm" fo:padding-right="0.275cm"/>
    </style:style>
    <style:style style:name="gr59" style:family="graphic" style:parent-style-name="standard">
      <style:graphic-properties svg:stroke-width="0.02cm" svg:stroke-color="#000000" draw:marker-start-width="0.26cm" draw:marker-end-width="0.26cm" draw:fill="solid" draw:fill-color="#ffffff" draw:textarea-horizontal-align="justify" draw:textarea-vertical-align="middle" draw:auto-grow-height="false" fo:min-height="0cm" fo:min-width="0cm" fo:padding-top="0.135cm" fo:padding-bottom="0.135cm" fo:padding-left="0.26cm" fo:padding-right="0.26cm"/>
    </style:style>
    <style:style style:name="gr60" style:family="graphic" style:parent-style-name="objectwithoutfill">
      <style:graphic-properties svg:stroke-width="0.02cm" draw:marker-start-width="0.26cm" draw:marker-end="" draw:marker-end-width="0.36cm" draw:fill="none" draw:textarea-vertical-align="middle" fo:padding-top="0.135cm" fo:padding-bottom="0.135cm" fo:padding-left="0.26cm" fo:padding-right="0.26cm"/>
    </style:style>
    <style:style style:name="gr61"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13cm" fo:min-width="0cm" fo:padding-top="0.135cm" fo:padding-bottom="0.135cm" fo:padding-left="0.26cm" fo:padding-right="0.26cm"/>
    </style:style>
    <style:style style:name="gr62" style:family="graphic" style:parent-style-name="objectwithoutfill">
      <style:graphic-properties svg:stroke-width="0.05cm" svg:stroke-color="#99284c" draw:marker-start="Circle" draw:marker-start-width="0.2cm" draw:marker-start-center="true" draw:marker-end="" draw:marker-end-width="0.25cm" svg:stroke-linecap="round" draw:fill="none" draw:textarea-vertical-align="middle" fo:padding-top="0.15cm" fo:padding-bottom="0.15cm" fo:padding-left="0.275cm" fo:padding-right="0.275cm"/>
    </style:style>
    <style:style style:name="gr63" style:family="graphic" style:parent-style-name="objectwithoutfill">
      <style:graphic-properties svg:stroke-width="0.05cm" svg:stroke-color="#800000" draw:marker-start-width="0.35cm" draw:marker-end="" draw:marker-end-width="0.25cm" draw:fill="none" draw:textarea-vertical-align="middle" fo:padding-top="0.15cm" fo:padding-bottom="0.15cm" fo:padding-left="0.275cm" fo:padding-right="0.275cm"/>
    </style:style>
    <style:style style:name="gr64" style:family="graphic" style:parent-style-name="objectwithoutfill">
      <style:graphic-properties svg:stroke-width="0.05cm" svg:stroke-color="#800000" draw:marker-start-width="0.35cm" draw:marker-end="Arrow" draw:marker-end-width="0.25cm" draw:fill="none" draw:textarea-vertical-align="middle" fo:padding-top="0.15cm" fo:padding-bottom="0.15cm" fo:padding-left="0.275cm" fo:padding-right="0.275cm"/>
    </style:style>
    <style:style style:name="gr65" style:family="graphic" style:parent-style-name="objectwithoutfill">
      <style:graphic-properties svg:stroke-width="0.05cm" svg:stroke-color="#800000" draw:marker-start-width="0.35cm" draw:marker-end="" draw:marker-end-width="0.25cm" svg:stroke-linecap="round" draw:fill="none" draw:textarea-vertical-align="middle" fo:padding-top="0.15cm" fo:padding-bottom="0.15cm" fo:padding-left="0.275cm" fo:padding-right="0.275cm"/>
    </style:style>
    <style:style style:name="gr66" style:family="graphic" style:parent-style-name="objectwithoutfill">
      <style:graphic-properties svg:stroke-width="0.05cm" svg:stroke-color="#800000" draw:marker-start="" draw:marker-start-width="0.35cm" draw:marker-start-center="true" draw:marker-end="Circle" draw:marker-end-width="0.25cm" draw:marker-end-center="true" draw:fill="none" draw:textarea-vertical-align="middle" fo:padding-top="0.15cm" fo:padding-bottom="0.15cm" fo:padding-left="0.275cm" fo:padding-right="0.275cm"/>
    </style:style>
    <style:style style:name="gr67" style:family="graphic" style:parent-style-name="objectwithoutfill">
      <style:graphic-properties svg:stroke-width="0.05cm" svg:stroke-color="#b84700" draw:marker-start-width="0.35cm" draw:marker-end="Circle" draw:marker-end-width="0.2cm" draw:marker-end-center="true" svg:stroke-linecap="round" draw:fill="none" draw:textarea-vertical-align="middle" fo:padding-top="0.15cm" fo:padding-bottom="0.15cm" fo:padding-left="0.275cm" fo:padding-right="0.275cm"/>
    </style:style>
    <style:style style:name="gr68" style:family="graphic" style:parent-style-name="objectwithoutfill">
      <style:graphic-properties svg:stroke-width="0.05cm" svg:stroke-color="#0000ff" draw:marker-start-width="0.35cm" draw:marker-end="" draw:marker-end-width="0.25cm" draw:fill="none" draw:textarea-vertical-align="middle" fo:padding-top="0.15cm" fo:padding-bottom="0.15cm" fo:padding-left="0.275cm" fo:padding-right="0.275cm"/>
    </style:style>
    <style:style style:name="gr69" style:family="graphic" style:parent-style-name="objectwithoutfill">
      <style:graphic-properties svg:stroke-width="0.05cm" svg:stroke-color="#ff0000" draw:marker-start-width="0.35cm" draw:marker-end="" draw:marker-end-width="0.25cm" svg:stroke-linecap="round" draw:fill="none" draw:textarea-vertical-align="middle" fo:padding-top="0.15cm" fo:padding-bottom="0.15cm" fo:padding-left="0.275cm" fo:padding-right="0.275cm"/>
    </style:style>
    <style:style style:name="gr70" style:family="graphic" style:parent-style-name="objectwithoutfill">
      <style:graphic-properties svg:stroke-width="0.05cm" svg:stroke-color="#b84747" draw:marker-start-width="0.35cm" draw:marker-end="" draw:marker-end-width="0.25cm" svg:stroke-linecap="round" draw:fill="none" draw:textarea-vertical-align="middle" fo:padding-top="0.15cm" fo:padding-bottom="0.15cm" fo:padding-left="0.275cm" fo:padding-right="0.275cm"/>
    </style:style>
    <style:style style:name="gr71" style:family="graphic" style:parent-style-name="objectwithoutfill">
      <style:graphic-properties svg:stroke-width="0.05cm" svg:stroke-color="#ff3366" draw:marker-start-width="0.35cm" draw:marker-end="" draw:marker-end-width="0.25cm" svg:stroke-linecap="round" draw:fill="none" draw:textarea-vertical-align="middle" fo:padding-top="0.15cm" fo:padding-bottom="0.15cm" fo:padding-left="0.275cm" fo:padding-right="0.275cm"/>
    </style:style>
    <style:style style:name="gr72" style:family="graphic" style:parent-style-name="objectwithoutfill">
      <style:graphic-properties svg:stroke-width="0.05cm" svg:stroke-color="#99284c" draw:marker-start-width="0.35cm" draw:marker-end="" draw:marker-end-width="0.25cm" svg:stroke-linecap="round" draw:fill="none" draw:textarea-vertical-align="middle" fo:padding-top="0.15cm" fo:padding-bottom="0.15cm" fo:padding-left="0.275cm" fo:padding-right="0.275cm"/>
    </style:style>
    <style:style style:name="gr73" style:family="graphic" style:parent-style-name="objectwithoutfill">
      <style:graphic-properties svg:stroke-width="0.05cm" svg:stroke-color="#00ae00" draw:marker-start-width="0.35cm" draw:marker-end="" draw:marker-end-width="0.25cm" svg:stroke-linecap="round" draw:fill="none" draw:textarea-vertical-align="middle" fo:padding-top="0.15cm" fo:padding-bottom="0.15cm" fo:padding-left="0.275cm" fo:padding-right="0.275cm"/>
    </style:style>
    <style:style style:name="gr74" style:family="graphic" style:parent-style-name="objectwithoutfill">
      <style:graphic-properties svg:stroke-width="0.05cm" svg:stroke-color="#5c8526" draw:marker-start-width="0.35cm" draw:marker-end="" draw:marker-end-width="0.25cm" svg:stroke-linecap="round" draw:fill="none" draw:textarea-vertical-align="middle" fo:padding-top="0.15cm" fo:padding-bottom="0.15cm" fo:padding-left="0.275cm" fo:padding-right="0.275cm"/>
    </style:style>
    <style:style style:name="gr75" style:family="graphic" style:parent-style-name="objectwithoutfill">
      <style:graphic-properties svg:stroke-width="0.05cm" svg:stroke-color="#00cccc" draw:marker-start-width="0.35cm" draw:marker-end="" draw:marker-end-width="0.25cm" svg:stroke-linecap="round" draw:fill="none" draw:textarea-vertical-align="middle" fo:padding-top="0.15cm" fo:padding-bottom="0.15cm" fo:padding-left="0.275cm" fo:padding-right="0.275cm"/>
    </style:style>
    <style:style style:name="gr76" style:family="graphic" style:parent-style-name="objectwithoutfill">
      <style:graphic-properties svg:stroke-width="0.05cm" svg:stroke-color="#0047ff" draw:marker-start-width="0.35cm" draw:marker-end="" draw:marker-end-width="0.25cm" svg:stroke-linecap="round" draw:fill="none" draw:textarea-vertical-align="middle" fo:padding-top="0.15cm" fo:padding-bottom="0.15cm" fo:padding-left="0.275cm" fo:padding-right="0.275cm"/>
    </style:style>
    <style:style style:name="gr77" style:family="graphic" style:parent-style-name="objectwithoutfill">
      <style:graphic-properties svg:stroke-width="0.05cm" svg:stroke-color="#0099ff" draw:marker-start-width="0.35cm" draw:marker-end="" draw:marker-end-width="0.25cm" svg:stroke-linecap="round" draw:fill="none" draw:textarea-vertical-align="middle" fo:padding-top="0.15cm" fo:padding-bottom="0.15cm" fo:padding-left="0.275cm" fo:padding-right="0.275cm"/>
    </style:style>
    <style:style style:name="gr78" style:family="graphic" style:parent-style-name="objectwithoutfill">
      <style:graphic-properties svg:stroke-width="0.05cm" svg:stroke-color="#00cccc"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79" style:family="graphic" style:parent-style-name="objectwithoutfill">
      <style:graphic-properties svg:stroke-width="0.05cm" svg:stroke-color="#ff3366" draw:marker-start-width="0.35cm" draw:marker-end="" draw:marker-end-width="0.25cm" draw:fill="none" draw:textarea-vertical-align="middle" fo:padding-top="0.15cm" fo:padding-bottom="0.15cm" fo:padding-left="0.275cm" fo:padding-right="0.275cm"/>
    </style:style>
    <style:style style:name="gr80" style:family="graphic" style:parent-style-name="objectwithoutfill">
      <style:graphic-properties svg:stroke-width="0.05cm" svg:stroke-color="#99284c"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81" style:family="graphic" style:parent-style-name="objectwithoutfill">
      <style:graphic-properties svg:stroke-width="0.05cm" svg:stroke-color="#00ae00" draw:marker-start-width="0.35cm" draw:marker-end="Arrow" draw:marker-end-width="0.25cm" draw:fill="none" draw:textarea-vertical-align="middle" fo:padding-top="0.15cm" fo:padding-bottom="0.15cm" fo:padding-left="0.275cm" fo:padding-right="0.275cm"/>
    </style:style>
    <style:style style:name="gr82" style:family="graphic" style:parent-style-name="objectwithoutfill">
      <style:graphic-properties svg:stroke-width="0.05cm" svg:stroke-color="#99284c" draw:marker-start-width="0.35cm" draw:marker-end="Circle" draw:marker-end-width="0.2cm" draw:marker-end-center="true" draw:fill="none" draw:textarea-vertical-align="middle" fo:padding-top="0.15cm" fo:padding-bottom="0.15cm" fo:padding-left="0.275cm" fo:padding-right="0.275cm"/>
    </style:style>
    <style:style style:name="gr83" style:family="graphic" style:parent-style-name="objectwithoutfill">
      <style:graphic-properties svg:stroke-width="0.05cm" svg:stroke-color="#b84747" draw:marker-start-width="0.35cm" draw:marker-end="" draw:marker-end-width="0.25cm" draw:fill="none" draw:textarea-vertical-align="middle" fo:padding-top="0.15cm" fo:padding-bottom="0.15cm" fo:padding-left="0.275cm" fo:padding-right="0.275cm"/>
    </style:style>
    <style:style style:name="gr84"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014cm" fo:min-width="0cm" fo:padding-top="0.135cm" fo:padding-bottom="0.135cm" fo:padding-left="0.26cm" fo:padding-right="0.26cm"/>
    </style:style>
    <style:style style:name="gr85" style:family="graphic" style:parent-style-name="standard">
      <style:graphic-properties svg:stroke-width="0.02cm" svg:stroke-color="#000000" draw:marker-start-width="0.26cm" draw:marker-end-width="0.26cm" draw:fill="solid" draw:fill-color="#ffffff" draw:textarea-horizontal-align="justify" draw:textarea-vertical-align="top" draw:auto-grow-height="false" fo:min-height="0.13cm" fo:min-width="0cm" fo:padding-top="0.135cm" fo:padding-bottom="0.135cm" fo:padding-left="0.26cm" fo:padding-right="0.26cm"/>
    </style:style>
    <style:style style:name="gr86" style:family="graphic" style:parent-style-name="objectwithoutfill">
      <style:graphic-properties svg:stroke-width="0.05cm" svg:stroke-color="#0047ff" draw:marker-start="" draw:marker-start-width="0.35cm" draw:marker-start-center="true" draw:marker-end="Arrow" draw:marker-end-width="0.25cm" draw:fill="none" draw:textarea-vertical-align="middle" fo:padding-top="0.15cm" fo:padding-bottom="0.15cm" fo:padding-left="0.275cm" fo:padding-right="0.275cm"/>
    </style:style>
    <style:style style:name="gr87" style:family="graphic" style:parent-style-name="standard">
      <style:graphic-properties draw:opacity="50%" draw:textarea-horizontal-align="justify" draw:textarea-vertical-align="middle" draw:auto-grow-height="false" fo:min-height="0.524cm" fo:min-width="0cm" draw:shadow-opacity="50%"/>
    </style:style>
    <style:style style:name="gr88" style:family="graphic" style:parent-style-name="standard">
      <style:graphic-properties svg:stroke-width="0.04cm" draw:marker-start-width="0.32cm" draw:marker-end-width="0.32cm" draw:fill-color="#c0c0c0" draw:textarea-horizontal-align="justify" draw:textarea-vertical-align="middle" draw:auto-grow-height="false" fo:min-height="0.267cm" fo:min-width="0cm" fo:padding-top="0.145cm" fo:padding-bottom="0.145cm" fo:padding-left="0.27cm" fo:padding-right="0.27cm"/>
    </style:style>
    <style:style style:name="gr89" style:family="graphic" style:parent-style-name="standard">
      <style:graphic-properties draw:fill-color="#ff3333" draw:opacity="50%" draw:textarea-horizontal-align="justify" draw:textarea-vertical-align="middle" draw:auto-grow-height="false" fo:min-height="0.522cm" fo:min-width="0cm" draw:shadow-opacity="50%"/>
    </style:style>
    <style:style style:name="gr90" style:family="graphic" style:parent-style-name="standard">
      <style:graphic-properties draw:fill-color="#ffff99" draw:textarea-vertical-align="middle" draw:auto-grow-height="false" fo:min-height="0.052cm" fo:min-width="0cm"/>
    </style:style>
    <style:style style:name="gr91" style:family="graphic" style:parent-style-name="objectwithoutfill">
      <style:graphic-properties svg:stroke-width="0.05cm" svg:stroke-color="#23b8dc" draw:marker-start="Circle" draw:marker-start-width="0.2cm" draw:marker-start-center="true" draw:marker-end="Circle" draw:marker-end-width="0.2cm" draw:marker-end-center="true" draw:fill="none" draw:textarea-vertical-align="middle" fo:padding-top="0.15cm" fo:padding-bottom="0.15cm" fo:padding-left="0.275cm" fo:padding-right="0.275cm"/>
    </style:style>
    <style:style style:name="gr92" style:family="graphic" style:parent-style-name="objectwithoutfill">
      <style:graphic-properties svg:stroke-width="0.05cm" svg:stroke-color="#00ae00"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93" style:family="graphic" style:parent-style-name="objectwithoutfill">
      <style:graphic-properties svg:stroke-width="0.05cm" svg:stroke-color="#0099ff"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94" style:family="graphic" style:parent-style-name="objectwithoutfill">
      <style:graphic-properties svg:stroke-width="0.05cm" svg:stroke-color="#99284c" draw:marker-start="" draw:marker-start-width="0.2cm" draw:marker-start-center="true" draw:marker-end="" draw:marker-end-width="0.25cm" draw:fill="none" draw:textarea-vertical-align="middle" fo:padding-top="0.15cm" fo:padding-bottom="0.15cm" fo:padding-left="0.275cm" fo:padding-right="0.275cm"/>
    </style:style>
    <style:style style:name="gr95" style:family="graphic" style:parent-style-name="objectwithoutfill">
      <style:graphic-properties svg:stroke-width="0.05cm" svg:stroke-color="#355e00" draw:marker-start="" draw:marker-start-width="0.2cm" draw:marker-start-center="true" draw:marker-end="" draw:marker-end-width="0.2cm" draw:marker-end-center="true" draw:fill="none" draw:textarea-vertical-align="middle" fo:padding-top="0.15cm" fo:padding-bottom="0.15cm" fo:padding-left="0.275cm" fo:padding-right="0.275cm"/>
    </style:style>
    <style:style style:name="gr96" style:family="graphic" style:parent-style-name="objectwithoutfill">
      <style:graphic-properties svg:stroke-width="0.05cm" svg:stroke-color="#99284c" draw:marker-start="" draw:marker-start-width="0.2cm" draw:marker-start-center="true" draw:marker-end="Circle" draw:marker-end-width="0.2cm" draw:marker-end-center="true" draw:fill="none" draw:textarea-vertical-align="middle" fo:padding-top="0.15cm" fo:padding-bottom="0.15cm" fo:padding-left="0.275cm" fo:padding-right="0.275cm"/>
    </style:style>
    <style:style style:name="gr97" style:family="graphic" style:parent-style-name="objectwithoutfill">
      <style:graphic-properties svg:stroke-width="0.05cm" svg:stroke-color="#ff3366" draw:marker-start-width="0.35cm" draw:marker-end="" draw:marker-end-width="0.2cm" draw:marker-end-center="true" draw:fill="none" draw:textarea-vertical-align="middle" fo:padding-top="0.15cm" fo:padding-bottom="0.15cm" fo:padding-left="0.275cm" fo:padding-right="0.275cm"/>
    </style:style>
    <style:style style:name="gr98" style:family="graphic" style:parent-style-name="standard">
      <style:graphic-properties svg:stroke-width="0.02cm" svg:stroke-color="#000000" draw:marker-start-width="0.26cm" draw:marker-end-width="0.26cm" draw:fill="solid" draw:fill-color="#ffffff" draw:textarea-horizontal-align="center" draw:textarea-vertical-align="top" draw:auto-grow-height="false" fo:min-height="0.13cm" fo:min-width="0cm" fo:padding-top="0.135cm" fo:padding-bottom="0.135cm" fo:padding-left="0.26cm" fo:padding-right="0.26cm"/>
    </style:style>
    <style:style style:name="gr99" style:family="graphic" style:parent-style-name="standard">
      <style:graphic-properties draw:stroke="none" svg:stroke-color="#000000" draw:fill="none" draw:fill-color="#ffffff" fo:min-height="0.432cm"/>
    </style:style>
    <style:style style:name="gr100" style:family="graphic" style:parent-style-name="objectwithoutfill">
      <style:graphic-properties svg:stroke-width="0.05cm" svg:stroke-color="#355e00" draw:marker-start="" draw:marker-start-width="0.35cm" draw:marker-start-center="true" draw:marker-end="Arrow" draw:marker-end-width="0.25cm" draw:fill="none" draw:textarea-vertical-align="middle" fo:padding-top="0.15cm" fo:padding-bottom="0.15cm" fo:padding-left="0.275cm" fo:padding-right="0.275cm"/>
    </style:style>
    <style:style style:name="gr101" style:family="graphic" style:parent-style-name="objectwithoutfill">
      <style:graphic-properties svg:stroke-width="0.05cm" svg:stroke-color="#dc2300" draw:marker-start-width="0.35cm" draw:marker-end="" draw:marker-end-width="0.2cm" draw:marker-end-center="true" svg:stroke-linecap="round" draw:fill="none" draw:textarea-vertical-align="middle" fo:padding-top="0.15cm" fo:padding-bottom="0.15cm" fo:padding-left="0.275cm" fo:padding-right="0.275cm"/>
    </style:style>
    <style:style style:name="gr102" style:family="graphic" style:parent-style-name="objectwithoutfill">
      <style:graphic-properties svg:stroke-width="0.05cm" svg:stroke-color="#0000ff" draw:marker-start="Circle" draw:marker-start-width="0.2cm" draw:marker-start-center="true" draw:marker-end="" draw:marker-end-width="0.25cm" draw:fill="none" draw:textarea-vertical-align="middle" fo:padding-top="0.15cm" fo:padding-bottom="0.15cm" fo:padding-left="0.275cm" fo:padding-right="0.275cm"/>
    </style:style>
    <style:style style:name="gr103" style:family="graphic" style:parent-style-name="objectwithoutfill">
      <style:graphic-properties svg:stroke-width="0.05cm" svg:stroke-color="#dc2300" draw:marker-start-width="0.35cm" draw:marker-end="Circle" draw:marker-end-width="0.2cm" draw:marker-end-center="true" svg:stroke-linecap="round" draw:fill="none" draw:textarea-vertical-align="middle" fo:padding-top="0.15cm" fo:padding-bottom="0.15cm" fo:padding-left="0.275cm" fo:padding-right="0.275cm"/>
    </style:style>
    <style:style style:name="gr104" style:family="graphic" style:parent-style-name="objectwithoutfill">
      <style:graphic-properties svg:stroke-width="0.05cm" svg:stroke-color="#dc2300" draw:marker-start-width="0.35cm" draw:marker-end="" draw:marker-end-width="0.25cm" draw:fill="none" draw:textarea-vertical-align="middle" fo:padding-top="0.15cm" fo:padding-bottom="0.15cm" fo:padding-left="0.275cm" fo:padding-right="0.275cm"/>
    </style:style>
    <style:style style:name="gr105" style:family="graphic" style:parent-style-name="standard">
      <style:graphic-properties draw:stroke="none" svg:stroke-color="#000000" draw:fill="none" draw:fill-color="#ffffff" draw:opacity="100%" draw:fill-image-width="0cm" draw:fill-image-height="0cm" fo:min-height="7.771cm" draw:shadow-opacity="100%"/>
    </style:style>
    <style:style style:name="gr106" style:family="graphic" style:parent-style-name="standard">
      <style:graphic-properties svg:stroke-width="0.02cm" svg:stroke-color="#000000" draw:marker-start-width="0.045cm" draw:marker-end-width="0.045cm" draw:fill="solid" draw:fill-color="#ffffff" draw:textarea-horizontal-align="justify" draw:textarea-vertical-align="middle" draw:auto-grow-height="false" fo:min-height="0.438cm" fo:min-width="0.188cm" fo:padding-top="0.135cm" fo:padding-bottom="0.135cm" fo:padding-left="0.26cm" fo:padding-right="0.26cm"/>
    </style:style>
    <style:style style:name="gr107" style:family="graphic" style:parent-style-name="standard">
      <style:graphic-properties draw:fill-color="#000000" draw:textarea-horizontal-align="justify" draw:textarea-vertical-align="middle" draw:auto-grow-height="false" fo:min-height="0cm" fo:min-width="0cm"/>
    </style:style>
    <style:style style:name="gr108" style:family="graphic" style:parent-style-name="standard">
      <style:graphic-properties svg:stroke-width="0.02cm" svg:stroke-color="#000000" draw:marker-start-width="0.045cm" draw:marker-end-width="0.045cm" draw:fill="none" draw:fill-color="#808080" draw:textarea-horizontal-align="justify" draw:textarea-vertical-align="middle" draw:auto-grow-height="false" fo:min-height="0.296cm" fo:min-width="0.045cm" fo:padding-top="0.135cm" fo:padding-bottom="0.135cm" fo:padding-left="0.26cm" fo:padding-right="0.26cm"/>
    </style:style>
    <style:style style:name="gr109" style:family="graphic" style:parent-style-name="standard">
      <style:graphic-properties draw:stroke="none" draw:fill="none" draw:textarea-horizontal-align="justify" draw:textarea-vertical-align="middle" draw:auto-grow-height="false" fo:min-height="0.546cm" fo:min-width="0.3cm"/>
    </style:style>
    <style:style style:name="gr110" style:family="graphic" style:parent-style-name="standard">
      <style:graphic-properties draw:stroke="none" svg:stroke-color="#000000" draw:fill="none" draw:fill-color="#ffffff" draw:opacity="100%" draw:fill-image-width="0cm" draw:fill-image-height="0cm" fo:min-height="15.659cm" draw:shadow-opacity="100%"/>
    </style:style>
    <style:style style:name="gr111" style:family="graphic" style:parent-style-name="standard">
      <style:graphic-properties draw:stroke="none" svg:stroke-color="#000000" draw:fill="none" draw:fill-color="#ffffff" draw:opacity="100%" draw:fill-image-width="0cm" draw:fill-image-height="0cm" fo:min-height="13.994cm" draw:shadow-opacity="100%"/>
    </style:style>
    <style:style style:name="gr112" style:family="graphic" style:parent-style-name="standard">
      <style:graphic-properties draw:fill="solid" draw:fill-color="#ffd320" draw:textarea-horizontal-align="justify" draw:textarea-vertical-align="middle" draw:auto-grow-height="false" fo:min-height="6.15cm" fo:min-width="48.5cm"/>
    </style:style>
    <style:style style:name="gr11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748cm" fo:min-width="17.798cm" fo:padding-top="0.426cm" fo:padding-bottom="0.426cm" fo:padding-left="0.551cm" fo:padding-right="0.551cm"/>
    </style:style>
    <style:style style:name="gr114" style:family="graphic" style:parent-style-name="standard">
      <style:graphic-properties draw:fill-color="#9966cc" draw:textarea-horizontal-align="justify" draw:textarea-vertical-align="middle" draw:auto-grow-height="false" fo:min-height="1.35cm" fo:min-width="18.3cm"/>
    </style:style>
    <style:style style:name="gr115"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16.898cm" fo:padding-top="0.426cm" fo:padding-bottom="0.426cm" fo:padding-left="0.551cm" fo:padding-right="0.551cm"/>
    </style:style>
    <style:style style:name="gr116" style:family="graphic" style:parent-style-name="objectwithoutfill">
      <style:graphic-properties draw:stroke="dash" draw:stroke-dash="_33__20_Dashes_20_3_20_Dots_20__28_var_29_" svg:stroke-width="0.106cm" svg:stroke-color="#0000ff" draw:marker-start-width="0.358cm" draw:marker-end-width="0.358cm" draw:fill="none" draw:textarea-vertical-align="middle" fo:padding-top="0.177cm" fo:padding-bottom="0.177cm" fo:padding-left="0.302cm" fo:padding-right="0.302cm"/>
    </style:style>
    <style:style style:name="gr117" style:family="graphic" style:parent-style-name="objectwithoutfill">
      <style:graphic-properties svg:stroke-width="0.2cm" svg:stroke-color="#eb613d" draw:marker-start-width="0.8cm" draw:marker-end-width="0.8cm" svg:stroke-linecap="round" draw:fill="none" draw:textarea-vertical-align="middle" fo:padding-top="0.225cm" fo:padding-bottom="0.225cm" fo:padding-left="0.35cm" fo:padding-right="0.35cm"/>
    </style:style>
    <style:style style:name="gr118" style:family="graphic" style:parent-style-name="objectwithoutfill">
      <style:graphic-properties svg:stroke-width="0.2cm" svg:stroke-color="#00ff00" draw:marker-start-width="0.8cm" draw:marker-end-width="0.8cm" svg:stroke-linecap="round" draw:fill="none" draw:textarea-vertical-align="middle" fo:padding-top="0.225cm" fo:padding-bottom="0.225cm" fo:padding-left="0.35cm" fo:padding-right="0.35cm"/>
    </style:style>
    <style:style style:name="gr119" style:family="graphic" style:parent-style-name="objectwithoutfill">
      <style:graphic-properties svg:stroke-width="0.2cm" svg:stroke-color="#0000ff" draw:marker-start-width="0.8cm" draw:marker-end-width="0.8cm" svg:stroke-linecap="round" draw:fill="none" draw:textarea-vertical-align="middle" fo:padding-top="0.225cm" fo:padding-bottom="0.225cm" fo:padding-left="0.35cm" fo:padding-right="0.35cm"/>
    </style:style>
    <style:style style:name="gr120" style:family="graphic" style:parent-style-name="objectwithoutfill">
      <style:graphic-properties svg:stroke-width="0.2cm" svg:stroke-color="#008000" draw:marker-start-width="0.8cm" draw:marker-end-width="0.8cm" svg:stroke-linecap="round" draw:fill="none" draw:textarea-vertical-align="middle" fo:padding-top="0.225cm" fo:padding-bottom="0.225cm" fo:padding-left="0.35cm" fo:padding-right="0.35cm"/>
    </style:style>
    <style:style style:name="gr121" style:family="graphic" style:parent-style-name="objectwithoutfill">
      <style:graphic-properties svg:stroke-width="0.3cm" svg:stroke-color="#663300" draw:marker-start-width="0.9cm" draw:marker-end-width="0.9cm" svg:stroke-linecap="round" draw:fill="none" draw:textarea-vertical-align="middle" fo:padding-top="0.275cm" fo:padding-bottom="0.275cm" fo:padding-left="0.4cm" fo:padding-right="0.4cm"/>
    </style:style>
    <style:style style:name="gr122" style:family="graphic" style:parent-style-name="standard">
      <style:graphic-properties draw:fill="solid" draw:fill-color="#ffd320" draw:textarea-horizontal-align="justify" draw:textarea-vertical-align="middle" draw:auto-grow-height="false" fo:min-height="6.15cm" fo:min-width="17.5cm"/>
    </style:style>
    <style:style style:name="gr123" style:family="graphic" style:parent-style-name="standard">
      <style:graphic-properties draw:fill-color="#9966cc" draw:textarea-horizontal-align="justify" draw:textarea-vertical-align="middle" draw:auto-grow-height="false" fo:min-height="5.35cm" fo:min-width="15.5cm"/>
    </style:style>
    <style:style style:name="gr124" style:family="graphic" style:parent-style-name="standard">
      <style:graphic-properties draw:fill="solid" draw:fill-color="#ffd320" draw:textarea-horizontal-align="justify" draw:textarea-vertical-align="middle" draw:auto-grow-height="false" fo:min-height="1.35cm" fo:min-width="14.7cm"/>
    </style:style>
    <style:style style:name="gr125" style:family="graphic" style:parent-style-name="standard">
      <style:graphic-properties draw:fill="solid" draw:fill-color="#666666" draw:textarea-horizontal-align="justify" draw:textarea-vertical-align="middle" draw:auto-grow-height="false" fo:min-height="2.95cm" fo:min-width="14.7cm"/>
    </style:style>
    <style:style style:name="gr126" style:family="graphic" style:parent-style-name="standard">
      <style:graphic-properties svg:stroke-width="0.2cm" svg:stroke-color="#333333" draw:marker-start-width="0.8cm" draw:marker-end-width="0.8cm" draw:fill="solid" draw:fill-color="#0099ff" draw:textarea-horizontal-align="justify" draw:textarea-vertical-align="middle" draw:auto-grow-height="false" fo:min-height="3.068cm" fo:min-width="2.664cm" fo:padding-top="0.225cm" fo:padding-bottom="0.225cm" fo:padding-left="0.35cm" fo:padding-right="0.35cm"/>
    </style:style>
    <style:style style:name="gr127" style:family="graphic" style:parent-style-name="objectwithoutfill">
      <style:graphic-properties svg:stroke-width="0.1cm" svg:stroke-color="#94006b" draw:marker-start-width="0.5cm" draw:marker-end-width="0.5cm" draw:fill="none" draw:textarea-vertical-align="middle" fo:padding-top="0.175cm" fo:padding-bottom="0.175cm" fo:padding-left="0.3cm" fo:padding-right="0.3cm"/>
    </style:style>
    <style:style style:name="gr128" style:family="graphic" style:parent-style-name="standard">
      <style:graphic-properties draw:stroke="none" draw:fill="none" fo:min-height="1.667cm"/>
    </style:style>
    <style:style style:name="gr129" style:family="graphic" style:parent-style-name="objectwithoutfill">
      <style:graphic-properties svg:stroke-width="0.1cm" svg:stroke-color="#94006b" draw:marker-start="Circle" draw:marker-start-width="0.3cm" draw:marker-start-center="true" draw:marker-end="Circle" draw:marker-end-width="0.3cm" draw:marker-end-center="true" svg:stroke-linecap="round" draw:fill="none" draw:textarea-vertical-align="middle" fo:padding-top="0.175cm" fo:padding-bottom="0.175cm" fo:padding-left="0.3cm" fo:padding-right="0.3cm"/>
    </style:style>
    <style:style style:name="gr130" style:family="graphic" style:parent-style-name="standard">
      <style:graphic-properties draw:fill="none" draw:opacity="100%" draw:fill-image-width="0cm" draw:fill-image-height="0cm" draw:textarea-horizontal-align="justify" draw:textarea-vertical-align="middle" draw:auto-grow-height="false" fo:min-height="0.75cm" fo:min-width="0.5cm" draw:shadow-opacity="100%"/>
    </style:style>
    <style:style style:name="gr131" style:family="graphic" style:parent-style-name="standard">
      <style:graphic-properties draw:stroke="none" svg:stroke-color="#000000" draw:fill="none" draw:fill-color="#ffffff" draw:textarea-horizontal-align="left" draw:auto-grow-height="true" draw:auto-grow-width="true" fo:min-height="1.453cm" fo:min-width="0.217cm"/>
    </style:style>
    <style:style style:name="gr132" style:family="graphic" style:parent-style-name="standard">
      <style:graphic-properties draw:stroke="none" svg:stroke-color="#000000" draw:fill="none" draw:fill-color="#ffffff" draw:opacity="100%" draw:fill-image-width="0cm" draw:fill-image-height="0cm" fo:min-height="0.807cm" draw:shadow-opacity="100%"/>
    </style:style>
    <style:style style:name="gr133" style:family="graphic" style:parent-style-name="standard">
      <style:graphic-properties svg:stroke-color="#5c8526" draw:stroke-linejoin="bevel" draw:fill="none" draw:fill-color="#cccccc" draw:textarea-horizontal-align="justify" draw:textarea-vertical-align="middle" draw:auto-grow-height="false" fo:min-height="22.75cm" fo:min-width="48.5cm"/>
    </style:style>
    <style:style style:name="gr134" style:family="graphic" style:parent-style-name="measure">
      <style:graphic-properties draw:stroke-linejoin="bevel" draw:textarea-vertical-align="middle" draw:line-distance="0.3cm"/>
    </style:style>
    <style:style style:name="gr135" style:family="graphic" style:parent-style-name="measure" style:list-style-name="L1">
      <style:graphic-properties draw:textarea-vertical-align="middle" draw:line-distance="1cm" draw:placing="below"/>
    </style:style>
    <style:style style:name="gr136" style:family="graphic" style:parent-style-name="measure" style:list-style-name="L1">
      <style:graphic-properties draw:textarea-vertical-align="middle" draw:line-distance="2.1cm" draw:placing="above"/>
    </style:style>
    <style:style style:name="gr137" style:family="graphic" style:parent-style-name="measure" style:list-style-name="L1">
      <style:graphic-properties draw:textarea-vertical-align="middle" draw:line-distance="0.3cm" draw:placing="above"/>
    </style:style>
    <style:style style:name="gr138" style:family="graphic" style:parent-style-name="measure">
      <style:graphic-properties draw:stroke-linejoin="bevel" draw:textarea-vertical-align="middle" draw:line-distance="0.4cm" draw:placing="above"/>
    </style:style>
    <style:style style:name="gr139" style:family="graphic" style:parent-style-name="objectwithoutfill">
      <style:graphic-properties draw:stroke="dash" draw:stroke-dash="Fine_20_Dashed" svg:stroke-color="#000000" draw:fill="none" draw:textarea-vertical-align="middle"/>
    </style:style>
    <style:style style:name="gr140" style:family="graphic" style:parent-style-name="measure">
      <style:graphic-properties draw:stroke-linejoin="bevel" draw:textarea-vertical-align="middle" draw:line-distance="0.4cm" draw:placing="below"/>
    </style:style>
    <style:style style:name="gr141" style:family="graphic" style:parent-style-name="measure">
      <style:graphic-properties draw:stroke-linejoin="bevel" draw:textarea-vertical-align="middle" draw:line-distance="0.3cm" draw:placing="below"/>
    </style:style>
    <style:style style:name="gr142" style:family="graphic" style:parent-style-name="measure" style:list-style-name="L1">
      <style:graphic-properties draw:textarea-vertical-align="middle" draw:line-distance="1cm" draw:placing="below"/>
    </style:style>
    <style:style style:name="gr143" style:family="graphic" style:parent-style-name="measure" style:list-style-name="L1">
      <style:graphic-properties draw:textarea-vertical-align="middle" draw:line-distance="0.6cm" draw:placing="above"/>
    </style:style>
    <style:style style:name="gr144" style:family="graphic" style:parent-style-name="measure" style:list-style-name="L1">
      <style:graphic-properties draw:textarea-vertical-align="middle" draw:line-distance="0.6cm" draw:placing="above"/>
    </style:style>
    <style:style style:name="gr145" style:family="graphic" style:parent-style-name="measure" style:list-style-name="L1">
      <style:graphic-properties draw:textarea-vertical-align="middle" draw:line-distance="0.6cm" draw:placing="below"/>
    </style:style>
    <style:style style:name="gr146" style:family="graphic" style:parent-style-name="measure">
      <style:graphic-properties draw:stroke-linejoin="bevel" draw:textarea-vertical-align="middle" draw:line-distance="1.1cm"/>
    </style:style>
    <style:style style:name="gr147" style:family="graphic" style:parent-style-name="measure">
      <style:graphic-properties draw:stroke-linejoin="bevel" draw:textarea-vertical-align="middle" draw:line-distance="1.6cm"/>
    </style:style>
    <style:style style:name="gr148" style:family="graphic" style:parent-style-name="measure">
      <style:graphic-properties draw:textarea-vertical-align="middle" draw:line-distance="0.9cm"/>
    </style:style>
    <style:style style:name="gr149" style:family="graphic" style:parent-style-name="standard">
      <style:graphic-properties draw:fill-color="#9966cc" draw:textarea-horizontal-align="justify" draw:textarea-vertical-align="middle" draw:auto-grow-height="false" fo:min-height="5.35cm" fo:min-width="10.3cm"/>
    </style:style>
    <style:style style:name="gr150" style:family="graphic" style:parent-style-name="standard">
      <style:graphic-properties draw:fill="solid" draw:fill-color="#ffd320" draw:textarea-horizontal-align="justify" draw:textarea-vertical-align="middle" draw:auto-grow-height="false" fo:min-height="1.35cm" fo:min-width="9.5cm"/>
    </style:style>
    <style:style style:name="gr151" style:family="graphic" style:parent-style-name="standard">
      <style:graphic-properties draw:fill="solid" draw:fill-color="#666666" draw:textarea-horizontal-align="justify" draw:textarea-vertical-align="middle" draw:auto-grow-height="false" fo:min-height="2.95cm" fo:min-width="9.5cm"/>
    </style:style>
    <style:style style:name="gr152" style:family="graphic" style:parent-style-name="standard">
      <style:graphic-properties svg:stroke-width="0.2cm" svg:stroke-color="#333333" draw:marker-start-width="0.8cm" draw:marker-end-width="0.8cm" draw:fill="solid" draw:fill-color="#0099ff" draw:textarea-horizontal-align="justify" draw:textarea-vertical-align="middle" draw:auto-grow-height="false" fo:min-height="3.25cm" fo:min-width="7.02cm" fo:padding-top="0.225cm" fo:padding-bottom="0.225cm" fo:padding-left="0.35cm" fo:padding-right="0.35cm"/>
    </style:style>
    <style:style style:name="gr15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0.748cm" fo:min-width="27.398cm" fo:padding-top="0.426cm" fo:padding-bottom="0.426cm" fo:padding-left="0.551cm" fo:padding-right="0.551cm"/>
    </style:style>
    <style:style style:name="gr154" style:family="graphic" style:parent-style-name="standard">
      <style:graphic-properties draw:fill-color="#9966cc" draw:textarea-horizontal-align="justify" draw:textarea-vertical-align="middle" draw:auto-grow-height="false" fo:min-height="1.35cm" fo:min-width="27.9cm"/>
    </style:style>
    <style:style style:name="gr155"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17.798cm" fo:padding-top="0.426cm" fo:padding-bottom="0.426cm" fo:padding-left="0.551cm" fo:padding-right="0.551cm"/>
    </style:style>
    <style:style style:name="gr156"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26.498cm" fo:padding-top="0.426cm" fo:padding-bottom="0.426cm" fo:padding-left="0.551cm" fo:padding-right="0.551cm"/>
    </style:style>
    <style:style style:name="gr157"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0cm" fo:min-width="7.298cm" fo:padding-top="0.426cm" fo:padding-bottom="0.426cm" fo:padding-left="0.551cm" fo:padding-right="0.551cm"/>
    </style:style>
    <style:style style:name="gr158" style:family="graphic" style:parent-style-name="standard">
      <style:graphic-properties draw:stroke="solid" draw:stroke-dash="Ultrafine_20_Dashed" svg:stroke-width="0.3cm" svg:stroke-color="#b84700" draw:marker-start-width="0.84cm" draw:marker-end-width="0.84cm" draw:textarea-vertical-align="top" fo:padding-top="0cm" fo:padding-bottom="0cm" fo:padding-left="0cm" fo:padding-right="0cm"/>
    </style:style>
    <style:style style:name="gr159" style:family="graphic" style:parent-style-name="objectwithoutfill">
      <style:graphic-properties svg:stroke-width="0.3cm" svg:stroke-color="#b84700" draw:marker-start-width="1.1cm" draw:marker-end-width="1.1cm" svg:stroke-linecap="round" draw:fill="none" draw:textarea-vertical-align="middle" fo:padding-top="0.275cm" fo:padding-bottom="0.275cm" fo:padding-left="0.4cm" fo:padding-right="0.4cm"/>
    </style:style>
    <style:style style:name="gr160" style:family="graphic" style:parent-style-name="standard">
      <style:graphic-properties draw:stroke="solid" draw:stroke-dash="Ultrafine_20_Dashed" svg:stroke-width="0.2cm" svg:stroke-color="#000000" draw:marker-start-width="0.54cm" draw:marker-end-width="0.54cm" draw:textarea-vertical-align="top" fo:padding-top="0cm" fo:padding-bottom="0cm" fo:padding-left="0cm" fo:padding-right="0cm"/>
    </style:style>
    <style:style style:name="gr161" style:family="graphic" style:parent-style-name="standard">
      <style:graphic-properties draw:stroke="solid" draw:stroke-dash="Ultrafine_20_Dashed" svg:stroke-width="0.2cm" svg:stroke-color="#000000" draw:marker-start-width="0.54cm" draw:marker-end-width="0.54cm" draw:textarea-horizontal-align="left" draw:textarea-vertical-align="top" fo:padding-top="0.225cm" fo:padding-bottom="0.225cm" fo:padding-left="0.35cm" fo:padding-right="0.35cm"/>
    </style:style>
    <style:style style:name="gr162" style:family="graphic" style:parent-style-name="standard">
      <style:graphic-properties draw:stroke="none" draw:fill="none" draw:textarea-horizontal-align="left" fo:min-height="0.713cm"/>
    </style:style>
    <style:style style:name="gr163" style:family="graphic" style:parent-style-name="standard">
      <style:graphic-properties draw:stroke="none" svg:stroke-width="0.1cm" svg:stroke-color="#000000" draw:marker-start-width="0.501cm" draw:marker-end-width="0.501cm" draw:stroke-linejoin="round" svg:stroke-linecap="round" draw:fill-color="#729fcf" draw:textarea-horizontal-align="left" draw:textarea-vertical-align="top" draw:auto-grow-height="false" fo:min-height="0.248cm" fo:min-width="0cm" fo:padding-top="0.276cm" fo:padding-bottom="0.276cm" fo:padding-left="0.401cm" fo:padding-right="0.401cm"/>
    </style:style>
    <style:style style:name="gr164" style:family="graphic" style:parent-style-name="standard">
      <style:graphic-properties draw:stroke="none" svg:stroke-width="0.1cm" svg:stroke-color="#000000" draw:marker-start-width="0.501cm" draw:marker-end-width="0.501cm" draw:stroke-linejoin="round" svg:stroke-linecap="round" draw:fill="solid" draw:fill-color="#666666" draw:textarea-horizontal-align="left" draw:textarea-vertical-align="top" draw:auto-grow-height="false" fo:min-height="0.246cm" fo:min-width="0cm" fo:padding-top="0.276cm" fo:padding-bottom="0.276cm" fo:padding-left="0.401cm" fo:padding-right="0.401cm"/>
    </style:style>
    <style:style style:name="gr165" style:family="graphic" style:parent-style-name="standard">
      <style:graphic-properties draw:stroke="none" svg:stroke-width="0.1cm" svg:stroke-color="#000000" draw:marker-start-width="0.501cm" draw:marker-end-width="0.501cm" draw:stroke-linejoin="round" svg:stroke-linecap="round" draw:fill="solid" draw:fill-color="#9966cc" draw:textarea-horizontal-align="left" draw:textarea-vertical-align="top" draw:auto-grow-height="false" fo:min-height="0.246cm" fo:min-width="0cm" fo:padding-top="0.276cm" fo:padding-bottom="0.276cm" fo:padding-left="0.401cm" fo:padding-right="0.401cm"/>
    </style:style>
    <style:style style:name="gr166" style:family="graphic" style:parent-style-name="standard">
      <style:graphic-properties draw:stroke="none" svg:stroke-color="#000000" draw:fill="none" draw:fill-color="#ffffff" draw:textarea-horizontal-align="left" draw:auto-grow-height="true" draw:auto-grow-width="true" fo:min-height="1.102cm" fo:min-width="3.854cm"/>
    </style:style>
    <style:style style:name="gr167"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68" style:family="graphic" style:parent-style-name="standard">
      <style:graphic-properties draw:stroke="none" svg:stroke-color="#000000" draw:fill="none" draw:fill-color="#ffffff" draw:textarea-horizontal-align="left" draw:auto-grow-height="true" draw:auto-grow-width="true" fo:min-height="0.556cm" fo:min-width="6.581cm"/>
    </style:style>
    <style:style style:name="gr169" style:family="graphic" style:parent-style-name="objectwithoutfill">
      <style:graphic-properties svg:stroke-width="0.05cm" svg:stroke-color="#eb613d" draw:marker-start-width="0.35cm" draw:marker-end-width="0.35cm" svg:stroke-linecap="round" draw:fill="none" draw:textarea-vertical-align="middle" fo:padding-top="0.15cm" fo:padding-bottom="0.15cm" fo:padding-left="0.275cm" fo:padding-right="0.275cm"/>
    </style:style>
    <style:style style:name="gr170" style:family="graphic" style:parent-style-name="standard">
      <style:graphic-properties draw:stroke="solid" draw:stroke-dash="Ultrafine_20_Dashed" svg:stroke-width="0.02cm" svg:stroke-color="#000000" draw:marker-start-width="0cm" draw:marker-end-width="0cm" draw:textarea-vertical-align="middle" fo:padding-top="0.135cm" fo:padding-bottom="0.135cm" fo:padding-left="0.26cm" fo:padding-right="0.26cm"/>
    </style:style>
    <style:style style:name="gr171" style:family="graphic" style:parent-style-name="objectwithoutfill">
      <style:graphic-properties svg:stroke-width="0.02cm" svg:stroke-color="#000000" draw:marker-start-width="0cm" draw:marker-end="Circle" draw:marker-end-width="0.1cm" draw:fill="none" draw:textarea-vertical-align="middle" fo:padding-top="0.135cm" fo:padding-bottom="0.135cm" fo:padding-left="0.26cm" fo:padding-right="0.26cm"/>
    </style:style>
    <style:style style:name="gr172" style:family="graphic" style:parent-style-name="objectwithoutfill">
      <style:graphic-properties svg:stroke-width="0.02cm" svg:stroke-color="#000000" draw:marker-start-width="0cm" draw:marker-end-width="0cm" draw:fill="none" draw:textarea-vertical-align="middle" fo:padding-top="0.135cm" fo:padding-bottom="0.135cm" fo:padding-left="0.26cm" fo:padding-right="0.26cm"/>
    </style:style>
    <style:style style:name="gr173"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74" style:family="graphic" style:parent-style-name="objectwithoutfill">
      <style:graphic-properties svg:stroke-width="0.1cm" svg:stroke-color="#33a3a3" draw:marker-start-width="0.5cm" draw:marker-end-width="0.5cm" svg:stroke-linecap="round" draw:fill="none" draw:textarea-vertical-align="middle" fo:padding-top="0.175cm" fo:padding-bottom="0.175cm" fo:padding-left="0.3cm" fo:padding-right="0.3cm"/>
    </style:style>
    <style:style style:name="gr175" style:family="graphic" style:parent-style-name="objectwithoutfill">
      <style:graphic-properties svg:stroke-width="0.1cm" svg:stroke-color="#ff0000" draw:marker-start-width="0.5cm" draw:marker-end-width="0.5cm" svg:stroke-linecap="round" draw:fill="none" draw:textarea-vertical-align="middle" fo:padding-top="0.175cm" fo:padding-bottom="0.175cm" fo:padding-left="0.3cm" fo:padding-right="0.3cm"/>
    </style:style>
    <style:style style:name="gr176" style:family="graphic" style:parent-style-name="objectwithoutfill">
      <style:graphic-properties svg:stroke-width="0.1cm" svg:stroke-color="#0000ff" draw:marker-start-width="0.5cm" draw:marker-end-width="0.5cm" svg:stroke-linecap="round" draw:fill="none" draw:textarea-vertical-align="middle" fo:padding-top="0.175cm" fo:padding-bottom="0.175cm" fo:padding-left="0.3cm" fo:padding-right="0.3cm"/>
    </style:style>
    <style:style style:name="gr177"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178" style:family="graphic" style:parent-style-name="standard">
      <style:graphic-properties draw:stroke="dash" draw:stroke-dash="Ultrafine_20_Dashed" svg:stroke-width="0.1cm" svg:stroke-color="#b3b3b3" draw:marker-start-width="0.3cm" draw:marker-end-width="0.3cm" draw:stroke-linejoin="bevel" draw:fill="solid" draw:fill-color="#729fcf" draw:textarea-horizontal-align="left" draw:textarea-vertical-align="middle" draw:auto-grow-height="false" fo:min-height="0cm" fo:min-width="0cm" fo:padding-top="0.5cm" fo:padding-bottom="0cm" fo:padding-left="0.5cm" fo:padding-right="0.5cm"/>
    </style:style>
    <style:style style:name="gr179" style:family="graphic" style:parent-style-name="standard">
      <style:graphic-properties svg:stroke-width="0.1cm" svg:stroke-color="#666666" draw:marker-start-width="0.3cm" draw:marker-end-width="0.3cm" draw:stroke-linejoin="bevel" draw:fill="solid" draw:fill-color="#ffffff" draw:textarea-horizontal-align="left" draw:textarea-vertical-align="middle" draw:auto-grow-height="false" fo:min-height="0cm" fo:min-width="0.192cm" fo:padding-top="0.179cm" fo:padding-bottom="0.179cm" fo:padding-left="0.304cm" fo:padding-right="0.304cm"/>
    </style:style>
    <style:style style:name="gr180" style:family="graphic" style:parent-style-name="standard">
      <style:graphic-properties svg:stroke-color="#5c8526" draw:stroke-linejoin="bevel" draw:fill="none" draw:fill-color="#cccccc" draw:textarea-horizontal-align="justify" draw:textarea-vertical-align="middle" draw:auto-grow-height="false" fo:min-height="22.15cm" fo:min-width="35.5cm"/>
    </style:style>
    <style:style style:name="gr181" style:family="graphic" style:parent-style-name="objectwithoutfill">
      <style:graphic-properties svg:stroke-width="0.1cm" svg:stroke-color="#00ff00" draw:marker-start-width="0.5cm" draw:marker-end-width="0.5cm" svg:stroke-linecap="round" draw:fill="none" draw:textarea-vertical-align="middle" fo:padding-top="0.175cm" fo:padding-bottom="0.175cm" fo:padding-left="0.3cm" fo:padding-right="0.3cm"/>
    </style:style>
    <style:style style:name="gr182" style:family="graphic" style:parent-style-name="standard">
      <style:graphic-properties draw:stroke="none" svg:stroke-color="#000000" draw:fill="none" draw:fill-color="#ffffff" draw:textarea-horizontal-align="left" draw:auto-grow-height="true" draw:auto-grow-width="false" fo:min-height="1.095cm" fo:min-width="0cm"/>
    </style:style>
    <style:style style:name="gr183" style:family="graphic" style:parent-style-name="standard">
      <style:graphic-properties draw:stroke="none" svg:stroke-width="0.4cm" svg:stroke-color="#000000" draw:marker-start-width="1.401cm" draw:marker-end-width="1.401cm" draw:stroke-linejoin="round" svg:stroke-linecap="round" draw:fill="solid" draw:fill-color="#b3b3b3" draw:textarea-horizontal-align="right" draw:textarea-vertical-align="middle" draw:auto-grow-height="false" fo:min-height="27.648cm" fo:min-width="17.798cm" fo:padding-top="0.426cm" fo:padding-bottom="0.426cm" fo:padding-left="0.551cm" fo:padding-right="0.551cm"/>
    </style:style>
    <style:style style:name="gr184" style:family="graphic" style:parent-style-name="standard">
      <style:graphic-properties draw:fill-color="#9966cc" draw:textarea-horizontal-align="justify" draw:textarea-vertical-align="middle" draw:auto-grow-height="false" fo:min-height="18.55cm" fo:min-width="27.9cm"/>
    </style:style>
    <style:style style:name="gr185"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7.148cm" fo:min-width="26.498cm" fo:padding-top="0.426cm" fo:padding-bottom="0.426cm" fo:padding-left="0.551cm" fo:padding-right="0.551cm"/>
    </style:style>
    <style:style style:name="gr186" style:family="graphic" style:parent-style-name="standard">
      <style:graphic-properties draw:stroke="solid" draw:stroke-dash="Ultrafine_20_Dashed" svg:stroke-width="0.2cm" svg:stroke-color="#000000" draw:marker-start-width="0.54cm" draw:marker-end-width="0.54cm" draw:textarea-vertical-align="middle" fo:padding-top="0.225cm" fo:padding-bottom="0.225cm" fo:padding-left="0.35cm" fo:padding-right="0.35cm"/>
    </style:style>
    <style:style style:name="gr187" style:family="graphic" style:parent-style-name="standard">
      <style:graphic-properties draw:stroke="solid" draw:stroke-dash="Ultrafine_20_Dashed" svg:stroke-width="0.2cm" svg:stroke-color="#eb613d" draw:marker-start-width="0.54cm" draw:marker-end-width="0.54cm" draw:textarea-vertical-align="middle" fo:padding-top="0.225cm" fo:padding-bottom="0.225cm" fo:padding-left="0.35cm" fo:padding-right="0.35cm"/>
    </style:style>
    <style:style style:name="gr188" style:family="graphic" style:parent-style-name="standard">
      <style:graphic-properties draw:fill-color="#9966cc" draw:textarea-horizontal-align="justify" draw:textarea-vertical-align="middle" draw:auto-grow-height="false" fo:min-height="18.55cm" fo:min-width="0cm"/>
    </style:style>
    <style:style style:name="gr189" style:family="graphic" style:parent-style-name="measure" style:list-style-name="L1">
      <style:graphic-properties draw:textarea-vertical-align="middle" draw:line-distance="1.001cm" draw:placing="below"/>
    </style:style>
    <style:style style:name="gr190" style:family="graphic" style:parent-style-name="measure" style:list-style-name="L1">
      <style:graphic-properties draw:textarea-vertical-align="middle" draw:line-distance="0.6cm" draw:placing="below"/>
    </style:style>
    <style:style style:name="gr191" style:family="graphic" style:parent-style-name="measure" style:list-style-name="L1">
      <style:graphic-properties draw:textarea-vertical-align="middle" draw:line-distance="0.5cm" draw:placing="above"/>
    </style:style>
    <style:style style:name="gr192" style:family="graphic" style:parent-style-name="measure">
      <style:graphic-properties draw:stroke-linejoin="bevel" draw:textarea-vertical-align="middle" draw:line-distance="1.4cm"/>
    </style:style>
    <style:style style:name="gr193" style:family="graphic" style:parent-style-name="measure">
      <style:graphic-properties draw:stroke-linejoin="bevel" draw:textarea-vertical-align="middle" draw:line-distance="1.4cm" draw:placing="below"/>
    </style:style>
    <style:style style:name="gr194" style:family="graphic" style:parent-style-name="measure">
      <style:graphic-properties draw:stroke-linejoin="bevel" draw:textarea-vertical-align="middle" draw:line-distance="2.4cm" draw:placing="above"/>
    </style:style>
    <style:style style:name="gr195" style:family="graphic" style:parent-style-name="measure">
      <style:graphic-properties draw:stroke-linejoin="bevel" draw:textarea-vertical-align="middle" draw:line-distance="2cm" draw:placing="below"/>
    </style:style>
    <style:style style:name="gr196" style:family="graphic" style:parent-style-name="standard">
      <style:graphic-properties svg:stroke-width="0.1cm" svg:stroke-color="#000000" draw:marker-start-width="0.5cm" draw:marker-end-width="0.5cm" draw:textarea-horizontal-align="justify" draw:textarea-vertical-align="middle" draw:auto-grow-height="false" fo:min-height="0cm" fo:min-width="0cm" fo:padding-top="0.175cm" fo:padding-bottom="0.175cm" fo:padding-left="0.3cm" fo:padding-right="0.3cm"/>
    </style:style>
    <style:style style:name="gr197" style:family="graphic" style:parent-style-name="standard">
      <style:graphic-properties svg:stroke-color="#5c8526" draw:stroke-linejoin="bevel" draw:fill="none" draw:fill-color="#cccccc" draw:textarea-horizontal-align="justify" draw:textarea-vertical-align="middle" draw:auto-grow-height="false" fo:min-height="22.75cm" fo:min-width="35.5cm"/>
    </style:style>
    <style:style style:name="gr198" style:family="graphic" style:parent-style-name="standard">
      <style:graphic-properties draw:stroke="none" svg:stroke-width="0.4cm" svg:stroke-color="#000000" draw:marker-start-width="1.401cm" draw:marker-end-width="1.401cm" draw:stroke-linejoin="round" svg:stroke-linecap="round" draw:fill="solid" draw:fill-color="#999999" draw:textarea-horizontal-align="right" draw:textarea-vertical-align="middle" draw:auto-grow-height="false" fo:min-height="15.148cm" fo:min-width="5.698cm" fo:padding-top="0.426cm" fo:padding-bottom="0.426cm" fo:padding-left="0.551cm" fo:padding-right="0.551cm"/>
    </style:style>
    <style:style style:name="gr199" style:family="graphic" style:parent-style-name="standard">
      <style:graphic-properties svg:stroke-width="0.15cm" svg:stroke-color="#666666" draw:marker-start-width="0.491cm" draw:marker-end-width="0.491cm" draw:stroke-linejoin="miter" draw:fill-color="#b3b3b3" draw:textarea-horizontal-align="justify" draw:textarea-vertical-align="middle" draw:auto-grow-height="false" fo:min-height="0.6cm" fo:min-width="0.95cm" fo:padding-top="0.2cm" fo:padding-bottom="0.2cm" fo:padding-left="0.325cm" fo:padding-right="0.325cm"/>
    </style:style>
    <style:style style:name="gr200" style:family="graphic" style:parent-style-name="standard">
      <style:graphic-properties svg:stroke-width="0.05cm" svg:stroke-color="#999999" draw:marker-start-width="0.35cm" draw:marker-end-width="0.35cm" draw:fill="solid" draw:fill-color="#ffffff" draw:textarea-horizontal-align="justify" draw:textarea-vertical-align="middle" draw:auto-grow-height="false" fo:min-height="5.233cm" fo:min-width="4.983cm" fo:padding-top="0.15cm" fo:padding-bottom="0.15cm" fo:padding-left="0.275cm" fo:padding-right="0.275cm"/>
    </style:style>
    <style:style style:name="gr201" style:family="graphic" style:parent-style-name="standard">
      <style:graphic-properties svg:stroke-width="0.05cm" svg:stroke-color="#ffffff" draw:marker-start-width="0.35cm" draw:marker-end-width="0.35cm" draw:fill="solid" draw:fill-color="#ffffff" draw:textarea-horizontal-align="justify" draw:textarea-vertical-align="middle" draw:auto-grow-height="false" fo:min-height="0.412cm" fo:min-width="5.15cm" fo:padding-top="0.15cm" fo:padding-bottom="0.15cm" fo:padding-left="0.275cm" fo:padding-right="0.275cm"/>
    </style:style>
    <style:style style:name="gr202" style:family="graphic" style:parent-style-name="standard">
      <style:graphic-properties draw:fill-color="#808080" draw:textarea-horizontal-align="justify" draw:textarea-vertical-align="middle" draw:auto-grow-height="false" fo:min-height="0.95cm" fo:min-width="0.7cm"/>
    </style:style>
    <style:style style:name="gr203" style:family="graphic" style:parent-style-name="standard">
      <style:graphic-properties draw:fill="solid" draw:fill-color="#999999" draw:textarea-horizontal-align="justify" draw:textarea-vertical-align="middle" draw:auto-grow-height="false" fo:min-height="1.15cm" fo:min-width="0.9cm"/>
    </style:style>
    <style:style style:name="gr204"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644cm" fo:min-width="0.994cm" fo:padding-top="0.178cm" fo:padding-bottom="0.178cm" fo:padding-left="0.303cm" fo:padding-right="0.303cm"/>
    </style:style>
    <style:style style:name="gr205" style:family="graphic" style:parent-style-name="objectwithoutfill">
      <style:graphic-properties svg:stroke-width="0.201cm" svg:stroke-color="#ffffff" draw:marker-start-width="0.503cm" draw:marker-end-width="0.503cm" svg:stroke-opacity="50%" draw:stroke-linejoin="miter" svg:stroke-linecap="round" draw:fill="none" draw:textarea-vertical-align="middle" fo:padding-top="0.227cm" fo:padding-bottom="0.227cm" fo:padding-left="0.352cm" fo:padding-right="0.352cm"/>
    </style:style>
    <style:style style:name="gr206" style:family="graphic" style:parent-style-name="objectwithoutfill">
      <style:graphic-properties svg:stroke-width="0.1cm" svg:stroke-color="#ffffff" draw:marker-start-width="0.201cm" draw:marker-end-width="0.201cm" svg:stroke-opacity="50%" draw:stroke-linejoin="miter" svg:stroke-linecap="round" draw:fill="none" draw:textarea-vertical-align="middle" fo:padding-top="0.177cm" fo:padding-bottom="0.177cm" fo:padding-left="0.302cm" fo:padding-right="0.302cm"/>
    </style:style>
    <style:style style:name="gr207"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244cm" fo:min-width="0.019cm" fo:padding-top="0.178cm" fo:padding-bottom="0.178cm" fo:padding-left="0.303cm" fo:padding-right="0.303cm"/>
    </style:style>
    <style:style style:name="gr208"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244cm" fo:min-width="0cm" fo:padding-top="0.178cm" fo:padding-bottom="0.178cm" fo:padding-left="0.303cm" fo:padding-right="0.303cm"/>
    </style:style>
    <style:style style:name="gr209"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3.844cm" fo:min-width="0cm" fo:padding-top="0.178cm" fo:padding-bottom="0.178cm" fo:padding-left="0.303cm" fo:padding-right="0.303cm"/>
    </style:style>
    <style:style style:name="gr210"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644cm" fo:min-width="0cm" fo:padding-top="0.178cm" fo:padding-bottom="0.178cm" fo:padding-left="0.303cm" fo:padding-right="0.303cm"/>
    </style:style>
    <style:style style:name="gr211"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844cm" fo:min-width="0cm" fo:padding-top="0.178cm" fo:padding-bottom="0.178cm" fo:padding-left="0.303cm" fo:padding-right="0.303cm"/>
    </style:style>
    <style:style style:name="gr212"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1.35cm" fo:min-width="0cm" fo:padding-top="0.178cm" fo:padding-bottom="0.178cm" fo:padding-left="0.303cm" fo:padding-right="0.303cm"/>
    </style:style>
    <style:style style:name="gr213"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2.974cm" fo:min-width="0cm" fo:padding-top="0.178cm" fo:padding-bottom="0.178cm" fo:padding-left="0.303cm" fo:padding-right="0.303cm"/>
    </style:style>
    <style:style style:name="gr214"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cm" fo:min-width="1.794cm" fo:padding-top="0.178cm" fo:padding-bottom="0.178cm" fo:padding-left="0.303cm" fo:padding-right="0.303cm"/>
    </style:style>
    <style:style style:name="gr215"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4.028cm" fo:min-width="0cm" fo:padding-top="0.178cm" fo:padding-bottom="0.178cm" fo:padding-left="0.303cm" fo:padding-right="0.303cm"/>
    </style:style>
    <style:style style:name="gr216"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2.372cm" fo:min-width="0cm" fo:padding-top="0.178cm" fo:padding-bottom="0.178cm" fo:padding-left="0.303cm" fo:padding-right="0.303cm"/>
    </style:style>
    <style:style style:name="gr217"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776cm" fo:min-width="0cm" fo:padding-top="0.178cm" fo:padding-bottom="0.178cm" fo:padding-left="0.303cm" fo:padding-right="0.303cm"/>
    </style:style>
    <style:style style:name="gr218"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2.844cm" fo:min-width="0cm" fo:padding-top="0.178cm" fo:padding-bottom="0.178cm" fo:padding-left="0.303cm" fo:padding-right="0.303cm"/>
    </style:style>
    <style:style style:name="gr219"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4.644cm" fo:min-width="0cm" fo:padding-top="0.178cm" fo:padding-bottom="0.178cm" fo:padding-left="0.303cm" fo:padding-right="0.303cm"/>
    </style:style>
    <style:style style:name="gr220"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1.444cm" fo:min-width="0cm" fo:padding-top="0.178cm" fo:padding-bottom="0.178cm" fo:padding-left="0.303cm" fo:padding-right="0.303cm"/>
    </style:style>
    <style:style style:name="gr221"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7.464cm" fo:min-width="0cm" fo:padding-top="0.178cm" fo:padding-bottom="0.178cm" fo:padding-left="0.303cm" fo:padding-right="0.303cm"/>
    </style:style>
    <style:style style:name="gr222"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cm" fo:min-width="3.594cm" fo:padding-top="0.178cm" fo:padding-bottom="0.178cm" fo:padding-left="0.303cm" fo:padding-right="0.303cm"/>
    </style:style>
    <style:style style:name="gr223"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397cm" fo:min-width="0cm" fo:padding-top="0.178cm" fo:padding-bottom="0.178cm" fo:padding-left="0.303cm" fo:padding-right="0.303cm"/>
    </style:style>
    <style:style style:name="gr224"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1.644cm" fo:min-width="0cm" fo:padding-top="0.178cm" fo:padding-bottom="0.178cm" fo:padding-left="0.303cm" fo:padding-right="0.303cm"/>
    </style:style>
    <style:style style:name="gr225"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0cm" fo:min-width="0cm" fo:padding-top="0.178cm" fo:padding-bottom="0.178cm" fo:padding-left="0.303cm" fo:padding-right="0.303cm"/>
    </style:style>
    <style:style style:name="gr226" style:family="graphic" style:parent-style-name="objectwithoutfill">
      <style:graphic-properties svg:stroke-width="0.25cm" svg:stroke-color="#ffffff" draw:marker-start-width="0.651cm" draw:marker-end-width="0.651cm" svg:stroke-opacity="50%" draw:stroke-linejoin="miter" svg:stroke-linecap="round" draw:fill="none" draw:textarea-vertical-align="middle" fo:padding-top="0.252cm" fo:padding-bottom="0.252cm" fo:padding-left="0.377cm" fo:padding-right="0.377cm"/>
    </style:style>
    <style:style style:name="gr227" style:family="graphic" style:parent-style-name="standard">
      <style:graphic-properties svg:stroke-width="0.106cm" svg:stroke-color="#ffffff" draw:marker-start-width="0.359cm" draw:marker-end-width="0.359cm" svg:stroke-opacity="50%" draw:stroke-linejoin="miter" draw:fill="none" draw:fill-color="#b3b3b3" draw:textarea-horizontal-align="justify" draw:textarea-vertical-align="middle" draw:auto-grow-height="false" fo:min-height="1.844cm" fo:min-width="0cm" fo:padding-top="0.178cm" fo:padding-bottom="0.178cm" fo:padding-left="0.303cm" fo:padding-right="0.303cm"/>
    </style:style>
    <style:style style:name="gr228" style:family="graphic" style:parent-style-name="measure" style:list-style-name="L1">
      <style:graphic-properties draw:textarea-vertical-align="middle" draw:line-distance="1.001cm" draw:placing="below"/>
    </style:style>
    <style:style style:name="gr229" style:family="graphic" style:parent-style-name="measure" style:list-style-name="L1">
      <style:graphic-properties draw:textarea-vertical-align="middle" draw:line-distance="0.6cm" draw:placing="below"/>
    </style:style>
    <style:style style:name="gr230" style:family="graphic" style:parent-style-name="measure" style:list-style-name="L1">
      <style:graphic-properties draw:textarea-vertical-align="middle" draw:line-distance="0.5cm" draw:placing="above"/>
    </style:style>
    <style:style style:name="gr231" style:family="graphic" style:parent-style-name="measure" style:list-style-name="L1">
      <style:graphic-properties draw:textarea-vertical-align="middle" draw:line-distance="0.5cm" draw:placing="above"/>
    </style:style>
    <style:style style:name="gr232" style:family="graphic" style:parent-style-name="measure" style:list-style-name="L1">
      <style:graphic-properties draw:textarea-vertical-align="middle" draw:line-distance="0.5cm" draw:placing="above"/>
    </style:style>
    <style:style style:name="gr233" style:family="graphic" style:parent-style-name="measure" style:list-style-name="L1">
      <style:graphic-properties draw:textarea-vertical-align="middle" draw:line-distance="0.5cm" draw:placing="above"/>
    </style:style>
    <style:style style:name="gr234" style:family="graphic" style:parent-style-name="measure" style:list-style-name="L1">
      <style:graphic-properties draw:textarea-vertical-align="middle" draw:line-distance="0.5cm" draw:placing="above"/>
    </style:style>
    <style:style style:name="gr235" style:family="graphic" style:parent-style-name="measure" style:list-style-name="L1">
      <style:graphic-properties draw:textarea-vertical-align="middle" draw:line-distance="0.5cm" draw:start-guide="0.036cm" draw:placing="above"/>
    </style:style>
    <style:style style:name="gr236"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7.148cm" fo:min-width="26.498cm" fo:padding-top="0.426cm" fo:padding-bottom="0.426cm" fo:padding-left="0.551cm" fo:padding-right="0.551cm"/>
    </style:style>
    <style:style style:name="gr237" style:family="graphic" style:parent-style-name="standard">
      <style:graphic-properties svg:stroke-width="0.05cm" svg:stroke-color="#ffffff" draw:marker-start-width="0.35cm" draw:marker-end-width="0.35cm" draw:fill="solid" draw:fill-color="#e6e6e6" draw:textarea-horizontal-align="justify" draw:textarea-vertical-align="middle" draw:auto-grow-height="false" fo:min-height="7.7cm" fo:min-width="1.95cm" fo:padding-top="0.15cm" fo:padding-bottom="0.15cm" fo:padding-left="0.275cm" fo:padding-right="0.275cm"/>
    </style:style>
    <style:style style:name="gr238" style:family="graphic" style:parent-style-name="standard">
      <style:graphic-properties svg:stroke-width="0.05cm" svg:stroke-color="#ffffff" draw:marker-start-width="0.35cm" draw:marker-end-width="0.35cm" draw:fill="solid" draw:fill-color="#ffffff" draw:textarea-horizontal-align="justify" draw:textarea-vertical-align="middle" draw:auto-grow-height="false" fo:min-height="7.7cm" fo:min-width="2.75cm" fo:padding-top="0.15cm" fo:padding-bottom="0.15cm" fo:padding-left="0.275cm" fo:padding-right="0.275cm"/>
    </style:style>
    <style:style style:name="gr239" style:family="graphic" style:parent-style-name="standard">
      <style:graphic-properties draw:fill="hatch" draw:fill-color="#cccccc" draw:fill-hatch-name="Trap3" draw:fill-hatch-solid="true" draw:textarea-horizontal-align="justify" draw:textarea-vertical-align="middle" draw:auto-grow-height="false" fo:min-height="0.904cm" fo:min-width="1.23cm"/>
    </style:style>
    <style:style style:name="gr240" style:family="graphic" style:parent-style-name="standard">
      <style:graphic-properties svg:stroke-width="0.05cm" svg:stroke-color="#999999" draw:marker-start-width="0.35cm" draw:marker-end-width="0.35cm" draw:fill="solid" draw:fill-color="#666666" draw:textarea-horizontal-align="justify" draw:textarea-vertical-align="middle" draw:auto-grow-height="false" fo:min-height="1.1cm" fo:min-width="5.25cm" fo:padding-top="0.15cm" fo:padding-bottom="0.15cm" fo:padding-left="0.275cm" fo:padding-right="0.275cm"/>
    </style:style>
    <style:style style:name="gr241" style:family="graphic" style:parent-style-name="standard">
      <style:graphic-properties svg:stroke-width="0.05cm" svg:stroke-color="#999999" draw:marker-start-width="0.35cm" draw:marker-end-width="0.35cm" draw:fill="solid" draw:fill-color="#666666" draw:textarea-horizontal-align="justify" draw:textarea-vertical-align="middle" draw:auto-grow-height="false" fo:min-height="5.5cm" fo:min-width="5.25cm" fo:padding-top="0.15cm" fo:padding-bottom="0.15cm" fo:padding-left="0.275cm" fo:padding-right="0.275cm"/>
    </style:style>
    <style:style style:name="gr242" style:family="graphic" style:parent-style-name="measure">
      <style:graphic-properties draw:stroke-linejoin="bevel" draw:textarea-vertical-align="middle" draw:line-distance="0.2cm" draw:placing="below"/>
    </style:style>
    <style:style style:name="gr243" style:family="graphic" style:parent-style-name="standard">
      <style:graphic-properties svg:stroke-width="0.05cm" svg:stroke-color="#999999" draw:marker-start-width="0.35cm" draw:marker-end-width="0.35cm" draw:fill="solid" draw:fill-color="#999999" draw:textarea-horizontal-align="justify" draw:textarea-vertical-align="middle" draw:auto-grow-height="false" fo:min-height="0.6cm" fo:min-width="0.35cm" fo:padding-top="0.15cm" fo:padding-bottom="0.15cm" fo:padding-left="0.275cm" fo:padding-right="0.275cm"/>
    </style:style>
    <style:style style:name="gr244" style:family="graphic" style:parent-style-name="standard">
      <style:graphic-properties draw:stroke="none" svg:stroke-width="0.4cm" svg:stroke-color="#000000" draw:marker-start-width="1.401cm" draw:marker-end-width="1.401cm" draw:stroke-linejoin="round" svg:stroke-linecap="round" draw:fill-color="#b3b3b3" draw:textarea-horizontal-align="right" draw:textarea-vertical-align="middle" draw:auto-grow-height="false" fo:min-height="15.948cm" fo:min-width="6.498cm" fo:padding-top="0.426cm" fo:padding-bottom="0.426cm" fo:padding-left="0.551cm" fo:padding-right="0.551cm"/>
    </style:style>
    <style:style style:name="gr245"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7.148cm" fo:min-width="9.298cm" fo:padding-top="0.426cm" fo:padding-bottom="0.426cm" fo:padding-left="0.551cm" fo:padding-right="0.551cm"/>
    </style:style>
    <style:style style:name="gr246"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9.348cm" fo:min-width="0cm" fo:padding-top="0.426cm" fo:padding-bottom="0.426cm" fo:padding-left="0.551cm" fo:padding-right="0.551cm"/>
    </style:style>
    <style:style style:name="gr247" style:family="graphic" style:parent-style-name="standard">
      <style:graphic-properties draw:stroke="none" svg:stroke-width="0.4cm" svg:stroke-color="#000000" draw:marker-start-width="1.401cm" draw:marker-end-width="1.401cm" draw:stroke-linejoin="round" svg:stroke-linecap="round" draw:fill-color="#666666" draw:textarea-horizontal-align="right" draw:textarea-vertical-align="middle" draw:auto-grow-height="false" fo:min-height="15.148cm" fo:min-width="5.698cm" fo:padding-top="0.426cm" fo:padding-bottom="0.426cm" fo:padding-left="0.551cm" fo:padding-right="0.551cm"/>
    </style:style>
    <style:style style:name="gr248" style:family="graphic" style:parent-style-name="standard">
      <style:graphic-properties draw:stroke="none" draw:fill="none" draw:opacity="100%" draw:fill-image-width="0cm" draw:fill-image-height="0cm" fo:min-height="3.766cm" draw:shadow-opacity="100%"/>
    </style:style>
    <style:style style:name="gr249" style:family="graphic" style:parent-style-name="objectwithoutfill">
      <style:graphic-properties svg:stroke-width="0.1cm" svg:stroke-color="#00ff00" draw:marker-start-width="0.5cm" draw:marker-end="Arrow" draw:marker-end-width="0.3cm" svg:stroke-linecap="round" draw:fill="none" draw:textarea-vertical-align="middle" fo:padding-top="0.175cm" fo:padding-bottom="0.175cm" fo:padding-left="0.3cm" fo:padding-right="0.3cm"/>
    </style:style>
    <style:style style:name="gr250" style:family="graphic" style:parent-style-name="measure">
      <style:graphic-properties draw:stroke="none" draw:fill="none" fo:min-height="0.937cm"/>
    </style:style>
    <style:style style:name="gr25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994cm" fo:padding-top="0.178cm" fo:padding-bottom="0.178cm" fo:padding-left="0.303cm" fo:padding-right="0.303cm"/>
    </style:style>
    <style:style style:name="gr252" style:family="graphic" style:parent-style-name="objectwithoutfill">
      <style:graphic-properties svg:stroke-width="0.201cm" svg:stroke-color="#cccccc" draw:marker-start-width="0.503cm" draw:marker-end-width="0.503cm" draw:stroke-linejoin="miter" svg:stroke-linecap="round" draw:fill="none" draw:textarea-vertical-align="middle" fo:padding-top="0.227cm" fo:padding-bottom="0.227cm" fo:padding-left="0.352cm" fo:padding-right="0.352cm"/>
    </style:style>
    <style:style style:name="gr253" style:family="graphic" style:parent-style-name="objectwithoutfill">
      <style:graphic-properties svg:stroke-width="0.1cm" svg:stroke-color="#666666" draw:marker-start-width="0.201cm" draw:marker-end-width="0.201cm" draw:stroke-linejoin="miter" svg:stroke-linecap="round" draw:fill="none" draw:textarea-vertical-align="middle" fo:padding-top="0.177cm" fo:padding-bottom="0.177cm" fo:padding-left="0.302cm" fo:padding-right="0.302cm"/>
    </style:style>
    <style:style style:name="gr25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019cm" fo:padding-top="0.178cm" fo:padding-bottom="0.178cm" fo:padding-left="0.303cm" fo:padding-right="0.303cm"/>
    </style:style>
    <style:style style:name="gr25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244cm" fo:min-width="0cm" fo:padding-top="0.178cm" fo:padding-bottom="0.178cm" fo:padding-left="0.303cm" fo:padding-right="0.303cm"/>
    </style:style>
    <style:style style:name="gr25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3.844cm" fo:min-width="0cm" fo:padding-top="0.178cm" fo:padding-bottom="0.178cm" fo:padding-left="0.303cm" fo:padding-right="0.303cm"/>
    </style:style>
    <style:style style:name="gr25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644cm" fo:min-width="0cm" fo:padding-top="0.178cm" fo:padding-bottom="0.178cm" fo:padding-left="0.303cm" fo:padding-right="0.303cm"/>
    </style:style>
    <style:style style:name="gr25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844cm" fo:min-width="0cm" fo:padding-top="0.178cm" fo:padding-bottom="0.178cm" fo:padding-left="0.303cm" fo:padding-right="0.303cm"/>
    </style:style>
    <style:style style:name="gr259"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35cm" fo:min-width="0cm" fo:padding-top="0.178cm" fo:padding-bottom="0.178cm" fo:padding-left="0.303cm" fo:padding-right="0.303cm"/>
    </style:style>
    <style:style style:name="gr260"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974cm" fo:min-width="0cm" fo:padding-top="0.178cm" fo:padding-bottom="0.178cm" fo:padding-left="0.303cm" fo:padding-right="0.303cm"/>
    </style:style>
    <style:style style:name="gr26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1.794cm" fo:padding-top="0.178cm" fo:padding-bottom="0.178cm" fo:padding-left="0.303cm" fo:padding-right="0.303cm"/>
    </style:style>
    <style:style style:name="gr26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4.028cm" fo:min-width="0cm" fo:padding-top="0.178cm" fo:padding-bottom="0.178cm" fo:padding-left="0.303cm" fo:padding-right="0.303cm"/>
    </style:style>
    <style:style style:name="gr263"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372cm" fo:min-width="0cm" fo:padding-top="0.178cm" fo:padding-bottom="0.178cm" fo:padding-left="0.303cm" fo:padding-right="0.303cm"/>
    </style:style>
    <style:style style:name="gr26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776cm" fo:min-width="0cm" fo:padding-top="0.178cm" fo:padding-bottom="0.178cm" fo:padding-left="0.303cm" fo:padding-right="0.303cm"/>
    </style:style>
    <style:style style:name="gr265"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2.844cm" fo:min-width="0cm" fo:padding-top="0.178cm" fo:padding-bottom="0.178cm" fo:padding-left="0.303cm" fo:padding-right="0.303cm"/>
    </style:style>
    <style:style style:name="gr266"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4.644cm" fo:min-width="0cm" fo:padding-top="0.178cm" fo:padding-bottom="0.178cm" fo:padding-left="0.303cm" fo:padding-right="0.303cm"/>
    </style:style>
    <style:style style:name="gr267"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444cm" fo:min-width="0cm" fo:padding-top="0.178cm" fo:padding-bottom="0.178cm" fo:padding-left="0.303cm" fo:padding-right="0.303cm"/>
    </style:style>
    <style:style style:name="gr268"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7.464cm" fo:min-width="0cm" fo:padding-top="0.178cm" fo:padding-bottom="0.178cm" fo:padding-left="0.303cm" fo:padding-right="0.303cm"/>
    </style:style>
    <style:style style:name="gr269"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3.594cm" fo:padding-top="0.178cm" fo:padding-bottom="0.178cm" fo:padding-left="0.303cm" fo:padding-right="0.303cm"/>
    </style:style>
    <style:style style:name="gr270"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397cm" fo:min-width="0cm" fo:padding-top="0.178cm" fo:padding-bottom="0.178cm" fo:padding-left="0.303cm" fo:padding-right="0.303cm"/>
    </style:style>
    <style:style style:name="gr271"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644cm" fo:min-width="0cm" fo:padding-top="0.178cm" fo:padding-bottom="0.178cm" fo:padding-left="0.303cm" fo:padding-right="0.303cm"/>
    </style:style>
    <style:style style:name="gr272"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0cm" fo:min-width="0cm" fo:padding-top="0.178cm" fo:padding-bottom="0.178cm" fo:padding-left="0.303cm" fo:padding-right="0.303cm"/>
    </style:style>
    <style:style style:name="gr273" style:family="graphic" style:parent-style-name="objectwithoutfill">
      <style:graphic-properties svg:stroke-width="0.25cm" svg:stroke-color="#cccccc" draw:marker-start-width="0.651cm" draw:marker-end-width="0.651cm" draw:stroke-linejoin="miter" svg:stroke-linecap="round" draw:fill="none" draw:textarea-vertical-align="middle" fo:padding-top="0.252cm" fo:padding-bottom="0.252cm" fo:padding-left="0.377cm" fo:padding-right="0.377cm"/>
    </style:style>
    <style:style style:name="gr274" style:family="graphic" style:parent-style-name="standard">
      <style:graphic-properties svg:stroke-width="0.106cm" svg:stroke-color="#000000" draw:marker-start-width="0.359cm" draw:marker-end-width="0.359cm" draw:stroke-linejoin="miter" draw:fill="none" draw:fill-color="#b3b3b3" draw:textarea-horizontal-align="justify" draw:textarea-vertical-align="middle" draw:auto-grow-height="false" fo:min-height="1.844cm" fo:min-width="0cm" fo:padding-top="0.178cm" fo:padding-bottom="0.178cm" fo:padding-left="0.303cm" fo:padding-right="0.303cm"/>
    </style:style>
    <style:style style:name="gr275" style:family="graphic" style:parent-style-name="measure" style:list-style-name="L1">
      <style:graphic-properties draw:textarea-vertical-align="middle" draw:line-distance="0.6cm" draw:placing="above"/>
    </style:style>
    <style:style style:name="gr276" style:family="graphic" style:parent-style-name="measure">
      <style:graphic-properties draw:stroke-linejoin="bevel" draw:textarea-vertical-align="middle" draw:line-distance="1cm"/>
    </style:style>
    <style:style style:name="gr277" style:family="graphic" style:parent-style-name="measure" style:list-style-name="L1">
      <style:graphic-properties draw:textarea-vertical-align="middle" draw:line-distance="1cm" draw:placing="below"/>
    </style:style>
    <style:style style:name="gr278" style:family="graphic" style:parent-style-name="measure" style:list-style-name="L1">
      <style:graphic-properties draw:textarea-vertical-align="middle" draw:line-distance="0.6cm" draw:placing="above"/>
    </style:style>
    <style:style style:name="gr279" style:family="graphic" style:parent-style-name="measure">
      <style:graphic-properties draw:stroke-linejoin="bevel" draw:textarea-vertical-align="middle" draw:line-distance="0.396cm" draw:placing="below"/>
    </style:style>
    <style:style style:name="gr280" style:family="graphic" style:parent-style-name="standard">
      <style:graphic-properties draw:stroke="none" svg:stroke-width="0.4cm" svg:stroke-color="#000000" draw:marker-start-width="1.401cm" draw:marker-end-width="1.401cm" draw:stroke-linejoin="round" svg:stroke-linecap="round" draw:fill="solid" draw:fill-color="#999999" draw:textarea-horizontal-align="right" draw:textarea-vertical-align="middle" draw:auto-grow-height="false" fo:min-height="15.75cm" fo:min-width="5.698cm" fo:padding-top="0.426cm" fo:padding-bottom="0.426cm" fo:padding-left="0.551cm" fo:padding-right="0.551cm"/>
    </style:style>
    <style:style style:name="gr281" style:family="graphic" style:parent-style-name="standard">
      <style:graphic-properties draw:stroke="solid" draw:stroke-dash="Ultrafine_20_Dashed" svg:stroke-width="0.3cm" svg:stroke-color="#0000ff" draw:marker-start-width="0.84cm" draw:marker-end-width="0.84cm" draw:textarea-vertical-align="middle" fo:padding-top="0.275cm" fo:padding-bottom="0.275cm" fo:padding-left="0.4cm" fo:padding-right="0.4cm"/>
    </style:style>
    <style:style style:name="gr282" style:family="graphic" style:parent-style-name="standard">
      <style:graphic-properties draw:stroke="none" svg:stroke-color="#000000" draw:fill="none" draw:fill-color="#ffffff" draw:opacity="100%" draw:fill-image-width="0cm" draw:fill-image-height="0cm" fo:min-height="0.982cm" draw:shadow-opacity="100%"/>
    </style:style>
    <style:style style:name="gr283" style:family="graphic" style:parent-style-name="objectwithoutfill">
      <style:graphic-properties draw:marker-end="Arrow" draw:marker-end-width="0.3cm" draw:fill="none" draw:textarea-vertical-align="middle"/>
    </style:style>
    <style:style style:name="gr284"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242cm" fo:min-width="0cm" fo:padding-top="0.179cm" fo:padding-bottom="0.179cm" fo:padding-left="0.304cm" fo:padding-right="0.304cm"/>
    </style:style>
    <style:style style:name="gr285" style:family="graphic" style:parent-style-name="standard">
      <style:graphic-properties svg:stroke-width="0.1cm" svg:stroke-color="#666666" draw:marker-start-width="0.3cm" draw:marker-end-width="0.3cm" draw:stroke-linejoin="bevel" draw:fill="solid" draw:fill-color="#729fcf" draw:textarea-horizontal-align="left" draw:textarea-vertical-align="middle" draw:auto-grow-height="false" fo:min-height="1.042cm" fo:min-width="0cm" fo:padding-top="0.179cm" fo:padding-bottom="0.179cm" fo:padding-left="0.304cm" fo:padding-right="0.304cm"/>
    </style:style>
    <style:style style:name="gr286" style:family="graphic" style:parent-style-name="standard">
      <style:graphic-properties svg:stroke-width="0.1cm" svg:stroke-color="#666666" draw:marker-start-width="0.3cm" draw:marker-end-width="0.3cm" draw:stroke-linejoin="bevel" draw:fill="solid" draw:fill-color="#729fcf" draw:textarea-horizontal-align="right" draw:textarea-vertical-align="bottom" draw:auto-grow-height="false" fo:min-height="0cm" fo:min-width="0cm" fo:padding-top="0.5cm" fo:padding-bottom="0.5cm" fo:padding-left="0.5cm" fo:padding-right="0.5cm"/>
    </style:style>
    <style:style style:name="gr287" style:family="graphic" style:parent-style-name="standard">
      <style:graphic-properties svg:stroke-width="0.05cm" svg:stroke-color="#999999" draw:marker-start-width="0.35cm" draw:marker-end-width="0.35cm" draw:fill="solid" draw:fill-color="#ffffff" draw:textarea-horizontal-align="justify" draw:textarea-vertical-align="middle" draw:auto-grow-height="false" fo:min-height="1.58cm" fo:min-width="2.35cm" fo:padding-top="0.15cm" fo:padding-bottom="0.15cm" fo:padding-left="0.275cm" fo:padding-right="0.275cm"/>
    </style:style>
    <style:style style:name="gr288" style:family="graphic" style:parent-style-name="standard">
      <style:graphic-properties svg:stroke-width="0.05cm" svg:stroke-color="#ffffff" draw:marker-start-width="0.35cm" draw:marker-end-width="0.35cm" draw:fill="solid" draw:fill-color="#ffffff" draw:textarea-horizontal-align="justify" draw:textarea-vertical-align="middle" draw:auto-grow-height="false" fo:min-height="0.7cm" fo:min-width="5.15cm" fo:padding-top="0.15cm" fo:padding-bottom="0.15cm" fo:padding-left="0.275cm" fo:padding-right="0.275cm"/>
    </style:style>
    <style:style style:name="gr289" style:family="graphic" style:parent-style-name="measure" style:list-style-name="L1">
      <style:graphic-properties draw:textarea-vertical-align="middle" draw:line-distance="0.6cm" draw:placing="above"/>
    </style:style>
    <style:style style:name="gr290" style:family="graphic" style:parent-style-name="measure" style:list-style-name="L1">
      <style:graphic-properties draw:textarea-vertical-align="middle" draw:line-distance="1cm" draw:placing="below"/>
    </style:style>
    <style:style style:name="gr291" style:family="graphic" style:parent-style-name="measure" style:list-style-name="L1">
      <style:graphic-properties draw:textarea-vertical-align="middle" draw:line-distance="0.6cm" draw:placing="above"/>
    </style:style>
    <style:style style:name="gr292" style:family="graphic" style:parent-style-name="measure">
      <style:graphic-properties draw:stroke-linejoin="bevel" draw:textarea-vertical-align="middle" draw:line-distance="0.301cm" draw:placing="above"/>
    </style:style>
    <style:style style:name="gr293" style:family="graphic" style:parent-style-name="standard">
      <style:graphic-properties draw:stroke="solid" draw:stroke-dash="Ultrafine_20_Dashed" svg:stroke-width="0.2cm" svg:stroke-color="#0000ff" draw:marker-start-width="0.54cm" draw:marker-end-width="0.54cm" draw:textarea-vertical-align="middle" fo:padding-top="0.225cm" fo:padding-bottom="0.225cm" fo:padding-left="0.35cm" fo:padding-right="0.35cm"/>
    </style:style>
    <style:style style:name="gr294" style:family="graphic" style:parent-style-name="standard">
      <style:graphic-properties draw:stroke="none" svg:stroke-width="0.4cm" svg:stroke-color="#000000" draw:marker-start-width="1.401cm" draw:marker-end-width="1.401cm" draw:stroke-linejoin="round" svg:stroke-linecap="round" draw:fill="solid" draw:fill-color="#666666" draw:textarea-horizontal-align="right" draw:textarea-vertical-align="middle" draw:auto-grow-height="false" fo:min-height="16.748cm" fo:min-width="26.498cm" fo:padding-top="0.426cm" fo:padding-bottom="0.426cm" fo:padding-left="0.551cm" fo:padding-right="0.551cm"/>
    </style:style>
    <style:style style:name="gr295" style:family="graphic" style:parent-style-name="standard">
      <style:graphic-properties draw:stroke="solid" svg:stroke-width="0.01cm" svg:stroke-color="#cccccc" draw:marker-start-width="0cm" draw:marker-end-width="0cm" draw:stroke-linejoin="bevel" draw:fill="solid" draw:fill-color="#666666" draw:textarea-horizontal-align="justify" draw:textarea-vertical-align="middle" draw:auto-grow-height="false" fo:min-height="0.232cm" fo:min-width="11.482cm" fo:padding-top="0.134cm" fo:padding-bottom="0.134cm" fo:padding-left="0.259cm" fo:padding-right="0.259cm"/>
    </style:style>
    <style:style style:name="gr296" style:family="graphic" style:parent-style-name="standard">
      <style:graphic-properties draw:stroke="solid" svg:stroke-width="0.01cm" svg:stroke-color="#cccccc" draw:marker-start-width="0cm" draw:marker-end-width="0cm" draw:stroke-linejoin="bevel" draw:fill="solid" draw:fill-color="#729fcf" draw:textarea-horizontal-align="justify" draw:textarea-vertical-align="middle" draw:auto-grow-height="false" fo:min-height="0cm" fo:min-width="11.482cm" fo:padding-top="0.134cm" fo:padding-bottom="0.134cm" fo:padding-left="0.259cm" fo:padding-right="0.259cm"/>
    </style:style>
    <style:style style:name="gr297" style:family="graphic" style:parent-style-name="standard">
      <style:graphic-properties draw:stroke="solid" svg:stroke-width="0.01cm" svg:stroke-color="#cccccc" draw:marker-start-width="0cm" draw:marker-end-width="0cm" draw:stroke-linejoin="bevel" draw:fill="solid" draw:fill-color="#666666" draw:textarea-horizontal-align="justify" draw:textarea-vertical-align="middle" draw:auto-grow-height="false" fo:min-height="0.232cm" fo:min-width="5.482cm" fo:padding-top="0.134cm" fo:padding-bottom="0.134cm" fo:padding-left="0.259cm" fo:padding-right="0.259cm"/>
    </style:style>
    <style:style style:name="gr298" style:family="graphic" style:parent-style-name="standard">
      <style:graphic-properties draw:stroke="solid" svg:stroke-width="0.01cm" svg:stroke-color="#cccccc" draw:marker-start-width="0cm" draw:marker-end-width="0cm" draw:stroke-linejoin="bevel" draw:fill="solid" draw:fill-color="#729fcf" draw:textarea-horizontal-align="justify" draw:textarea-vertical-align="middle" draw:auto-grow-height="false" fo:min-height="0cm" fo:min-width="5.482cm" fo:padding-top="0.134cm" fo:padding-bottom="0.134cm" fo:padding-left="0.259cm" fo:padding-right="0.259cm"/>
    </style:style>
    <style:style style:name="gr299" style:family="graphic" style:parent-style-name="measure">
      <style:graphic-properties draw:stroke-linejoin="bevel" draw:textarea-vertical-align="middle" draw:line-distance="0.5cm" draw:placing="below"/>
    </style:style>
    <style:style style:name="P1" style:family="paragraph">
      <loext:graphic-properties draw:fill="none" draw:fill-color="#ffffff" draw:opacity="100%" draw:fill-image-width="0cm" draw:fill-image-height="0cm"/>
      <style:text-properties fo:font-size="17.8999996185303pt" fo:language="nl" fo:country="NL" style:font-size-asian="18pt" style:font-size-complex="18pt" style:font-weight-complex="normal"/>
    </style:style>
    <style:style style:name="P2" style:family="paragraph">
      <loext:graphic-properties draw:fill="none" draw:fill-color="#ffffff"/>
    </style:style>
    <style:style style:name="P3" style:family="paragraph">
      <loext:graphic-properties draw:fill="none" draw:opacity="100%" draw:fill-image-width="0cm" draw:fill-image-height="0cm"/>
      <style:text-properties style:text-outline="true" fo:font-size="17.8999996185303pt" fo:language="nl" fo:country="NL" style:font-size-asian="18pt" style:font-size-complex="18pt" style:font-weight-complex="normal"/>
    </style:style>
    <style:style style:name="P4" style:family="paragraph">
      <loext:graphic-properties draw:fill="none" draw:fill-color="#ffffff"/>
      <style:text-properties style:font-name="Liberation Sans1" fo:font-size="12pt" style:font-size-asian="12pt" style:font-size-complex="12pt" style:font-weight-complex="normal"/>
    </style:style>
    <style:style style:name="P5" style:family="paragraph">
      <loext:graphic-properties draw:fill="none"/>
      <style:text-properties fo:font-size="18pt"/>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333333"/>
      <style:paragraph-properties fo:text-align="center"/>
      <style:text-properties fo:font-size="9pt" fo:language="nl" fo:country="NL" style:font-weight-complex="normal"/>
    </style:style>
    <style:style style:name="P9" style:family="paragraph">
      <loext:graphic-properties draw:fill="solid" draw:fill-color="#729fcf"/>
      <style:paragraph-properties fo:text-align="center"/>
      <style:text-properties fo:font-size="9pt" fo:language="nl" fo:country="NL" style:font-weight-complex="normal"/>
    </style:style>
    <style:style style:name="P10" style:family="paragraph">
      <loext:graphic-properties draw:fill="solid" draw:fill-color="#9966cc"/>
      <style:paragraph-properties fo:text-align="center"/>
      <style:text-properties fo:font-size="9pt" fo:language="nl" fo:country="NL" style:font-weight-complex="normal"/>
    </style:style>
    <style:style style:name="P11" style:family="paragraph">
      <loext:graphic-properties draw:fill="solid" draw:fill-color="#5c8526"/>
      <style:paragraph-properties fo:text-align="center"/>
      <style:text-properties fo:font-size="9pt" fo:language="nl" fo:country="NL" style:font-weight-complex="normal"/>
    </style:style>
    <style:style style:name="P12" style:family="paragraph">
      <loext:graphic-properties draw:fill="solid" draw:fill-color="#ffffff" draw:opacity="50%"/>
      <style:paragraph-properties fo:text-align="center"/>
      <style:text-properties fo:color="#000000" fo:font-size="8pt" style:font-size-asian="8pt" style:font-size-complex="8pt"/>
    </style:style>
    <style:style style:name="P13" style:family="paragraph">
      <loext:graphic-properties draw:fill="solid" draw:fill-color="#99284c" draw:fill-image-width="0cm" draw:fill-image-height="0cm"/>
      <style:paragraph-properties fo:text-align="center"/>
      <style:text-properties fo:color="#000000" fo:font-size="24pt" fo:language="nl" fo:country="NL" style:font-size-asian="24pt" style:font-size-complex="24pt" style:font-weight-complex="normal"/>
    </style:style>
    <style:style style:name="P14" style:family="paragraph">
      <loext:graphic-properties draw:fill="none" draw:fill-color="#99284c" draw:fill-image-width="0cm" draw:fill-image-height="0cm"/>
      <style:paragraph-properties fo:text-align="center"/>
      <style:text-properties fo:color="#000000" fo:font-size="24pt" fo:language="nl" fo:country="NL" style:font-size-asian="24pt" style:font-size-complex="24pt" style:font-weight-complex="normal"/>
    </style:style>
    <style:style style:name="P15" style:family="paragraph">
      <loext:graphic-properties draw:fill="none"/>
      <style:paragraph-properties fo:text-align="center"/>
      <style:text-properties fo:font-size="9pt"/>
    </style:style>
    <style:style style:name="P16" style:family="paragraph">
      <loext:graphic-properties draw:fill="none" draw:fill-color="#cccccc"/>
      <style:paragraph-properties fo:text-align="center"/>
      <style:text-properties fo:language="nl" fo:country="NL"/>
    </style:style>
    <style:style style:name="P17" style:family="paragraph">
      <loext:graphic-properties draw:fill="none" draw:fill-color="#ffffff"/>
      <style:paragraph-properties fo:text-align="center"/>
      <style:text-properties fo:font-size="9pt"/>
    </style:style>
    <style:style style:name="P18" style:family="paragraph">
      <loext:graphic-properties draw:fill="solid" draw:fill-color="#ffffff"/>
      <style:paragraph-properties fo:text-align="center"/>
    </style:style>
    <style:style style:name="P19" style:family="paragraph">
      <loext:graphic-properties draw:fill="solid" draw:fill-color="#ffffff"/>
      <style:paragraph-properties fo:text-align="center"/>
      <style:text-properties fo:color="#ffffff" fo:font-size="9pt" style:font-size-asian="18pt" style:font-size-complex="18pt"/>
    </style:style>
    <style:style style:name="P20" style:family="paragraph">
      <loext:graphic-properties draw:fill-color="#000000"/>
      <style:paragraph-properties fo:text-align="center"/>
    </style:style>
    <style:style style:name="P21" style:family="paragraph">
      <loext:graphic-properties draw:fill="none" draw:fill-color="#808080"/>
      <style:paragraph-properties fo:text-align="center"/>
      <style:text-properties fo:color="#ffffff" fo:font-size="12pt" style:font-size-asian="12pt" style:font-size-complex="12pt"/>
    </style:style>
    <style:style style:name="P22" style:family="paragraph">
      <loext:graphic-properties draw:fill-color="#ffff66"/>
      <style:paragraph-properties fo:text-align="center"/>
      <style:text-properties fo:font-size="9pt"/>
    </style:style>
    <style:style style:name="P23" style:family="paragraph">
      <loext:graphic-properties draw:fill="none"/>
      <style:paragraph-properties fo:text-align="center"/>
      <style:text-properties fo:font-size="9pt" style:font-size-asian="18pt" style:font-size-complex="18pt" style:font-weight-complex="normal"/>
    </style:style>
    <style:style style:name="P24" style:family="paragraph">
      <loext:graphic-properties draw:fill="gradient" draw:fill-color="#99284c" draw:fill-gradient-name="Gradient_20_7" draw:gradient-step-count="0"/>
      <style:paragraph-properties fo:text-align="center"/>
      <style:text-properties fo:font-size="9pt" style:font-size-asian="18pt" style:font-size-complex="18pt" style:font-weight-complex="normal"/>
    </style:style>
    <style:style style:name="P25" style:family="paragraph">
      <loext:graphic-properties draw:fill="solid" draw:fill-color="#ffffff"/>
      <style:paragraph-properties fo:text-align="center"/>
      <style:text-properties fo:font-size="6pt" style:font-size-asian="6pt" style:font-size-complex="6pt"/>
    </style:style>
    <style:style style:name="P26" style:family="paragraph">
      <loext:graphic-properties draw:fill="solid" draw:fill-color="#ffffff"/>
      <style:paragraph-properties fo:text-align="center"/>
      <style:text-properties fo:font-size="7pt" style:font-size-asian="7pt" style:font-size-complex="7pt"/>
    </style:style>
    <style:style style:name="P27" style:family="paragraph">
      <loext:graphic-properties draw:fill="solid" draw:fill-color="#ffffff"/>
      <style:paragraph-properties fo:text-align="center"/>
      <style:text-properties fo:color="#000000" fo:font-size="6pt" style:font-size-asian="6pt" style:font-size-complex="6pt"/>
    </style:style>
    <style:style style:name="P28" style:family="paragraph">
      <loext:graphic-properties draw:fill="solid" draw:fill-color="#ffffff"/>
      <style:paragraph-properties fo:text-align="center"/>
      <style:text-properties fo:color="#000000" fo:font-size="8pt" style:font-size-asian="8pt" style:font-size-complex="8pt"/>
    </style:style>
    <style:style style:name="P29" style:family="paragraph">
      <loext:graphic-properties draw:opacity="50%"/>
      <style:paragraph-properties fo:text-align="center"/>
      <style:text-properties fo:font-size="9pt"/>
    </style:style>
    <style:style style:name="P30" style:family="paragraph">
      <loext:graphic-properties draw:fill-color="#c0c0c0"/>
      <style:paragraph-properties fo:text-align="center"/>
      <style:text-properties fo:font-size="9pt"/>
    </style:style>
    <style:style style:name="P31" style:family="paragraph">
      <loext:graphic-properties draw:fill-color="#ff3333" draw:opacity="50%"/>
      <style:paragraph-properties fo:text-align="center"/>
      <style:text-properties fo:font-size="9pt"/>
    </style:style>
    <style:style style:name="P32" style:family="paragraph">
      <loext:graphic-properties draw:fill-color="#ffff99"/>
      <style:paragraph-properties fo:text-align="center"/>
      <style:text-properties fo:font-size="9pt"/>
    </style:style>
    <style:style style:name="P33" style:family="paragraph">
      <loext:graphic-properties draw:fill="none" draw:fill-color="#ffffff" draw:opacity="100%" draw:fill-image-width="0cm" draw:fill-image-height="0cm"/>
      <style:text-properties fo:font-size="18pt" fo:language="nl" fo:country="NL" style:font-size-asian="18pt" style:font-size-complex="18pt" style:font-weight-complex="normal"/>
    </style:style>
    <style:style style:name="P34" style:family="paragraph">
      <loext:graphic-properties draw:fill="solid" draw:fill-color="#ffd320"/>
      <style:paragraph-properties fo:text-align="center"/>
    </style:style>
    <style:style style:name="P35" style:family="paragraph">
      <loext:graphic-properties draw:fill="solid" draw:fill-color="#b3b3b3"/>
      <style:paragraph-properties fo:text-align="center"/>
      <style:text-properties fo:font-size="12pt" fo:language="nl" fo:country="NL" style:font-size-asian="18pt" style:font-size-complex="18pt"/>
    </style:style>
    <style:style style:name="P36" style:family="paragraph">
      <loext:graphic-properties draw:fill-color="#9966cc"/>
      <style:paragraph-properties fo:text-align="center"/>
    </style:style>
    <style:style style:name="P37" style:family="paragraph">
      <loext:graphic-properties draw:fill="solid" draw:fill-color="#666666"/>
      <style:paragraph-properties fo:text-align="center"/>
      <style:text-properties fo:font-size="24pt" fo:language="nl" fo:country="NL"/>
    </style:style>
    <style:style style:name="P38" style:family="paragraph">
      <loext:graphic-properties draw:fill="solid" draw:fill-color="#666666"/>
      <style:paragraph-properties fo:text-align="center"/>
    </style:style>
    <style:style style:name="P39" style:family="paragraph">
      <loext:graphic-properties draw:fill="solid" draw:fill-color="#0099ff"/>
      <style:paragraph-properties fo:text-align="center"/>
      <style:text-properties fo:font-size="14pt" style:font-size-asian="14pt" style:font-size-complex="14pt"/>
    </style:style>
    <style:style style:name="P40" style:family="paragraph">
      <loext:graphic-properties draw:fill="none"/>
      <style:paragraph-properties fo:text-align="center"/>
      <style:text-properties fo:font-size="14pt"/>
    </style:style>
    <style:style style:name="P41" style:family="paragraph">
      <loext:graphic-properties draw:fill="none" draw:opacity="100%" draw:fill-image-width="0cm" draw:fill-image-height="0cm"/>
      <style:paragraph-properties fo:text-align="center"/>
      <style:text-properties style:font-name="Courier New" fo:font-size="13.8999996185303pt" fo:language="nl" fo:country="NL" style:font-size-asian="18pt" style:font-size-complex="18pt" style:font-weight-complex="normal"/>
    </style:style>
    <style:style style:name="P42" style:family="paragraph">
      <style:paragraph-properties fo:margin-left="0cm" fo:margin-right="0cm" fo:margin-top="0cm" fo:margin-bottom="0cm" fo:line-height="100%" fo:text-align="center" fo:text-indent="0cm"/>
      <style:text-properties fo:language="nl" fo:country="NL"/>
    </style:style>
    <style:style style:name="P4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P44" style:family="paragraph">
      <loext:graphic-properties draw:fill-color="#729fcf"/>
      <style:paragraph-properties fo:text-align="center"/>
      <style:text-properties fo:font-size="14pt" fo:language="nl" fo:country="NL" style:font-size-asian="18pt" style:font-size-complex="18pt" style:font-weight-complex="normal"/>
    </style:style>
    <style:style style:name="P45" style:family="paragraph">
      <loext:graphic-properties draw:fill="solid" draw:fill-color="#666666"/>
      <style:paragraph-properties fo:text-align="center"/>
      <style:text-properties fo:font-size="14pt" fo:language="nl" fo:country="NL" style:font-size-asian="18pt" style:font-size-complex="18pt" style:font-weight-complex="normal"/>
    </style:style>
    <style:style style:name="P46" style:family="paragraph">
      <loext:graphic-properties draw:fill="solid" draw:fill-color="#9966cc"/>
      <style:paragraph-properties fo:text-align="center"/>
      <style:text-properties fo:font-size="14pt" fo:language="nl" fo:country="NL" style:font-size-asian="18pt" style:font-size-complex="18pt" style:font-weight-complex="normal"/>
    </style:style>
    <style:style style:name="P47" style:family="paragraph">
      <loext:graphic-properties draw:fill="none" draw:fill-color="#ffffff"/>
      <style:text-properties fo:font-size="28pt" style:font-size-asian="28pt" style:font-size-complex="28pt"/>
    </style:style>
    <style:style style:name="P48" style:family="paragraph">
      <loext:graphic-properties draw:fill="none" draw:fill-color="#ffffff"/>
      <style:text-properties fo:font-size="14pt" style:font-size-asian="14pt" style:font-size-complex="14pt"/>
    </style:style>
    <style:style style:name="P49" style:family="paragraph">
      <loext:graphic-properties draw:fill="solid" draw:fill-color="#729fcf"/>
      <style:paragraph-properties fo:text-align="center"/>
      <style:text-properties fo:font-size="12pt" fo:language="nl" fo:country="NL" style:font-size-asian="18pt" style:font-size-complex="18pt" style:font-weight-complex="normal"/>
    </style:style>
    <style:style style:name="P50" style:family="paragraph">
      <loext:graphic-properties draw:fill="solid" draw:fill-color="#ffffff"/>
      <style:paragraph-properties fo:text-align="center"/>
      <style:text-properties fo:font-size="12pt" fo:language="nl" fo:country="NL" style:font-size-asian="18pt" style:font-size-complex="18pt" style:font-weight-complex="normal"/>
    </style:style>
    <style:style style:name="P51" style:family="paragraph">
      <loext:graphic-properties draw:fill="solid" draw:fill-color="#999999"/>
      <style:paragraph-properties fo:text-align="center"/>
      <style:text-properties fo:font-size="24pt" fo:language="nl" fo:country="NL"/>
    </style:style>
    <style:style style:name="P52" style:family="paragraph">
      <loext:graphic-properties draw:fill-color="#b3b3b3"/>
      <style:paragraph-properties fo:text-align="center"/>
      <style:text-properties fo:font-size="14pt" fo:language="nl" fo:country="NL" style:font-size-asian="14pt" style:font-size-complex="14pt"/>
    </style:style>
    <style:style style:name="P53" style:family="paragraph">
      <loext:graphic-properties draw:fill-color="#808080"/>
      <style:paragraph-properties fo:text-align="center"/>
      <style:text-properties fo:font-size="10pt" style:font-size-asian="10pt" style:font-size-complex="10pt" style:font-weight-complex="normal"/>
    </style:style>
    <style:style style:name="P54" style:family="paragraph">
      <loext:graphic-properties draw:fill="solid" draw:fill-color="#999999"/>
      <style:paragraph-properties fo:text-align="center"/>
      <style:text-properties fo:font-size="12pt" style:font-size-asian="12pt" style:font-size-complex="12pt"/>
    </style:style>
    <style:style style:name="P55" style:family="paragraph">
      <loext:graphic-properties draw:fill="none" draw:fill-color="#b3b3b3"/>
      <style:paragraph-properties fo:text-align="center"/>
      <style:text-properties fo:font-size="14pt" fo:language="nl" fo:country="NL" style:font-size-asian="14pt" style:font-size-complex="14pt"/>
    </style:style>
    <style:style style:name="P56" style:family="paragraph">
      <loext:graphic-properties draw:fill="none"/>
      <style:paragraph-properties fo:text-align="center"/>
      <style:text-properties fo:language="nl" fo:country="NL"/>
    </style:style>
    <style:style style:name="P57" style:family="paragraph">
      <loext:graphic-properties draw:fill-color="#666666"/>
      <style:paragraph-properties fo:text-align="center"/>
      <style:text-properties fo:font-size="24pt" fo:language="nl" fo:country="NL"/>
    </style:style>
    <style:style style:name="P58" style:family="paragraph">
      <loext:graphic-properties draw:fill="solid" draw:fill-color="#e6e6e6"/>
      <style:paragraph-properties fo:text-align="center"/>
    </style:style>
    <style:style style:name="P59" style:family="paragraph">
      <loext:graphic-properties draw:fill="hatch" draw:fill-color="#cccccc" draw:fill-hatch-name="Trap3" draw:fill-hatch-solid="true"/>
      <style:paragraph-properties fo:text-align="center"/>
    </style:style>
    <style:style style:name="P60" style:family="paragraph">
      <loext:graphic-properties draw:fill="solid" draw:fill-color="#999999"/>
      <style:paragraph-properties fo:text-align="center"/>
    </style:style>
    <style:style style:name="P61" style:family="paragraph">
      <loext:graphic-properties draw:fill-color="#b3b3b3"/>
      <style:paragraph-properties fo:text-align="center"/>
      <style:text-properties fo:font-size="24pt" fo:language="nl" fo:country="NL"/>
    </style:style>
    <style:style style:name="P62" style:family="paragraph">
      <loext:graphic-properties draw:fill="none"/>
      <style:paragraph-properties fo:margin-left="0cm" fo:margin-right="0cm" fo:margin-top="0cm" fo:margin-bottom="0cm" fo:line-height="100%" fo:text-align="center" fo:text-indent="0cm"/>
      <style:text-properties fo:language="nl" fo:country="NL"/>
    </style:style>
    <style:style style:name="P63" style:family="paragraph">
      <loext:graphic-properties draw:fill="solid" draw:fill-color="#666666"/>
      <style:paragraph-properties fo:text-align="center"/>
      <style:text-properties fo:font-size="12pt" fo:language="nl" fo:country="NL" style:font-size-asian="18pt" style:font-size-complex="18pt" style:font-weight-complex="normal"/>
    </style:style>
    <style:style style:name="T1" style:family="text">
      <style:text-properties fo:font-size="18pt" fo:language="nl" fo:country="NL" style:font-size-asian="18pt" style:font-size-complex="18pt"/>
    </style:style>
    <style:style style:name="T2" style:family="text">
      <style:text-properties style:text-outline="true" fo:font-size="18pt" fo:language="nl" fo:country="NL" style:font-size-asian="18pt" style:font-size-complex="18pt" style:font-weight-complex="normal"/>
    </style:style>
    <style:style style:name="T3" style:family="text">
      <style:text-properties style:font-name="Liberation Sans1" fo:font-size="12pt" style:font-size-asian="12pt" style:font-size-complex="12pt" style:font-weight-complex="normal"/>
    </style:style>
    <style:style style:name="T4" style:family="text">
      <style:text-properties fo:font-size="12pt" style:font-size-asian="12pt" style:font-size-complex="12pt"/>
    </style:style>
    <style:style style:name="T5" style:family="text">
      <style:text-properties fo:font-size="24pt" fo:language="nl" fo:country="NL" style:font-weight-complex="normal"/>
    </style:style>
    <style:style style:name="T6" style:family="text">
      <style:text-properties fo:color="#000000" fo:font-size="8pt" style:font-size-asian="8pt" style:font-size-complex="8pt"/>
    </style:style>
    <style:style style:name="T7" style:family="text">
      <style:text-properties fo:color="#000000" fo:font-size="24pt" fo:language="nl" fo:country="NL" style:font-size-asian="24pt" style:font-size-complex="24pt" style:font-weight-complex="normal"/>
    </style:style>
    <style:style style:name="T8" style:family="text">
      <style:text-properties fo:font-size="9pt"/>
    </style:style>
    <style:style style:name="T9" style:family="text">
      <style:text-properties fo:color="#ffffff" fo:font-size="12pt" style:font-size-asian="12pt" style:font-size-complex="12pt"/>
    </style:style>
    <style:style style:name="T10" style:family="text">
      <style:text-properties fo:font-size="9pt" style:font-size-asian="18pt" style:font-size-complex="18pt" style:font-weight-complex="normal"/>
    </style:style>
    <style:style style:name="T11" style:family="text">
      <style:text-properties fo:font-size="7pt" style:font-size-asian="7pt" style:font-size-complex="7pt"/>
    </style:style>
    <style:style style:name="T12" style:family="text">
      <style:text-properties fo:color="#000000" fo:font-size="6pt" style:font-size-asian="6pt" style:font-size-complex="6pt"/>
    </style:style>
    <style:style style:name="T13" style:family="text">
      <style:text-properties fo:font-size="6pt" style:font-size-asian="6pt" style:font-size-complex="6pt"/>
    </style:style>
    <style:style style:name="T14" style:family="text">
      <style:text-properties style:text-position="-33% 58%" fo:font-size="9pt"/>
    </style:style>
    <style:style style:name="T15" style:family="text">
      <style:text-properties fo:font-size="14pt" fo:language="nl" fo:country="NL" style:font-size-asian="14pt" style:font-size-complex="14pt"/>
    </style:style>
    <style:style style:name="T16" style:family="text">
      <style:text-properties style:text-position="-33% 58%" fo:font-size="14pt" fo:language="nl" fo:country="NL" style:font-size-asian="14pt" style:font-size-complex="14pt"/>
    </style:style>
    <style:style style:name="T17" style:family="text">
      <style:text-properties fo:font-size="14pt"/>
    </style:style>
    <style:style style:name="T18" style:family="text">
      <style:text-properties style:font-name="Courier New" fo:font-size="14pt" fo:language="nl" fo:country="NL" style:font-size-asian="18pt" style:font-size-complex="18pt" style:font-weight-complex="normal"/>
    </style:style>
    <style:style style:name="T19" style:family="text">
      <style:text-properties fo:language="nl" fo:country="NL"/>
    </style:style>
    <style:style style:name="T20" style:family="text">
      <style:text-properties fo:font-variant="normal" fo:text-transform="none" style:use-window-font-color="true" style:text-outline="false" style:text-line-through-style="none" style:text-line-through-type="none" style:font-name="Liberation Sans" fo:font-size="12pt" fo:language="nl" fo:country="NL" fo:font-style="normal" fo:text-shadow="none" style:text-underline-style="none" fo:font-weight="normal" style:letter-kerning="true" style:font-name-asian="Droid Sans Fallback" style:font-size-asian="18pt" style:font-style-asian="normal" style:font-weight-asian="normal" style:font-name-complex="unifont" style:font-size-complex="18pt" style:font-style-complex="normal" style:font-weight-complex="normal" style:text-emphasize="none" style:font-relief="none" style:text-overline-style="none" style:text-overline-color="font-color"/>
    </style:style>
    <style:style style:name="T21" style:family="text">
      <style:text-properties fo:font-size="14pt" style:font-size-asian="14pt" style:font-size-complex="14pt"/>
    </style:style>
    <style:style style:name="T22" style:family="text">
      <style:text-properties fo:font-size="14pt" fo:language="nl" fo:country="NL" style:font-size-asian="18pt" style:font-size-complex="18pt" style:font-weight-complex="normal"/>
    </style:style>
    <style:style style:name="T23" style:family="text">
      <style:text-properties fo:font-size="28pt" style:font-size-asian="28pt" style:font-size-complex="28pt"/>
    </style:style>
    <style:style style:name="T24" style:family="text">
      <style:text-properties fo:font-size="12pt" fo:language="nl" fo:country="NL" style:font-size-asian="18pt" style:font-size-complex="18pt" style:font-weight-complex="normal"/>
    </style:style>
    <style:style style:name="T25" style:family="text">
      <style:text-properties fo:font-size="10pt" style:font-size-asian="10pt"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2cm" svg:height="1.673cm" svg:x="5.697cm" svg:y="3.268cm">
          <draw:text-box>
            <text:p><text:span text:style-name="T1">Principeschema installatie warmtebuffers</text:span></text:p>
          </draw:text-box>
        </draw:frame>
        <draw:frame draw:style-name="gr2" draw:text-style-name="P2" draw:layer="layout" svg:width="0.502cm" svg:height="1.187cm" svg:x="8cm" svg:y="16cm">
          <draw:text-box>
            <text:p/>
          </draw:text-box>
        </draw:frame>
        <draw:frame draw:style-name="gr3" draw:text-style-name="P3" draw:layer="layout" svg:width="10.8cm" svg:height="3.806cm" svg:x="5.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frame draw:style-name="gr4" draw:text-style-name="P4" draw:layer="layout" svg:width="9cm" svg:height="11.627cm" svg:x="20.4cm" svg:y="4.501cm">
          <draw:text-box>
            <text:p><text:span text:style-name="T3">Via zonnecollectoren wordt warmte gewonnen en opgeslagen. Als de zonnecollectoren te weinig warmte leveren, kan de warmtepomp bijverwarmen.</text:span></text:p>
            <text:p><text:span text:style-name="T3"/></text:p>
            <text:p><text:span text:style-name="T3">Buffer1 is een ongeïsoleerde betonvloer, staat in direct contact met de bodem en kan daardoor warmte uitwisselen met de bodem. In de zomer kan buffer1 daardoor extra koelte leveren (passieve koeling), en in de winter extra warmte.</text:span></text:p>
            <text:p><text:span text:style-name="T3"/></text:p>
            <text:p><text:span text:style-name="T4">Buffer2 is een geisoleerde tank die dient als opslag voor het overschot aan warmte dat door de zonnecollectoren wordt geleverd. Wanneer de warmptepomp energie nodig heeft, kan afgekoeld water worden aangelengd met warm water uit buffer2.</text:span></text:p>
            <text:p><text:span text:style-name="T4"/></text:p>
            <text:p><text:span text:style-name="T3">Buffer3 is een betonvloer met vloerverwarming, staat in direct contact met de woning en hoeft daarom niet erg warm te zijn om de woning op temperatuur te houden.</text:span></text:p>
          </draw:text-box>
        </draw:frame>
        <draw:frame draw:style-name="gr5" draw:text-style-name="P5" draw:layer="layout" svg:width="7.4cm" svg:height="20.159cm" svg:x="30.5cm" svg:y="4.501cm">
          <draw:text-box>
            <text:p><text:span text:style-name="T3">Pomp A: brengt water van buffer1 via buffer2 naar de warmtepomp, die het afkoelt om warmte over te brengen naar de boiler. Buffer1 wordt begrensd op 4°C minimaal.</text:span></text:p>
            <text:p><text:span text:style-name="T3">Het water uit buffer2 wordt teruggemengd met retourwater tot maximaal 20°C. Als het retourwater van de warmtepomp kouder is dan 10°C, dan wordt het eerst retourwater door buffer1 geleid.</text:span></text:p>
            <text:p><text:span text:style-name="T3"/></text:p>
            <text:p><text:span text:style-name="T3">Pomp B: brengt water vanaf de warmtepomp naar boven in de boiler, retour komt onder uit de boiler.</text:span></text:p>
            <text:p><text:span text:style-name="T3"/></text:p>
            <text:p><text:span text:style-name="T3">Pomp C: brengt water van de boiler naar de zonnecollectoren. Retour wordt naar de onderste spiraal in de boiler gebracht. De boiler wordt begrensd op 80°C maximaal.</text:span></text:p>
            <text:p><text:span text:style-name="T3"/></text:p>
            <text:p><text:span text:style-name="T3">Pomp D: brengt water van buffer2 naar de boiler, om op te warmen met warmte uit de zonnecollectoren. Buffer2 wordt begrensd op 20°C maximaal.</text:span></text:p>
            <text:p><text:span text:style-name="T3"/></text:p>
            <text:p><text:span text:style-name="T3">Pomp E: brengt water naar buffer3 <text:s/>Er zijn afhankelijk van het seizoen twee mogelijke bronnen:</text:span></text:p>
            <text:list text:style-name="L1">
              <text:list-item>
                <text:p><text:span text:style-name="T3">Zomer: gebruik passief gekoeld water uit buffer1</text:span></text:p>
              </text:list-item>
              <text:list-item>
                <text:p><text:span text:style-name="T3">Herfst/Winter/Lente: gebruik verwarmde boiler,</text:span></text:p>
              </text:list-item>
            </text:list>
            <text:p><text:span text:style-name="T4"/></text:p>
            <text:p><text:span text:style-name="T4">Pomp F: brengt water van de boiler naar de vloerverwarming op de verdieping.</text:span></text:p>
            <text:p><text:span text:style-name="T4"/></text:p>
            <text:p><text:span text:style-name="T4"/></text:p>
          </draw:text-box>
        </draw:frame>
        <draw:g>
          <draw:custom-shape draw:style-name="gr6" draw:text-style-name="P6" draw:layer="layout" svg:width="0.6cm" svg:height="0.596cm" svg:x="11.4cm" svg:y="11.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1.7cm" svg:y1="11.8cm" svg:x2="14.6cm" svg:y2="11.8cm">
            <text:p/>
          </draw:line>
          <draw:line draw:style-name="gr8" draw:text-style-name="P7" draw:layer="layout" svg:x1="8.4cm" svg:y1="12.4cm" svg:x2="12.1cm" svg:y2="12.4cm">
            <text:p/>
          </draw:line>
          <draw:custom-shape draw:style-name="gr6" draw:text-style-name="P6" draw:layer="layout" svg:width="0.6cm" svg:height="0.596cm" svg:x="14.9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9cm" svg:y1="14.3cm" svg:x2="15.2cm" svg:y2="14.3cm">
            <text:p/>
          </draw:line>
          <draw:line draw:style-name="gr7" draw:text-style-name="P7" draw:layer="layout" svg:x1="15.2cm" svg:y1="11.2cm" svg:x2="15.2cm" svg:y2="14.3cm">
            <text:p/>
          </draw:line>
          <draw:custom-shape draw:style-name="gr6" draw:text-style-name="P6" draw:layer="layout" svg:width="0.6cm" svg:height="0.596cm" svg:x="12.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6.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1.8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8" draw:layer="layout" svg:width="12.922cm" svg:height="1.7cm" svg:x="7.739cm" svg:y="18.4cm">
              <text:p/>
              <draw:enhanced-geometry svg:viewBox="0 0 21600 21600" draw:mirror-horizontal="false" draw:mirror-vertical="false" draw:type="rectangle" draw:enhanced-path="M 0 0 L 21600 0 21600 21600 0 21600 0 0 Z N"/>
            </draw:custom-shape>
            <draw:custom-shape draw:style-name="gr10" draw:text-style-name="P9" draw:layer="layout" svg:width="12.922cm" svg:height="0.5cm" svg:x="7.739cm" svg:y="19.6cm">
              <text:p text:style-name="P6"><text:span text:style-name="T5">1 <text:s text:c="4"/></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13.4cm" svg:height="0.201cm" svg:x="7.5cm" svg:y="19.199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2.922cm" svg:height="0.6cm" svg:x="7.739cm" svg:y="18.4cm">
              <text:p text:style-name="P6"><text:span text:style-name="T5">3</text:span></text:p>
              <draw:enhanced-geometry svg:viewBox="0 0 21600 21600" draw:mirror-horizontal="false" draw:mirror-vertical="false" draw:type="rectangle" draw:enhanced-path="M 0 0 L 21600 0 21600 21600 0 21600 0 0 Z N"/>
            </draw:custom-shape>
            <draw:custom-shape draw:style-name="gr13" draw:text-style-name="P12" draw:layer="layout" svg:width="0.477cm" svg:height="0.5cm" svg:x="17.181cm" svg:y="1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6cm" svg:height="0.4cm" svg:x="8.935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8cm" svg:height="0.4cm" svg:x="17.311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15" draw:text-style-name="P7" draw:layer="layout" svg:x1="9.8cm" svg:y1="18.7cm" svg:x2="15.9cm" svg:y2="18.9cm">
            <text:p/>
          </draw:line>
          <draw:line draw:style-name="gr16" draw:text-style-name="P7" draw:layer="layout" svg:x1="15.9cm" svg:y1="18.9cm" svg:x2="20.4cm" svg:y2="18.7cm">
            <text:p/>
          </draw:line>
          <draw:line draw:style-name="gr7" draw:text-style-name="P7" draw:layer="layout" svg:x1="13.1cm" svg:y1="16.3cm" svg:x2="13.1cm" svg:y2="19.7cm">
            <text:p/>
          </draw:line>
          <draw:line draw:style-name="gr17" draw:text-style-name="P7" draw:layer="layout" svg:x1="6.6cm" svg:y1="20.1cm" svg:x2="6.6cm" svg:y2="19.4cm">
            <text:p/>
          </draw:line>
          <draw:line draw:style-name="gr18" draw:text-style-name="P7" draw:layer="layout" svg:x1="13.1cm" svg:y1="16.9cm" svg:x2="12.1cm" svg:y2="16.9cm">
            <text:p/>
          </draw:line>
          <draw:line draw:style-name="gr18" draw:text-style-name="P7" draw:layer="layout" svg:x1="12.1cm" svg:y1="16.9cm" svg:x2="12.1cm" svg:y2="13.3cm">
            <text:p/>
          </draw:line>
          <draw:line draw:style-name="gr7" draw:text-style-name="P7" draw:layer="layout" svg:x1="8.3cm" svg:y1="16.3cm" svg:x2="16.9cm" svg:y2="16.3cm">
            <text:p/>
          </draw:line>
          <draw:custom-shape draw:style-name="gr19" draw:text-style-name="P7" draw:layer="layout" svg:width="3cm" svg:height="2.2cm" svg:x="4cm" svg:y="18.3cm">
            <text:p/>
            <draw:enhanced-geometry svg:viewBox="0 0 21600 21600" draw:type="rectangle" draw:enhanced-path="M 0 0 L 21600 0 21600 21600 0 21600 0 0 Z N"/>
          </draw:custom-shape>
          <draw:line draw:style-name="gr7" draw:text-style-name="P7" draw:layer="layout" svg:x1="5.5cm" svg:y1="19.4cm" svg:x2="8.3cm" svg:y2="19.4cm">
            <text:p/>
          </draw:line>
          <draw:line draw:style-name="gr7" draw:text-style-name="P7" draw:layer="layout" svg:x1="5cm" svg:y1="18.9cm" svg:x2="8cm" svg:y2="18.9cm">
            <text:p/>
          </draw:line>
          <draw:line draw:style-name="gr7" draw:text-style-name="P7" draw:layer="layout" svg:x1="8cm" svg:y1="15.8cm" svg:x2="8cm" svg:y2="18.9cm">
            <text:p/>
          </draw:line>
          <draw:line draw:style-name="gr7" draw:text-style-name="P7" draw:layer="layout" svg:x1="6.2cm" svg:y1="20.3cm" svg:x2="9.3cm" svg:y2="20.3cm">
            <text:p/>
          </draw:line>
          <draw:line draw:style-name="gr7" draw:text-style-name="P7" draw:layer="layout" svg:x1="6.6cm" svg:y1="20.1cm" svg:x2="8.9cm" svg:y2="20.1cm">
            <text:p/>
          </draw:line>
          <draw:custom-shape draw:style-name="gr20" draw:text-style-name="P7" draw:layer="layout" svg:width="3cm" svg:height="2.5cm" svg:x="4cm" svg:y="18.3cm">
            <text:p/>
            <draw:enhanced-geometry svg:viewBox="0 0 21600 21600" draw:type="rectangle" draw:enhanced-path="M 0 0 L 21600 0 21600 21600 0 21600 0 0 Z N"/>
          </draw:custom-shape>
          <draw:line draw:style-name="gr7" draw:text-style-name="P7" draw:layer="layout" svg:x1="12.9cm" svg:y1="9.1cm" svg:x2="16.8cm" svg:y2="9.1cm">
            <text:p/>
          </draw:line>
          <draw:line draw:style-name="gr7" draw:text-style-name="P7" draw:layer="layout" svg:x1="12.9cm" svg:y1="6.7cm" svg:x2="12.9cm" svg:y2="9.1cm">
            <text:p/>
          </draw:line>
          <draw:line draw:style-name="gr7" draw:text-style-name="P7" draw:layer="layout" svg:x1="16cm" svg:y1="11.2cm" svg:x2="16cm" svg:y2="12.5cm">
            <text:p/>
          </draw:line>
          <draw:line draw:style-name="gr7" draw:text-style-name="P7" draw:layer="layout" svg:x1="16.8cm" svg:y1="9.1cm" svg:x2="16.8cm" svg:y2="12.5cm">
            <text:p/>
          </draw:line>
          <draw:line draw:style-name="gr7" draw:text-style-name="P7" draw:layer="layout" svg:x1="12.1cm" svg:y1="11.2cm" svg:x2="16cm" svg:y2="11.2cm">
            <text:p/>
          </draw:line>
          <draw:line draw:style-name="gr7" draw:text-style-name="P7" draw:layer="layout" svg:x1="16cm" svg:y1="14.4cm" svg:x2="16cm" svg:y2="15.8cm">
            <text:p/>
          </draw:line>
          <draw:line draw:style-name="gr7" draw:text-style-name="P7" draw:layer="layout" svg:x1="12.1cm" svg:y1="5.1cm" svg:x2="12.1cm" svg:y2="8.9cm">
            <text:p/>
          </draw:line>
          <draw:line draw:style-name="gr7" draw:text-style-name="P7" draw:layer="layout" svg:x1="12.2cm" svg:y1="5.1cm" svg:x2="16.2cm" svg:y2="5.1cm">
            <text:p/>
          </draw:line>
          <draw:line draw:style-name="gr7" draw:text-style-name="P7" draw:layer="layout" svg:x1="12.5cm" svg:y1="5.5cm" svg:x2="15.8cm" svg:y2="5.5cm">
            <text:p/>
          </draw:line>
          <draw:line draw:style-name="gr7" draw:text-style-name="P7" draw:layer="layout" svg:x1="12.5cm" svg:y1="5.5cm" svg:x2="12.5cm" svg:y2="10.7cm">
            <text:p/>
          </draw:line>
          <draw:g>
            <draw:custom-shape draw:style-name="gr21" draw:text-style-name="P13" draw:layer="layout" svg:width="5.5cm" svg:height="3.2cm" svg:x="2.9cm" svg:y="21cm">
              <text:p text:style-name="P6"><text:span text:style-name="T7">2 <text:s text:c="3"/>2</text:span></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3.144cm" svg:y="21.2cm">
              <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5.956cm" svg:y="21.2cm">
              <text:p/>
              <draw:enhanced-geometry svg:viewBox="0 0 21600 21600" draw:mirror-horizontal="false" draw:mirror-vertical="false" draw:type="rectangle" draw:enhanced-path="M 0 0 L 21600 0 21600 21600 0 21600 0 0 Z N"/>
            </draw:custom-shape>
            <draw:custom-shape draw:style-name="gr14" draw:text-style-name="P12" draw:layer="layout" svg:width="0.489cm" svg:height="0.4cm" svg:x="5.313cm" svg:y="21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23" draw:text-style-name="P15" draw:layer="layout" svg:x1="4.208cm" svg:y1="21.7cm" svg:x2="5cm" svg:y2="21.6cm">
                <text:p/>
              </draw:line>
              <draw:line draw:style-name="gr24" draw:text-style-name="P15" draw:layer="layout" svg:x1="4.204cm" svg:y1="23.5cm" svg:x2="4.5cm" svg:y2="23.3cm">
                <text:p/>
              </draw:line>
              <draw:g>
                <draw:line draw:style-name="gr23" draw:text-style-name="P15" draw:layer="layout" svg:x1="3.611cm" svg:y1="22.2cm" svg:x2="4.804cm" svg:y2="22.1cm">
                  <text:p/>
                </draw:line>
                <draw:line draw:style-name="gr23" draw:text-style-name="P15" draw:layer="layout" svg:x1="3.611cm" svg:y1="22cm" svg:x2="4.804cm" svg:y2="22.1cm">
                  <text:p/>
                </draw:line>
                <draw:line draw:style-name="gr23" draw:text-style-name="P15" draw:layer="layout" svg:x1="3.611cm" svg:y1="21.8cm" svg:x2="4.201cm" svg:y2="21.7cm">
                  <text:p/>
                </draw:line>
                <draw:line draw:style-name="gr24" draw:text-style-name="P15" draw:layer="layout" svg:x1="3.607cm" svg:y1="23.4cm" svg:x2="4.203cm" svg:y2="23.5cm">
                  <text:p/>
                </draw:line>
                <draw:line draw:style-name="gr23" draw:text-style-name="P15" draw:layer="layout" svg:x1="3.611cm" svg:y1="22.4cm" svg:x2="4.804cm" svg:y2="22.3cm">
                  <text:p/>
                </draw:line>
                <draw:line draw:style-name="gr23" draw:text-style-name="P15" draw:layer="layout" svg:x1="3.611cm" svg:y1="22.2cm" svg:x2="4.804cm" svg:y2="22.3cm">
                  <text:p/>
                </draw:line>
                <draw:line draw:style-name="gr23" draw:text-style-name="P15" draw:layer="layout" svg:x1="3.611cm" svg:y1="22.6cm" svg:x2="4.804cm" svg:y2="22.5cm">
                  <text:p/>
                </draw:line>
                <draw:line draw:style-name="gr23" draw:text-style-name="P15" draw:layer="layout" svg:x1="3.611cm" svg:y1="22.4cm" svg:x2="4.804cm" svg:y2="22.5cm">
                  <text:p/>
                </draw:line>
                <draw:line draw:style-name="gr23" draw:text-style-name="P15" draw:layer="layout" svg:x1="3.611cm" svg:y1="22cm" svg:x2="4.804cm" svg:y2="21.9cm">
                  <text:p/>
                </draw:line>
                <draw:line draw:style-name="gr23" draw:text-style-name="P15" draw:layer="layout" svg:x1="3.611cm" svg:y1="21.8cm" svg:x2="4.804cm" svg:y2="21.9cm">
                  <text:p/>
                </draw:line>
                <draw:line draw:style-name="gr24" draw:text-style-name="P15" draw:layer="layout" svg:x1="3.604cm" svg:y1="23cm" svg:x2="4.797cm" svg:y2="22.9cm">
                  <text:p/>
                </draw:line>
                <draw:line draw:style-name="gr24" draw:text-style-name="P15" draw:layer="layout" svg:x1="3.604cm" svg:y1="22.8cm" svg:x2="4.797cm" svg:y2="22.9cm">
                  <text:p/>
                </draw:line>
                <draw:line draw:style-name="gr24" draw:text-style-name="P15" draw:layer="layout" svg:x1="3.604cm" svg:y1="23.2cm" svg:x2="4.797cm" svg:y2="23.1cm">
                  <text:p/>
                </draw:line>
                <draw:line draw:style-name="gr24" draw:text-style-name="P15" draw:layer="layout" svg:x1="3.604cm" svg:y1="23cm" svg:x2="4.797cm" svg:y2="23.1cm">
                  <text:p/>
                </draw:line>
                <draw:line draw:style-name="gr24" draw:text-style-name="P15" draw:layer="layout" svg:x1="3.604cm" svg:y1="23.4cm" svg:x2="4.797cm" svg:y2="23.3cm">
                  <text:p/>
                </draw:line>
                <draw:line draw:style-name="gr24" draw:text-style-name="P15" draw:layer="layout" svg:x1="3.604cm" svg:y1="23.2cm" svg:x2="4.797cm" svg:y2="23.3cm">
                  <text:p/>
                </draw:line>
                <draw:line draw:style-name="gr23" draw:text-style-name="P15" draw:layer="layout" svg:x1="3.604cm" svg:y1="22.8cm" svg:x2="4.797cm" svg:y2="22.7cm">
                  <text:p/>
                </draw:line>
                <draw:line draw:style-name="gr23" draw:text-style-name="P15" draw:layer="layout" svg:x1="3.604cm" svg:y1="22.6cm" svg:x2="4.797cm" svg:y2="22.7cm">
                  <text:p/>
                </draw:line>
              </draw:g>
            </draw:g>
            <draw:g>
              <draw:line draw:style-name="gr23" draw:text-style-name="P15" draw:layer="layout" svg:x1="6.992cm" svg:y1="21.7cm" svg:x2="6.2cm" svg:y2="21.6cm">
                <text:p/>
              </draw:line>
              <draw:line draw:style-name="gr24" draw:text-style-name="P15" draw:layer="layout" svg:x1="6.996cm" svg:y1="23.5cm" svg:x2="6.7cm" svg:y2="23.3cm">
                <text:p/>
              </draw:line>
              <draw:g>
                <draw:line draw:style-name="gr23" draw:text-style-name="P15" draw:layer="layout" svg:x1="7.589cm" svg:y1="22.2cm" svg:x2="6.396cm" svg:y2="22.1cm">
                  <text:p/>
                </draw:line>
                <draw:line draw:style-name="gr23" draw:text-style-name="P15" draw:layer="layout" svg:x1="7.589cm" svg:y1="22cm" svg:x2="6.396cm" svg:y2="22.1cm">
                  <text:p/>
                </draw:line>
                <draw:line draw:style-name="gr23" draw:text-style-name="P15" draw:layer="layout" svg:x1="7.589cm" svg:y1="21.8cm" svg:x2="6.999cm" svg:y2="21.7cm">
                  <text:p/>
                </draw:line>
                <draw:line draw:style-name="gr24" draw:text-style-name="P15" draw:layer="layout" svg:x1="7.593cm" svg:y1="23.4cm" svg:x2="6.997cm" svg:y2="23.5cm">
                  <text:p/>
                </draw:line>
                <draw:line draw:style-name="gr23" draw:text-style-name="P15" draw:layer="layout" svg:x1="7.589cm" svg:y1="22.4cm" svg:x2="6.396cm" svg:y2="22.3cm">
                  <text:p/>
                </draw:line>
                <draw:line draw:style-name="gr23" draw:text-style-name="P15" draw:layer="layout" svg:x1="7.589cm" svg:y1="22.2cm" svg:x2="6.396cm" svg:y2="22.3cm">
                  <text:p/>
                </draw:line>
                <draw:line draw:style-name="gr23" draw:text-style-name="P15" draw:layer="layout" svg:x1="7.589cm" svg:y1="22.6cm" svg:x2="6.396cm" svg:y2="22.5cm">
                  <text:p/>
                </draw:line>
                <draw:line draw:style-name="gr23" draw:text-style-name="P15" draw:layer="layout" svg:x1="7.589cm" svg:y1="22.4cm" svg:x2="6.396cm" svg:y2="22.5cm">
                  <text:p/>
                </draw:line>
                <draw:line draw:style-name="gr23" draw:text-style-name="P15" draw:layer="layout" svg:x1="7.589cm" svg:y1="22cm" svg:x2="6.396cm" svg:y2="21.9cm">
                  <text:p/>
                </draw:line>
                <draw:line draw:style-name="gr23" draw:text-style-name="P15" draw:layer="layout" svg:x1="7.589cm" svg:y1="21.8cm" svg:x2="6.396cm" svg:y2="21.9cm">
                  <text:p/>
                </draw:line>
                <draw:line draw:style-name="gr24" draw:text-style-name="P15" draw:layer="layout" svg:x1="7.596cm" svg:y1="23cm" svg:x2="6.403cm" svg:y2="22.9cm">
                  <text:p/>
                </draw:line>
                <draw:line draw:style-name="gr24" draw:text-style-name="P15" draw:layer="layout" svg:x1="7.596cm" svg:y1="22.8cm" svg:x2="6.403cm" svg:y2="22.9cm">
                  <text:p/>
                </draw:line>
                <draw:line draw:style-name="gr24" draw:text-style-name="P15" draw:layer="layout" svg:x1="7.596cm" svg:y1="23.2cm" svg:x2="6.403cm" svg:y2="23.1cm">
                  <text:p/>
                </draw:line>
                <draw:line draw:style-name="gr24" draw:text-style-name="P15" draw:layer="layout" svg:x1="7.596cm" svg:y1="23cm" svg:x2="6.403cm" svg:y2="23.1cm">
                  <text:p/>
                </draw:line>
                <draw:line draw:style-name="gr24" draw:text-style-name="P15" draw:layer="layout" svg:x1="7.596cm" svg:y1="23.4cm" svg:x2="6.403cm" svg:y2="23.3cm">
                  <text:p/>
                </draw:line>
                <draw:line draw:style-name="gr24" draw:text-style-name="P15" draw:layer="layout" svg:x1="7.596cm" svg:y1="23.2cm" svg:x2="6.403cm" svg:y2="23.3cm">
                  <text:p/>
                </draw:line>
                <draw:line draw:style-name="gr23" draw:text-style-name="P15" draw:layer="layout" svg:x1="7.596cm" svg:y1="22.8cm" svg:x2="6.403cm" svg:y2="22.7cm">
                  <text:p/>
                </draw:line>
                <draw:line draw:style-name="gr23" draw:text-style-name="P15" draw:layer="layout" svg:x1="7.596cm" svg:y1="22.6cm" svg:x2="6.403cm" svg:y2="22.7cm">
                  <text:p/>
                </draw:line>
              </draw:g>
            </draw:g>
          </draw:g>
          <draw:custom-shape draw:style-name="gr25" draw:text-style-name="P16" draw:layer="layout" svg:width="36cm" svg:height="22cm" svg:x="2.5cm" svg:y="2.5cm">
            <text:p/>
            <draw:enhanced-geometry svg:viewBox="0 0 21600 21600" draw:mirror-horizontal="false" draw:mirror-vertical="false" draw:type="rectangle" draw:enhanced-path="M 0 0 L 21600 0 21600 21600 0 21600 0 0 Z N"/>
          </draw:custom-shape>
          <draw:line draw:style-name="gr7" draw:text-style-name="P7" draw:layer="layout" svg:x1="8cm" svg:y1="15.8cm" svg:x2="16cm" svg:y2="15.8cm">
            <text:p/>
          </draw:line>
          <draw:line draw:style-name="gr26" draw:text-style-name="P7" draw:layer="layout" svg:x1="16cm" svg:y1="15.8cm" svg:x2="18cm" svg:y2="15.8cm">
            <text:p/>
          </draw:line>
          <draw:line draw:style-name="gr7" draw:text-style-name="P7" draw:layer="layout" svg:x1="16.9cm" svg:y1="14.4cm" svg:x2="16.9cm" svg:y2="16.4cm">
            <text:p/>
          </draw:line>
          <draw:line draw:style-name="gr16" draw:text-style-name="P7" draw:layer="layout" svg:x1="14.5cm" svg:y1="18.6cm" svg:x2="20.4cm" svg:y2="18.7cm">
            <text:p/>
          </draw:line>
          <draw:line draw:style-name="gr7" draw:text-style-name="P7" draw:layer="layout" svg:x1="16.9cm" svg:y1="16.3cm" svg:x2="16.9cm" svg:y2="19.7cm">
            <text:p/>
          </draw:line>
          <draw:line draw:style-name="gr27" draw:text-style-name="P7" draw:layer="layout" svg:x1="16.9cm" svg:y1="16.3cm" svg:x2="13.1cm" svg:y2="16.3cm">
            <text:p/>
          </draw:line>
          <draw:frame draw:style-name="gr28" draw:text-style-name="P17" draw:layer="layout" svg:width="2.5cm" svg:height="0.963cm" svg:x="17.1cm" svg:y="11.953cm">
            <draw:text-box>
              <text:p text:style-name="P6"><text:span text:style-name="T8">Warmtepomp 4kW</text:span></text:p>
            </draw:text-box>
          </draw:frame>
          <draw:frame draw:style-name="gr29" draw:text-style-name="P17" draw:layer="layout" svg:width="2.9cm" svg:height="1.319cm" svg:x="17.4cm" svg:y="16.381cm">
            <draw:text-box>
              <text:p text:style-name="P6"><text:span text:style-name="T8">Toe- en afvoer bufferwater van/naar buiten.</text:span></text:p>
            </draw:text-box>
          </draw:frame>
          <draw:line draw:style-name="gr30" draw:text-style-name="P7" draw:layer="layout" svg:x1="18cm" svg:y1="16.3cm" svg:x2="16.9cm" svg:y2="16.3cm">
            <text:p/>
          </draw:line>
          <draw:frame draw:style-name="gr31" draw:text-style-name="P2" draw:layer="layout" svg:width="0.502cm" svg:height="1.195cm" svg:x="24.5cm" svg:y="10.2cm">
            <draw:text-box>
              <text:p/>
            </draw:text-box>
          </draw:frame>
          <draw:g>
            <draw:custom-shape draw:style-name="gr32" draw:text-style-name="P18" draw:layer="layout" svg:width="0.4cm" svg:height="0.4cm" draw:transform="rotate (-1.5707963267949) translate (18.4cm 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2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5.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18.4cm 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7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text-style-name="P12" draw:layer="layout" svg:width="0.4cm" svg:height="0.4cm" svg:x="10.6cm" svg:y="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cm" svg:height="0.4cm" svg:x="10.6cm" svg:y="7.4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4cm" svg:height="0.384cm" svg:x="8.6cm" svg:y="12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9.1cm" svg:height="8.4cm" svg:x="5.7cm" svg:y="4.9cm">
            <text:p/>
            <draw:enhanced-geometry svg:viewBox="0 0 21600 21600" draw:type="rectangle" draw:enhanced-path="M 0 0 L 21600 0 21600 21600 0 21600 0 0 Z N"/>
          </draw:custom-shape>
          <draw:line draw:style-name="gr37" draw:text-style-name="P7" draw:layer="layout" svg:x1="6cm" svg:y1="10.9cm" svg:x2="6cm" svg:y2="8.7cm">
            <text:p/>
          </draw:line>
          <draw:line draw:style-name="gr38" draw:text-style-name="P7" draw:layer="layout" svg:x1="14.8cm" svg:y1="9.1cm" svg:x2="12.9cm" svg:y2="9.1cm">
            <text:p/>
          </draw:line>
          <draw:line draw:style-name="gr39" draw:text-style-name="P7" draw:layer="layout" svg:x1="12.5cm" svg:y1="10.7cm" svg:x2="12.5cm" svg:y2="5.5cm">
            <text:p/>
          </draw:line>
          <draw:line draw:style-name="gr40" draw:text-style-name="P7" draw:layer="layout" svg:x1="12.1cm" svg:y1="5.1cm" svg:x2="12.1cm" svg:y2="8.9cm">
            <text:p/>
          </draw:line>
          <draw:g>
            <draw:custom-shape draw:style-name="gr41" draw:text-style-name="P19" draw:layer="layout" svg:width="1cm" svg:height="1cm" draw:transform="rotate (-3.14159265358979) translate (13cm 10.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2.172cm" svg:y="9.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2.092cm" svg:y="9.3cm">
              <text:p text:style-name="P6"><text:span text:style-name="T9">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7" draw:text-style-name="P7" draw:layer="layout" svg:x1="7.5cm" svg:y1="10.9cm" svg:x2="7.5cm" svg:y2="6.8cm">
            <text:p/>
          </draw:line>
          <draw:custom-shape draw:style-name="gr44" draw:text-style-name="P22" draw:layer="layout" svg:width="1.2cm" svg:height="1.2cm" svg:x="17.1cm" svg:y="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45" draw:text-style-name="P15" draw:layer="layout" svg:x1="16.2cm" svg:y1="4.9cm" svg:x2="16.2cm" svg:y2="6.9cm">
              <text:p/>
            </draw:line>
            <draw:line draw:style-name="gr46" draw:text-style-name="P23" draw:layer="layout" svg:x1="17cm" svg:y1="4.9cm" svg:x2="17cm" svg:y2="6.9cm">
              <text:p/>
            </draw:line>
            <draw:line draw:style-name="gr45" draw:text-style-name="P15" draw:layer="layout" svg:x1="16.84cm" svg:y1="4.9cm" svg:x2="16.84cm" svg:y2="6.9cm">
              <text:p/>
            </draw:line>
            <draw:line draw:style-name="gr45" draw:text-style-name="P15" draw:layer="layout" svg:x1="16.68cm" svg:y1="4.9cm" svg:x2="16.68cm" svg:y2="6.9cm">
              <text:p/>
            </draw:line>
            <draw:line draw:style-name="gr45" draw:text-style-name="P15" draw:layer="layout" svg:x1="16.52cm" svg:y1="4.9cm" svg:x2="16.52cm" svg:y2="6.9cm">
              <text:p/>
            </draw:line>
            <draw:line draw:style-name="gr45" draw:text-style-name="P15" draw:layer="layout" svg:x1="16.36cm" svg:y1="4.9cm" svg:x2="16.36cm" svg:y2="6.9cm">
              <text:p/>
            </draw:line>
          </draw:g>
          <draw:g>
            <draw:custom-shape draw:style-name="gr47" draw:text-style-name="P24" draw:layer="layout" svg:width="1.6cm" svg:height="5.5cm" svg:x="9.3cm" svg:y="5.9cm">
              <text:p text:style-name="P6"><text:span text:style-name="T10">Boiler</text:span></text:p>
              <draw:enhanced-geometry svg:viewBox="0 0 21600 21600" draw:mirror-horizontal="false" draw:mirror-vertical="false" draw:type="rectangle" draw:enhanced-path="M 0 0 L 21600 0 21600 21600 0 21600 0 0 Z N"/>
            </draw:custom-shape>
            <draw:g>
              <draw:line draw:style-name="gr48" draw:text-style-name="P15" draw:layer="layout" svg:x1="10.5cm" svg:y1="6.7cm" svg:x2="9.7cm" svg:y2="6.65cm">
                <text:p/>
              </draw:line>
              <draw:line draw:style-name="gr48" draw:text-style-name="P15" draw:layer="layout" svg:x1="10.5cm" svg:y1="6.6cm" svg:x2="9.7cm" svg:y2="6.65cm">
                <text:p/>
              </draw:line>
              <draw:line draw:style-name="gr48" draw:text-style-name="P15" draw:layer="layout" svg:x1="10.5cm" svg:y1="6.8cm" svg:x2="9.7cm" svg:y2="6.75cm">
                <text:p/>
              </draw:line>
              <draw:line draw:style-name="gr48" draw:text-style-name="P15" draw:layer="layout" svg:x1="10.5cm" svg:y1="6.7cm" svg:x2="9.7cm" svg:y2="6.75cm">
                <text:p/>
              </draw:line>
              <draw:line draw:style-name="gr48" draw:text-style-name="P15" draw:layer="layout" svg:x1="10.5cm" svg:y1="6.8cm" svg:x2="9.7cm" svg:y2="6.85cm">
                <text:p/>
              </draw:line>
              <draw:line draw:style-name="gr48" draw:text-style-name="P15" draw:layer="layout" svg:x1="10.5cm" svg:y1="6.6cm" svg:x2="9.7cm" svg:y2="6.55cm">
                <text:p/>
              </draw:line>
              <draw:line draw:style-name="gr48" draw:text-style-name="P15" draw:layer="layout" svg:x1="10.5cm" svg:y1="6.5cm" svg:x2="9.7cm" svg:y2="6.55cm">
                <text:p/>
              </draw:line>
              <draw:line draw:style-name="gr48" draw:text-style-name="P15" draw:layer="layout" svg:x1="10.5cm" svg:y1="6.9cm" svg:x2="9.7cm" svg:y2="6.85cm">
                <text:p/>
              </draw:line>
              <draw:line draw:style-name="gr48" draw:text-style-name="P15" draw:layer="layout" svg:x1="10.5cm" svg:y1="7.1cm" svg:x2="9.7cm" svg:y2="7.05cm">
                <text:p/>
              </draw:line>
              <draw:line draw:style-name="gr48" draw:text-style-name="P15" draw:layer="layout" svg:x1="10.5cm" svg:y1="7cm" svg:x2="9.7cm" svg:y2="7.05cm">
                <text:p/>
              </draw:line>
              <draw:line draw:style-name="gr48" draw:text-style-name="P15" draw:layer="layout" svg:x1="10.5cm" svg:y1="7.2cm" svg:x2="9.7cm" svg:y2="7.15cm">
                <text:p/>
              </draw:line>
              <draw:line draw:style-name="gr48" draw:text-style-name="P15" draw:layer="layout" svg:x1="10.5cm" svg:y1="7.1cm" svg:x2="9.7cm" svg:y2="7.15cm">
                <text:p/>
              </draw:line>
              <draw:line draw:style-name="gr48" draw:text-style-name="P15" draw:layer="layout" svg:x1="10.5cm" svg:y1="7.2cm" svg:x2="9.7cm" svg:y2="7.25cm">
                <text:p/>
              </draw:line>
              <draw:line draw:style-name="gr48" draw:text-style-name="P15" draw:layer="layout" svg:x1="10.5cm" svg:y1="7cm" svg:x2="9.7cm" svg:y2="6.95cm">
                <text:p/>
              </draw:line>
              <draw:line draw:style-name="gr48" draw:text-style-name="P15" draw:layer="layout" svg:x1="10.5cm" svg:y1="6.9cm" svg:x2="9.7cm" svg:y2="6.95cm">
                <text:p/>
              </draw:line>
              <draw:line draw:style-name="gr48" draw:text-style-name="P15" draw:layer="layout" svg:x1="10.5cm" svg:y1="7.3cm" svg:x2="9.7cm" svg:y2="7.25cm">
                <text:p/>
              </draw:line>
              <draw:line draw:style-name="gr48" draw:text-style-name="P15" draw:layer="layout" svg:x1="10.5cm" svg:y1="7.5cm" svg:x2="9.7cm" svg:y2="7.45cm">
                <text:p/>
              </draw:line>
              <draw:line draw:style-name="gr48" draw:text-style-name="P15" draw:layer="layout" svg:x1="10.5cm" svg:y1="7.4cm" svg:x2="9.7cm" svg:y2="7.45cm">
                <text:p/>
              </draw:line>
              <draw:line draw:style-name="gr48" draw:text-style-name="P15" draw:layer="layout" svg:x1="10.5cm" svg:y1="7.6cm" svg:x2="9.7cm" svg:y2="7.55cm">
                <text:p/>
              </draw:line>
              <draw:line draw:style-name="gr48" draw:text-style-name="P15" draw:layer="layout" svg:x1="10.5cm" svg:y1="7.5cm" svg:x2="9.7cm" svg:y2="7.55cm">
                <text:p/>
              </draw:line>
              <draw:line draw:style-name="gr48" draw:text-style-name="P15" draw:layer="layout" svg:x1="10.5cm" svg:y1="7.6cm" svg:x2="9.7cm" svg:y2="7.65cm">
                <text:p/>
              </draw:line>
              <draw:line draw:style-name="gr48" draw:text-style-name="P15" draw:layer="layout" svg:x1="10.5cm" svg:y1="7.4cm" svg:x2="9.7cm" svg:y2="7.35cm">
                <text:p/>
              </draw:line>
              <draw:line draw:style-name="gr48" draw:text-style-name="P15" draw:layer="layout" svg:x1="10.5cm" svg:y1="7.3cm" svg:x2="9.7cm" svg:y2="7.35cm">
                <text:p/>
              </draw:line>
              <draw:line draw:style-name="gr48" draw:text-style-name="P15" draw:layer="layout" svg:x1="10.5cm" svg:y1="7.7cm" svg:x2="9.7cm" svg:y2="7.65cm">
                <text:p/>
              </draw:line>
              <draw:line draw:style-name="gr48" draw:text-style-name="P15" draw:layer="layout" svg:x1="10.5cm" svg:y1="7.9cm" svg:x2="9.7cm" svg:y2="7.85cm">
                <text:p/>
              </draw:line>
              <draw:line draw:style-name="gr48" draw:text-style-name="P15" draw:layer="layout" svg:x1="10.5cm" svg:y1="7.8cm" svg:x2="9.7cm" svg:y2="7.85cm">
                <text:p/>
              </draw:line>
              <draw:line draw:style-name="gr48" draw:text-style-name="P15" draw:layer="layout" svg:x1="10.5cm" svg:y1="8cm" svg:x2="9.7cm" svg:y2="7.95cm">
                <text:p/>
              </draw:line>
              <draw:line draw:style-name="gr48" draw:text-style-name="P15" draw:layer="layout" svg:x1="10.5cm" svg:y1="7.9cm" svg:x2="9.7cm" svg:y2="7.95cm">
                <text:p/>
              </draw:line>
              <draw:line draw:style-name="gr48" draw:text-style-name="P15" draw:layer="layout" svg:x1="10.5cm" svg:y1="8cm" svg:x2="9.7cm" svg:y2="8.05cm">
                <text:p/>
              </draw:line>
              <draw:line draw:style-name="gr48" draw:text-style-name="P15" draw:layer="layout" svg:x1="10.5cm" svg:y1="7.8cm" svg:x2="9.7cm" svg:y2="7.75cm">
                <text:p/>
              </draw:line>
              <draw:line draw:style-name="gr48" draw:text-style-name="P15" draw:layer="layout" svg:x1="10.5cm" svg:y1="7.7cm" svg:x2="9.7cm" svg:y2="7.75cm">
                <text:p/>
              </draw:line>
              <draw:line draw:style-name="gr48" draw:text-style-name="P15" draw:layer="layout" svg:x1="10.5cm" svg:y1="8.1cm" svg:x2="9.7cm" svg:y2="8.05cm">
                <text:p/>
              </draw:line>
              <draw:line draw:style-name="gr48" draw:text-style-name="P15" draw:layer="layout" svg:x1="10.5cm" svg:y1="8.3cm" svg:x2="9.7cm" svg:y2="8.25cm">
                <text:p/>
              </draw:line>
              <draw:line draw:style-name="gr48" draw:text-style-name="P15" draw:layer="layout" svg:x1="10.5cm" svg:y1="8.2cm" svg:x2="9.7cm" svg:y2="8.25cm">
                <text:p/>
              </draw:line>
              <draw:line draw:style-name="gr48" draw:text-style-name="P15" draw:layer="layout" svg:x1="10.5cm" svg:y1="8.4cm" svg:x2="9.7cm" svg:y2="8.35cm">
                <text:p/>
              </draw:line>
              <draw:line draw:style-name="gr48" draw:text-style-name="P15" draw:layer="layout" svg:x1="10.5cm" svg:y1="8.3cm" svg:x2="9.7cm" svg:y2="8.35cm">
                <text:p/>
              </draw:line>
              <draw:line draw:style-name="gr48" draw:text-style-name="P15" draw:layer="layout" svg:x1="10.5cm" svg:y1="8.4cm" svg:x2="9.7cm" svg:y2="8.45cm">
                <text:p/>
              </draw:line>
              <draw:line draw:style-name="gr48" draw:text-style-name="P15" draw:layer="layout" svg:x1="10.5cm" svg:y1="8.2cm" svg:x2="9.7cm" svg:y2="8.15cm">
                <text:p/>
              </draw:line>
              <draw:line draw:style-name="gr48" draw:text-style-name="P15" draw:layer="layout" svg:x1="10.5cm" svg:y1="8.1cm" svg:x2="9.7cm" svg:y2="8.15cm">
                <text:p/>
              </draw:line>
              <draw:line draw:style-name="gr48" draw:text-style-name="P15" draw:layer="layout" svg:x1="10.5cm" svg:y1="8.5cm" svg:x2="9.7cm" svg:y2="8.45cm">
                <text:p/>
              </draw:line>
              <draw:line draw:style-name="gr48" draw:text-style-name="P15" draw:layer="layout" svg:x1="10.5cm" svg:y1="8.7cm" svg:x2="9.7cm" svg:y2="8.65cm">
                <text:p/>
              </draw:line>
              <draw:line draw:style-name="gr48" draw:text-style-name="P15" draw:layer="layout" svg:x1="10.5cm" svg:y1="8.6cm" svg:x2="9.7cm" svg:y2="8.65cm">
                <text:p/>
              </draw:line>
              <draw:line draw:style-name="gr48" draw:text-style-name="P15" draw:layer="layout" svg:x1="10.5cm" svg:y1="8.8cm" svg:x2="9.7cm" svg:y2="8.75cm">
                <text:p/>
              </draw:line>
              <draw:line draw:style-name="gr48" draw:text-style-name="P15" draw:layer="layout" svg:x1="10.5cm" svg:y1="8.7cm" svg:x2="9.7cm" svg:y2="8.75cm">
                <text:p/>
              </draw:line>
              <draw:line draw:style-name="gr48" draw:text-style-name="P15" draw:layer="layout" svg:x1="10.5cm" svg:y1="8.8cm" svg:x2="9.7cm" svg:y2="8.85cm">
                <text:p/>
              </draw:line>
              <draw:line draw:style-name="gr48" draw:text-style-name="P15" draw:layer="layout" svg:x1="10.5cm" svg:y1="8.6cm" svg:x2="9.7cm" svg:y2="8.55cm">
                <text:p/>
              </draw:line>
              <draw:line draw:style-name="gr48" draw:text-style-name="P15" draw:layer="layout" svg:x1="10.5cm" svg:y1="8.5cm" svg:x2="9.7cm" svg:y2="8.55cm">
                <text:p/>
              </draw:line>
              <draw:line draw:style-name="gr48" draw:text-style-name="P15" draw:layer="layout" svg:x1="10.5cm" svg:y1="8.9cm" svg:x2="9.7cm" svg:y2="8.85cm">
                <text:p/>
              </draw:line>
              <draw:line draw:style-name="gr48" draw:text-style-name="P15" draw:layer="layout" svg:x1="10.5cm" svg:y1="9.1cm" svg:x2="9.7cm" svg:y2="9.05cm">
                <text:p/>
              </draw:line>
              <draw:line draw:style-name="gr48" draw:text-style-name="P15" draw:layer="layout" svg:x1="10.5cm" svg:y1="9cm" svg:x2="9.7cm" svg:y2="9.05cm">
                <text:p/>
              </draw:line>
              <draw:line draw:style-name="gr48" draw:text-style-name="P15" draw:layer="layout" svg:x1="10.5cm" svg:y1="9.2cm" svg:x2="9.7cm" svg:y2="9.15cm">
                <text:p/>
              </draw:line>
              <draw:line draw:style-name="gr48" draw:text-style-name="P15" draw:layer="layout" svg:x1="10.5cm" svg:y1="9.1cm" svg:x2="9.7cm" svg:y2="9.15cm">
                <text:p/>
              </draw:line>
              <draw:line draw:style-name="gr48" draw:text-style-name="P15" draw:layer="layout" svg:x1="10.5cm" svg:y1="9.2cm" svg:x2="9.7cm" svg:y2="9.25cm">
                <text:p/>
              </draw:line>
              <draw:line draw:style-name="gr48" draw:text-style-name="P15" draw:layer="layout" svg:x1="10.5cm" svg:y1="9cm" svg:x2="9.7cm" svg:y2="8.95cm">
                <text:p/>
              </draw:line>
              <draw:line draw:style-name="gr48" draw:text-style-name="P15" draw:layer="layout" svg:x1="10.5cm" svg:y1="8.9cm" svg:x2="9.7cm" svg:y2="8.95cm">
                <text:p/>
              </draw:line>
              <draw:line draw:style-name="gr48" draw:text-style-name="P15" draw:layer="layout" svg:x1="10.5cm" svg:y1="9.3cm" svg:x2="9.7cm" svg:y2="9.25cm">
                <text:p/>
              </draw:line>
              <draw:line draw:style-name="gr48" draw:text-style-name="P15" draw:layer="layout" svg:x1="10.5cm" svg:y1="9.5cm" svg:x2="9.7cm" svg:y2="9.45cm">
                <text:p/>
              </draw:line>
              <draw:line draw:style-name="gr48" draw:text-style-name="P15" draw:layer="layout" svg:x1="10.5cm" svg:y1="9.4cm" svg:x2="9.7cm" svg:y2="9.45cm">
                <text:p/>
              </draw:line>
              <draw:line draw:style-name="gr48" draw:text-style-name="P15" draw:layer="layout" svg:x1="10.5cm" svg:y1="9.6cm" svg:x2="9.7cm" svg:y2="9.55cm">
                <text:p/>
              </draw:line>
              <draw:line draw:style-name="gr48" draw:text-style-name="P15" draw:layer="layout" svg:x1="10.5cm" svg:y1="9.5cm" svg:x2="9.7cm" svg:y2="9.55cm">
                <text:p/>
              </draw:line>
              <draw:line draw:style-name="gr48" draw:text-style-name="P15" draw:layer="layout" svg:x1="10.5cm" svg:y1="9.6cm" svg:x2="9.7cm" svg:y2="9.65cm">
                <text:p/>
              </draw:line>
              <draw:line draw:style-name="gr48" draw:text-style-name="P15" draw:layer="layout" svg:x1="10.5cm" svg:y1="9.4cm" svg:x2="9.7cm" svg:y2="9.35cm">
                <text:p/>
              </draw:line>
              <draw:line draw:style-name="gr48" draw:text-style-name="P15" draw:layer="layout" svg:x1="10.5cm" svg:y1="9.3cm" svg:x2="9.7cm" svg:y2="9.35cm">
                <text:p/>
              </draw:line>
              <draw:line draw:style-name="gr48" draw:text-style-name="P15" draw:layer="layout" svg:x1="10.5cm" svg:y1="9.7cm" svg:x2="9.7cm" svg:y2="9.65cm">
                <text:p/>
              </draw:line>
              <draw:line draw:style-name="gr48" draw:text-style-name="P15" draw:layer="layout" svg:x1="10.5cm" svg:y1="9.9cm" svg:x2="9.7cm" svg:y2="9.85cm">
                <text:p/>
              </draw:line>
              <draw:line draw:style-name="gr48" draw:text-style-name="P15" draw:layer="layout" svg:x1="10.5cm" svg:y1="9.8cm" svg:x2="9.7cm" svg:y2="9.85cm">
                <text:p/>
              </draw:line>
              <draw:line draw:style-name="gr48" draw:text-style-name="P15" draw:layer="layout" svg:x1="10.5cm" svg:y1="10cm" svg:x2="9.7cm" svg:y2="9.95cm">
                <text:p/>
              </draw:line>
              <draw:line draw:style-name="gr48" draw:text-style-name="P15" draw:layer="layout" svg:x1="10.5cm" svg:y1="9.9cm" svg:x2="9.7cm" svg:y2="9.95cm">
                <text:p/>
              </draw:line>
              <draw:line draw:style-name="gr48" draw:text-style-name="P15" draw:layer="layout" svg:x1="10.5cm" svg:y1="10cm" svg:x2="9.7cm" svg:y2="10.05cm">
                <text:p/>
              </draw:line>
              <draw:line draw:style-name="gr48" draw:text-style-name="P15" draw:layer="layout" svg:x1="10.5cm" svg:y1="9.8cm" svg:x2="9.7cm" svg:y2="9.75cm">
                <text:p/>
              </draw:line>
              <draw:line draw:style-name="gr48" draw:text-style-name="P15" draw:layer="layout" svg:x1="10.5cm" svg:y1="9.7cm" svg:x2="9.7cm" svg:y2="9.75cm">
                <text:p/>
              </draw:line>
              <draw:line draw:style-name="gr48" draw:text-style-name="P15" draw:layer="layout" svg:x1="10.5cm" svg:y1="10.1cm" svg:x2="9.7cm" svg:y2="10.05cm">
                <text:p/>
              </draw:line>
              <draw:line draw:style-name="gr48" draw:text-style-name="P15" draw:layer="layout" svg:x1="10.5cm" svg:y1="10.3cm" svg:x2="9.7cm" svg:y2="10.25cm">
                <text:p/>
              </draw:line>
              <draw:line draw:style-name="gr48" draw:text-style-name="P15" draw:layer="layout" svg:x1="10.5cm" svg:y1="10.2cm" svg:x2="9.7cm" svg:y2="10.25cm">
                <text:p/>
              </draw:line>
              <draw:line draw:style-name="gr48" draw:text-style-name="P15" draw:layer="layout" svg:x1="10.5cm" svg:y1="10.4cm" svg:x2="9.7cm" svg:y2="10.35cm">
                <text:p/>
              </draw:line>
              <draw:line draw:style-name="gr48" draw:text-style-name="P15" draw:layer="layout" svg:x1="10.5cm" svg:y1="10.3cm" svg:x2="9.7cm" svg:y2="10.35cm">
                <text:p/>
              </draw:line>
              <draw:line draw:style-name="gr48" draw:text-style-name="P15" draw:layer="layout" svg:x1="10.5cm" svg:y1="10.4cm" svg:x2="9.7cm" svg:y2="10.45cm">
                <text:p/>
              </draw:line>
              <draw:line draw:style-name="gr48" draw:text-style-name="P15" draw:layer="layout" svg:x1="10.5cm" svg:y1="10.2cm" svg:x2="9.7cm" svg:y2="10.15cm">
                <text:p/>
              </draw:line>
              <draw:line draw:style-name="gr48" draw:text-style-name="P15" draw:layer="layout" svg:x1="10.5cm" svg:y1="10.1cm" svg:x2="9.7cm" svg:y2="10.15cm">
                <text:p/>
              </draw:line>
              <draw:line draw:style-name="gr48" draw:text-style-name="P15" draw:layer="layout" svg:x1="10.5cm" svg:y1="10.5cm" svg:x2="9.7cm" svg:y2="10.45cm">
                <text:p/>
              </draw:line>
              <draw:line draw:style-name="gr48" draw:text-style-name="P15" draw:layer="layout" svg:x1="10.5cm" svg:y1="10.7cm" svg:x2="9.7cm" svg:y2="10.65cm">
                <text:p/>
              </draw:line>
              <draw:line draw:style-name="gr48" draw:text-style-name="P15" draw:layer="layout" svg:x1="10.5cm" svg:y1="10.6cm" svg:x2="9.7cm" svg:y2="10.65cm">
                <text:p/>
              </draw:line>
              <draw:line draw:style-name="gr48" draw:text-style-name="P15" draw:layer="layout" svg:x1="10.5cm" svg:y1="10.8cm" svg:x2="9.7cm" svg:y2="10.75cm">
                <text:p/>
              </draw:line>
              <draw:line draw:style-name="gr48" draw:text-style-name="P15" draw:layer="layout" svg:x1="10.5cm" svg:y1="10.7cm" svg:x2="9.7cm" svg:y2="10.75cm">
                <text:p/>
              </draw:line>
              <draw:line draw:style-name="gr48" draw:text-style-name="P15" draw:layer="layout" svg:x1="10.5cm" svg:y1="10.6cm" svg:x2="9.7cm" svg:y2="10.55cm">
                <text:p/>
              </draw:line>
              <draw:line draw:style-name="gr48" draw:text-style-name="P15" draw:layer="layout" svg:x1="10.5cm" svg:y1="10.5cm" svg:x2="9.7cm" svg:y2="10.55cm">
                <text:p/>
              </draw:line>
            </draw:g>
            <draw:g>
              <draw:line draw:style-name="gr23" draw:text-style-name="P15" draw:layer="layout" svg:x1="10.104cm" svg:y1="8.9cm" svg:x2="10.9cm" svg:y2="8.9cm">
                <text:p/>
              </draw:line>
              <draw:line draw:style-name="gr24" draw:text-style-name="P15" draw:layer="layout" svg:x1="10.1cm" svg:y1="10.7cm" svg:x2="10.896cm" svg:y2="10.7cm">
                <text:p/>
              </draw:line>
              <draw:g>
                <draw:line draw:style-name="gr23" draw:text-style-name="P15" draw:layer="layout" svg:x1="9.507cm" svg:y1="9.4cm" svg:x2="10.7cm" svg:y2="9.3cm">
                  <text:p/>
                </draw:line>
                <draw:line draw:style-name="gr23" draw:text-style-name="P15" draw:layer="layout" svg:x1="9.507cm" svg:y1="9.2cm" svg:x2="10.7cm" svg:y2="9.3cm">
                  <text:p/>
                </draw:line>
                <draw:line draw:style-name="gr23" draw:text-style-name="P15" draw:layer="layout" svg:x1="9.507cm" svg:y1="9cm" svg:x2="10.097cm" svg:y2="8.9cm">
                  <text:p/>
                </draw:line>
                <draw:line draw:style-name="gr24" draw:text-style-name="P15" draw:layer="layout" svg:x1="9.503cm" svg:y1="10.6cm" svg:x2="10.099cm" svg:y2="10.7cm">
                  <text:p/>
                </draw:line>
                <draw:line draw:style-name="gr23" draw:text-style-name="P15" draw:layer="layout" svg:x1="9.507cm" svg:y1="9.6cm" svg:x2="10.7cm" svg:y2="9.5cm">
                  <text:p/>
                </draw:line>
                <draw:line draw:style-name="gr23" draw:text-style-name="P15" draw:layer="layout" svg:x1="9.507cm" svg:y1="9.4cm" svg:x2="10.7cm" svg:y2="9.5cm">
                  <text:p/>
                </draw:line>
                <draw:line draw:style-name="gr23" draw:text-style-name="P15" draw:layer="layout" svg:x1="9.507cm" svg:y1="9.8cm" svg:x2="10.7cm" svg:y2="9.7cm">
                  <text:p/>
                </draw:line>
                <draw:line draw:style-name="gr23" draw:text-style-name="P15" draw:layer="layout" svg:x1="9.507cm" svg:y1="9.6cm" svg:x2="10.7cm" svg:y2="9.7cm">
                  <text:p/>
                </draw:line>
                <draw:line draw:style-name="gr23" draw:text-style-name="P15" draw:layer="layout" svg:x1="9.507cm" svg:y1="9.2cm" svg:x2="10.7cm" svg:y2="9.1cm">
                  <text:p/>
                </draw:line>
                <draw:line draw:style-name="gr23" draw:text-style-name="P15" draw:layer="layout" svg:x1="9.507cm" svg:y1="9cm" svg:x2="10.7cm" svg:y2="9.1cm">
                  <text:p/>
                </draw:line>
                <draw:line draw:style-name="gr24" draw:text-style-name="P15" draw:layer="layout" svg:x1="9.5cm" svg:y1="10.2cm" svg:x2="10.693cm" svg:y2="10.1cm">
                  <text:p/>
                </draw:line>
                <draw:line draw:style-name="gr24" draw:text-style-name="P15" draw:layer="layout" svg:x1="9.5cm" svg:y1="10cm" svg:x2="10.693cm" svg:y2="10.1cm">
                  <text:p/>
                </draw:line>
                <draw:line draw:style-name="gr24" draw:text-style-name="P15" draw:layer="layout" svg:x1="9.5cm" svg:y1="10.4cm" svg:x2="10.693cm" svg:y2="10.3cm">
                  <text:p/>
                </draw:line>
                <draw:line draw:style-name="gr24" draw:text-style-name="P15" draw:layer="layout" svg:x1="9.5cm" svg:y1="10.2cm" svg:x2="10.693cm" svg:y2="10.3cm">
                  <text:p/>
                </draw:line>
                <draw:line draw:style-name="gr24" draw:text-style-name="P15" draw:layer="layout" svg:x1="9.5cm" svg:y1="10.6cm" svg:x2="10.693cm" svg:y2="10.5cm">
                  <text:p/>
                </draw:line>
                <draw:line draw:style-name="gr24" draw:text-style-name="P15" draw:layer="layout" svg:x1="9.5cm" svg:y1="10.4cm" svg:x2="10.693cm" svg:y2="10.5cm">
                  <text:p/>
                </draw:line>
                <draw:line draw:style-name="gr23" draw:text-style-name="P15" draw:layer="layout" svg:x1="9.5cm" svg:y1="10cm" svg:x2="10.693cm" svg:y2="9.9cm">
                  <text:p/>
                </draw:line>
                <draw:line draw:style-name="gr23" draw:text-style-name="P15" draw:layer="layout" svg:x1="9.5cm" svg:y1="9.8cm" svg:x2="10.693cm" svg:y2="9.9cm">
                  <text:p/>
                </draw:line>
              </draw:g>
            </draw:g>
            <draw:g>
              <draw:line draw:style-name="gr49" draw:text-style-name="P15" draw:layer="layout" svg:x1="10.5cm" svg:y1="6.5cm" svg:x2="10.108cm" svg:y2="6.4cm">
                <text:p/>
              </draw:line>
              <draw:line draw:style-name="gr50" draw:text-style-name="P15" draw:layer="layout" svg:x1="10.5cm" svg:y1="10.8cm" svg:x2="10.1cm" svg:y2="10.9cm">
                <text:p/>
              </draw:line>
              <draw:line draw:style-name="gr50" draw:text-style-name="P15" draw:layer="layout" svg:x1="9.4cm" svg:y1="10.9cm" svg:x2="10.1cm" svg:y2="10.9cm">
                <text:p/>
              </draw:line>
            </draw:g>
          </draw:g>
          <draw:frame draw:style-name="gr51" draw:text-style-name="P17" draw:layer="layout" svg:width="2.5cm" svg:height="0.607cm" svg:x="3cm" svg:y="12.9cm">
            <draw:text-box>
              <text:p text:style-name="P6"><text:span text:style-name="T8">Koud water</text:span></text:p>
            </draw:text-box>
          </draw:frame>
          <draw:line draw:style-name="gr52" draw:text-style-name="P7" draw:layer="layout" svg:x1="10.1cm" svg:y1="6.4cm" svg:x2="7.9cm" svg:y2="6.4cm">
            <text:p/>
          </draw:line>
          <draw:line draw:style-name="gr30" draw:text-style-name="P7" draw:layer="layout" svg:x1="3.3cm" svg:y1="13.6cm" svg:x2="5.4cm" svg:y2="13.6cm">
            <text:p/>
          </draw:line>
          <draw:frame draw:style-name="gr51" draw:text-style-name="P17" draw:layer="layout" svg:width="3cm" svg:height="0.607cm" svg:x="15.8cm" svg:y="6.9cm">
            <draw:text-box>
              <text:p text:style-name="P6"><text:span text:style-name="T8">Zonnecollectoren</text:span></text:p>
            </draw:text-box>
          </draw:frame>
          <draw:line draw:style-name="gr37" draw:text-style-name="P7" draw:layer="layout" svg:x1="5.7cm" svg:y1="10.9cm" svg:x2="9.4cm" svg:y2="10.9cm">
            <text:p/>
          </draw:line>
          <draw:frame draw:style-name="gr28" draw:text-style-name="P17" draw:layer="layout" svg:width="1.7cm" svg:height="0.963cm" svg:x="3.6cm" svg:y="11.4cm">
            <draw:text-box>
              <text:p text:style-name="P6"><text:span text:style-name="T8">Douche</text:span></text:p>
              <text:p text:style-name="P6"><text:span text:style-name="T8">WTW</text:span></text:p>
            </draw:text-box>
          </draw:frame>
          <draw:custom-shape draw:style-name="gr53" draw:text-style-name="P7" draw:layer="layout" svg:width="0.1cm" svg:height="2.7cm" svg:x="5.3cm" svg:y="10.9cm">
            <text:p/>
            <draw:enhanced-geometry svg:viewBox="0 0 21600 21600" draw:type="rectangle" draw:enhanced-path="M 0 0 L 21600 0 21600 21600 0 21600 0 0 Z N"/>
          </draw:custom-shape>
          <draw:line draw:style-name="gr54" draw:text-style-name="P7" draw:layer="layout" svg:x1="16.2cm" svg:y1="5.1cm" svg:x2="12.1cm" svg:y2="5.1cm">
            <text:p/>
          </draw:line>
          <draw:line draw:style-name="gr55" draw:text-style-name="P7" draw:layer="layout" svg:x1="12.1cm" svg:y1="8.9cm" svg:x2="10.8cm" svg:y2="8.9cm">
            <text:p/>
          </draw:line>
          <draw:line draw:style-name="gr56" draw:text-style-name="P7" draw:layer="layout" svg:x1="10.9cm" svg:y1="10.7cm" svg:x2="12.5cm" svg:y2="10.7cm">
            <text:p/>
          </draw:line>
          <draw:line draw:style-name="gr56" draw:text-style-name="P7" draw:layer="layout" svg:x1="12.5cm" svg:y1="5.5cm" svg:x2="17cm" svg:y2="5.5cm">
            <text:p/>
          </draw:line>
          <draw:line draw:style-name="gr57" draw:text-style-name="P7" draw:layer="layout" svg:x1="5.7cm" svg:y1="6.4cm" svg:x2="4cm" svg:y2="6.4cm">
            <text:p/>
          </draw:line>
          <draw:line draw:style-name="gr57" draw:text-style-name="P7" draw:layer="layout" svg:x1="5.2cm" svg:y1="6.4cm" svg:x2="5.2cm" svg:y2="9.2cm">
            <text:p/>
          </draw:line>
          <draw:line draw:style-name="gr37" draw:text-style-name="P7" draw:layer="layout" svg:x1="7.5cm" svg:y1="7.4cm" svg:x2="4cm" svg:y2="7.4cm">
            <text:p/>
          </draw:line>
          <draw:g>
            <draw:custom-shape draw:style-name="gr32" draw:text-style-name="P18" draw:layer="layout" svg:width="0.4cm" svg:height="0.4cm" draw:transform="rotate (-1.5707963267949) translate (3.6cm 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6.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6.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3.6cm 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7.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1" draw:text-style-name="P17" draw:layer="layout" svg:width="2.3cm" svg:height="0.607cm" svg:x="2.9cm" svg:y="6.8cm">
            <draw:text-box>
              <text:p text:style-name="P6"><text:span text:style-name="T8">Mengkraan</text:span></text:p>
            </draw:text-box>
          </draw:frame>
          <draw:line draw:style-name="gr58" draw:text-style-name="P7" draw:layer="layout" svg:x1="5.4cm" svg:y1="10.9cm" svg:x2="5.7cm" svg:y2="10.9cm">
            <text:p/>
          </draw:line>
          <draw:g>
            <draw:custom-shape draw:style-name="gr32" draw:text-style-name="P25" draw:layer="layout" svg:width="0.4cm" svg:height="0.4cm" svg:x="7.291cm" svg:y="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1.5707963267949) translate (7.881cm 6.2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26" draw:layer="layout" svg:width="0.4cm" svg:height="0.4cm" draw:transform="rotate (-1.5707963267949) translate (7.5cm 6.209cm)">
              <text:p text:style-name="P6"><text:span text:style-name="T11">40</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7.9cm 6.786cm)">
              <text:p/>
              <draw:enhanced-geometry svg:viewBox="0 0 21600 21600" draw:mirror-horizontal="false" draw:mirror-vertical="false" draw:type="rectangle" draw:enhanced-path="M 0 0 L 21600 0 21600 21600 0 21600 0 0 Z N"/>
            </draw:custom-shape>
            <draw:line draw:style-name="gr60" draw:text-style-name="P7" draw:layer="layout" svg:x1="7.5cm" svg:y1="6.409cm" svg:x2="7.5cm" svg:y2="6.188cm">
              <text:p/>
            </draw:line>
            <draw:custom-shape draw:style-name="gr33" draw:text-style-name="P7" draw:layer="layout" svg:width="0.8cm" svg:height="0.8cm" draw:transform="rotate (1.5707963267949) translate (7.1cm 6.786cm)">
              <text:p/>
              <draw:enhanced-geometry svg:viewBox="0 0 21600 21600" draw:mirror-horizontal="false" draw:mirror-vertical="false" draw:type="rectangle" draw:enhanced-path="M 0 0 L 21600 0 21600 21600 0 21600 0 0 Z N"/>
            </draw:custom-shape>
            <draw:custom-shape draw:style-name="gr61" draw:text-style-name="P27" draw:layer="layout" svg:width="0.4cm" svg:height="0.4cm" svg:x="7.3cm" svg:y="5.9cm">
              <text:p text:style-name="P6"><text:span text:style-name="T12">T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2" draw:text-style-name="P7" draw:layer="layout" svg:x1="5.7cm" svg:y1="6.4cm" svg:x2="7.1cm" svg:y2="6.4cm">
            <text:p/>
          </draw:line>
          <draw:line draw:style-name="gr63" draw:text-style-name="P7" draw:layer="layout" svg:x1="10.8cm" svg:y1="11.2cm" svg:x2="12.7cm" svg:y2="11.2cm">
            <text:p/>
          </draw:line>
          <draw:line draw:style-name="gr64" draw:text-style-name="P7" draw:layer="layout" svg:x1="12.9cm" svg:y1="6.7cm" svg:x2="10.8cm" svg:y2="6.7cm">
            <text:p/>
          </draw:line>
          <draw:line draw:style-name="gr64" draw:text-style-name="P7" draw:layer="layout" svg:x1="16.8cm" svg:y1="12.5cm" svg:x2="16.8cm" svg:y2="9.1cm">
            <text:p/>
          </draw:line>
          <draw:line draw:style-name="gr64" draw:text-style-name="P7" draw:layer="layout" svg:x1="16cm" svg:y1="11.2cm" svg:x2="16cm" svg:y2="12.5cm">
            <text:p/>
          </draw:line>
          <draw:line draw:style-name="gr65" draw:text-style-name="P7" draw:layer="layout" svg:x1="12.9cm" svg:y1="9.1cm" svg:x2="12.9cm" svg:y2="6.7cm">
            <text:p/>
          </draw:line>
          <draw:line draw:style-name="gr63" draw:text-style-name="P7" draw:layer="layout" svg:x1="14.3cm" svg:y1="9.1cm" svg:x2="16.8cm" svg:y2="9.1cm">
            <text:p/>
          </draw:line>
          <draw:g>
            <draw:custom-shape draw:style-name="gr41" draw:text-style-name="P19" draw:layer="layout" svg:width="1cm" svg:height="1cm" draw:transform="rotate (-3.14159265358979) translate (17.3cm 1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6.472cm" svg:y="1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6.392cm" svg:y="10.9cm">
              <text:p text:style-name="P6"><text:span text:style-name="T9">B</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6" draw:text-style-name="P7" draw:layer="layout" svg:x1="4.5cm" svg:y1="23.3cm" svg:x2="4.5cm" svg:y2="20.1cm">
            <text:p/>
          </draw:line>
          <draw:line draw:style-name="gr67" draw:text-style-name="P7" draw:layer="layout" svg:x1="5cm" svg:y1="21.6cm" svg:x2="5cm" svg:y2="20.3cm">
            <text:p/>
          </draw:line>
          <draw:frame draw:style-name="gr28" draw:text-style-name="P17" draw:layer="layout" svg:width="3cm" svg:height="0.963cm" svg:x="5.8cm" svg:y="11.3cm">
            <draw:text-box>
              <text:p text:style-name="P6"><text:span text:style-name="T8">Vloerverwarming</text:span></text:p>
              <text:p text:style-name="P6"><text:span text:style-name="T8"><text:s/></text:span><text:span text:style-name="T8">bovenverdieping</text:span></text:p>
            </draw:text-box>
          </draw:frame>
          <draw:g>
            <draw:line draw:style-name="gr45" draw:text-style-name="P15" draw:layer="layout" svg:x1="8.3cm" svg:y1="12.4cm" svg:x2="6.3cm" svg:y2="12.4cm">
              <text:p/>
            </draw:line>
            <draw:line draw:style-name="gr46" draw:text-style-name="P23" draw:layer="layout" svg:x1="8.3cm" svg:y1="13cm" svg:x2="6.3cm" svg:y2="13cm">
              <text:p/>
            </draw:line>
            <draw:line draw:style-name="gr45" draw:text-style-name="P15" draw:layer="layout" svg:x1="8.3cm" svg:y1="12.88cm" svg:x2="6.3cm" svg:y2="12.88cm">
              <text:p/>
            </draw:line>
            <draw:line draw:style-name="gr45" draw:text-style-name="P15" draw:layer="layout" svg:x1="8.3cm" svg:y1="12.76cm" svg:x2="6.3cm" svg:y2="12.76cm">
              <text:p/>
            </draw:line>
            <draw:line draw:style-name="gr45" draw:text-style-name="P15" draw:layer="layout" svg:x1="8.3cm" svg:y1="12.64cm" svg:x2="6.3cm" svg:y2="12.64cm">
              <text:p/>
            </draw:line>
            <draw:line draw:style-name="gr45" draw:text-style-name="P15" draw:layer="layout" svg:x1="8.3cm" svg:y1="12.52cm" svg:x2="6.3cm" svg:y2="12.52cm">
              <text:p/>
            </draw:line>
          </draw:g>
          <draw:line draw:style-name="gr68" draw:text-style-name="P7" draw:layer="layout" svg:x1="9.8cm" svg:y1="19.8cm" svg:x2="15.9cm" svg:y2="20cm">
            <text:p/>
          </draw:line>
          <draw:custom-shape draw:style-name="gr14" draw:text-style-name="P12" draw:layer="layout" svg:width="0.4cm" svg:height="0.4cm" svg:x="16.1cm" svg:y="4.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68" draw:text-style-name="P7" draw:layer="layout" svg:x1="16.9cm" svg:y1="19.7cm" svg:x2="20.4cm" svg:y2="19.8cm">
            <text:p/>
          </draw:line>
          <draw:line draw:style-name="gr68" draw:text-style-name="P7" draw:layer="layout" svg:x1="13.1cm" svg:y1="19.7cm" svg:x2="9.8cm" svg:y2="19.8cm">
            <text:p/>
          </draw:line>
          <draw:line draw:style-name="gr68" draw:text-style-name="P7" draw:layer="layout" svg:x1="15.9cm" svg:y1="20cm" svg:x2="20.4cm" svg:y2="19.8cm">
            <text:p/>
          </draw:line>
          <draw:line draw:style-name="gr69" draw:text-style-name="P7" draw:layer="layout" svg:x1="0.5cm" svg:y1="5.5cm" svg:x2="2.5cm" svg:y2="5.5cm">
            <text:p text:style-name="P6">100</text:p>
          </draw:line>
          <draw:frame draw:style-name="gr2" draw:text-style-name="P2" draw:layer="layout" svg:width="0.502cm" svg:height="1.187cm" svg:x="0.8cm" svg:y="7.4cm">
            <draw:text-box>
              <text:p/>
            </draw:text-box>
          </draw:frame>
          <draw:line draw:style-name="gr70" draw:text-style-name="P7" draw:layer="layout" svg:x1="0.5cm" svg:y1="7.5cm" svg:x2="2.5cm" svg:y2="7.5cm">
            <text:p text:style-name="P6">50</text:p>
          </draw:line>
          <draw:line draw:style-name="gr71" draw:text-style-name="P7" draw:layer="layout" svg:x1="0.5cm" svg:y1="6.5cm" svg:x2="2.5cm" svg:y2="6.5cm">
            <text:p text:style-name="P6">80</text:p>
          </draw:line>
          <draw:line draw:style-name="gr72" draw:text-style-name="P7" draw:layer="layout" svg:x1="0.5cm" svg:y1="8.5cm" svg:x2="2.5cm" svg:y2="8.5cm">
            <text:p text:style-name="P6">40</text:p>
          </draw:line>
          <draw:line draw:style-name="gr73" draw:text-style-name="P7" draw:layer="layout" svg:x1="0.5cm" svg:y1="10.5cm" svg:x2="2.5cm" svg:y2="10.5cm">
            <text:p text:style-name="P6">20</text:p>
          </draw:line>
          <draw:line draw:style-name="gr74" draw:text-style-name="P7" draw:layer="layout" svg:x1="0.5cm" svg:y1="9.5cm" svg:x2="2.5cm" svg:y2="9.5cm">
            <text:p text:style-name="P6">30</text:p>
          </draw:line>
          <draw:line draw:style-name="gr75" draw:text-style-name="P7" draw:layer="layout" svg:x1="0.5cm" svg:y1="11.5cm" svg:x2="2.5cm" svg:y2="11.5cm">
            <text:p text:style-name="P6">15</text:p>
          </draw:line>
          <draw:line draw:style-name="gr76" draw:text-style-name="P7" draw:layer="layout" svg:x1="0.5cm" svg:y1="13.5cm" svg:x2="2.5cm" svg:y2="13.5cm">
            <text:p text:style-name="P6">5</text:p>
          </draw:line>
          <draw:line draw:style-name="gr77" draw:text-style-name="P7" draw:layer="layout" svg:x1="0.5cm" svg:y1="12.5cm" svg:x2="2.5cm" svg:y2="12.5cm">
            <text:p text:style-name="P6">10</text:p>
          </draw:line>
          <draw:frame draw:style-name="gr51" draw:text-style-name="P17" draw:layer="layout" svg:width="1.6cm" svg:height="0.607cm" svg:x="15.2cm" svg:y="17.593cm">
            <draw:text-box>
              <text:p text:style-name="P6"><text:span text:style-name="T8">Koelen</text:span></text:p>
            </draw:text-box>
          </draw:frame>
          <draw:line draw:style-name="gr63" draw:text-style-name="P7" draw:layer="layout" svg:x1="14.8cm" svg:y1="11.2cm" svg:x2="16cm" svg:y2="11.2cm">
            <text:p/>
          </draw:line>
          <draw:line draw:style-name="gr78" draw:text-style-name="P7" draw:layer="layout" svg:x1="13.1cm" svg:y1="16.3cm" svg:x2="13.1cm" svg:y2="19.7cm">
            <text:p/>
          </draw:line>
          <draw:line draw:style-name="gr79" draw:text-style-name="P7" draw:layer="layout" svg:x1="5cm" svg:y1="18.9cm" svg:x2="5cm" svg:y2="20.3cm">
            <text:p/>
          </draw:line>
          <draw:line draw:style-name="gr15" draw:text-style-name="P7" draw:layer="layout" svg:x1="5cm" svg:y1="18.9cm" svg:x2="8cm" svg:y2="18.9cm">
            <text:p/>
          </draw:line>
          <draw:line draw:style-name="gr67" draw:text-style-name="P7" draw:layer="layout" svg:x1="6.2cm" svg:y1="21.6cm" svg:x2="6.2cm" svg:y2="20.3cm">
            <text:p/>
          </draw:line>
          <draw:line draw:style-name="gr66" draw:text-style-name="P7" draw:layer="layout" svg:x1="6.6cm" svg:y1="23.3cm" svg:x2="6.6cm" svg:y2="20.1cm">
            <text:p/>
          </draw:line>
          <draw:line draw:style-name="gr80" draw:text-style-name="P7" draw:layer="layout" svg:x1="6.6cm" svg:y1="20.4cm" svg:x2="6.6cm" svg:y2="20.1cm">
            <text:p/>
          </draw:line>
          <draw:line draw:style-name="gr81" draw:text-style-name="P7" draw:layer="layout" svg:x1="8cm" svg:y1="15.8cm" svg:x2="16cm" svg:y2="15.8cm">
            <text:p/>
          </draw:line>
          <draw:line draw:style-name="gr16" draw:text-style-name="P7" draw:layer="layout" svg:x1="16cm" svg:y1="15.8cm" svg:x2="16cm" svg:y2="14.2cm">
            <text:p/>
          </draw:line>
          <draw:g>
            <draw:custom-shape draw:style-name="gr41" draw:text-style-name="P19" draw:layer="layout" svg:width="1cm" svg:height="1cm" draw:transform="rotate (-3.14159265358979) translate (16.5cm 1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5.672cm" svg:y="14.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5.592cm" svg:y="14.5cm">
              <text:p text:style-name="P6"><text:span text:style-name="T9">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7" draw:text-style-name="P7" draw:layer="layout" svg:x1="14.6cm" svg:y1="11.8cm" svg:x2="14.5cm" svg:y2="17.5cm">
            <text:p/>
          </draw:line>
          <draw:line draw:style-name="gr82" draw:text-style-name="P7" draw:layer="layout" svg:x1="14.6cm" svg:y1="12.4cm" svg:x2="14.6cm" svg:y2="13.3cm">
            <text:p/>
          </draw:line>
          <draw:line draw:style-name="gr57" draw:text-style-name="P7" draw:layer="layout" svg:x1="14.6cm" svg:y1="13cm" svg:x2="8.2cm" svg:y2="13cm">
            <text:p/>
          </draw:line>
          <draw:line draw:style-name="gr82" draw:text-style-name="P7" draw:layer="layout" svg:x1="14.6cm" svg:y1="13.3cm" svg:x2="14.5cm" svg:y2="18.6cm">
            <text:p/>
          </draw:line>
          <draw:line draw:style-name="gr83" draw:text-style-name="P7" draw:layer="layout" svg:x1="14.6cm" svg:y1="12.4cm" svg:x2="14.587cm" svg:y2="11.8cm">
            <text:p/>
          </draw:line>
          <draw:g>
            <draw:custom-shape draw:style-name="gr34" draw:text-style-name="P18" draw:layer="layout" svg:width="0.4cm" svg:height="0.4cm" svg:x="14.304cm" svg:y="15.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1.5707963267949) translate (14.927cm 14.7cm)">
              <text:p/>
              <draw:enhanced-geometry svg:viewBox="0 0 21600 21600" draw:mirror-horizontal="true" draw:mirror-vertical="false" draw:type="rectangle" draw:enhanced-path="M 0 0 L 21600 0 21600 21600 0 21600 0 0 Z N"/>
            </draw:custom-shape>
            <draw:custom-shape draw:style-name="gr32" draw:text-style-name="P18" draw:layer="layout" svg:width="0.4cm" svg:height="0.4cm" draw:transform="rotate (-3.14159265358979) translate (14.704cm 15.1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4.325cm" svg:y1="15.1cm" svg:x2="14.725cm" svg:y2="15.1cm">
              <text:p/>
            </draw:line>
            <draw:custom-shape draw:style-name="gr33" draw:text-style-name="P7" draw:layer="layout" svg:width="0.8cm" svg:height="0.8cm" draw:transform="rotate (-3.14159265358979) translate (14.927cm 15.5cm)">
              <text:p/>
              <draw:enhanced-geometry svg:viewBox="0 0 21600 21600" draw:mirror-horizontal="true" draw:mirror-vertical="false" draw:type="rectangle" draw:enhanced-path="M 0 0 L 21600 0 21600 21600 0 21600 0 0 Z N"/>
            </draw:custom-shape>
            <draw:custom-shape draw:style-name="gr84" draw:text-style-name="P28" draw:layer="layout" svg:width="0.4cm" svg:height="0.4cm" draw:transform="rotate (-1.5707963267949) translate (15cm 14.895cm)">
              <text:p text:style-name="P6"><text:span text:style-name="T6">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1" draw:text-style-name="P19" draw:layer="layout" svg:width="1cm" svg:height="1cm" draw:transform="rotate (-3.14159265358979) translate (14cm 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draw:transform="rotate (1.5707963267949) translate (13.1cm 13.3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3.102cm" svg:y="12.6cm">
              <text:p text:style-name="P6"><text:span text:style-name="T9">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 draw:text-style-name="P25" draw:layer="layout" svg:width="0.4cm" svg:height="0.4cm" draw:transform="rotate (1.5707963267949) translate (14.2cm 12.6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8" draw:layer="layout" svg:width="0.4cm" svg:height="0.4cm" draw:transform="rotate (-3.14159265358979) translate (14.791cm 12.4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18" draw:layer="layout" svg:width="0.4cm" svg:height="0.4cm" svg:x="14.391cm" svg:y="12.4cm">
              <text:p text:style-name="P6"><text:span text:style-name="T13">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1.5707963267949) translate (15.014cm 12cm)">
              <text:p/>
              <draw:enhanced-geometry svg:viewBox="0 0 21600 21600" draw:mirror-horizontal="true" draw:mirror-vertical="false" draw:type="rectangle" draw:enhanced-path="M 0 0 L 21600 0 21600 21600 0 21600 0 0 Z N"/>
            </draw:custom-shape>
            <draw:line draw:style-name="gr60" draw:text-style-name="P7" draw:layer="layout" svg:x1="14.591cm" svg:y1="12.4cm" svg:x2="14.812cm" svg:y2="12.4cm">
              <text:p/>
            </draw:line>
            <draw:custom-shape draw:style-name="gr33" draw:text-style-name="P7" draw:layer="layout" svg:width="0.8cm" svg:height="0.8cm" draw:transform="rotate (-3.14159265358979) translate (15.014cm 12.8cm)">
              <text:p/>
              <draw:enhanced-geometry svg:viewBox="0 0 21600 21600" draw:mirror-horizontal="true" draw:mirror-vertical="false" draw:type="rectangle" draw:enhanced-path="M 0 0 L 21600 0 21600 21600 0 21600 0 0 Z N"/>
            </draw:custom-shape>
            <draw:custom-shape draw:style-name="gr84" draw:text-style-name="P27" draw:layer="layout" svg:width="0.4cm" svg:height="0.4cm" draw:transform="rotate (-1.5707963267949) translate (15.1cm 12.2cm)">
              <text:p text:style-name="P6"><text:span text:style-name="T12">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8" draw:text-style-name="P7" draw:layer="layout" svg:x1="14.8cm" svg:y1="11.2cm" svg:x2="12.4cm" svg:y2="11.2cm">
            <text:p/>
          </draw:line>
          <draw:line draw:style-name="gr40" draw:text-style-name="P7" draw:layer="layout" svg:x1="10.8cm" svg:y1="8.4cm" svg:x2="11.7cm" svg:y2="8.4cm">
            <text:p/>
          </draw:line>
          <draw:line draw:style-name="gr86" draw:text-style-name="P7" draw:layer="layout" svg:x1="16.9cm" svg:y1="14.2cm" svg:x2="16.9cm" svg:y2="16.3cm">
            <text:p/>
          </draw:line>
          <draw:g>
            <draw:custom-shape draw:style-name="gr87" draw:text-style-name="P29" draw:layer="layout" svg:width="0.64cm" svg:height="0.96cm" draw:transform="rotate (-1.5707963267949) translate (16.94cm 13.23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8" draw:text-style-name="P30" draw:layer="layout" svg:width="0.32cm" svg:height="1.715cm" draw:transform="rotate (-1.5707963267949) translate (17.285cm 12.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2.9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7.285cm 13.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4.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9" draw:text-style-name="P31" draw:layer="layout" svg:width="0.641cm" svg:height="0.96cm" draw:transform="rotate (-1.5707963267949) translate (16.94cm 12.91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0" draw:text-style-name="P32" draw:layer="layout" svg:width="0.322cm" svg:height="0.96cm" draw:transform="rotate (-1.5707963267949) translate (17.9cm 13.2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g>
          <draw:line draw:style-name="gr91" draw:text-style-name="P7" draw:layer="layout" svg:x1="16.9cm" svg:y1="17.5cm" svg:x2="14.5cm" svg:y2="17.5cm">
            <text:p/>
          </draw:line>
          <draw:line draw:style-name="gr92" draw:text-style-name="P7" draw:layer="layout" svg:x1="8cm" svg:y1="15.8cm" svg:x2="8cm" svg:y2="18.9cm">
            <text:p/>
          </draw:line>
          <draw:g>
            <draw:custom-shape draw:style-name="gr34" draw:text-style-name="P18" draw:layer="layout" svg:width="0.4cm" svg:height="0.4cm" draw:transform="rotate (-3.14159265358979) translate (6.8cm 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6.4cm" svg:y1="19.9cm" svg:x2="6.8cm" svg:y2="19.9cm">
              <text:p/>
            </draw:line>
            <draw:custom-shape draw:style-name="gr33" draw:text-style-name="P7" draw:layer="layout" svg:width="0.8cm" svg:height="0.8cm" draw:transform="rotate (1.5707963267949) translate (6.2cm 20.1cm)">
              <text:p/>
              <draw:enhanced-geometry svg:viewBox="0 0 21600 21600" draw:mirror-horizontal="false" draw:mirror-vertical="false" draw:type="rectangle" draw:enhanced-path="M 0 0 L 21600 0 21600 21600 0 21600 0 0 Z N"/>
            </draw:custom-shape>
          </draw:g>
          <draw:frame draw:style-name="gr51" draw:text-style-name="P17" draw:layer="layout" svg:width="2.2cm" svg:height="0.607cm" svg:x="12.359cm" svg:y="15.118cm">
            <draw:text-box>
              <text:p text:style-name="P6"><text:span text:style-name="T8">Verwarmen</text:span></text:p>
            </draw:text-box>
          </draw:frame>
          <draw:line draw:style-name="gr18" draw:text-style-name="P7" draw:layer="layout" svg:x1="12.1cm" svg:y1="18.6cm" svg:x2="12.1cm" svg:y2="16.9cm">
            <text:p/>
          </draw:line>
          <draw:g>
            <draw:custom-shape draw:style-name="gr34" draw:text-style-name="P18" draw:layer="layout" svg:width="0.4cm" svg:height="0.4cm" draw:transform="rotate (-1.5707963267949) translate (16.5cm 17.3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6.5cm 17.9cm)">
              <text:p/>
              <draw:enhanced-geometry svg:viewBox="0 0 21600 21600" draw:mirror-horizontal="true" draw:mirror-vertical="false" draw:type="rectangle" draw:enhanced-path="M 0 0 L 21600 0 21600 21600 0 21600 0 0 Z N"/>
            </draw:custom-shape>
            <draw:custom-shape draw:style-name="gr32" draw:text-style-name="P18" draw:layer="layout" svg:width="0.4cm" svg:height="0.4cm" draw:transform="rotate (-1.5707963267949) translate (16.119cm 17.3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6.1cm" svg:y1="17.702cm" svg:x2="16.1cm" svg:y2="17.302cm">
              <text:p/>
            </draw:line>
            <draw:custom-shape draw:style-name="gr33" draw:text-style-name="P7" draw:layer="layout" svg:width="0.8cm" svg:height="0.8cm" draw:transform="rotate (1.5707963267949) translate (15.7cm 17.9cm)">
              <text:p/>
              <draw:enhanced-geometry svg:viewBox="0 0 21600 21600" draw:mirror-horizontal="true" draw:mirror-vertical="false" draw:type="rectangle" draw:enhanced-path="M 0 0 L 21600 0 21600 21600 0 21600 0 0 Z N"/>
            </draw:custom-shape>
            <draw:custom-shape draw:style-name="gr84" draw:text-style-name="P28" draw:layer="layout" svg:width="0.4cm" svg:height="0.4cm" svg:x="15.895cm" svg:y="17.027cm">
              <text:p text:style-name="P6"><text:span text:style-name="T6">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1" draw:text-style-name="P19" draw:layer="layout" svg:width="1cm" svg:height="1cm" draw:transform="rotate (1.5707963267949) translate (11.6cm 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1.772cm" svg:y="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1.704cm" svg:y="17.2cm">
              <text:p text:style-name="P6"><text:span text:style-name="T9">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 draw:text-style-name="P18" draw:layer="layout" svg:width="0.4cm" svg:height="0.4cm" draw:transform="rotate (1.5707963267949) translate (12.4cm 17.1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2.8cm" svg:y1="17.1cm" svg:x2="12.8cm" svg:y2="16.7cm">
              <text:p/>
            </draw:line>
            <draw:custom-shape draw:style-name="gr33" draw:text-style-name="P7" draw:layer="layout" svg:width="0.8cm" svg:height="0.8cm" svg:x="12.2cm" svg:y="16.5cm">
              <text:p/>
              <draw:enhanced-geometry svg:viewBox="0 0 21600 21600" draw:mirror-horizontal="true" draw:mirror-vertical="true" draw:type="rectangle" draw:enhanced-path="M 0 0 L 21600 0 21600 21600 0 21600 0 0 Z N"/>
            </draw:custom-shape>
          </draw:g>
          <draw:line draw:style-name="gr7" draw:text-style-name="P7" draw:layer="layout" svg:x1="8.3cm" svg:y1="16.3cm" svg:x2="8.3cm" svg:y2="19.4cm">
            <text:p/>
          </draw:line>
          <draw:line draw:style-name="gr78" draw:text-style-name="P7" draw:layer="layout" svg:x1="13.1cm" svg:y1="16.3cm" svg:x2="8.3cm" svg:y2="16.3cm">
            <text:p/>
          </draw:line>
          <draw:line draw:style-name="gr7" draw:text-style-name="P7" draw:layer="layout" svg:x1="9cm" svg:y1="14.3cm" svg:x2="9cm" svg:y2="20.1cm">
            <text:p/>
          </draw:line>
          <draw:line draw:style-name="gr93" draw:text-style-name="P7" draw:layer="layout" svg:x1="8.3cm" svg:y1="19.4cm" svg:x2="8.3cm" svg:y2="16.3cm">
            <text:p/>
          </draw:line>
          <draw:line draw:style-name="gr17" draw:text-style-name="P7" draw:layer="layout" svg:x1="6.6cm" svg:y1="19.4cm" svg:x2="8.3cm" svg:y2="19.4cm">
            <text:p/>
          </draw:line>
          <draw:line draw:style-name="gr94" draw:text-style-name="P7" draw:layer="layout" svg:x1="9cm" svg:y1="20.1cm" svg:x2="9cm" svg:y2="14.3cm">
            <text:p/>
          </draw:line>
          <draw:line draw:style-name="gr95" draw:text-style-name="P7" draw:layer="layout" svg:x1="9cm" svg:y1="14.3cm" svg:x2="15.2cm" svg:y2="14.3cm">
            <text:p/>
          </draw:line>
          <draw:line draw:style-name="gr96" draw:text-style-name="P7" draw:layer="layout" svg:x1="9cm" svg:y1="20.1cm" svg:x2="4.5cm" svg:y2="20.1cm">
            <text:p/>
          </draw:line>
          <draw:g>
            <draw:custom-shape draw:style-name="gr34" draw:text-style-name="P18" draw:layer="layout" svg:width="0.4cm" svg:height="0.4cm" draw:transform="rotate (-1.5707963267949) translate (16.5cm 16.0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6.5cm 16.7cm)">
              <text:p/>
              <draw:enhanced-geometry svg:viewBox="0 0 21600 21600" draw:mirror-horizontal="true" draw:mirror-vertical="true" draw:type="rectangle" draw:enhanced-path="M 0 0 L 21600 0 21600 21600 0 21600 0 0 Z N"/>
            </draw:custom-shape>
            <draw:custom-shape draw:style-name="gr32" draw:text-style-name="P18" draw:layer="layout" svg:width="0.4cm" svg:height="0.4cm" draw:transform="rotate (-1.5707963267949) translate (16.119cm 16.07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6.1cm" svg:y1="16.098cm" svg:x2="16.1cm" svg:y2="16.498cm">
              <text:p/>
            </draw:line>
            <draw:custom-shape draw:style-name="gr33" draw:text-style-name="P7" draw:layer="layout" svg:width="0.8cm" svg:height="0.8cm" draw:transform="rotate (1.5707963267949) translate (15.7cm 16.7cm)">
              <text:p/>
              <draw:enhanced-geometry svg:viewBox="0 0 21600 21600" draw:mirror-horizontal="true" draw:mirror-vertical="true" draw:type="rectangle" draw:enhanced-path="M 0 0 L 21600 0 21600 21600 0 21600 0 0 Z N"/>
            </draw:custom-shape>
            <draw:custom-shape draw:style-name="gr84" draw:text-style-name="P28" draw:layer="layout" svg:width="0.4cm" svg:height="0.4cm" svg:x="15.895cm" svg:y="16.373cm">
              <text:p text:style-name="P6"><text:span text:style-name="T6">M</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7" draw:text-style-name="P7" draw:layer="layout" svg:x1="9.3cm" svg:y1="14.6cm" svg:x2="11.7cm" svg:y2="14.6cm">
            <text:p/>
          </draw:line>
          <draw:line draw:style-name="gr7" draw:text-style-name="P7" draw:layer="layout" svg:x1="9.3cm" svg:y1="14.6cm" svg:x2="9.3cm" svg:y2="20.3cm">
            <text:p/>
          </draw:line>
          <draw:line draw:style-name="gr97" draw:text-style-name="P7" draw:layer="layout" svg:x1="9.3cm" svg:y1="14.6cm" svg:x2="9.3cm" svg:y2="20.3cm">
            <text:p/>
          </draw:line>
          <draw:line draw:style-name="gr79" draw:text-style-name="P7" draw:layer="layout" svg:x1="5cm" svg:y1="20.3cm" svg:x2="9.3cm" svg:y2="20.3cm">
            <text:p/>
          </draw:line>
          <draw:g>
            <draw:custom-shape draw:style-name="gr34" draw:text-style-name="P25" draw:layer="layout" svg:width="0.4cm" svg:height="0.4cm" draw:transform="rotate (1.55281943549936) translate (4.993cm 19.58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3.12361576229425) translate (5.198cm 19.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8" draw:text-style-name="P18" draw:layer="layout" svg:width="0.4cm" svg:height="0.4cm" draw:transform="rotate (-0.0179768912955416) translate (4.806cm 18.999cm)">
              <text:p text:style-name="P6"><text:span text:style-name="T13">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796cm" draw:transform="rotate (-1.58877321809044) translate (5.39cm 19.015cm)">
              <text:p/>
              <draw:enhanced-geometry svg:viewBox="0 0 21600 21600" draw:mirror-horizontal="false" draw:mirror-vertical="true" draw:type="rectangle" draw:enhanced-path="M 0 0 L 21600 0 21600 21600 0 21600 0 0 Z N"/>
            </draw:custom-shape>
            <draw:line draw:style-name="gr60" draw:text-style-name="P7" draw:layer="layout" svg:x1="5.002cm" svg:y1="19.408cm" svg:x2="4.781cm" svg:y2="19.412cm">
              <text:p/>
            </draw:line>
            <draw:custom-shape draw:style-name="gr33" draw:text-style-name="P7" draw:layer="layout" svg:width="0.8cm" svg:height="0.796cm" draw:transform="rotate (3.12361576229425) translate (5.372cm 19.81cm)">
              <text:p/>
              <draw:enhanced-geometry svg:viewBox="0 0 21600 21600" draw:mirror-horizontal="false" draw:mirror-vertical="true" draw:type="rectangle" draw:enhanced-path="M 0 0 L 21600 0 21600 21600 0 21600 0 0 Z N"/>
            </draw:custom-shape>
            <draw:custom-shape draw:style-name="gr61" draw:text-style-name="P27" draw:layer="layout" svg:width="0.4cm" svg:height="0.4cm" draw:transform="rotate (-1.55281943549936) translate (4.879cm 19.195cm)">
              <text:p text:style-name="P6"><text:span text:style-name="T12">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93" draw:text-style-name="P7" draw:layer="layout" svg:x1="5.4cm" svg:y1="19.4cm" svg:x2="6.6cm" svg:y2="19.4cm">
            <text:p/>
          </draw:line>
          <draw:g>
            <draw:custom-shape draw:style-name="gr41" draw:text-style-name="P19" draw:layer="layout" svg:width="1cm" svg:height="1cm" draw:transform="rotate (-3.14159265358979) translate (14cm 1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draw:transform="rotate (1.5707963267949) translate (13.26cm 14.61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3.086cm" svg:y="13.9cm">
              <text:p text:style-name="P6"><text:span text:style-name="T9">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99" draw:text-style-name="P17" draw:layer="layout" svg:width="2cm" svg:height="0.682cm" svg:x="14.4cm" svg:y="16.618cm">
            <draw:text-box>
              <text:p text:style-name="P6"><text:span text:style-name="T8">T</text:span><text:span text:style-name="T14">wp1</text:span><text:span text:style-name="T8">&gt;10°C</text:span></text:p>
            </draw:text-box>
          </draw:frame>
          <draw:line draw:style-name="gr78" draw:text-style-name="P7" draw:layer="layout" svg:x1="13.1cm" svg:y1="16.3cm" svg:x2="13.1cm" svg:y2="16.9cm">
            <text:p/>
          </draw:line>
          <draw:line draw:style-name="gr65" draw:text-style-name="P7" draw:layer="layout" svg:x1="14.2cm" svg:y1="12.4cm" svg:x2="12.1cm" svg:y2="12.4cm">
            <text:p/>
          </draw:line>
          <draw:line draw:style-name="gr100" draw:text-style-name="P7" draw:layer="layout" svg:x1="12.1cm" svg:y1="13.3cm" svg:x2="12.1cm" svg:y2="11.2cm">
            <text:p/>
          </draw:line>
          <draw:g>
            <draw:custom-shape draw:style-name="gr32" draw:text-style-name="P18" draw:layer="layout" svg:width="0.4cm" svg:height="0.4cm" draw:transform="rotate (-3.14159265358979) translate (12.3cm 15.3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1.9cm" svg:y1="14.9cm" svg:x2="12.3cm" svg:y2="14.9cm">
              <text:p/>
            </draw:line>
            <draw:custom-shape draw:style-name="gr33" draw:text-style-name="P7" draw:layer="layout" svg:width="0.8cm" svg:height="0.8cm" draw:transform="rotate (1.5707963267949) translate (11.7cm 15.5cm)">
              <text:p/>
              <draw:enhanced-geometry svg:viewBox="0 0 21600 21600" draw:mirror-horizontal="false" draw:mirror-vertical="true" draw:type="rectangle" draw:enhanced-path="M 0 0 L 21600 0 21600 21600 0 21600 0 0 Z N"/>
            </draw:custom-shape>
          </draw:g>
          <draw:line draw:style-name="gr16" draw:text-style-name="P7" draw:layer="layout" svg:x1="9.7cm" svg:y1="18.7cm" svg:x2="12.1cm" svg:y2="18.6cm">
            <text:p/>
          </draw:line>
          <draw:line draw:style-name="gr7" draw:text-style-name="P7" draw:layer="layout" svg:x1="11.7cm" svg:y1="9.5cm" svg:x2="11.7cm" svg:y2="14.6cm">
            <text:p/>
          </draw:line>
          <draw:line draw:style-name="gr101" draw:text-style-name="P7" draw:layer="layout" svg:x1="11.7cm" svg:y1="14.6cm" svg:x2="9.3cm" svg:y2="14.6cm">
            <text:p/>
          </draw:line>
          <draw:line draw:style-name="gr102" draw:text-style-name="P7" draw:layer="layout" svg:x1="16.9cm" svg:y1="16.3cm" svg:x2="16.9cm" svg:y2="19.7cm">
            <text:p/>
          </draw:line>
          <draw:line draw:style-name="gr100" draw:text-style-name="P7" draw:layer="layout" svg:x1="15.2cm" svg:y1="14.3cm" svg:x2="15.2cm" svg:y2="11.2cm">
            <text:p/>
          </draw:line>
          <draw:line draw:style-name="gr103" draw:text-style-name="P7" draw:layer="layout" svg:x1="11.7cm" svg:y1="14.6cm" svg:x2="11.7cm" svg:y2="13.3cm">
            <text:p/>
          </draw:line>
          <draw:line draw:style-name="gr103" draw:text-style-name="P7" draw:layer="layout" svg:x1="11.7cm" svg:y1="8.4cm" svg:x2="11.7cm" svg:y2="11.8cm">
            <text:p/>
          </draw:line>
          <draw:line draw:style-name="gr104" draw:text-style-name="P7" draw:layer="layout" svg:x1="11.7cm" svg:y1="11.8cm" svg:x2="14.6cm" svg:y2="11.8cm">
            <text:p/>
          </draw:line>
          <draw:line draw:style-name="gr103" draw:text-style-name="P7" draw:layer="layout" svg:x1="11.7cm" svg:y1="13.3cm" svg:x2="11.7cm" svg:y2="11.838cm">
            <text:p/>
          </draw:line>
        </draw:g>
      </draw:page>
      <draw:page draw:name="page2" draw:style-name="dp1" draw:master-page-name="Default">
        <draw:frame draw:style-name="gr1" draw:text-style-name="P33" draw:layer="layout" svg:width="13.2cm" svg:height="1.673cm" svg:x="5.697cm" svg:y="3.268cm">
          <draw:text-box>
            <text:p><text:span text:style-name="T1">Principeschema installatie warmtebuffers.</text:span></text:p>
          </draw:text-box>
        </draw:frame>
        <draw:frame draw:style-name="gr2" draw:text-style-name="P2" draw:layer="layout" svg:width="0.502cm" svg:height="1.187cm" svg:x="8cm" svg:y="16cm">
          <draw:text-box>
            <text:p/>
          </draw:text-box>
        </draw:frame>
        <draw:frame draw:style-name="gr3" draw:text-style-name="P3" draw:layer="layout" svg:width="10.8cm" svg:height="3.806cm" svg:x="5.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frame draw:style-name="gr105" draw:text-style-name="P33" draw:layer="layout" svg:width="10.8cm" svg:height="8.021cm" svg:x="22.5cm" svg:y="3.5cm">
          <draw:text-box>
            <text:p><text:span text:style-name="T15">Zomer: Warmtepomp uit, passieve koeling.</text:span></text:p>
            <text:p><text:span text:style-name="T15"/></text:p>
            <text:p><text:span text:style-name="T15">Pomp A en Pomp B staan uit. </text:span></text:p>
            <text:p><text:span text:style-name="T15"/></text:p>
            <text:p><text:span text:style-name="T15">Pomp C brengt overdag heet water uit de zonnecollectoren naar de boiler</text:span></text:p>
            <text:p><text:span text:style-name="T15"/></text:p>
            <text:p><text:span text:style-name="T15">Pomp D brengt heet water uit de boiler naar Buffer2.</text:span></text:p>
            <text:p><text:span text:style-name="T15"/></text:p>
            <text:p><text:span text:style-name="T15">Pomp E brengt koel water uit Buffer 1 naar Buffer 3</text:span></text:p>
            <text:p><text:span text:style-name="T15"/></text:p>
            <text:p><text:span text:style-name="T15">Pomp F staat uit.</text:span></text:p>
          </draw:text-box>
        </draw:frame>
        <draw:g>
          <draw:line draw:style-name="gr8" draw:text-style-name="P7" draw:layer="layout" svg:x1="8.4cm" svg:y1="12.4cm" svg:x2="12.1cm" svg:y2="12.4cm">
            <text:p/>
          </draw:line>
          <draw:custom-shape draw:style-name="gr6" draw:text-style-name="P6" draw:layer="layout" svg:width="0.6cm" svg:height="0.596cm" svg:x="14.9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9cm" svg:y1="14.3cm" svg:x2="15.2cm" svg:y2="14.3cm">
            <text:p/>
          </draw:line>
          <draw:line draw:style-name="gr7" draw:text-style-name="P7" draw:layer="layout" svg:x1="15.2cm" svg:y1="11.2cm" svg:x2="15.2cm" svg:y2="14.3cm">
            <text:p/>
          </draw:line>
          <draw:custom-shape draw:style-name="gr6" draw:text-style-name="P6" draw:layer="layout" svg:width="0.6cm" svg:height="0.596cm" svg:x="12.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6.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1.8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8" draw:layer="layout" svg:width="12.922cm" svg:height="1.7cm" svg:x="7.739cm" svg:y="18.4cm">
              <text:p/>
              <draw:enhanced-geometry svg:viewBox="0 0 21600 21600" draw:mirror-horizontal="false" draw:mirror-vertical="false" draw:type="rectangle" draw:enhanced-path="M 0 0 L 21600 0 21600 21600 0 21600 0 0 Z N"/>
            </draw:custom-shape>
            <draw:custom-shape draw:style-name="gr10" draw:text-style-name="P9" draw:layer="layout" svg:width="12.922cm" svg:height="0.5cm" svg:x="7.739cm" svg:y="19.6cm">
              <text:p text:style-name="P6"><text:span text:style-name="T5">1 <text:s text:c="4"/></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13.4cm" svg:height="0.201cm" svg:x="7.5cm" svg:y="19.199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2.922cm" svg:height="0.6cm" svg:x="7.739cm" svg:y="18.4cm">
              <text:p text:style-name="P6"><text:span text:style-name="T5">3</text:span></text:p>
              <draw:enhanced-geometry svg:viewBox="0 0 21600 21600" draw:mirror-horizontal="false" draw:mirror-vertical="false" draw:type="rectangle" draw:enhanced-path="M 0 0 L 21600 0 21600 21600 0 21600 0 0 Z N"/>
            </draw:custom-shape>
            <draw:custom-shape draw:style-name="gr13" draw:text-style-name="P12" draw:layer="layout" svg:width="0.477cm" svg:height="0.5cm" svg:x="17.181cm" svg:y="1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6cm" svg:height="0.4cm" svg:x="8.935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8cm" svg:height="0.4cm" svg:x="17.311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15" draw:text-style-name="P7" draw:layer="layout" svg:x1="9.8cm" svg:y1="18.7cm" svg:x2="15.9cm" svg:y2="18.9cm">
            <text:p/>
          </draw:line>
          <draw:line draw:style-name="gr16" draw:text-style-name="P7" draw:layer="layout" svg:x1="15.9cm" svg:y1="18.9cm" svg:x2="20.4cm" svg:y2="18.7cm">
            <text:p/>
          </draw:line>
          <draw:line draw:style-name="gr7" draw:text-style-name="P7" draw:layer="layout" svg:x1="13.1cm" svg:y1="16.3cm" svg:x2="13.1cm" svg:y2="19.7cm">
            <text:p/>
          </draw:line>
          <draw:line draw:style-name="gr17" draw:text-style-name="P7" draw:layer="layout" svg:x1="6.6cm" svg:y1="20.1cm" svg:x2="6.6cm" svg:y2="19.4cm">
            <text:p/>
          </draw:line>
          <draw:line draw:style-name="gr18" draw:text-style-name="P7" draw:layer="layout" svg:x1="13.1cm" svg:y1="16.9cm" svg:x2="12.1cm" svg:y2="16.9cm">
            <text:p/>
          </draw:line>
          <draw:line draw:style-name="gr18" draw:text-style-name="P7" draw:layer="layout" svg:x1="12.1cm" svg:y1="15.4cm" svg:x2="12.1cm" svg:y2="13.3cm">
            <text:p/>
          </draw:line>
          <draw:custom-shape draw:style-name="gr19" draw:text-style-name="P7" draw:layer="layout" svg:width="3cm" svg:height="2.2cm" svg:x="4cm" svg:y="18.3cm">
            <text:p/>
            <draw:enhanced-geometry svg:viewBox="0 0 21600 21600" draw:type="rectangle" draw:enhanced-path="M 0 0 L 21600 0 21600 21600 0 21600 0 0 Z N"/>
          </draw:custom-shape>
          <draw:line draw:style-name="gr7" draw:text-style-name="P7" draw:layer="layout" svg:x1="6.2cm" svg:y1="20.3cm" svg:x2="9.3cm" svg:y2="20.3cm">
            <text:p/>
          </draw:line>
          <draw:line draw:style-name="gr7" draw:text-style-name="P7" draw:layer="layout" svg:x1="6.6cm" svg:y1="20.1cm" svg:x2="8.9cm" svg:y2="20.1cm">
            <text:p/>
          </draw:line>
          <draw:custom-shape draw:style-name="gr20" draw:text-style-name="P7" draw:layer="layout" svg:width="3cm" svg:height="2.5cm" svg:x="4cm" svg:y="18.3cm">
            <text:p/>
            <draw:enhanced-geometry svg:viewBox="0 0 21600 21600" draw:type="rectangle" draw:enhanced-path="M 0 0 L 21600 0 21600 21600 0 21600 0 0 Z N"/>
          </draw:custom-shape>
          <draw:line draw:style-name="gr7" draw:text-style-name="P7" draw:layer="layout" svg:x1="12.1cm" svg:y1="11.2cm" svg:x2="16cm" svg:y2="11.2cm">
            <text:p/>
          </draw:line>
          <draw:line draw:style-name="gr7" draw:text-style-name="P7" draw:layer="layout" svg:x1="12.1cm" svg:y1="5.1cm" svg:x2="12.1cm" svg:y2="8.9cm">
            <text:p/>
          </draw:line>
          <draw:line draw:style-name="gr7" draw:text-style-name="P7" draw:layer="layout" svg:x1="12.2cm" svg:y1="5.1cm" svg:x2="16.2cm" svg:y2="5.1cm">
            <text:p/>
          </draw:line>
          <draw:line draw:style-name="gr7" draw:text-style-name="P7" draw:layer="layout" svg:x1="12.5cm" svg:y1="5.5cm" svg:x2="15.8cm" svg:y2="5.5cm">
            <text:p/>
          </draw:line>
          <draw:line draw:style-name="gr7" draw:text-style-name="P7" draw:layer="layout" svg:x1="12.5cm" svg:y1="5.5cm" svg:x2="12.5cm" svg:y2="10.7cm">
            <text:p/>
          </draw:line>
          <draw:g>
            <draw:custom-shape draw:style-name="gr21" draw:text-style-name="P13" draw:layer="layout" svg:width="5.5cm" svg:height="3.2cm" svg:x="2.9cm" svg:y="21cm">
              <text:p text:style-name="P6"><text:span text:style-name="T7">2 <text:s text:c="3"/>2</text:span></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3.144cm" svg:y="21.2cm">
              <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5.956cm" svg:y="21.2cm">
              <text:p/>
              <draw:enhanced-geometry svg:viewBox="0 0 21600 21600" draw:mirror-horizontal="false" draw:mirror-vertical="false" draw:type="rectangle" draw:enhanced-path="M 0 0 L 21600 0 21600 21600 0 21600 0 0 Z N"/>
            </draw:custom-shape>
            <draw:custom-shape draw:style-name="gr14" draw:text-style-name="P12" draw:layer="layout" svg:width="0.489cm" svg:height="0.4cm" svg:x="5.313cm" svg:y="21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23" draw:text-style-name="P15" draw:layer="layout" svg:x1="4.208cm" svg:y1="21.7cm" svg:x2="5cm" svg:y2="21.6cm">
                <text:p/>
              </draw:line>
              <draw:line draw:style-name="gr24" draw:text-style-name="P15" draw:layer="layout" svg:x1="4.204cm" svg:y1="23.5cm" svg:x2="4.5cm" svg:y2="23.3cm">
                <text:p/>
              </draw:line>
              <draw:g>
                <draw:line draw:style-name="gr23" draw:text-style-name="P15" draw:layer="layout" svg:x1="3.611cm" svg:y1="22.2cm" svg:x2="4.804cm" svg:y2="22.1cm">
                  <text:p/>
                </draw:line>
                <draw:line draw:style-name="gr23" draw:text-style-name="P15" draw:layer="layout" svg:x1="3.611cm" svg:y1="22cm" svg:x2="4.804cm" svg:y2="22.1cm">
                  <text:p/>
                </draw:line>
                <draw:line draw:style-name="gr23" draw:text-style-name="P15" draw:layer="layout" svg:x1="3.611cm" svg:y1="21.8cm" svg:x2="4.201cm" svg:y2="21.7cm">
                  <text:p/>
                </draw:line>
                <draw:line draw:style-name="gr24" draw:text-style-name="P15" draw:layer="layout" svg:x1="3.607cm" svg:y1="23.4cm" svg:x2="4.203cm" svg:y2="23.5cm">
                  <text:p/>
                </draw:line>
                <draw:line draw:style-name="gr23" draw:text-style-name="P15" draw:layer="layout" svg:x1="3.611cm" svg:y1="22.4cm" svg:x2="4.804cm" svg:y2="22.3cm">
                  <text:p/>
                </draw:line>
                <draw:line draw:style-name="gr23" draw:text-style-name="P15" draw:layer="layout" svg:x1="3.611cm" svg:y1="22.2cm" svg:x2="4.804cm" svg:y2="22.3cm">
                  <text:p/>
                </draw:line>
                <draw:line draw:style-name="gr23" draw:text-style-name="P15" draw:layer="layout" svg:x1="3.611cm" svg:y1="22.6cm" svg:x2="4.804cm" svg:y2="22.5cm">
                  <text:p/>
                </draw:line>
                <draw:line draw:style-name="gr23" draw:text-style-name="P15" draw:layer="layout" svg:x1="3.611cm" svg:y1="22.4cm" svg:x2="4.804cm" svg:y2="22.5cm">
                  <text:p/>
                </draw:line>
                <draw:line draw:style-name="gr23" draw:text-style-name="P15" draw:layer="layout" svg:x1="3.611cm" svg:y1="22cm" svg:x2="4.804cm" svg:y2="21.9cm">
                  <text:p/>
                </draw:line>
                <draw:line draw:style-name="gr23" draw:text-style-name="P15" draw:layer="layout" svg:x1="3.611cm" svg:y1="21.8cm" svg:x2="4.804cm" svg:y2="21.9cm">
                  <text:p/>
                </draw:line>
                <draw:line draw:style-name="gr24" draw:text-style-name="P15" draw:layer="layout" svg:x1="3.604cm" svg:y1="23cm" svg:x2="4.797cm" svg:y2="22.9cm">
                  <text:p/>
                </draw:line>
                <draw:line draw:style-name="gr24" draw:text-style-name="P15" draw:layer="layout" svg:x1="3.604cm" svg:y1="22.8cm" svg:x2="4.797cm" svg:y2="22.9cm">
                  <text:p/>
                </draw:line>
                <draw:line draw:style-name="gr24" draw:text-style-name="P15" draw:layer="layout" svg:x1="3.604cm" svg:y1="23.2cm" svg:x2="4.797cm" svg:y2="23.1cm">
                  <text:p/>
                </draw:line>
                <draw:line draw:style-name="gr24" draw:text-style-name="P15" draw:layer="layout" svg:x1="3.604cm" svg:y1="23cm" svg:x2="4.797cm" svg:y2="23.1cm">
                  <text:p/>
                </draw:line>
                <draw:line draw:style-name="gr24" draw:text-style-name="P15" draw:layer="layout" svg:x1="3.604cm" svg:y1="23.4cm" svg:x2="4.797cm" svg:y2="23.3cm">
                  <text:p/>
                </draw:line>
                <draw:line draw:style-name="gr24" draw:text-style-name="P15" draw:layer="layout" svg:x1="3.604cm" svg:y1="23.2cm" svg:x2="4.797cm" svg:y2="23.3cm">
                  <text:p/>
                </draw:line>
                <draw:line draw:style-name="gr23" draw:text-style-name="P15" draw:layer="layout" svg:x1="3.604cm" svg:y1="22.8cm" svg:x2="4.797cm" svg:y2="22.7cm">
                  <text:p/>
                </draw:line>
                <draw:line draw:style-name="gr23" draw:text-style-name="P15" draw:layer="layout" svg:x1="3.604cm" svg:y1="22.6cm" svg:x2="4.797cm" svg:y2="22.7cm">
                  <text:p/>
                </draw:line>
              </draw:g>
            </draw:g>
            <draw:g>
              <draw:line draw:style-name="gr23" draw:text-style-name="P15" draw:layer="layout" svg:x1="6.992cm" svg:y1="21.7cm" svg:x2="6.2cm" svg:y2="21.6cm">
                <text:p/>
              </draw:line>
              <draw:line draw:style-name="gr24" draw:text-style-name="P15" draw:layer="layout" svg:x1="6.996cm" svg:y1="23.5cm" svg:x2="6.7cm" svg:y2="23.3cm">
                <text:p/>
              </draw:line>
              <draw:g>
                <draw:line draw:style-name="gr23" draw:text-style-name="P15" draw:layer="layout" svg:x1="7.589cm" svg:y1="22.2cm" svg:x2="6.396cm" svg:y2="22.1cm">
                  <text:p/>
                </draw:line>
                <draw:line draw:style-name="gr23" draw:text-style-name="P15" draw:layer="layout" svg:x1="7.589cm" svg:y1="22cm" svg:x2="6.396cm" svg:y2="22.1cm">
                  <text:p/>
                </draw:line>
                <draw:line draw:style-name="gr23" draw:text-style-name="P15" draw:layer="layout" svg:x1="7.589cm" svg:y1="21.8cm" svg:x2="6.999cm" svg:y2="21.7cm">
                  <text:p/>
                </draw:line>
                <draw:line draw:style-name="gr24" draw:text-style-name="P15" draw:layer="layout" svg:x1="7.593cm" svg:y1="23.4cm" svg:x2="6.997cm" svg:y2="23.5cm">
                  <text:p/>
                </draw:line>
                <draw:line draw:style-name="gr23" draw:text-style-name="P15" draw:layer="layout" svg:x1="7.589cm" svg:y1="22.4cm" svg:x2="6.396cm" svg:y2="22.3cm">
                  <text:p/>
                </draw:line>
                <draw:line draw:style-name="gr23" draw:text-style-name="P15" draw:layer="layout" svg:x1="7.589cm" svg:y1="22.2cm" svg:x2="6.396cm" svg:y2="22.3cm">
                  <text:p/>
                </draw:line>
                <draw:line draw:style-name="gr23" draw:text-style-name="P15" draw:layer="layout" svg:x1="7.589cm" svg:y1="22.6cm" svg:x2="6.396cm" svg:y2="22.5cm">
                  <text:p/>
                </draw:line>
                <draw:line draw:style-name="gr23" draw:text-style-name="P15" draw:layer="layout" svg:x1="7.589cm" svg:y1="22.4cm" svg:x2="6.396cm" svg:y2="22.5cm">
                  <text:p/>
                </draw:line>
                <draw:line draw:style-name="gr23" draw:text-style-name="P15" draw:layer="layout" svg:x1="7.589cm" svg:y1="22cm" svg:x2="6.396cm" svg:y2="21.9cm">
                  <text:p/>
                </draw:line>
                <draw:line draw:style-name="gr23" draw:text-style-name="P15" draw:layer="layout" svg:x1="7.589cm" svg:y1="21.8cm" svg:x2="6.396cm" svg:y2="21.9cm">
                  <text:p/>
                </draw:line>
                <draw:line draw:style-name="gr24" draw:text-style-name="P15" draw:layer="layout" svg:x1="7.596cm" svg:y1="23cm" svg:x2="6.403cm" svg:y2="22.9cm">
                  <text:p/>
                </draw:line>
                <draw:line draw:style-name="gr24" draw:text-style-name="P15" draw:layer="layout" svg:x1="7.596cm" svg:y1="22.8cm" svg:x2="6.403cm" svg:y2="22.9cm">
                  <text:p/>
                </draw:line>
                <draw:line draw:style-name="gr24" draw:text-style-name="P15" draw:layer="layout" svg:x1="7.596cm" svg:y1="23.2cm" svg:x2="6.403cm" svg:y2="23.1cm">
                  <text:p/>
                </draw:line>
                <draw:line draw:style-name="gr24" draw:text-style-name="P15" draw:layer="layout" svg:x1="7.596cm" svg:y1="23cm" svg:x2="6.403cm" svg:y2="23.1cm">
                  <text:p/>
                </draw:line>
                <draw:line draw:style-name="gr24" draw:text-style-name="P15" draw:layer="layout" svg:x1="7.596cm" svg:y1="23.4cm" svg:x2="6.403cm" svg:y2="23.3cm">
                  <text:p/>
                </draw:line>
                <draw:line draw:style-name="gr24" draw:text-style-name="P15" draw:layer="layout" svg:x1="7.596cm" svg:y1="23.2cm" svg:x2="6.403cm" svg:y2="23.3cm">
                  <text:p/>
                </draw:line>
                <draw:line draw:style-name="gr23" draw:text-style-name="P15" draw:layer="layout" svg:x1="7.596cm" svg:y1="22.8cm" svg:x2="6.403cm" svg:y2="22.7cm">
                  <text:p/>
                </draw:line>
                <draw:line draw:style-name="gr23" draw:text-style-name="P15" draw:layer="layout" svg:x1="7.596cm" svg:y1="22.6cm" svg:x2="6.403cm" svg:y2="22.7cm">
                  <text:p/>
                </draw:line>
              </draw:g>
            </draw:g>
          </draw:g>
          <draw:custom-shape draw:style-name="gr25" draw:text-style-name="P16" draw:layer="layout" svg:width="36cm" svg:height="22cm" svg:x="2.5cm" svg:y="2.5cm">
            <text:p/>
            <draw:enhanced-geometry svg:viewBox="0 0 21600 21600" draw:mirror-horizontal="false" draw:mirror-vertical="false" draw:type="rectangle" draw:enhanced-path="M 0 0 L 21600 0 21600 21600 0 21600 0 0 Z N"/>
          </draw:custom-shape>
          <draw:line draw:style-name="gr26" draw:text-style-name="P7" draw:layer="layout" svg:x1="16cm" svg:y1="15.8cm" svg:x2="18cm" svg:y2="15.8cm">
            <text:p/>
          </draw:line>
          <draw:line draw:style-name="gr16" draw:text-style-name="P7" draw:layer="layout" svg:x1="14.5cm" svg:y1="18.6cm" svg:x2="20.4cm" svg:y2="18.7cm">
            <text:p/>
          </draw:line>
          <draw:line draw:style-name="gr7" draw:text-style-name="P7" draw:layer="layout" svg:x1="16.9cm" svg:y1="16.3cm" svg:x2="16.9cm" svg:y2="19.7cm">
            <text:p/>
          </draw:line>
          <draw:frame draw:style-name="gr28" draw:text-style-name="P17" draw:layer="layout" svg:width="2.5cm" svg:height="0.963cm" svg:x="17.1cm" svg:y="11.953cm">
            <draw:text-box>
              <text:p text:style-name="P6"><text:span text:style-name="T8">Warmtepomp 4kW</text:span></text:p>
            </draw:text-box>
          </draw:frame>
          <draw:frame draw:style-name="gr29" draw:text-style-name="P17" draw:layer="layout" svg:width="2.9cm" svg:height="1.319cm" svg:x="17.4cm" svg:y="16.381cm">
            <draw:text-box>
              <text:p text:style-name="P6"><text:span text:style-name="T8">Toe- en afvoer bufferwater van/naar buiten.</text:span></text:p>
            </draw:text-box>
          </draw:frame>
          <draw:line draw:style-name="gr30" draw:text-style-name="P7" draw:layer="layout" svg:x1="18cm" svg:y1="16.3cm" svg:x2="16.9cm" svg:y2="16.3cm">
            <text:p/>
          </draw:line>
          <draw:frame draw:style-name="gr31" draw:text-style-name="P2" draw:layer="layout" svg:width="0.502cm" svg:height="1.195cm" svg:x="24.5cm" svg:y="10.2cm">
            <draw:text-box>
              <text:p/>
            </draw:text-box>
          </draw:frame>
          <draw:g>
            <draw:custom-shape draw:style-name="gr32" draw:text-style-name="P18" draw:layer="layout" svg:width="0.4cm" svg:height="0.4cm" draw:transform="rotate (-1.5707963267949) translate (18.4cm 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2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5.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18.4cm 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7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text-style-name="P12" draw:layer="layout" svg:width="0.4cm" svg:height="0.4cm" svg:x="10.6cm" svg:y="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cm" svg:height="0.4cm" svg:x="10.6cm" svg:y="7.4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4cm" svg:height="0.384cm" svg:x="8.6cm" svg:y="12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9.1cm" svg:height="8.4cm" svg:x="5.7cm" svg:y="4.9cm">
            <text:p/>
            <draw:enhanced-geometry svg:viewBox="0 0 21600 21600" draw:type="rectangle" draw:enhanced-path="M 0 0 L 21600 0 21600 21600 0 21600 0 0 Z N"/>
          </draw:custom-shape>
          <draw:line draw:style-name="gr37" draw:text-style-name="P7" draw:layer="layout" svg:x1="6cm" svg:y1="10.9cm" svg:x2="6cm" svg:y2="8.7cm">
            <text:p/>
          </draw:line>
          <draw:line draw:style-name="gr38" draw:text-style-name="P7" draw:layer="layout" svg:x1="14.8cm" svg:y1="9.1cm" svg:x2="12.9cm" svg:y2="9.1cm">
            <text:p/>
          </draw:line>
          <draw:line draw:style-name="gr39" draw:text-style-name="P7" draw:layer="layout" svg:x1="12.5cm" svg:y1="10.7cm" svg:x2="12.5cm" svg:y2="5.5cm">
            <text:p/>
          </draw:line>
          <draw:line draw:style-name="gr40" draw:text-style-name="P7" draw:layer="layout" svg:x1="12.1cm" svg:y1="5.1cm" svg:x2="12.1cm" svg:y2="8.9cm">
            <text:p/>
          </draw:line>
          <draw:g>
            <draw:custom-shape draw:style-name="gr41" draw:text-style-name="P19" draw:layer="layout" svg:width="1cm" svg:height="1cm" draw:transform="rotate (-3.14159265358979) translate (13cm 10.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2.172cm" svg:y="9.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2.092cm" svg:y="9.3cm">
              <text:p text:style-name="P6"><text:span text:style-name="T9">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7" draw:text-style-name="P7" draw:layer="layout" svg:x1="7.5cm" svg:y1="10.9cm" svg:x2="7.5cm" svg:y2="6.8cm">
            <text:p/>
          </draw:line>
          <draw:custom-shape draw:style-name="gr44" draw:text-style-name="P22" draw:layer="layout" svg:width="1.2cm" svg:height="1.2cm" svg:x="17.1cm" svg:y="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45" draw:text-style-name="P15" draw:layer="layout" svg:x1="16.2cm" svg:y1="4.9cm" svg:x2="16.2cm" svg:y2="6.9cm">
              <text:p/>
            </draw:line>
            <draw:line draw:style-name="gr46" draw:text-style-name="P23" draw:layer="layout" svg:x1="17cm" svg:y1="4.9cm" svg:x2="17cm" svg:y2="6.9cm">
              <text:p/>
            </draw:line>
            <draw:line draw:style-name="gr45" draw:text-style-name="P15" draw:layer="layout" svg:x1="16.84cm" svg:y1="4.9cm" svg:x2="16.84cm" svg:y2="6.9cm">
              <text:p/>
            </draw:line>
            <draw:line draw:style-name="gr45" draw:text-style-name="P15" draw:layer="layout" svg:x1="16.68cm" svg:y1="4.9cm" svg:x2="16.68cm" svg:y2="6.9cm">
              <text:p/>
            </draw:line>
            <draw:line draw:style-name="gr45" draw:text-style-name="P15" draw:layer="layout" svg:x1="16.52cm" svg:y1="4.9cm" svg:x2="16.52cm" svg:y2="6.9cm">
              <text:p/>
            </draw:line>
            <draw:line draw:style-name="gr45" draw:text-style-name="P15" draw:layer="layout" svg:x1="16.36cm" svg:y1="4.9cm" svg:x2="16.36cm" svg:y2="6.9cm">
              <text:p/>
            </draw:line>
          </draw:g>
          <draw:g>
            <draw:custom-shape draw:style-name="gr47" draw:text-style-name="P24" draw:layer="layout" svg:width="1.6cm" svg:height="5.5cm" svg:x="9.3cm" svg:y="5.9cm">
              <text:p text:style-name="P6"><text:span text:style-name="T10">Boiler</text:span></text:p>
              <draw:enhanced-geometry svg:viewBox="0 0 21600 21600" draw:mirror-horizontal="false" draw:mirror-vertical="false" draw:type="rectangle" draw:enhanced-path="M 0 0 L 21600 0 21600 21600 0 21600 0 0 Z N"/>
            </draw:custom-shape>
            <draw:g>
              <draw:line draw:style-name="gr48" draw:text-style-name="P15" draw:layer="layout" svg:x1="10.5cm" svg:y1="6.7cm" svg:x2="9.7cm" svg:y2="6.65cm">
                <text:p/>
              </draw:line>
              <draw:line draw:style-name="gr48" draw:text-style-name="P15" draw:layer="layout" svg:x1="10.5cm" svg:y1="6.6cm" svg:x2="9.7cm" svg:y2="6.65cm">
                <text:p/>
              </draw:line>
              <draw:line draw:style-name="gr48" draw:text-style-name="P15" draw:layer="layout" svg:x1="10.5cm" svg:y1="6.8cm" svg:x2="9.7cm" svg:y2="6.75cm">
                <text:p/>
              </draw:line>
              <draw:line draw:style-name="gr48" draw:text-style-name="P15" draw:layer="layout" svg:x1="10.5cm" svg:y1="6.7cm" svg:x2="9.7cm" svg:y2="6.75cm">
                <text:p/>
              </draw:line>
              <draw:line draw:style-name="gr48" draw:text-style-name="P15" draw:layer="layout" svg:x1="10.5cm" svg:y1="6.8cm" svg:x2="9.7cm" svg:y2="6.85cm">
                <text:p/>
              </draw:line>
              <draw:line draw:style-name="gr48" draw:text-style-name="P15" draw:layer="layout" svg:x1="10.5cm" svg:y1="6.6cm" svg:x2="9.7cm" svg:y2="6.55cm">
                <text:p/>
              </draw:line>
              <draw:line draw:style-name="gr48" draw:text-style-name="P15" draw:layer="layout" svg:x1="10.5cm" svg:y1="6.5cm" svg:x2="9.7cm" svg:y2="6.55cm">
                <text:p/>
              </draw:line>
              <draw:line draw:style-name="gr48" draw:text-style-name="P15" draw:layer="layout" svg:x1="10.5cm" svg:y1="6.9cm" svg:x2="9.7cm" svg:y2="6.85cm">
                <text:p/>
              </draw:line>
              <draw:line draw:style-name="gr48" draw:text-style-name="P15" draw:layer="layout" svg:x1="10.5cm" svg:y1="7.1cm" svg:x2="9.7cm" svg:y2="7.05cm">
                <text:p/>
              </draw:line>
              <draw:line draw:style-name="gr48" draw:text-style-name="P15" draw:layer="layout" svg:x1="10.5cm" svg:y1="7cm" svg:x2="9.7cm" svg:y2="7.05cm">
                <text:p/>
              </draw:line>
              <draw:line draw:style-name="gr48" draw:text-style-name="P15" draw:layer="layout" svg:x1="10.5cm" svg:y1="7.2cm" svg:x2="9.7cm" svg:y2="7.15cm">
                <text:p/>
              </draw:line>
              <draw:line draw:style-name="gr48" draw:text-style-name="P15" draw:layer="layout" svg:x1="10.5cm" svg:y1="7.1cm" svg:x2="9.7cm" svg:y2="7.15cm">
                <text:p/>
              </draw:line>
              <draw:line draw:style-name="gr48" draw:text-style-name="P15" draw:layer="layout" svg:x1="10.5cm" svg:y1="7.2cm" svg:x2="9.7cm" svg:y2="7.25cm">
                <text:p/>
              </draw:line>
              <draw:line draw:style-name="gr48" draw:text-style-name="P15" draw:layer="layout" svg:x1="10.5cm" svg:y1="7cm" svg:x2="9.7cm" svg:y2="6.95cm">
                <text:p/>
              </draw:line>
              <draw:line draw:style-name="gr48" draw:text-style-name="P15" draw:layer="layout" svg:x1="10.5cm" svg:y1="6.9cm" svg:x2="9.7cm" svg:y2="6.95cm">
                <text:p/>
              </draw:line>
              <draw:line draw:style-name="gr48" draw:text-style-name="P15" draw:layer="layout" svg:x1="10.5cm" svg:y1="7.3cm" svg:x2="9.7cm" svg:y2="7.25cm">
                <text:p/>
              </draw:line>
              <draw:line draw:style-name="gr48" draw:text-style-name="P15" draw:layer="layout" svg:x1="10.5cm" svg:y1="7.5cm" svg:x2="9.7cm" svg:y2="7.45cm">
                <text:p/>
              </draw:line>
              <draw:line draw:style-name="gr48" draw:text-style-name="P15" draw:layer="layout" svg:x1="10.5cm" svg:y1="7.4cm" svg:x2="9.7cm" svg:y2="7.45cm">
                <text:p/>
              </draw:line>
              <draw:line draw:style-name="gr48" draw:text-style-name="P15" draw:layer="layout" svg:x1="10.5cm" svg:y1="7.6cm" svg:x2="9.7cm" svg:y2="7.55cm">
                <text:p/>
              </draw:line>
              <draw:line draw:style-name="gr48" draw:text-style-name="P15" draw:layer="layout" svg:x1="10.5cm" svg:y1="7.5cm" svg:x2="9.7cm" svg:y2="7.55cm">
                <text:p/>
              </draw:line>
              <draw:line draw:style-name="gr48" draw:text-style-name="P15" draw:layer="layout" svg:x1="10.5cm" svg:y1="7.6cm" svg:x2="9.7cm" svg:y2="7.65cm">
                <text:p/>
              </draw:line>
              <draw:line draw:style-name="gr48" draw:text-style-name="P15" draw:layer="layout" svg:x1="10.5cm" svg:y1="7.4cm" svg:x2="9.7cm" svg:y2="7.35cm">
                <text:p/>
              </draw:line>
              <draw:line draw:style-name="gr48" draw:text-style-name="P15" draw:layer="layout" svg:x1="10.5cm" svg:y1="7.3cm" svg:x2="9.7cm" svg:y2="7.35cm">
                <text:p/>
              </draw:line>
              <draw:line draw:style-name="gr48" draw:text-style-name="P15" draw:layer="layout" svg:x1="10.5cm" svg:y1="7.7cm" svg:x2="9.7cm" svg:y2="7.65cm">
                <text:p/>
              </draw:line>
              <draw:line draw:style-name="gr48" draw:text-style-name="P15" draw:layer="layout" svg:x1="10.5cm" svg:y1="7.9cm" svg:x2="9.7cm" svg:y2="7.85cm">
                <text:p/>
              </draw:line>
              <draw:line draw:style-name="gr48" draw:text-style-name="P15" draw:layer="layout" svg:x1="10.5cm" svg:y1="7.8cm" svg:x2="9.7cm" svg:y2="7.85cm">
                <text:p/>
              </draw:line>
              <draw:line draw:style-name="gr48" draw:text-style-name="P15" draw:layer="layout" svg:x1="10.5cm" svg:y1="8cm" svg:x2="9.7cm" svg:y2="7.95cm">
                <text:p/>
              </draw:line>
              <draw:line draw:style-name="gr48" draw:text-style-name="P15" draw:layer="layout" svg:x1="10.5cm" svg:y1="7.9cm" svg:x2="9.7cm" svg:y2="7.95cm">
                <text:p/>
              </draw:line>
              <draw:line draw:style-name="gr48" draw:text-style-name="P15" draw:layer="layout" svg:x1="10.5cm" svg:y1="8cm" svg:x2="9.7cm" svg:y2="8.05cm">
                <text:p/>
              </draw:line>
              <draw:line draw:style-name="gr48" draw:text-style-name="P15" draw:layer="layout" svg:x1="10.5cm" svg:y1="7.8cm" svg:x2="9.7cm" svg:y2="7.75cm">
                <text:p/>
              </draw:line>
              <draw:line draw:style-name="gr48" draw:text-style-name="P15" draw:layer="layout" svg:x1="10.5cm" svg:y1="7.7cm" svg:x2="9.7cm" svg:y2="7.75cm">
                <text:p/>
              </draw:line>
              <draw:line draw:style-name="gr48" draw:text-style-name="P15" draw:layer="layout" svg:x1="10.5cm" svg:y1="8.1cm" svg:x2="9.7cm" svg:y2="8.05cm">
                <text:p/>
              </draw:line>
              <draw:line draw:style-name="gr48" draw:text-style-name="P15" draw:layer="layout" svg:x1="10.5cm" svg:y1="8.3cm" svg:x2="9.7cm" svg:y2="8.25cm">
                <text:p/>
              </draw:line>
              <draw:line draw:style-name="gr48" draw:text-style-name="P15" draw:layer="layout" svg:x1="10.5cm" svg:y1="8.2cm" svg:x2="9.7cm" svg:y2="8.25cm">
                <text:p/>
              </draw:line>
              <draw:line draw:style-name="gr48" draw:text-style-name="P15" draw:layer="layout" svg:x1="10.5cm" svg:y1="8.4cm" svg:x2="9.7cm" svg:y2="8.35cm">
                <text:p/>
              </draw:line>
              <draw:line draw:style-name="gr48" draw:text-style-name="P15" draw:layer="layout" svg:x1="10.5cm" svg:y1="8.3cm" svg:x2="9.7cm" svg:y2="8.35cm">
                <text:p/>
              </draw:line>
              <draw:line draw:style-name="gr48" draw:text-style-name="P15" draw:layer="layout" svg:x1="10.5cm" svg:y1="8.4cm" svg:x2="9.7cm" svg:y2="8.45cm">
                <text:p/>
              </draw:line>
              <draw:line draw:style-name="gr48" draw:text-style-name="P15" draw:layer="layout" svg:x1="10.5cm" svg:y1="8.2cm" svg:x2="9.7cm" svg:y2="8.15cm">
                <text:p/>
              </draw:line>
              <draw:line draw:style-name="gr48" draw:text-style-name="P15" draw:layer="layout" svg:x1="10.5cm" svg:y1="8.1cm" svg:x2="9.7cm" svg:y2="8.15cm">
                <text:p/>
              </draw:line>
              <draw:line draw:style-name="gr48" draw:text-style-name="P15" draw:layer="layout" svg:x1="10.5cm" svg:y1="8.5cm" svg:x2="9.7cm" svg:y2="8.45cm">
                <text:p/>
              </draw:line>
              <draw:line draw:style-name="gr48" draw:text-style-name="P15" draw:layer="layout" svg:x1="10.5cm" svg:y1="8.7cm" svg:x2="9.7cm" svg:y2="8.65cm">
                <text:p/>
              </draw:line>
              <draw:line draw:style-name="gr48" draw:text-style-name="P15" draw:layer="layout" svg:x1="10.5cm" svg:y1="8.6cm" svg:x2="9.7cm" svg:y2="8.65cm">
                <text:p/>
              </draw:line>
              <draw:line draw:style-name="gr48" draw:text-style-name="P15" draw:layer="layout" svg:x1="10.5cm" svg:y1="8.8cm" svg:x2="9.7cm" svg:y2="8.75cm">
                <text:p/>
              </draw:line>
              <draw:line draw:style-name="gr48" draw:text-style-name="P15" draw:layer="layout" svg:x1="10.5cm" svg:y1="8.7cm" svg:x2="9.7cm" svg:y2="8.75cm">
                <text:p/>
              </draw:line>
              <draw:line draw:style-name="gr48" draw:text-style-name="P15" draw:layer="layout" svg:x1="10.5cm" svg:y1="8.8cm" svg:x2="9.7cm" svg:y2="8.85cm">
                <text:p/>
              </draw:line>
              <draw:line draw:style-name="gr48" draw:text-style-name="P15" draw:layer="layout" svg:x1="10.5cm" svg:y1="8.6cm" svg:x2="9.7cm" svg:y2="8.55cm">
                <text:p/>
              </draw:line>
              <draw:line draw:style-name="gr48" draw:text-style-name="P15" draw:layer="layout" svg:x1="10.5cm" svg:y1="8.5cm" svg:x2="9.7cm" svg:y2="8.55cm">
                <text:p/>
              </draw:line>
              <draw:line draw:style-name="gr48" draw:text-style-name="P15" draw:layer="layout" svg:x1="10.5cm" svg:y1="8.9cm" svg:x2="9.7cm" svg:y2="8.85cm">
                <text:p/>
              </draw:line>
              <draw:line draw:style-name="gr48" draw:text-style-name="P15" draw:layer="layout" svg:x1="10.5cm" svg:y1="9.1cm" svg:x2="9.7cm" svg:y2="9.05cm">
                <text:p/>
              </draw:line>
              <draw:line draw:style-name="gr48" draw:text-style-name="P15" draw:layer="layout" svg:x1="10.5cm" svg:y1="9cm" svg:x2="9.7cm" svg:y2="9.05cm">
                <text:p/>
              </draw:line>
              <draw:line draw:style-name="gr48" draw:text-style-name="P15" draw:layer="layout" svg:x1="10.5cm" svg:y1="9.2cm" svg:x2="9.7cm" svg:y2="9.15cm">
                <text:p/>
              </draw:line>
              <draw:line draw:style-name="gr48" draw:text-style-name="P15" draw:layer="layout" svg:x1="10.5cm" svg:y1="9.1cm" svg:x2="9.7cm" svg:y2="9.15cm">
                <text:p/>
              </draw:line>
              <draw:line draw:style-name="gr48" draw:text-style-name="P15" draw:layer="layout" svg:x1="10.5cm" svg:y1="9.2cm" svg:x2="9.7cm" svg:y2="9.25cm">
                <text:p/>
              </draw:line>
              <draw:line draw:style-name="gr48" draw:text-style-name="P15" draw:layer="layout" svg:x1="10.5cm" svg:y1="9cm" svg:x2="9.7cm" svg:y2="8.95cm">
                <text:p/>
              </draw:line>
              <draw:line draw:style-name="gr48" draw:text-style-name="P15" draw:layer="layout" svg:x1="10.5cm" svg:y1="8.9cm" svg:x2="9.7cm" svg:y2="8.95cm">
                <text:p/>
              </draw:line>
              <draw:line draw:style-name="gr48" draw:text-style-name="P15" draw:layer="layout" svg:x1="10.5cm" svg:y1="9.3cm" svg:x2="9.7cm" svg:y2="9.25cm">
                <text:p/>
              </draw:line>
              <draw:line draw:style-name="gr48" draw:text-style-name="P15" draw:layer="layout" svg:x1="10.5cm" svg:y1="9.5cm" svg:x2="9.7cm" svg:y2="9.45cm">
                <text:p/>
              </draw:line>
              <draw:line draw:style-name="gr48" draw:text-style-name="P15" draw:layer="layout" svg:x1="10.5cm" svg:y1="9.4cm" svg:x2="9.7cm" svg:y2="9.45cm">
                <text:p/>
              </draw:line>
              <draw:line draw:style-name="gr48" draw:text-style-name="P15" draw:layer="layout" svg:x1="10.5cm" svg:y1="9.6cm" svg:x2="9.7cm" svg:y2="9.55cm">
                <text:p/>
              </draw:line>
              <draw:line draw:style-name="gr48" draw:text-style-name="P15" draw:layer="layout" svg:x1="10.5cm" svg:y1="9.5cm" svg:x2="9.7cm" svg:y2="9.55cm">
                <text:p/>
              </draw:line>
              <draw:line draw:style-name="gr48" draw:text-style-name="P15" draw:layer="layout" svg:x1="10.5cm" svg:y1="9.6cm" svg:x2="9.7cm" svg:y2="9.65cm">
                <text:p/>
              </draw:line>
              <draw:line draw:style-name="gr48" draw:text-style-name="P15" draw:layer="layout" svg:x1="10.5cm" svg:y1="9.4cm" svg:x2="9.7cm" svg:y2="9.35cm">
                <text:p/>
              </draw:line>
              <draw:line draw:style-name="gr48" draw:text-style-name="P15" draw:layer="layout" svg:x1="10.5cm" svg:y1="9.3cm" svg:x2="9.7cm" svg:y2="9.35cm">
                <text:p/>
              </draw:line>
              <draw:line draw:style-name="gr48" draw:text-style-name="P15" draw:layer="layout" svg:x1="10.5cm" svg:y1="9.7cm" svg:x2="9.7cm" svg:y2="9.65cm">
                <text:p/>
              </draw:line>
              <draw:line draw:style-name="gr48" draw:text-style-name="P15" draw:layer="layout" svg:x1="10.5cm" svg:y1="9.9cm" svg:x2="9.7cm" svg:y2="9.85cm">
                <text:p/>
              </draw:line>
              <draw:line draw:style-name="gr48" draw:text-style-name="P15" draw:layer="layout" svg:x1="10.5cm" svg:y1="9.8cm" svg:x2="9.7cm" svg:y2="9.85cm">
                <text:p/>
              </draw:line>
              <draw:line draw:style-name="gr48" draw:text-style-name="P15" draw:layer="layout" svg:x1="10.5cm" svg:y1="10cm" svg:x2="9.7cm" svg:y2="9.95cm">
                <text:p/>
              </draw:line>
              <draw:line draw:style-name="gr48" draw:text-style-name="P15" draw:layer="layout" svg:x1="10.5cm" svg:y1="9.9cm" svg:x2="9.7cm" svg:y2="9.95cm">
                <text:p/>
              </draw:line>
              <draw:line draw:style-name="gr48" draw:text-style-name="P15" draw:layer="layout" svg:x1="10.5cm" svg:y1="10cm" svg:x2="9.7cm" svg:y2="10.05cm">
                <text:p/>
              </draw:line>
              <draw:line draw:style-name="gr48" draw:text-style-name="P15" draw:layer="layout" svg:x1="10.5cm" svg:y1="9.8cm" svg:x2="9.7cm" svg:y2="9.75cm">
                <text:p/>
              </draw:line>
              <draw:line draw:style-name="gr48" draw:text-style-name="P15" draw:layer="layout" svg:x1="10.5cm" svg:y1="9.7cm" svg:x2="9.7cm" svg:y2="9.75cm">
                <text:p/>
              </draw:line>
              <draw:line draw:style-name="gr48" draw:text-style-name="P15" draw:layer="layout" svg:x1="10.5cm" svg:y1="10.1cm" svg:x2="9.7cm" svg:y2="10.05cm">
                <text:p/>
              </draw:line>
              <draw:line draw:style-name="gr48" draw:text-style-name="P15" draw:layer="layout" svg:x1="10.5cm" svg:y1="10.3cm" svg:x2="9.7cm" svg:y2="10.25cm">
                <text:p/>
              </draw:line>
              <draw:line draw:style-name="gr48" draw:text-style-name="P15" draw:layer="layout" svg:x1="10.5cm" svg:y1="10.2cm" svg:x2="9.7cm" svg:y2="10.25cm">
                <text:p/>
              </draw:line>
              <draw:line draw:style-name="gr48" draw:text-style-name="P15" draw:layer="layout" svg:x1="10.5cm" svg:y1="10.4cm" svg:x2="9.7cm" svg:y2="10.35cm">
                <text:p/>
              </draw:line>
              <draw:line draw:style-name="gr48" draw:text-style-name="P15" draw:layer="layout" svg:x1="10.5cm" svg:y1="10.3cm" svg:x2="9.7cm" svg:y2="10.35cm">
                <text:p/>
              </draw:line>
              <draw:line draw:style-name="gr48" draw:text-style-name="P15" draw:layer="layout" svg:x1="10.5cm" svg:y1="10.4cm" svg:x2="9.7cm" svg:y2="10.45cm">
                <text:p/>
              </draw:line>
              <draw:line draw:style-name="gr48" draw:text-style-name="P15" draw:layer="layout" svg:x1="10.5cm" svg:y1="10.2cm" svg:x2="9.7cm" svg:y2="10.15cm">
                <text:p/>
              </draw:line>
              <draw:line draw:style-name="gr48" draw:text-style-name="P15" draw:layer="layout" svg:x1="10.5cm" svg:y1="10.1cm" svg:x2="9.7cm" svg:y2="10.15cm">
                <text:p/>
              </draw:line>
              <draw:line draw:style-name="gr48" draw:text-style-name="P15" draw:layer="layout" svg:x1="10.5cm" svg:y1="10.5cm" svg:x2="9.7cm" svg:y2="10.45cm">
                <text:p/>
              </draw:line>
              <draw:line draw:style-name="gr48" draw:text-style-name="P15" draw:layer="layout" svg:x1="10.5cm" svg:y1="10.7cm" svg:x2="9.7cm" svg:y2="10.65cm">
                <text:p/>
              </draw:line>
              <draw:line draw:style-name="gr48" draw:text-style-name="P15" draw:layer="layout" svg:x1="10.5cm" svg:y1="10.6cm" svg:x2="9.7cm" svg:y2="10.65cm">
                <text:p/>
              </draw:line>
              <draw:line draw:style-name="gr48" draw:text-style-name="P15" draw:layer="layout" svg:x1="10.5cm" svg:y1="10.8cm" svg:x2="9.7cm" svg:y2="10.75cm">
                <text:p/>
              </draw:line>
              <draw:line draw:style-name="gr48" draw:text-style-name="P15" draw:layer="layout" svg:x1="10.5cm" svg:y1="10.7cm" svg:x2="9.7cm" svg:y2="10.75cm">
                <text:p/>
              </draw:line>
              <draw:line draw:style-name="gr48" draw:text-style-name="P15" draw:layer="layout" svg:x1="10.5cm" svg:y1="10.6cm" svg:x2="9.7cm" svg:y2="10.55cm">
                <text:p/>
              </draw:line>
              <draw:line draw:style-name="gr48" draw:text-style-name="P15" draw:layer="layout" svg:x1="10.5cm" svg:y1="10.5cm" svg:x2="9.7cm" svg:y2="10.55cm">
                <text:p/>
              </draw:line>
            </draw:g>
            <draw:g>
              <draw:line draw:style-name="gr23" draw:text-style-name="P15" draw:layer="layout" svg:x1="10.104cm" svg:y1="8.9cm" svg:x2="10.9cm" svg:y2="8.9cm">
                <text:p/>
              </draw:line>
              <draw:line draw:style-name="gr24" draw:text-style-name="P15" draw:layer="layout" svg:x1="10.1cm" svg:y1="10.7cm" svg:x2="10.896cm" svg:y2="10.7cm">
                <text:p/>
              </draw:line>
              <draw:g>
                <draw:line draw:style-name="gr23" draw:text-style-name="P15" draw:layer="layout" svg:x1="9.507cm" svg:y1="9.4cm" svg:x2="10.7cm" svg:y2="9.3cm">
                  <text:p/>
                </draw:line>
                <draw:line draw:style-name="gr23" draw:text-style-name="P15" draw:layer="layout" svg:x1="9.507cm" svg:y1="9.2cm" svg:x2="10.7cm" svg:y2="9.3cm">
                  <text:p/>
                </draw:line>
                <draw:line draw:style-name="gr23" draw:text-style-name="P15" draw:layer="layout" svg:x1="9.507cm" svg:y1="9cm" svg:x2="10.097cm" svg:y2="8.9cm">
                  <text:p/>
                </draw:line>
                <draw:line draw:style-name="gr24" draw:text-style-name="P15" draw:layer="layout" svg:x1="9.503cm" svg:y1="10.6cm" svg:x2="10.099cm" svg:y2="10.7cm">
                  <text:p/>
                </draw:line>
                <draw:line draw:style-name="gr23" draw:text-style-name="P15" draw:layer="layout" svg:x1="9.507cm" svg:y1="9.6cm" svg:x2="10.7cm" svg:y2="9.5cm">
                  <text:p/>
                </draw:line>
                <draw:line draw:style-name="gr23" draw:text-style-name="P15" draw:layer="layout" svg:x1="9.507cm" svg:y1="9.4cm" svg:x2="10.7cm" svg:y2="9.5cm">
                  <text:p/>
                </draw:line>
                <draw:line draw:style-name="gr23" draw:text-style-name="P15" draw:layer="layout" svg:x1="9.507cm" svg:y1="9.8cm" svg:x2="10.7cm" svg:y2="9.7cm">
                  <text:p/>
                </draw:line>
                <draw:line draw:style-name="gr23" draw:text-style-name="P15" draw:layer="layout" svg:x1="9.507cm" svg:y1="9.6cm" svg:x2="10.7cm" svg:y2="9.7cm">
                  <text:p/>
                </draw:line>
                <draw:line draw:style-name="gr23" draw:text-style-name="P15" draw:layer="layout" svg:x1="9.507cm" svg:y1="9.2cm" svg:x2="10.7cm" svg:y2="9.1cm">
                  <text:p/>
                </draw:line>
                <draw:line draw:style-name="gr23" draw:text-style-name="P15" draw:layer="layout" svg:x1="9.507cm" svg:y1="9cm" svg:x2="10.7cm" svg:y2="9.1cm">
                  <text:p/>
                </draw:line>
                <draw:line draw:style-name="gr24" draw:text-style-name="P15" draw:layer="layout" svg:x1="9.5cm" svg:y1="10.2cm" svg:x2="10.693cm" svg:y2="10.1cm">
                  <text:p/>
                </draw:line>
                <draw:line draw:style-name="gr24" draw:text-style-name="P15" draw:layer="layout" svg:x1="9.5cm" svg:y1="10cm" svg:x2="10.693cm" svg:y2="10.1cm">
                  <text:p/>
                </draw:line>
                <draw:line draw:style-name="gr24" draw:text-style-name="P15" draw:layer="layout" svg:x1="9.5cm" svg:y1="10.4cm" svg:x2="10.693cm" svg:y2="10.3cm">
                  <text:p/>
                </draw:line>
                <draw:line draw:style-name="gr24" draw:text-style-name="P15" draw:layer="layout" svg:x1="9.5cm" svg:y1="10.2cm" svg:x2="10.693cm" svg:y2="10.3cm">
                  <text:p/>
                </draw:line>
                <draw:line draw:style-name="gr24" draw:text-style-name="P15" draw:layer="layout" svg:x1="9.5cm" svg:y1="10.6cm" svg:x2="10.693cm" svg:y2="10.5cm">
                  <text:p/>
                </draw:line>
                <draw:line draw:style-name="gr24" draw:text-style-name="P15" draw:layer="layout" svg:x1="9.5cm" svg:y1="10.4cm" svg:x2="10.693cm" svg:y2="10.5cm">
                  <text:p/>
                </draw:line>
                <draw:line draw:style-name="gr23" draw:text-style-name="P15" draw:layer="layout" svg:x1="9.5cm" svg:y1="10cm" svg:x2="10.693cm" svg:y2="9.9cm">
                  <text:p/>
                </draw:line>
                <draw:line draw:style-name="gr23" draw:text-style-name="P15" draw:layer="layout" svg:x1="9.5cm" svg:y1="9.8cm" svg:x2="10.693cm" svg:y2="9.9cm">
                  <text:p/>
                </draw:line>
              </draw:g>
            </draw:g>
            <draw:g>
              <draw:line draw:style-name="gr49" draw:text-style-name="P15" draw:layer="layout" svg:x1="10.5cm" svg:y1="6.5cm" svg:x2="10.108cm" svg:y2="6.4cm">
                <text:p/>
              </draw:line>
              <draw:line draw:style-name="gr50" draw:text-style-name="P15" draw:layer="layout" svg:x1="10.5cm" svg:y1="10.8cm" svg:x2="10.1cm" svg:y2="10.9cm">
                <text:p/>
              </draw:line>
              <draw:line draw:style-name="gr50" draw:text-style-name="P15" draw:layer="layout" svg:x1="9.4cm" svg:y1="10.9cm" svg:x2="10.1cm" svg:y2="10.9cm">
                <text:p/>
              </draw:line>
            </draw:g>
          </draw:g>
          <draw:frame draw:style-name="gr51" draw:text-style-name="P17" draw:layer="layout" svg:width="2.5cm" svg:height="0.607cm" svg:x="3cm" svg:y="12.9cm">
            <draw:text-box>
              <text:p text:style-name="P6"><text:span text:style-name="T8">Koud water</text:span></text:p>
            </draw:text-box>
          </draw:frame>
          <draw:line draw:style-name="gr52" draw:text-style-name="P7" draw:layer="layout" svg:x1="10.1cm" svg:y1="6.4cm" svg:x2="7.9cm" svg:y2="6.4cm">
            <text:p/>
          </draw:line>
          <draw:line draw:style-name="gr30" draw:text-style-name="P7" draw:layer="layout" svg:x1="3.3cm" svg:y1="13.6cm" svg:x2="5.4cm" svg:y2="13.6cm">
            <text:p/>
          </draw:line>
          <draw:frame draw:style-name="gr51" draw:text-style-name="P17" draw:layer="layout" svg:width="3cm" svg:height="0.607cm" svg:x="15.8cm" svg:y="6.9cm">
            <draw:text-box>
              <text:p text:style-name="P6"><text:span text:style-name="T8">Zonnecollectoren</text:span></text:p>
            </draw:text-box>
          </draw:frame>
          <draw:line draw:style-name="gr37" draw:text-style-name="P7" draw:layer="layout" svg:x1="5.7cm" svg:y1="10.9cm" svg:x2="9.4cm" svg:y2="10.9cm">
            <text:p/>
          </draw:line>
          <draw:frame draw:style-name="gr28" draw:text-style-name="P17" draw:layer="layout" svg:width="1.7cm" svg:height="0.963cm" svg:x="3.6cm" svg:y="11.4cm">
            <draw:text-box>
              <text:p text:style-name="P6"><text:span text:style-name="T8">Douche</text:span></text:p>
              <text:p text:style-name="P6"><text:span text:style-name="T8">WTW</text:span></text:p>
            </draw:text-box>
          </draw:frame>
          <draw:custom-shape draw:style-name="gr53" draw:text-style-name="P7" draw:layer="layout" svg:width="0.1cm" svg:height="2.7cm" svg:x="5.3cm" svg:y="10.9cm">
            <text:p/>
            <draw:enhanced-geometry svg:viewBox="0 0 21600 21600" draw:type="rectangle" draw:enhanced-path="M 0 0 L 21600 0 21600 21600 0 21600 0 0 Z N"/>
          </draw:custom-shape>
          <draw:line draw:style-name="gr54" draw:text-style-name="P7" draw:layer="layout" svg:x1="16.2cm" svg:y1="5.1cm" svg:x2="12.1cm" svg:y2="5.1cm">
            <text:p/>
          </draw:line>
          <draw:line draw:style-name="gr55" draw:text-style-name="P7" draw:layer="layout" svg:x1="12.1cm" svg:y1="8.9cm" svg:x2="10.8cm" svg:y2="8.9cm">
            <text:p/>
          </draw:line>
          <draw:line draw:style-name="gr56" draw:text-style-name="P7" draw:layer="layout" svg:x1="10.9cm" svg:y1="10.7cm" svg:x2="12.5cm" svg:y2="10.7cm">
            <text:p/>
          </draw:line>
          <draw:line draw:style-name="gr56" draw:text-style-name="P7" draw:layer="layout" svg:x1="12.5cm" svg:y1="5.5cm" svg:x2="17cm" svg:y2="5.5cm">
            <text:p/>
          </draw:line>
          <draw:line draw:style-name="gr57" draw:text-style-name="P7" draw:layer="layout" svg:x1="5.7cm" svg:y1="6.4cm" svg:x2="4cm" svg:y2="6.4cm">
            <text:p/>
          </draw:line>
          <draw:line draw:style-name="gr57" draw:text-style-name="P7" draw:layer="layout" svg:x1="5.2cm" svg:y1="6.4cm" svg:x2="5.2cm" svg:y2="9.2cm">
            <text:p/>
          </draw:line>
          <draw:line draw:style-name="gr37" draw:text-style-name="P7" draw:layer="layout" svg:x1="7.5cm" svg:y1="7.4cm" svg:x2="4cm" svg:y2="7.4cm">
            <text:p/>
          </draw:line>
          <draw:g>
            <draw:custom-shape draw:style-name="gr32" draw:text-style-name="P18" draw:layer="layout" svg:width="0.4cm" svg:height="0.4cm" draw:transform="rotate (-1.5707963267949) translate (3.6cm 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6.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6.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3.6cm 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7.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1" draw:text-style-name="P17" draw:layer="layout" svg:width="2.3cm" svg:height="0.607cm" svg:x="2.9cm" svg:y="6.8cm">
            <draw:text-box>
              <text:p text:style-name="P6"><text:span text:style-name="T8">Mengkraan</text:span></text:p>
            </draw:text-box>
          </draw:frame>
          <draw:line draw:style-name="gr58" draw:text-style-name="P7" draw:layer="layout" svg:x1="5.4cm" svg:y1="10.9cm" svg:x2="5.7cm" svg:y2="10.9cm">
            <text:p/>
          </draw:line>
          <draw:g>
            <draw:custom-shape draw:style-name="gr32" draw:text-style-name="P25" draw:layer="layout" svg:width="0.4cm" svg:height="0.4cm" svg:x="7.291cm" svg:y="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1.5707963267949) translate (7.881cm 6.2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26" draw:layer="layout" svg:width="0.4cm" svg:height="0.4cm" draw:transform="rotate (-1.5707963267949) translate (7.5cm 6.209cm)">
              <text:p text:style-name="P6"><text:span text:style-name="T11">40</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7.9cm 6.786cm)">
              <text:p/>
              <draw:enhanced-geometry svg:viewBox="0 0 21600 21600" draw:mirror-horizontal="false" draw:mirror-vertical="false" draw:type="rectangle" draw:enhanced-path="M 0 0 L 21600 0 21600 21600 0 21600 0 0 Z N"/>
            </draw:custom-shape>
            <draw:line draw:style-name="gr60" draw:text-style-name="P7" draw:layer="layout" svg:x1="7.5cm" svg:y1="6.409cm" svg:x2="7.5cm" svg:y2="6.188cm">
              <text:p/>
            </draw:line>
            <draw:custom-shape draw:style-name="gr33" draw:text-style-name="P7" draw:layer="layout" svg:width="0.8cm" svg:height="0.8cm" draw:transform="rotate (1.5707963267949) translate (7.1cm 6.786cm)">
              <text:p/>
              <draw:enhanced-geometry svg:viewBox="0 0 21600 21600" draw:mirror-horizontal="false" draw:mirror-vertical="false" draw:type="rectangle" draw:enhanced-path="M 0 0 L 21600 0 21600 21600 0 21600 0 0 Z N"/>
            </draw:custom-shape>
            <draw:custom-shape draw:style-name="gr61" draw:text-style-name="P27" draw:layer="layout" svg:width="0.4cm" svg:height="0.4cm" svg:x="7.3cm" svg:y="5.9cm">
              <text:p text:style-name="P6"><text:span text:style-name="T12">T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2" draw:text-style-name="P7" draw:layer="layout" svg:x1="5.7cm" svg:y1="6.4cm" svg:x2="7.1cm" svg:y2="6.4cm">
            <text:p/>
          </draw:line>
          <draw:line draw:style-name="gr63" draw:text-style-name="P7" draw:layer="layout" svg:x1="10.8cm" svg:y1="11.2cm" svg:x2="12.7cm" svg:y2="11.2cm">
            <text:p/>
          </draw:line>
          <draw:line draw:style-name="gr64" draw:text-style-name="P7" draw:layer="layout" svg:x1="12.9cm" svg:y1="6.7cm" svg:x2="10.8cm" svg:y2="6.7cm">
            <text:p/>
          </draw:line>
          <draw:line draw:style-name="gr65" draw:text-style-name="P7" draw:layer="layout" svg:x1="12.9cm" svg:y1="9.1cm" svg:x2="12.9cm" svg:y2="6.7cm">
            <text:p/>
          </draw:line>
          <draw:g>
            <draw:custom-shape draw:style-name="gr41" draw:text-style-name="P19" draw:layer="layout" svg:width="1cm" svg:height="1cm" draw:transform="rotate (-3.14159265358979) translate (17.3cm 1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6.472cm" svg:y="1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6.392cm" svg:y="10.9cm">
              <text:p text:style-name="P6"><text:span text:style-name="T9">B</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6" draw:text-style-name="P7" draw:layer="layout" svg:x1="4.5cm" svg:y1="23.3cm" svg:x2="4.5cm" svg:y2="20.1cm">
            <text:p/>
          </draw:line>
          <draw:line draw:style-name="gr67" draw:text-style-name="P7" draw:layer="layout" svg:x1="5cm" svg:y1="21.6cm" svg:x2="5cm" svg:y2="20.3cm">
            <text:p/>
          </draw:line>
          <draw:frame draw:style-name="gr28" draw:text-style-name="P17" draw:layer="layout" svg:width="3cm" svg:height="0.963cm" svg:x="5.8cm" svg:y="11.3cm">
            <draw:text-box>
              <text:p text:style-name="P6"><text:span text:style-name="T8">Vloerverwarming</text:span></text:p>
              <text:p text:style-name="P6"><text:span text:style-name="T8"><text:s/></text:span><text:span text:style-name="T8">bovenverdieping</text:span></text:p>
            </draw:text-box>
          </draw:frame>
          <draw:g>
            <draw:line draw:style-name="gr45" draw:text-style-name="P15" draw:layer="layout" svg:x1="8.3cm" svg:y1="12.4cm" svg:x2="6.3cm" svg:y2="12.4cm">
              <text:p/>
            </draw:line>
            <draw:line draw:style-name="gr46" draw:text-style-name="P23" draw:layer="layout" svg:x1="8.3cm" svg:y1="13cm" svg:x2="6.3cm" svg:y2="13cm">
              <text:p/>
            </draw:line>
            <draw:line draw:style-name="gr45" draw:text-style-name="P15" draw:layer="layout" svg:x1="8.3cm" svg:y1="12.88cm" svg:x2="6.3cm" svg:y2="12.88cm">
              <text:p/>
            </draw:line>
            <draw:line draw:style-name="gr45" draw:text-style-name="P15" draw:layer="layout" svg:x1="8.3cm" svg:y1="12.76cm" svg:x2="6.3cm" svg:y2="12.76cm">
              <text:p/>
            </draw:line>
            <draw:line draw:style-name="gr45" draw:text-style-name="P15" draw:layer="layout" svg:x1="8.3cm" svg:y1="12.64cm" svg:x2="6.3cm" svg:y2="12.64cm">
              <text:p/>
            </draw:line>
            <draw:line draw:style-name="gr45" draw:text-style-name="P15" draw:layer="layout" svg:x1="8.3cm" svg:y1="12.52cm" svg:x2="6.3cm" svg:y2="12.52cm">
              <text:p/>
            </draw:line>
          </draw:g>
          <draw:line draw:style-name="gr68" draw:text-style-name="P7" draw:layer="layout" svg:x1="9.8cm" svg:y1="19.8cm" svg:x2="15.9cm" svg:y2="20cm">
            <text:p/>
          </draw:line>
          <draw:custom-shape draw:style-name="gr14" draw:text-style-name="P12" draw:layer="layout" svg:width="0.4cm" svg:height="0.4cm" svg:x="16.1cm" svg:y="4.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68" draw:text-style-name="P7" draw:layer="layout" svg:x1="16.9cm" svg:y1="19.7cm" svg:x2="20.4cm" svg:y2="19.8cm">
            <text:p/>
          </draw:line>
          <draw:line draw:style-name="gr68" draw:text-style-name="P7" draw:layer="layout" svg:x1="13.1cm" svg:y1="19.7cm" svg:x2="9.8cm" svg:y2="19.8cm">
            <text:p/>
          </draw:line>
          <draw:line draw:style-name="gr68" draw:text-style-name="P7" draw:layer="layout" svg:x1="15.9cm" svg:y1="20cm" svg:x2="20.4cm" svg:y2="19.8cm">
            <text:p/>
          </draw:line>
          <draw:line draw:style-name="gr69" draw:text-style-name="P7" draw:layer="layout" svg:x1="0.5cm" svg:y1="5.5cm" svg:x2="2.5cm" svg:y2="5.5cm">
            <text:p text:style-name="P6">100</text:p>
          </draw:line>
          <draw:frame draw:style-name="gr2" draw:text-style-name="P2" draw:layer="layout" svg:width="0.502cm" svg:height="1.187cm" svg:x="0.8cm" svg:y="7.4cm">
            <draw:text-box>
              <text:p/>
            </draw:text-box>
          </draw:frame>
          <draw:line draw:style-name="gr70" draw:text-style-name="P7" draw:layer="layout" svg:x1="0.5cm" svg:y1="7.5cm" svg:x2="2.5cm" svg:y2="7.5cm">
            <text:p text:style-name="P6">50</text:p>
          </draw:line>
          <draw:line draw:style-name="gr71" draw:text-style-name="P7" draw:layer="layout" svg:x1="0.5cm" svg:y1="6.5cm" svg:x2="2.5cm" svg:y2="6.5cm">
            <text:p text:style-name="P6">80</text:p>
          </draw:line>
          <draw:line draw:style-name="gr72" draw:text-style-name="P7" draw:layer="layout" svg:x1="0.5cm" svg:y1="8.5cm" svg:x2="2.5cm" svg:y2="8.5cm">
            <text:p text:style-name="P6">40</text:p>
          </draw:line>
          <draw:line draw:style-name="gr73" draw:text-style-name="P7" draw:layer="layout" svg:x1="0.5cm" svg:y1="10.5cm" svg:x2="2.5cm" svg:y2="10.5cm">
            <text:p text:style-name="P6">20</text:p>
          </draw:line>
          <draw:line draw:style-name="gr74" draw:text-style-name="P7" draw:layer="layout" svg:x1="0.5cm" svg:y1="9.5cm" svg:x2="2.5cm" svg:y2="9.5cm">
            <text:p text:style-name="P6">30</text:p>
          </draw:line>
          <draw:line draw:style-name="gr75" draw:text-style-name="P7" draw:layer="layout" svg:x1="0.5cm" svg:y1="11.5cm" svg:x2="2.5cm" svg:y2="11.5cm">
            <text:p text:style-name="P6">15</text:p>
          </draw:line>
          <draw:line draw:style-name="gr76" draw:text-style-name="P7" draw:layer="layout" svg:x1="0.5cm" svg:y1="13.5cm" svg:x2="2.5cm" svg:y2="13.5cm">
            <text:p text:style-name="P6">5</text:p>
          </draw:line>
          <draw:line draw:style-name="gr77" draw:text-style-name="P7" draw:layer="layout" svg:x1="0.5cm" svg:y1="12.5cm" svg:x2="2.5cm" svg:y2="12.5cm">
            <text:p text:style-name="P6">10</text:p>
          </draw:line>
          <draw:frame draw:style-name="gr51" draw:text-style-name="P17" draw:layer="layout" svg:width="1.6cm" svg:height="0.607cm" svg:x="15.2cm" svg:y="17.593cm">
            <draw:text-box>
              <text:p text:style-name="P6"><text:span text:style-name="T8">Koelen</text:span></text:p>
            </draw:text-box>
          </draw:frame>
          <draw:line draw:style-name="gr63" draw:text-style-name="P7" draw:layer="layout" svg:x1="14.8cm" svg:y1="11.2cm" svg:x2="16cm" svg:y2="11.2cm">
            <text:p/>
          </draw:line>
          <draw:line draw:style-name="gr78" draw:text-style-name="P7" draw:layer="layout" svg:x1="13.1cm" svg:y1="16.3cm" svg:x2="13.1cm" svg:y2="19.7cm">
            <text:p/>
          </draw:line>
          <draw:line draw:style-name="gr79" draw:text-style-name="P7" draw:layer="layout" svg:x1="5cm" svg:y1="18.9cm" svg:x2="5cm" svg:y2="20.3cm">
            <text:p/>
          </draw:line>
          <draw:line draw:style-name="gr67" draw:text-style-name="P7" draw:layer="layout" svg:x1="6.2cm" svg:y1="21.6cm" svg:x2="6.2cm" svg:y2="20.3cm">
            <text:p/>
          </draw:line>
          <draw:line draw:style-name="gr66" draw:text-style-name="P7" draw:layer="layout" svg:x1="6.6cm" svg:y1="23.3cm" svg:x2="6.6cm" svg:y2="20.1cm">
            <text:p/>
          </draw:line>
          <draw:line draw:style-name="gr80" draw:text-style-name="P7" draw:layer="layout" svg:x1="6.6cm" svg:y1="20.4cm" svg:x2="6.6cm" svg:y2="20.1cm">
            <text:p/>
          </draw:line>
          <draw:g>
            <draw:custom-shape draw:style-name="gr41" draw:text-style-name="P19" draw:layer="layout" svg:width="1cm" svg:height="1cm" draw:transform="rotate (-3.14159265358979) translate (16.5cm 1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5.672cm" svg:y="14.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5.592cm" svg:y="14.5cm">
              <text:p text:style-name="P6"><text:span text:style-name="T9">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82" draw:text-style-name="P7" draw:layer="layout" svg:x1="14.6cm" svg:y1="12.4cm" svg:x2="14.6cm" svg:y2="13.3cm">
            <text:p/>
          </draw:line>
          <draw:line draw:style-name="gr82" draw:text-style-name="P7" draw:layer="layout" svg:x1="14.5cm" svg:y1="17.5cm" svg:x2="14.5cm" svg:y2="18.6cm">
            <text:p/>
          </draw:line>
          <draw:line draw:style-name="gr83" draw:text-style-name="P7" draw:layer="layout" svg:x1="14.6cm" svg:y1="12.4cm" svg:x2="14.587cm" svg:y2="11.8cm">
            <text:p/>
          </draw:line>
          <draw:g>
            <draw:custom-shape draw:style-name="gr106" draw:text-style-name="P19" draw:layer="layout" svg:width="1cm" svg:height="1cm" draw:transform="rotate (-3.14159265358979) translate (14cm 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0.639cm" svg:height="0.64cm" draw:transform="rotate (1.5707963267949) translate (13.1cm 13.3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21" draw:layer="layout" svg:width="0.799cm" svg:height="0.8cm" svg:x="13.102cm" svg:y="12.6cm">
              <text:p text:style-name="P6"><text:span text:style-name="T9">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 draw:text-style-name="P25" draw:layer="layout" svg:width="0.4cm" svg:height="0.4cm" draw:transform="rotate (1.5707963267949) translate (14.2cm 12.6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8" draw:layer="layout" svg:width="0.4cm" svg:height="0.4cm" draw:transform="rotate (-3.14159265358979) translate (14.791cm 12.4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18" draw:layer="layout" svg:width="0.4cm" svg:height="0.4cm" svg:x="14.391cm" svg:y="12.4cm">
              <text:p text:style-name="P6"><text:span text:style-name="T13">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1.5707963267949) translate (15.014cm 12cm)">
              <text:p/>
              <draw:enhanced-geometry svg:viewBox="0 0 21600 21600" draw:mirror-horizontal="true" draw:mirror-vertical="false" draw:type="rectangle" draw:enhanced-path="M 0 0 L 21600 0 21600 21600 0 21600 0 0 Z N"/>
            </draw:custom-shape>
            <draw:line draw:style-name="gr60" draw:text-style-name="P7" draw:layer="layout" svg:x1="14.591cm" svg:y1="12.4cm" svg:x2="14.812cm" svg:y2="12.4cm">
              <text:p/>
            </draw:line>
            <draw:custom-shape draw:style-name="gr33" draw:text-style-name="P7" draw:layer="layout" svg:width="0.8cm" svg:height="0.8cm" draw:transform="rotate (-3.14159265358979) translate (15.014cm 12.8cm)">
              <text:p/>
              <draw:enhanced-geometry svg:viewBox="0 0 21600 21600" draw:mirror-horizontal="true" draw:mirror-vertical="false" draw:type="rectangle" draw:enhanced-path="M 0 0 L 21600 0 21600 21600 0 21600 0 0 Z N"/>
            </draw:custom-shape>
            <draw:custom-shape draw:style-name="gr84" draw:text-style-name="P27" draw:layer="layout" svg:width="0.4cm" svg:height="0.4cm" draw:transform="rotate (-1.5707963267949) translate (15.1cm 12.2cm)">
              <text:p text:style-name="P6"><text:span text:style-name="T12">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8" draw:text-style-name="P7" draw:layer="layout" svg:x1="14.8cm" svg:y1="11.2cm" svg:x2="12.4cm" svg:y2="11.2cm">
            <text:p/>
          </draw:line>
          <draw:line draw:style-name="gr104" draw:text-style-name="P7" draw:layer="layout" svg:x1="11.7cm" svg:y1="11.8cm" svg:x2="14.6cm" svg:y2="11.8cm">
            <text:p/>
          </draw:line>
          <draw:line draw:style-name="gr40" draw:text-style-name="P7" draw:layer="layout" svg:x1="10.8cm" svg:y1="8.4cm" svg:x2="11.7cm" svg:y2="8.4cm">
            <text:p/>
          </draw:line>
          <draw:g>
            <draw:custom-shape draw:style-name="gr87" draw:text-style-name="P29" draw:layer="layout" svg:width="0.64cm" svg:height="0.96cm" draw:transform="rotate (-1.5707963267949) translate (16.94cm 13.23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8" draw:text-style-name="P30" draw:layer="layout" svg:width="0.32cm" svg:height="1.715cm" draw:transform="rotate (-1.5707963267949) translate (17.285cm 12.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2.9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7.285cm 13.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4.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9" draw:text-style-name="P31" draw:layer="layout" svg:width="0.641cm" svg:height="0.96cm" draw:transform="rotate (-1.5707963267949) translate (16.94cm 12.91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0" draw:text-style-name="P32" draw:layer="layout" svg:width="0.322cm" svg:height="0.96cm" draw:transform="rotate (-1.5707963267949) translate (17.9cm 13.2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g>
          <draw:line draw:style-name="gr91" draw:text-style-name="P7" draw:layer="layout" svg:x1="16.9cm" svg:y1="17.5cm" svg:x2="14.5cm" svg:y2="17.5cm">
            <text:p/>
          </draw:line>
          <draw:g>
            <draw:custom-shape draw:style-name="gr32" draw:text-style-name="P18" draw:layer="layout" svg:width="0.4cm" svg:height="0.4cm" draw:transform="rotate (-3.14159265358979) translate (6.8cm 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6.4cm" svg:y1="19.9cm" svg:x2="6.8cm" svg:y2="19.9cm">
              <text:p/>
            </draw:line>
            <draw:custom-shape draw:style-name="gr33" draw:text-style-name="P7" draw:layer="layout" svg:width="0.8cm" svg:height="0.8cm" draw:transform="rotate (1.5707963267949) translate (6.2cm 20.1cm)">
              <text:p/>
              <draw:enhanced-geometry svg:viewBox="0 0 21600 21600" draw:mirror-horizontal="false" draw:mirror-vertical="false" draw:type="rectangle" draw:enhanced-path="M 0 0 L 21600 0 21600 21600 0 21600 0 0 Z N"/>
            </draw:custom-shape>
          </draw:g>
          <draw:line draw:style-name="gr18" draw:text-style-name="P7" draw:layer="layout" svg:x1="12.1cm" svg:y1="18.6cm" svg:x2="12.1cm" svg:y2="16.9cm">
            <text:p/>
          </draw:line>
          <draw:g>
            <draw:custom-shape draw:style-name="gr34" draw:text-style-name="P18" draw:layer="layout" svg:width="0.4cm" svg:height="0.4cm" draw:transform="rotate (-1.5707963267949) translate (16.5cm 17.32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6.5cm 17.9cm)">
              <text:p/>
              <draw:enhanced-geometry svg:viewBox="0 0 21600 21600" draw:mirror-horizontal="true" draw:mirror-vertical="false" draw:type="rectangle" draw:enhanced-path="M 0 0 L 21600 0 21600 21600 0 21600 0 0 Z N"/>
            </draw:custom-shape>
            <draw:custom-shape draw:style-name="gr32" draw:text-style-name="P18" draw:layer="layout" svg:width="0.4cm" svg:height="0.4cm" draw:transform="rotate (-1.5707963267949) translate (16.119cm 17.3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6.1cm" svg:y1="17.702cm" svg:x2="16.1cm" svg:y2="17.302cm">
              <text:p/>
            </draw:line>
            <draw:custom-shape draw:style-name="gr33" draw:text-style-name="P7" draw:layer="layout" svg:width="0.8cm" svg:height="0.8cm" draw:transform="rotate (1.5707963267949) translate (15.7cm 17.9cm)">
              <text:p/>
              <draw:enhanced-geometry svg:viewBox="0 0 21600 21600" draw:mirror-horizontal="true" draw:mirror-vertical="false" draw:type="rectangle" draw:enhanced-path="M 0 0 L 21600 0 21600 21600 0 21600 0 0 Z N"/>
            </draw:custom-shape>
            <draw:custom-shape draw:style-name="gr84" draw:text-style-name="P28" draw:layer="layout" svg:width="0.4cm" svg:height="0.4cm" svg:x="15.895cm" svg:y="17.027cm">
              <text:p text:style-name="P6"><text:span text:style-name="T6">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6" draw:text-style-name="P19" draw:layer="layout" svg:width="1cm" svg:height="1cm" draw:transform="rotate (1.5707963267949) translate (11.6cm 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0.639cm" svg:height="0.64cm" svg:x="11.772cm" svg:y="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21" draw:layer="layout" svg:width="0.799cm" svg:height="0.8cm" svg:x="11.704cm" svg:y="17.2cm">
              <text:p text:style-name="P6"><text:span text:style-name="T9">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 draw:text-style-name="P18" draw:layer="layout" svg:width="0.4cm" svg:height="0.4cm" draw:transform="rotate (1.5707963267949) translate (12.4cm 17.1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2.8cm" svg:y1="17.1cm" svg:x2="12.8cm" svg:y2="16.7cm">
              <text:p/>
            </draw:line>
            <draw:custom-shape draw:style-name="gr33" draw:text-style-name="P7" draw:layer="layout" svg:width="0.8cm" svg:height="0.8cm" svg:x="12.2cm" svg:y="16.5cm">
              <text:p/>
              <draw:enhanced-geometry svg:viewBox="0 0 21600 21600" draw:mirror-horizontal="true" draw:mirror-vertical="true" draw:type="rectangle" draw:enhanced-path="M 0 0 L 21600 0 21600 21600 0 21600 0 0 Z N"/>
            </draw:custom-shape>
          </draw:g>
          <draw:line draw:style-name="gr7" draw:text-style-name="P7" draw:layer="layout" svg:x1="9cm" svg:y1="14.3cm" svg:x2="9cm" svg:y2="20.1cm">
            <text:p/>
          </draw:line>
          <draw:line draw:style-name="gr17" draw:text-style-name="P7" draw:layer="layout" svg:x1="6.6cm" svg:y1="19.4cm" svg:x2="8.3cm" svg:y2="19.4cm">
            <text:p/>
          </draw:line>
          <draw:line draw:style-name="gr94" draw:text-style-name="P7" draw:layer="layout" svg:x1="9cm" svg:y1="20.1cm" svg:x2="9cm" svg:y2="14.3cm">
            <text:p/>
          </draw:line>
          <draw:line draw:style-name="gr95" draw:text-style-name="P7" draw:layer="layout" svg:x1="9cm" svg:y1="14.3cm" svg:x2="15.2cm" svg:y2="14.3cm">
            <text:p/>
          </draw:line>
          <draw:line draw:style-name="gr96" draw:text-style-name="P7" draw:layer="layout" svg:x1="9cm" svg:y1="20.1cm" svg:x2="4.5cm" svg:y2="20.1cm">
            <text:p/>
          </draw:line>
          <draw:line draw:style-name="gr7" draw:text-style-name="P7" draw:layer="layout" svg:x1="9.3cm" svg:y1="14.6cm" svg:x2="11.7cm" svg:y2="14.6cm">
            <text:p/>
          </draw:line>
          <draw:line draw:style-name="gr7" draw:text-style-name="P7" draw:layer="layout" svg:x1="9.3cm" svg:y1="14.6cm" svg:x2="9.3cm" svg:y2="20.3cm">
            <text:p/>
          </draw:line>
          <draw:line draw:style-name="gr97" draw:text-style-name="P7" draw:layer="layout" svg:x1="9.3cm" svg:y1="14.6cm" svg:x2="9.3cm" svg:y2="20.3cm">
            <text:p/>
          </draw:line>
          <draw:line draw:style-name="gr79" draw:text-style-name="P7" draw:layer="layout" svg:x1="5cm" svg:y1="20.3cm" svg:x2="9.3cm" svg:y2="20.3cm">
            <text:p/>
          </draw:line>
          <draw:g>
            <draw:custom-shape draw:style-name="gr34" draw:text-style-name="P25" draw:layer="layout" svg:width="0.4cm" svg:height="0.4cm" draw:transform="rotate (1.55281943549936) translate (4.993cm 19.58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3.12361576229425) translate (5.198cm 19.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8" draw:text-style-name="P18" draw:layer="layout" svg:width="0.4cm" svg:height="0.4cm" draw:transform="rotate (-0.0179768912955416) translate (4.806cm 18.999cm)">
              <text:p text:style-name="P6"><text:span text:style-name="T13">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9" draw:text-style-name="P7" draw:layer="layout" svg:width="0.8cm" svg:height="0.796cm" draw:transform="rotate (-1.58877321809044) translate (5.39cm 19.015cm)">
              <text:p/>
              <draw:enhanced-geometry svg:viewBox="0 0 21600 21600" draw:mirror-horizontal="false" draw:mirror-vertical="true" draw:type="rectangle" draw:enhanced-path="M 0 0 L 21600 0 21600 21600 0 21600 0 0 Z N"/>
            </draw:custom-shape>
            <draw:line draw:style-name="gr60" draw:text-style-name="P7" draw:layer="layout" svg:x1="5.002cm" svg:y1="19.408cm" svg:x2="4.781cm" svg:y2="19.412cm">
              <text:p/>
            </draw:line>
            <draw:custom-shape draw:style-name="gr109" draw:text-style-name="P7" draw:layer="layout" svg:width="0.8cm" svg:height="0.796cm" draw:transform="rotate (3.12361576229425) translate (5.372cm 19.81cm)">
              <text:p/>
              <draw:enhanced-geometry svg:viewBox="0 0 21600 21600" draw:mirror-horizontal="false" draw:mirror-vertical="true" draw:type="rectangle" draw:enhanced-path="M 0 0 L 21600 0 21600 21600 0 21600 0 0 Z N"/>
            </draw:custom-shape>
            <draw:custom-shape draw:style-name="gr61" draw:text-style-name="P27" draw:layer="layout" svg:width="0.4cm" svg:height="0.4cm" draw:transform="rotate (-1.55281943549936) translate (4.879cm 19.195cm)">
              <text:p text:style-name="P6"><text:span text:style-name="T12">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93" draw:text-style-name="P7" draw:layer="layout" svg:x1="5.4cm" svg:y1="19.4cm" svg:x2="6.6cm" svg:y2="19.4cm">
            <text:p/>
          </draw:line>
          <draw:g>
            <draw:custom-shape draw:style-name="gr41" draw:text-style-name="P19" draw:layer="layout" svg:width="1cm" svg:height="1cm" draw:transform="rotate (-3.14159265358979) translate (14cm 1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draw:transform="rotate (1.5707963267949) translate (13.26cm 14.61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3.086cm" svg:y="13.9cm">
              <text:p text:style-name="P6"><text:span text:style-name="T9">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99" draw:text-style-name="P17" draw:layer="layout" svg:width="2cm" svg:height="0.682cm" svg:x="14.4cm" svg:y="16.618cm">
            <draw:text-box>
              <text:p text:style-name="P6"><text:span text:style-name="T8">T</text:span><text:span text:style-name="T14">wp1</text:span><text:span text:style-name="T8">&gt;10°C</text:span></text:p>
            </draw:text-box>
          </draw:frame>
          <draw:line draw:style-name="gr78" draw:text-style-name="P7" draw:layer="layout" svg:x1="13.1cm" svg:y1="16.3cm" svg:x2="13.1cm" svg:y2="16.9cm">
            <text:p/>
          </draw:line>
          <draw:line draw:style-name="gr65" draw:text-style-name="P7" draw:layer="layout" svg:x1="14.2cm" svg:y1="12.4cm" svg:x2="12.1cm" svg:y2="12.4cm">
            <text:p/>
          </draw:line>
          <draw:line draw:style-name="gr100" draw:text-style-name="P7" draw:layer="layout" svg:x1="12.1cm" svg:y1="13.3cm" svg:x2="12.1cm" svg:y2="11.2cm">
            <text:p/>
          </draw:line>
          <draw:g>
            <draw:custom-shape draw:style-name="gr34" draw:text-style-name="P18" draw:layer="layout" svg:width="0.4cm" svg:height="0.4cm" draw:transform="rotate (-3.14159265358979) translate (12.3cm 15.3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1.9cm" svg:y1="14.9cm" svg:x2="12.3cm" svg:y2="14.9cm">
              <text:p/>
            </draw:line>
            <draw:custom-shape draw:style-name="gr33" draw:text-style-name="P7" draw:layer="layout" svg:width="0.8cm" svg:height="0.8cm" draw:transform="rotate (1.5707963267949) translate (11.7cm 15.5cm)">
              <text:p/>
              <draw:enhanced-geometry svg:viewBox="0 0 21600 21600" draw:mirror-horizontal="false" draw:mirror-vertical="true" draw:type="rectangle" draw:enhanced-path="M 0 0 L 21600 0 21600 21600 0 21600 0 0 Z N"/>
            </draw:custom-shape>
          </draw:g>
          <draw:line draw:style-name="gr16" draw:text-style-name="P7" draw:layer="layout" svg:x1="9.7cm" svg:y1="18.7cm" svg:x2="12.1cm" svg:y2="18.6cm">
            <text:p/>
          </draw:line>
          <draw:line draw:style-name="gr7" draw:text-style-name="P7" draw:layer="layout" svg:x1="11.7cm" svg:y1="9.5cm" svg:x2="11.7cm" svg:y2="14.6cm">
            <text:p/>
          </draw:line>
          <draw:line draw:style-name="gr101" draw:text-style-name="P7" draw:layer="layout" svg:x1="11.7cm" svg:y1="14.6cm" svg:x2="9.3cm" svg:y2="14.6cm">
            <text:p/>
          </draw:line>
          <draw:line draw:style-name="gr102" draw:text-style-name="P7" draw:layer="layout" svg:x1="16.9cm" svg:y1="16.3cm" svg:x2="16.9cm" svg:y2="19.7cm">
            <text:p/>
          </draw:line>
          <draw:line draw:style-name="gr100" draw:text-style-name="P7" draw:layer="layout" svg:x1="15.2cm" svg:y1="14.3cm" svg:x2="15.2cm" svg:y2="11.2cm">
            <text:p/>
          </draw:line>
          <draw:line draw:style-name="gr103" draw:text-style-name="P7" draw:layer="layout" svg:x1="11.7cm" svg:y1="14.6cm" svg:x2="11.7cm" svg:y2="13.3cm">
            <text:p/>
          </draw:line>
          <draw:line draw:style-name="gr103" draw:text-style-name="P7" draw:layer="layout" svg:x1="11.7cm" svg:y1="8.4cm" svg:x2="11.7cm" svg:y2="13.3cm">
            <text:p/>
          </draw:line>
        </draw:g>
      </draw:page>
      <draw:page draw:name="page3" draw:style-name="dp1" draw:master-page-name="Default">
        <draw:frame draw:style-name="gr1" draw:text-style-name="P1" draw:layer="layout" svg:width="13.2cm" svg:height="1.673cm" svg:x="5.697cm" svg:y="3.268cm">
          <draw:text-box>
            <text:p><text:span text:style-name="T1">Principeschema installatie warmtebuffers</text:span></text:p>
          </draw:text-box>
        </draw:frame>
        <draw:frame draw:style-name="gr2" draw:text-style-name="P2" draw:layer="layout" svg:width="0.502cm" svg:height="1.187cm" svg:x="8cm" svg:y="16cm">
          <draw:text-box>
            <text:p/>
          </draw:text-box>
        </draw:frame>
        <draw:frame draw:style-name="gr3" draw:text-style-name="P3" draw:layer="layout" svg:width="10.8cm" svg:height="3.806cm" svg:x="5.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frame draw:style-name="gr110" draw:text-style-name="P33" draw:layer="layout" svg:width="10.8cm" svg:height="15.909cm" svg:x="22.5cm" svg:y="3.5cm">
          <draw:text-box>
            <text:p><text:span text:style-name="T15">Lente/Herfst, <text:s/>T</text:span><text:span text:style-name="T16">Buffer2</text:span><text:span text:style-name="T15"> &gt; 20°C, T</text:span><text:span text:style-name="T16">WP1</text:span><text:span text:style-name="T15"> &gt; 10°C</text:span></text:p>
            <text:p><text:span text:style-name="T15"/></text:p>
            <text:p><text:span text:style-name="T15">Pomp A brengt water uit Buffer 2 naar het primaire circuit van de warmtepomp. De aanvoertemperatuur wordt teruggeregeld naar maximaal 20°C. De temperatuur van de retourleiding is relatief hoog, en stroomt rechtstreeks terug in buffer2.</text:span></text:p>
            <text:p><text:span text:style-name="T15"/></text:p>
            <text:p><text:span text:style-name="T15">Pomp B brengt 's avonds verhit water van de warmtepomp naar de boiler</text:span></text:p>
            <text:p><text:span text:style-name="T15"/></text:p>
            <text:p><text:span text:style-name="T15">Pomp C brengt overdag heet water uit de zonnecollectoren naar de boiler</text:span></text:p>
            <text:p><text:span text:style-name="T15"/></text:p>
            <text:p><text:span text:style-name="T15">Pomp D brengt heet water uit de boiler naar Buffer2, als de boiler door de zonnecollectoren flink verwarmd is..</text:span></text:p>
            <text:p><text:span text:style-name="T15"/></text:p>
            <text:p><text:span text:style-name="T15">Pomp E brengt warm water uit de boiler naar Buffer 3. De aanvoertemperatuur wordt teruggeregeld naar max. 40°C.</text:span></text:p>
            <text:p><text:span text:style-name="T15"/></text:p>
            <text:p><text:span text:style-name="T15">Pomp F brengt warm water uit de boiler naar de vloerverwarming van de verdieping. De aanvoertemperatuur wordt teruggeregeld naar max. 40°C.</text:span></text:p>
            <text:p><text:span text:style-name="T15"/></text:p>
          </draw:text-box>
        </draw:frame>
        <draw:g>
          <draw:custom-shape draw:style-name="gr6" draw:text-style-name="P6" draw:layer="layout" svg:width="0.6cm" svg:height="0.596cm" svg:x="11.4cm" svg:y="11.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11.7cm" svg:y1="11.8cm" svg:x2="14.6cm" svg:y2="11.8cm">
            <text:p/>
          </draw:line>
          <draw:line draw:style-name="gr8" draw:text-style-name="P7" draw:layer="layout" svg:x1="8.4cm" svg:y1="12.4cm" svg:x2="12.1cm" svg:y2="12.4cm">
            <text:p/>
          </draw:line>
          <draw:custom-shape draw:style-name="gr6" draw:text-style-name="P6" draw:layer="layout" svg:width="0.6cm" svg:height="0.596cm" svg:x="14.9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7" draw:layer="layout" svg:x1="9cm" svg:y1="14.3cm" svg:x2="15.2cm" svg:y2="14.3cm">
            <text:p/>
          </draw:line>
          <draw:line draw:style-name="gr7" draw:text-style-name="P7" draw:layer="layout" svg:x1="15.2cm" svg:y1="11.2cm" svg:x2="15.2cm" svg:y2="14.3cm">
            <text:p/>
          </draw:line>
          <draw:custom-shape draw:style-name="gr6" draw:text-style-name="P6" draw:layer="layout" svg:width="0.6cm" svg:height="0.596cm" svg:x="12.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6.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1.8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8" draw:layer="layout" svg:width="12.922cm" svg:height="1.7cm" svg:x="7.739cm" svg:y="18.4cm">
              <text:p/>
              <draw:enhanced-geometry svg:viewBox="0 0 21600 21600" draw:mirror-horizontal="false" draw:mirror-vertical="false" draw:type="rectangle" draw:enhanced-path="M 0 0 L 21600 0 21600 21600 0 21600 0 0 Z N"/>
            </draw:custom-shape>
            <draw:custom-shape draw:style-name="gr10" draw:text-style-name="P9" draw:layer="layout" svg:width="12.922cm" svg:height="0.5cm" svg:x="7.739cm" svg:y="19.6cm">
              <text:p text:style-name="P6"><text:span text:style-name="T5">1 <text:s text:c="4"/></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13.4cm" svg:height="0.201cm" svg:x="7.5cm" svg:y="19.199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2.922cm" svg:height="0.6cm" svg:x="7.739cm" svg:y="18.4cm">
              <text:p text:style-name="P6"><text:span text:style-name="T5">3</text:span></text:p>
              <draw:enhanced-geometry svg:viewBox="0 0 21600 21600" draw:mirror-horizontal="false" draw:mirror-vertical="false" draw:type="rectangle" draw:enhanced-path="M 0 0 L 21600 0 21600 21600 0 21600 0 0 Z N"/>
            </draw:custom-shape>
            <draw:custom-shape draw:style-name="gr13" draw:text-style-name="P12" draw:layer="layout" svg:width="0.477cm" svg:height="0.5cm" svg:x="17.181cm" svg:y="1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6cm" svg:height="0.4cm" svg:x="8.935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8cm" svg:height="0.4cm" svg:x="17.311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15" draw:text-style-name="P7" draw:layer="layout" svg:x1="9.8cm" svg:y1="18.7cm" svg:x2="15.9cm" svg:y2="18.9cm">
            <text:p/>
          </draw:line>
          <draw:line draw:style-name="gr16" draw:text-style-name="P7" draw:layer="layout" svg:x1="15.9cm" svg:y1="18.9cm" svg:x2="20.4cm" svg:y2="18.7cm">
            <text:p/>
          </draw:line>
          <draw:line draw:style-name="gr17" draw:text-style-name="P7" draw:layer="layout" svg:x1="6.6cm" svg:y1="20.1cm" svg:x2="6.6cm" svg:y2="19.4cm">
            <text:p/>
          </draw:line>
          <draw:line draw:style-name="gr18" draw:text-style-name="P7" draw:layer="layout" svg:x1="12.1cm" svg:y1="16.9cm" svg:x2="12.1cm" svg:y2="13.3cm">
            <text:p/>
          </draw:line>
          <draw:line draw:style-name="gr7" draw:text-style-name="P7" draw:layer="layout" svg:x1="8.3cm" svg:y1="16.3cm" svg:x2="16.9cm" svg:y2="16.3cm">
            <text:p/>
          </draw:line>
          <draw:custom-shape draw:style-name="gr19" draw:text-style-name="P7" draw:layer="layout" svg:width="3cm" svg:height="2.2cm" svg:x="4cm" svg:y="18.3cm">
            <text:p/>
            <draw:enhanced-geometry svg:viewBox="0 0 21600 21600" draw:type="rectangle" draw:enhanced-path="M 0 0 L 21600 0 21600 21600 0 21600 0 0 Z N"/>
          </draw:custom-shape>
          <draw:line draw:style-name="gr7" draw:text-style-name="P7" draw:layer="layout" svg:x1="5.5cm" svg:y1="19.4cm" svg:x2="8.3cm" svg:y2="19.4cm">
            <text:p/>
          </draw:line>
          <draw:line draw:style-name="gr7" draw:text-style-name="P7" draw:layer="layout" svg:x1="5cm" svg:y1="18.9cm" svg:x2="8cm" svg:y2="18.9cm">
            <text:p/>
          </draw:line>
          <draw:line draw:style-name="gr7" draw:text-style-name="P7" draw:layer="layout" svg:x1="8cm" svg:y1="15.8cm" svg:x2="8cm" svg:y2="18.9cm">
            <text:p/>
          </draw:line>
          <draw:line draw:style-name="gr7" draw:text-style-name="P7" draw:layer="layout" svg:x1="6.2cm" svg:y1="20.3cm" svg:x2="9.3cm" svg:y2="20.3cm">
            <text:p/>
          </draw:line>
          <draw:line draw:style-name="gr7" draw:text-style-name="P7" draw:layer="layout" svg:x1="6.6cm" svg:y1="20.1cm" svg:x2="8.9cm" svg:y2="20.1cm">
            <text:p/>
          </draw:line>
          <draw:custom-shape draw:style-name="gr20" draw:text-style-name="P7" draw:layer="layout" svg:width="3cm" svg:height="2.5cm" svg:x="4cm" svg:y="18.3cm">
            <text:p/>
            <draw:enhanced-geometry svg:viewBox="0 0 21600 21600" draw:type="rectangle" draw:enhanced-path="M 0 0 L 21600 0 21600 21600 0 21600 0 0 Z N"/>
          </draw:custom-shape>
          <draw:line draw:style-name="gr7" draw:text-style-name="P7" draw:layer="layout" svg:x1="12.9cm" svg:y1="9.1cm" svg:x2="16.8cm" svg:y2="9.1cm">
            <text:p/>
          </draw:line>
          <draw:line draw:style-name="gr7" draw:text-style-name="P7" draw:layer="layout" svg:x1="12.9cm" svg:y1="6.7cm" svg:x2="12.9cm" svg:y2="9.1cm">
            <text:p/>
          </draw:line>
          <draw:line draw:style-name="gr7" draw:text-style-name="P7" draw:layer="layout" svg:x1="16cm" svg:y1="11.2cm" svg:x2="16cm" svg:y2="12.5cm">
            <text:p/>
          </draw:line>
          <draw:line draw:style-name="gr7" draw:text-style-name="P7" draw:layer="layout" svg:x1="16.8cm" svg:y1="9.1cm" svg:x2="16.8cm" svg:y2="12.5cm">
            <text:p/>
          </draw:line>
          <draw:line draw:style-name="gr7" draw:text-style-name="P7" draw:layer="layout" svg:x1="12.1cm" svg:y1="11.2cm" svg:x2="16cm" svg:y2="11.2cm">
            <text:p/>
          </draw:line>
          <draw:line draw:style-name="gr7" draw:text-style-name="P7" draw:layer="layout" svg:x1="16cm" svg:y1="14.4cm" svg:x2="16cm" svg:y2="15.8cm">
            <text:p/>
          </draw:line>
          <draw:line draw:style-name="gr7" draw:text-style-name="P7" draw:layer="layout" svg:x1="12.1cm" svg:y1="5.1cm" svg:x2="12.1cm" svg:y2="8.9cm">
            <text:p/>
          </draw:line>
          <draw:line draw:style-name="gr7" draw:text-style-name="P7" draw:layer="layout" svg:x1="12.2cm" svg:y1="5.1cm" svg:x2="16.2cm" svg:y2="5.1cm">
            <text:p/>
          </draw:line>
          <draw:line draw:style-name="gr7" draw:text-style-name="P7" draw:layer="layout" svg:x1="12.5cm" svg:y1="5.5cm" svg:x2="15.8cm" svg:y2="5.5cm">
            <text:p/>
          </draw:line>
          <draw:line draw:style-name="gr7" draw:text-style-name="P7" draw:layer="layout" svg:x1="12.5cm" svg:y1="5.5cm" svg:x2="12.5cm" svg:y2="10.7cm">
            <text:p/>
          </draw:line>
          <draw:g>
            <draw:custom-shape draw:style-name="gr21" draw:text-style-name="P13" draw:layer="layout" svg:width="5.5cm" svg:height="3.2cm" svg:x="2.9cm" svg:y="21cm">
              <text:p text:style-name="P6"><text:span text:style-name="T7">2 <text:s text:c="3"/>2</text:span></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3.144cm" svg:y="21.2cm">
              <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5.956cm" svg:y="21.2cm">
              <text:p/>
              <draw:enhanced-geometry svg:viewBox="0 0 21600 21600" draw:mirror-horizontal="false" draw:mirror-vertical="false" draw:type="rectangle" draw:enhanced-path="M 0 0 L 21600 0 21600 21600 0 21600 0 0 Z N"/>
            </draw:custom-shape>
            <draw:custom-shape draw:style-name="gr14" draw:text-style-name="P12" draw:layer="layout" svg:width="0.489cm" svg:height="0.4cm" svg:x="5.313cm" svg:y="21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23" draw:text-style-name="P15" draw:layer="layout" svg:x1="4.208cm" svg:y1="21.7cm" svg:x2="5cm" svg:y2="21.6cm">
                <text:p/>
              </draw:line>
              <draw:line draw:style-name="gr24" draw:text-style-name="P15" draw:layer="layout" svg:x1="4.204cm" svg:y1="23.5cm" svg:x2="4.5cm" svg:y2="23.3cm">
                <text:p/>
              </draw:line>
              <draw:g>
                <draw:line draw:style-name="gr23" draw:text-style-name="P15" draw:layer="layout" svg:x1="3.611cm" svg:y1="22.2cm" svg:x2="4.804cm" svg:y2="22.1cm">
                  <text:p/>
                </draw:line>
                <draw:line draw:style-name="gr23" draw:text-style-name="P15" draw:layer="layout" svg:x1="3.611cm" svg:y1="22cm" svg:x2="4.804cm" svg:y2="22.1cm">
                  <text:p/>
                </draw:line>
                <draw:line draw:style-name="gr23" draw:text-style-name="P15" draw:layer="layout" svg:x1="3.611cm" svg:y1="21.8cm" svg:x2="4.201cm" svg:y2="21.7cm">
                  <text:p/>
                </draw:line>
                <draw:line draw:style-name="gr24" draw:text-style-name="P15" draw:layer="layout" svg:x1="3.607cm" svg:y1="23.4cm" svg:x2="4.203cm" svg:y2="23.5cm">
                  <text:p/>
                </draw:line>
                <draw:line draw:style-name="gr23" draw:text-style-name="P15" draw:layer="layout" svg:x1="3.611cm" svg:y1="22.4cm" svg:x2="4.804cm" svg:y2="22.3cm">
                  <text:p/>
                </draw:line>
                <draw:line draw:style-name="gr23" draw:text-style-name="P15" draw:layer="layout" svg:x1="3.611cm" svg:y1="22.2cm" svg:x2="4.804cm" svg:y2="22.3cm">
                  <text:p/>
                </draw:line>
                <draw:line draw:style-name="gr23" draw:text-style-name="P15" draw:layer="layout" svg:x1="3.611cm" svg:y1="22.6cm" svg:x2="4.804cm" svg:y2="22.5cm">
                  <text:p/>
                </draw:line>
                <draw:line draw:style-name="gr23" draw:text-style-name="P15" draw:layer="layout" svg:x1="3.611cm" svg:y1="22.4cm" svg:x2="4.804cm" svg:y2="22.5cm">
                  <text:p/>
                </draw:line>
                <draw:line draw:style-name="gr23" draw:text-style-name="P15" draw:layer="layout" svg:x1="3.611cm" svg:y1="22cm" svg:x2="4.804cm" svg:y2="21.9cm">
                  <text:p/>
                </draw:line>
                <draw:line draw:style-name="gr23" draw:text-style-name="P15" draw:layer="layout" svg:x1="3.611cm" svg:y1="21.8cm" svg:x2="4.804cm" svg:y2="21.9cm">
                  <text:p/>
                </draw:line>
                <draw:line draw:style-name="gr24" draw:text-style-name="P15" draw:layer="layout" svg:x1="3.604cm" svg:y1="23cm" svg:x2="4.797cm" svg:y2="22.9cm">
                  <text:p/>
                </draw:line>
                <draw:line draw:style-name="gr24" draw:text-style-name="P15" draw:layer="layout" svg:x1="3.604cm" svg:y1="22.8cm" svg:x2="4.797cm" svg:y2="22.9cm">
                  <text:p/>
                </draw:line>
                <draw:line draw:style-name="gr24" draw:text-style-name="P15" draw:layer="layout" svg:x1="3.604cm" svg:y1="23.2cm" svg:x2="4.797cm" svg:y2="23.1cm">
                  <text:p/>
                </draw:line>
                <draw:line draw:style-name="gr24" draw:text-style-name="P15" draw:layer="layout" svg:x1="3.604cm" svg:y1="23cm" svg:x2="4.797cm" svg:y2="23.1cm">
                  <text:p/>
                </draw:line>
                <draw:line draw:style-name="gr24" draw:text-style-name="P15" draw:layer="layout" svg:x1="3.604cm" svg:y1="23.4cm" svg:x2="4.797cm" svg:y2="23.3cm">
                  <text:p/>
                </draw:line>
                <draw:line draw:style-name="gr24" draw:text-style-name="P15" draw:layer="layout" svg:x1="3.604cm" svg:y1="23.2cm" svg:x2="4.797cm" svg:y2="23.3cm">
                  <text:p/>
                </draw:line>
                <draw:line draw:style-name="gr23" draw:text-style-name="P15" draw:layer="layout" svg:x1="3.604cm" svg:y1="22.8cm" svg:x2="4.797cm" svg:y2="22.7cm">
                  <text:p/>
                </draw:line>
                <draw:line draw:style-name="gr23" draw:text-style-name="P15" draw:layer="layout" svg:x1="3.604cm" svg:y1="22.6cm" svg:x2="4.797cm" svg:y2="22.7cm">
                  <text:p/>
                </draw:line>
              </draw:g>
            </draw:g>
            <draw:g>
              <draw:line draw:style-name="gr23" draw:text-style-name="P15" draw:layer="layout" svg:x1="6.992cm" svg:y1="21.7cm" svg:x2="6.2cm" svg:y2="21.6cm">
                <text:p/>
              </draw:line>
              <draw:line draw:style-name="gr24" draw:text-style-name="P15" draw:layer="layout" svg:x1="6.996cm" svg:y1="23.5cm" svg:x2="6.7cm" svg:y2="23.3cm">
                <text:p/>
              </draw:line>
              <draw:g>
                <draw:line draw:style-name="gr23" draw:text-style-name="P15" draw:layer="layout" svg:x1="7.589cm" svg:y1="22.2cm" svg:x2="6.396cm" svg:y2="22.1cm">
                  <text:p/>
                </draw:line>
                <draw:line draw:style-name="gr23" draw:text-style-name="P15" draw:layer="layout" svg:x1="7.589cm" svg:y1="22cm" svg:x2="6.396cm" svg:y2="22.1cm">
                  <text:p/>
                </draw:line>
                <draw:line draw:style-name="gr23" draw:text-style-name="P15" draw:layer="layout" svg:x1="7.589cm" svg:y1="21.8cm" svg:x2="6.999cm" svg:y2="21.7cm">
                  <text:p/>
                </draw:line>
                <draw:line draw:style-name="gr24" draw:text-style-name="P15" draw:layer="layout" svg:x1="7.593cm" svg:y1="23.4cm" svg:x2="6.997cm" svg:y2="23.5cm">
                  <text:p/>
                </draw:line>
                <draw:line draw:style-name="gr23" draw:text-style-name="P15" draw:layer="layout" svg:x1="7.589cm" svg:y1="22.4cm" svg:x2="6.396cm" svg:y2="22.3cm">
                  <text:p/>
                </draw:line>
                <draw:line draw:style-name="gr23" draw:text-style-name="P15" draw:layer="layout" svg:x1="7.589cm" svg:y1="22.2cm" svg:x2="6.396cm" svg:y2="22.3cm">
                  <text:p/>
                </draw:line>
                <draw:line draw:style-name="gr23" draw:text-style-name="P15" draw:layer="layout" svg:x1="7.589cm" svg:y1="22.6cm" svg:x2="6.396cm" svg:y2="22.5cm">
                  <text:p/>
                </draw:line>
                <draw:line draw:style-name="gr23" draw:text-style-name="P15" draw:layer="layout" svg:x1="7.589cm" svg:y1="22.4cm" svg:x2="6.396cm" svg:y2="22.5cm">
                  <text:p/>
                </draw:line>
                <draw:line draw:style-name="gr23" draw:text-style-name="P15" draw:layer="layout" svg:x1="7.589cm" svg:y1="22cm" svg:x2="6.396cm" svg:y2="21.9cm">
                  <text:p/>
                </draw:line>
                <draw:line draw:style-name="gr23" draw:text-style-name="P15" draw:layer="layout" svg:x1="7.589cm" svg:y1="21.8cm" svg:x2="6.396cm" svg:y2="21.9cm">
                  <text:p/>
                </draw:line>
                <draw:line draw:style-name="gr24" draw:text-style-name="P15" draw:layer="layout" svg:x1="7.596cm" svg:y1="23cm" svg:x2="6.403cm" svg:y2="22.9cm">
                  <text:p/>
                </draw:line>
                <draw:line draw:style-name="gr24" draw:text-style-name="P15" draw:layer="layout" svg:x1="7.596cm" svg:y1="22.8cm" svg:x2="6.403cm" svg:y2="22.9cm">
                  <text:p/>
                </draw:line>
                <draw:line draw:style-name="gr24" draw:text-style-name="P15" draw:layer="layout" svg:x1="7.596cm" svg:y1="23.2cm" svg:x2="6.403cm" svg:y2="23.1cm">
                  <text:p/>
                </draw:line>
                <draw:line draw:style-name="gr24" draw:text-style-name="P15" draw:layer="layout" svg:x1="7.596cm" svg:y1="23cm" svg:x2="6.403cm" svg:y2="23.1cm">
                  <text:p/>
                </draw:line>
                <draw:line draw:style-name="gr24" draw:text-style-name="P15" draw:layer="layout" svg:x1="7.596cm" svg:y1="23.4cm" svg:x2="6.403cm" svg:y2="23.3cm">
                  <text:p/>
                </draw:line>
                <draw:line draw:style-name="gr24" draw:text-style-name="P15" draw:layer="layout" svg:x1="7.596cm" svg:y1="23.2cm" svg:x2="6.403cm" svg:y2="23.3cm">
                  <text:p/>
                </draw:line>
                <draw:line draw:style-name="gr23" draw:text-style-name="P15" draw:layer="layout" svg:x1="7.596cm" svg:y1="22.8cm" svg:x2="6.403cm" svg:y2="22.7cm">
                  <text:p/>
                </draw:line>
                <draw:line draw:style-name="gr23" draw:text-style-name="P15" draw:layer="layout" svg:x1="7.596cm" svg:y1="22.6cm" svg:x2="6.403cm" svg:y2="22.7cm">
                  <text:p/>
                </draw:line>
              </draw:g>
            </draw:g>
          </draw:g>
          <draw:custom-shape draw:style-name="gr25" draw:text-style-name="P16" draw:layer="layout" svg:width="36cm" svg:height="22cm" svg:x="2.5cm" svg:y="2.5cm">
            <text:p/>
            <draw:enhanced-geometry svg:viewBox="0 0 21600 21600" draw:mirror-horizontal="false" draw:mirror-vertical="false" draw:type="rectangle" draw:enhanced-path="M 0 0 L 21600 0 21600 21600 0 21600 0 0 Z N"/>
          </draw:custom-shape>
          <draw:line draw:style-name="gr7" draw:text-style-name="P7" draw:layer="layout" svg:x1="8cm" svg:y1="15.8cm" svg:x2="16cm" svg:y2="15.8cm">
            <text:p/>
          </draw:line>
          <draw:line draw:style-name="gr26" draw:text-style-name="P7" draw:layer="layout" svg:x1="16cm" svg:y1="15.8cm" svg:x2="18cm" svg:y2="15.8cm">
            <text:p/>
          </draw:line>
          <draw:line draw:style-name="gr7" draw:text-style-name="P7" draw:layer="layout" svg:x1="16.9cm" svg:y1="14.4cm" svg:x2="16.9cm" svg:y2="16.4cm">
            <text:p/>
          </draw:line>
          <draw:line draw:style-name="gr16" draw:text-style-name="P7" draw:layer="layout" svg:x1="14.5cm" svg:y1="18.6cm" svg:x2="20.4cm" svg:y2="18.7cm">
            <text:p/>
          </draw:line>
          <draw:line draw:style-name="gr27" draw:text-style-name="P7" draw:layer="layout" svg:x1="16.9cm" svg:y1="16.3cm" svg:x2="13.1cm" svg:y2="16.3cm">
            <text:p/>
          </draw:line>
          <draw:frame draw:style-name="gr28" draw:text-style-name="P17" draw:layer="layout" svg:width="2.5cm" svg:height="0.963cm" svg:x="17.1cm" svg:y="11.953cm">
            <draw:text-box>
              <text:p text:style-name="P6"><text:span text:style-name="T8">Warmtepomp 4kW</text:span></text:p>
            </draw:text-box>
          </draw:frame>
          <draw:frame draw:style-name="gr29" draw:text-style-name="P17" draw:layer="layout" svg:width="2.9cm" svg:height="1.319cm" svg:x="17.4cm" svg:y="16.381cm">
            <draw:text-box>
              <text:p text:style-name="P6"><text:span text:style-name="T8">Toe- en afvoer bufferwater van/naar buiten.</text:span></text:p>
            </draw:text-box>
          </draw:frame>
          <draw:line draw:style-name="gr30" draw:text-style-name="P7" draw:layer="layout" svg:x1="18cm" svg:y1="16.3cm" svg:x2="16.9cm" svg:y2="16.3cm">
            <text:p/>
          </draw:line>
          <draw:frame draw:style-name="gr31" draw:text-style-name="P2" draw:layer="layout" svg:width="0.502cm" svg:height="1.195cm" svg:x="24.5cm" svg:y="10.2cm">
            <draw:text-box>
              <text:p/>
            </draw:text-box>
          </draw:frame>
          <draw:g>
            <draw:custom-shape draw:style-name="gr32" draw:text-style-name="P18" draw:layer="layout" svg:width="0.4cm" svg:height="0.4cm" draw:transform="rotate (-1.5707963267949) translate (18.4cm 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2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5.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18.4cm 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7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text-style-name="P12" draw:layer="layout" svg:width="0.4cm" svg:height="0.4cm" svg:x="10.6cm" svg:y="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cm" svg:height="0.4cm" svg:x="10.6cm" svg:y="7.4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4cm" svg:height="0.384cm" svg:x="8.6cm" svg:y="12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9.1cm" svg:height="8.4cm" svg:x="5.7cm" svg:y="4.9cm">
            <text:p/>
            <draw:enhanced-geometry svg:viewBox="0 0 21600 21600" draw:type="rectangle" draw:enhanced-path="M 0 0 L 21600 0 21600 21600 0 21600 0 0 Z N"/>
          </draw:custom-shape>
          <draw:line draw:style-name="gr37" draw:text-style-name="P7" draw:layer="layout" svg:x1="6cm" svg:y1="10.9cm" svg:x2="6cm" svg:y2="8.7cm">
            <text:p/>
          </draw:line>
          <draw:line draw:style-name="gr38" draw:text-style-name="P7" draw:layer="layout" svg:x1="14.8cm" svg:y1="9.1cm" svg:x2="12.9cm" svg:y2="9.1cm">
            <text:p/>
          </draw:line>
          <draw:line draw:style-name="gr39" draw:text-style-name="P7" draw:layer="layout" svg:x1="12.5cm" svg:y1="10.7cm" svg:x2="12.5cm" svg:y2="5.5cm">
            <text:p/>
          </draw:line>
          <draw:line draw:style-name="gr40" draw:text-style-name="P7" draw:layer="layout" svg:x1="12.1cm" svg:y1="5.1cm" svg:x2="12.1cm" svg:y2="8.9cm">
            <text:p/>
          </draw:line>
          <draw:g>
            <draw:custom-shape draw:style-name="gr41" draw:text-style-name="P19" draw:layer="layout" svg:width="1cm" svg:height="1cm" draw:transform="rotate (-3.14159265358979) translate (13cm 10.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2.172cm" svg:y="9.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2.092cm" svg:y="9.3cm">
              <text:p text:style-name="P6"><text:span text:style-name="T9">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7" draw:text-style-name="P7" draw:layer="layout" svg:x1="7.5cm" svg:y1="10.9cm" svg:x2="7.5cm" svg:y2="6.8cm">
            <text:p/>
          </draw:line>
          <draw:custom-shape draw:style-name="gr44" draw:text-style-name="P22" draw:layer="layout" svg:width="1.2cm" svg:height="1.2cm" svg:x="17.1cm" svg:y="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45" draw:text-style-name="P15" draw:layer="layout" svg:x1="16.2cm" svg:y1="4.9cm" svg:x2="16.2cm" svg:y2="6.9cm">
              <text:p/>
            </draw:line>
            <draw:line draw:style-name="gr46" draw:text-style-name="P23" draw:layer="layout" svg:x1="17cm" svg:y1="4.9cm" svg:x2="17cm" svg:y2="6.9cm">
              <text:p/>
            </draw:line>
            <draw:line draw:style-name="gr45" draw:text-style-name="P15" draw:layer="layout" svg:x1="16.84cm" svg:y1="4.9cm" svg:x2="16.84cm" svg:y2="6.9cm">
              <text:p/>
            </draw:line>
            <draw:line draw:style-name="gr45" draw:text-style-name="P15" draw:layer="layout" svg:x1="16.68cm" svg:y1="4.9cm" svg:x2="16.68cm" svg:y2="6.9cm">
              <text:p/>
            </draw:line>
            <draw:line draw:style-name="gr45" draw:text-style-name="P15" draw:layer="layout" svg:x1="16.52cm" svg:y1="4.9cm" svg:x2="16.52cm" svg:y2="6.9cm">
              <text:p/>
            </draw:line>
            <draw:line draw:style-name="gr45" draw:text-style-name="P15" draw:layer="layout" svg:x1="16.36cm" svg:y1="4.9cm" svg:x2="16.36cm" svg:y2="6.9cm">
              <text:p/>
            </draw:line>
          </draw:g>
          <draw:g>
            <draw:custom-shape draw:style-name="gr47" draw:text-style-name="P24" draw:layer="layout" svg:width="1.6cm" svg:height="5.5cm" svg:x="9.3cm" svg:y="5.9cm">
              <text:p text:style-name="P6"><text:span text:style-name="T10">Boiler</text:span></text:p>
              <draw:enhanced-geometry svg:viewBox="0 0 21600 21600" draw:mirror-horizontal="false" draw:mirror-vertical="false" draw:type="rectangle" draw:enhanced-path="M 0 0 L 21600 0 21600 21600 0 21600 0 0 Z N"/>
            </draw:custom-shape>
            <draw:g>
              <draw:line draw:style-name="gr48" draw:text-style-name="P15" draw:layer="layout" svg:x1="10.5cm" svg:y1="6.7cm" svg:x2="9.7cm" svg:y2="6.65cm">
                <text:p/>
              </draw:line>
              <draw:line draw:style-name="gr48" draw:text-style-name="P15" draw:layer="layout" svg:x1="10.5cm" svg:y1="6.6cm" svg:x2="9.7cm" svg:y2="6.65cm">
                <text:p/>
              </draw:line>
              <draw:line draw:style-name="gr48" draw:text-style-name="P15" draw:layer="layout" svg:x1="10.5cm" svg:y1="6.8cm" svg:x2="9.7cm" svg:y2="6.75cm">
                <text:p/>
              </draw:line>
              <draw:line draw:style-name="gr48" draw:text-style-name="P15" draw:layer="layout" svg:x1="10.5cm" svg:y1="6.7cm" svg:x2="9.7cm" svg:y2="6.75cm">
                <text:p/>
              </draw:line>
              <draw:line draw:style-name="gr48" draw:text-style-name="P15" draw:layer="layout" svg:x1="10.5cm" svg:y1="6.8cm" svg:x2="9.7cm" svg:y2="6.85cm">
                <text:p/>
              </draw:line>
              <draw:line draw:style-name="gr48" draw:text-style-name="P15" draw:layer="layout" svg:x1="10.5cm" svg:y1="6.6cm" svg:x2="9.7cm" svg:y2="6.55cm">
                <text:p/>
              </draw:line>
              <draw:line draw:style-name="gr48" draw:text-style-name="P15" draw:layer="layout" svg:x1="10.5cm" svg:y1="6.5cm" svg:x2="9.7cm" svg:y2="6.55cm">
                <text:p/>
              </draw:line>
              <draw:line draw:style-name="gr48" draw:text-style-name="P15" draw:layer="layout" svg:x1="10.5cm" svg:y1="6.9cm" svg:x2="9.7cm" svg:y2="6.85cm">
                <text:p/>
              </draw:line>
              <draw:line draw:style-name="gr48" draw:text-style-name="P15" draw:layer="layout" svg:x1="10.5cm" svg:y1="7.1cm" svg:x2="9.7cm" svg:y2="7.05cm">
                <text:p/>
              </draw:line>
              <draw:line draw:style-name="gr48" draw:text-style-name="P15" draw:layer="layout" svg:x1="10.5cm" svg:y1="7cm" svg:x2="9.7cm" svg:y2="7.05cm">
                <text:p/>
              </draw:line>
              <draw:line draw:style-name="gr48" draw:text-style-name="P15" draw:layer="layout" svg:x1="10.5cm" svg:y1="7.2cm" svg:x2="9.7cm" svg:y2="7.15cm">
                <text:p/>
              </draw:line>
              <draw:line draw:style-name="gr48" draw:text-style-name="P15" draw:layer="layout" svg:x1="10.5cm" svg:y1="7.1cm" svg:x2="9.7cm" svg:y2="7.15cm">
                <text:p/>
              </draw:line>
              <draw:line draw:style-name="gr48" draw:text-style-name="P15" draw:layer="layout" svg:x1="10.5cm" svg:y1="7.2cm" svg:x2="9.7cm" svg:y2="7.25cm">
                <text:p/>
              </draw:line>
              <draw:line draw:style-name="gr48" draw:text-style-name="P15" draw:layer="layout" svg:x1="10.5cm" svg:y1="7cm" svg:x2="9.7cm" svg:y2="6.95cm">
                <text:p/>
              </draw:line>
              <draw:line draw:style-name="gr48" draw:text-style-name="P15" draw:layer="layout" svg:x1="10.5cm" svg:y1="6.9cm" svg:x2="9.7cm" svg:y2="6.95cm">
                <text:p/>
              </draw:line>
              <draw:line draw:style-name="gr48" draw:text-style-name="P15" draw:layer="layout" svg:x1="10.5cm" svg:y1="7.3cm" svg:x2="9.7cm" svg:y2="7.25cm">
                <text:p/>
              </draw:line>
              <draw:line draw:style-name="gr48" draw:text-style-name="P15" draw:layer="layout" svg:x1="10.5cm" svg:y1="7.5cm" svg:x2="9.7cm" svg:y2="7.45cm">
                <text:p/>
              </draw:line>
              <draw:line draw:style-name="gr48" draw:text-style-name="P15" draw:layer="layout" svg:x1="10.5cm" svg:y1="7.4cm" svg:x2="9.7cm" svg:y2="7.45cm">
                <text:p/>
              </draw:line>
              <draw:line draw:style-name="gr48" draw:text-style-name="P15" draw:layer="layout" svg:x1="10.5cm" svg:y1="7.6cm" svg:x2="9.7cm" svg:y2="7.55cm">
                <text:p/>
              </draw:line>
              <draw:line draw:style-name="gr48" draw:text-style-name="P15" draw:layer="layout" svg:x1="10.5cm" svg:y1="7.5cm" svg:x2="9.7cm" svg:y2="7.55cm">
                <text:p/>
              </draw:line>
              <draw:line draw:style-name="gr48" draw:text-style-name="P15" draw:layer="layout" svg:x1="10.5cm" svg:y1="7.6cm" svg:x2="9.7cm" svg:y2="7.65cm">
                <text:p/>
              </draw:line>
              <draw:line draw:style-name="gr48" draw:text-style-name="P15" draw:layer="layout" svg:x1="10.5cm" svg:y1="7.4cm" svg:x2="9.7cm" svg:y2="7.35cm">
                <text:p/>
              </draw:line>
              <draw:line draw:style-name="gr48" draw:text-style-name="P15" draw:layer="layout" svg:x1="10.5cm" svg:y1="7.3cm" svg:x2="9.7cm" svg:y2="7.35cm">
                <text:p/>
              </draw:line>
              <draw:line draw:style-name="gr48" draw:text-style-name="P15" draw:layer="layout" svg:x1="10.5cm" svg:y1="7.7cm" svg:x2="9.7cm" svg:y2="7.65cm">
                <text:p/>
              </draw:line>
              <draw:line draw:style-name="gr48" draw:text-style-name="P15" draw:layer="layout" svg:x1="10.5cm" svg:y1="7.9cm" svg:x2="9.7cm" svg:y2="7.85cm">
                <text:p/>
              </draw:line>
              <draw:line draw:style-name="gr48" draw:text-style-name="P15" draw:layer="layout" svg:x1="10.5cm" svg:y1="7.8cm" svg:x2="9.7cm" svg:y2="7.85cm">
                <text:p/>
              </draw:line>
              <draw:line draw:style-name="gr48" draw:text-style-name="P15" draw:layer="layout" svg:x1="10.5cm" svg:y1="8cm" svg:x2="9.7cm" svg:y2="7.95cm">
                <text:p/>
              </draw:line>
              <draw:line draw:style-name="gr48" draw:text-style-name="P15" draw:layer="layout" svg:x1="10.5cm" svg:y1="7.9cm" svg:x2="9.7cm" svg:y2="7.95cm">
                <text:p/>
              </draw:line>
              <draw:line draw:style-name="gr48" draw:text-style-name="P15" draw:layer="layout" svg:x1="10.5cm" svg:y1="8cm" svg:x2="9.7cm" svg:y2="8.05cm">
                <text:p/>
              </draw:line>
              <draw:line draw:style-name="gr48" draw:text-style-name="P15" draw:layer="layout" svg:x1="10.5cm" svg:y1="7.8cm" svg:x2="9.7cm" svg:y2="7.75cm">
                <text:p/>
              </draw:line>
              <draw:line draw:style-name="gr48" draw:text-style-name="P15" draw:layer="layout" svg:x1="10.5cm" svg:y1="7.7cm" svg:x2="9.7cm" svg:y2="7.75cm">
                <text:p/>
              </draw:line>
              <draw:line draw:style-name="gr48" draw:text-style-name="P15" draw:layer="layout" svg:x1="10.5cm" svg:y1="8.1cm" svg:x2="9.7cm" svg:y2="8.05cm">
                <text:p/>
              </draw:line>
              <draw:line draw:style-name="gr48" draw:text-style-name="P15" draw:layer="layout" svg:x1="10.5cm" svg:y1="8.3cm" svg:x2="9.7cm" svg:y2="8.25cm">
                <text:p/>
              </draw:line>
              <draw:line draw:style-name="gr48" draw:text-style-name="P15" draw:layer="layout" svg:x1="10.5cm" svg:y1="8.2cm" svg:x2="9.7cm" svg:y2="8.25cm">
                <text:p/>
              </draw:line>
              <draw:line draw:style-name="gr48" draw:text-style-name="P15" draw:layer="layout" svg:x1="10.5cm" svg:y1="8.4cm" svg:x2="9.7cm" svg:y2="8.35cm">
                <text:p/>
              </draw:line>
              <draw:line draw:style-name="gr48" draw:text-style-name="P15" draw:layer="layout" svg:x1="10.5cm" svg:y1="8.3cm" svg:x2="9.7cm" svg:y2="8.35cm">
                <text:p/>
              </draw:line>
              <draw:line draw:style-name="gr48" draw:text-style-name="P15" draw:layer="layout" svg:x1="10.5cm" svg:y1="8.4cm" svg:x2="9.7cm" svg:y2="8.45cm">
                <text:p/>
              </draw:line>
              <draw:line draw:style-name="gr48" draw:text-style-name="P15" draw:layer="layout" svg:x1="10.5cm" svg:y1="8.2cm" svg:x2="9.7cm" svg:y2="8.15cm">
                <text:p/>
              </draw:line>
              <draw:line draw:style-name="gr48" draw:text-style-name="P15" draw:layer="layout" svg:x1="10.5cm" svg:y1="8.1cm" svg:x2="9.7cm" svg:y2="8.15cm">
                <text:p/>
              </draw:line>
              <draw:line draw:style-name="gr48" draw:text-style-name="P15" draw:layer="layout" svg:x1="10.5cm" svg:y1="8.5cm" svg:x2="9.7cm" svg:y2="8.45cm">
                <text:p/>
              </draw:line>
              <draw:line draw:style-name="gr48" draw:text-style-name="P15" draw:layer="layout" svg:x1="10.5cm" svg:y1="8.7cm" svg:x2="9.7cm" svg:y2="8.65cm">
                <text:p/>
              </draw:line>
              <draw:line draw:style-name="gr48" draw:text-style-name="P15" draw:layer="layout" svg:x1="10.5cm" svg:y1="8.6cm" svg:x2="9.7cm" svg:y2="8.65cm">
                <text:p/>
              </draw:line>
              <draw:line draw:style-name="gr48" draw:text-style-name="P15" draw:layer="layout" svg:x1="10.5cm" svg:y1="8.8cm" svg:x2="9.7cm" svg:y2="8.75cm">
                <text:p/>
              </draw:line>
              <draw:line draw:style-name="gr48" draw:text-style-name="P15" draw:layer="layout" svg:x1="10.5cm" svg:y1="8.7cm" svg:x2="9.7cm" svg:y2="8.75cm">
                <text:p/>
              </draw:line>
              <draw:line draw:style-name="gr48" draw:text-style-name="P15" draw:layer="layout" svg:x1="10.5cm" svg:y1="8.8cm" svg:x2="9.7cm" svg:y2="8.85cm">
                <text:p/>
              </draw:line>
              <draw:line draw:style-name="gr48" draw:text-style-name="P15" draw:layer="layout" svg:x1="10.5cm" svg:y1="8.6cm" svg:x2="9.7cm" svg:y2="8.55cm">
                <text:p/>
              </draw:line>
              <draw:line draw:style-name="gr48" draw:text-style-name="P15" draw:layer="layout" svg:x1="10.5cm" svg:y1="8.5cm" svg:x2="9.7cm" svg:y2="8.55cm">
                <text:p/>
              </draw:line>
              <draw:line draw:style-name="gr48" draw:text-style-name="P15" draw:layer="layout" svg:x1="10.5cm" svg:y1="8.9cm" svg:x2="9.7cm" svg:y2="8.85cm">
                <text:p/>
              </draw:line>
              <draw:line draw:style-name="gr48" draw:text-style-name="P15" draw:layer="layout" svg:x1="10.5cm" svg:y1="9.1cm" svg:x2="9.7cm" svg:y2="9.05cm">
                <text:p/>
              </draw:line>
              <draw:line draw:style-name="gr48" draw:text-style-name="P15" draw:layer="layout" svg:x1="10.5cm" svg:y1="9cm" svg:x2="9.7cm" svg:y2="9.05cm">
                <text:p/>
              </draw:line>
              <draw:line draw:style-name="gr48" draw:text-style-name="P15" draw:layer="layout" svg:x1="10.5cm" svg:y1="9.2cm" svg:x2="9.7cm" svg:y2="9.15cm">
                <text:p/>
              </draw:line>
              <draw:line draw:style-name="gr48" draw:text-style-name="P15" draw:layer="layout" svg:x1="10.5cm" svg:y1="9.1cm" svg:x2="9.7cm" svg:y2="9.15cm">
                <text:p/>
              </draw:line>
              <draw:line draw:style-name="gr48" draw:text-style-name="P15" draw:layer="layout" svg:x1="10.5cm" svg:y1="9.2cm" svg:x2="9.7cm" svg:y2="9.25cm">
                <text:p/>
              </draw:line>
              <draw:line draw:style-name="gr48" draw:text-style-name="P15" draw:layer="layout" svg:x1="10.5cm" svg:y1="9cm" svg:x2="9.7cm" svg:y2="8.95cm">
                <text:p/>
              </draw:line>
              <draw:line draw:style-name="gr48" draw:text-style-name="P15" draw:layer="layout" svg:x1="10.5cm" svg:y1="8.9cm" svg:x2="9.7cm" svg:y2="8.95cm">
                <text:p/>
              </draw:line>
              <draw:line draw:style-name="gr48" draw:text-style-name="P15" draw:layer="layout" svg:x1="10.5cm" svg:y1="9.3cm" svg:x2="9.7cm" svg:y2="9.25cm">
                <text:p/>
              </draw:line>
              <draw:line draw:style-name="gr48" draw:text-style-name="P15" draw:layer="layout" svg:x1="10.5cm" svg:y1="9.5cm" svg:x2="9.7cm" svg:y2="9.45cm">
                <text:p/>
              </draw:line>
              <draw:line draw:style-name="gr48" draw:text-style-name="P15" draw:layer="layout" svg:x1="10.5cm" svg:y1="9.4cm" svg:x2="9.7cm" svg:y2="9.45cm">
                <text:p/>
              </draw:line>
              <draw:line draw:style-name="gr48" draw:text-style-name="P15" draw:layer="layout" svg:x1="10.5cm" svg:y1="9.6cm" svg:x2="9.7cm" svg:y2="9.55cm">
                <text:p/>
              </draw:line>
              <draw:line draw:style-name="gr48" draw:text-style-name="P15" draw:layer="layout" svg:x1="10.5cm" svg:y1="9.5cm" svg:x2="9.7cm" svg:y2="9.55cm">
                <text:p/>
              </draw:line>
              <draw:line draw:style-name="gr48" draw:text-style-name="P15" draw:layer="layout" svg:x1="10.5cm" svg:y1="9.6cm" svg:x2="9.7cm" svg:y2="9.65cm">
                <text:p/>
              </draw:line>
              <draw:line draw:style-name="gr48" draw:text-style-name="P15" draw:layer="layout" svg:x1="10.5cm" svg:y1="9.4cm" svg:x2="9.7cm" svg:y2="9.35cm">
                <text:p/>
              </draw:line>
              <draw:line draw:style-name="gr48" draw:text-style-name="P15" draw:layer="layout" svg:x1="10.5cm" svg:y1="9.3cm" svg:x2="9.7cm" svg:y2="9.35cm">
                <text:p/>
              </draw:line>
              <draw:line draw:style-name="gr48" draw:text-style-name="P15" draw:layer="layout" svg:x1="10.5cm" svg:y1="9.7cm" svg:x2="9.7cm" svg:y2="9.65cm">
                <text:p/>
              </draw:line>
              <draw:line draw:style-name="gr48" draw:text-style-name="P15" draw:layer="layout" svg:x1="10.5cm" svg:y1="9.9cm" svg:x2="9.7cm" svg:y2="9.85cm">
                <text:p/>
              </draw:line>
              <draw:line draw:style-name="gr48" draw:text-style-name="P15" draw:layer="layout" svg:x1="10.5cm" svg:y1="9.8cm" svg:x2="9.7cm" svg:y2="9.85cm">
                <text:p/>
              </draw:line>
              <draw:line draw:style-name="gr48" draw:text-style-name="P15" draw:layer="layout" svg:x1="10.5cm" svg:y1="10cm" svg:x2="9.7cm" svg:y2="9.95cm">
                <text:p/>
              </draw:line>
              <draw:line draw:style-name="gr48" draw:text-style-name="P15" draw:layer="layout" svg:x1="10.5cm" svg:y1="9.9cm" svg:x2="9.7cm" svg:y2="9.95cm">
                <text:p/>
              </draw:line>
              <draw:line draw:style-name="gr48" draw:text-style-name="P15" draw:layer="layout" svg:x1="10.5cm" svg:y1="10cm" svg:x2="9.7cm" svg:y2="10.05cm">
                <text:p/>
              </draw:line>
              <draw:line draw:style-name="gr48" draw:text-style-name="P15" draw:layer="layout" svg:x1="10.5cm" svg:y1="9.8cm" svg:x2="9.7cm" svg:y2="9.75cm">
                <text:p/>
              </draw:line>
              <draw:line draw:style-name="gr48" draw:text-style-name="P15" draw:layer="layout" svg:x1="10.5cm" svg:y1="9.7cm" svg:x2="9.7cm" svg:y2="9.75cm">
                <text:p/>
              </draw:line>
              <draw:line draw:style-name="gr48" draw:text-style-name="P15" draw:layer="layout" svg:x1="10.5cm" svg:y1="10.1cm" svg:x2="9.7cm" svg:y2="10.05cm">
                <text:p/>
              </draw:line>
              <draw:line draw:style-name="gr48" draw:text-style-name="P15" draw:layer="layout" svg:x1="10.5cm" svg:y1="10.3cm" svg:x2="9.7cm" svg:y2="10.25cm">
                <text:p/>
              </draw:line>
              <draw:line draw:style-name="gr48" draw:text-style-name="P15" draw:layer="layout" svg:x1="10.5cm" svg:y1="10.2cm" svg:x2="9.7cm" svg:y2="10.25cm">
                <text:p/>
              </draw:line>
              <draw:line draw:style-name="gr48" draw:text-style-name="P15" draw:layer="layout" svg:x1="10.5cm" svg:y1="10.4cm" svg:x2="9.7cm" svg:y2="10.35cm">
                <text:p/>
              </draw:line>
              <draw:line draw:style-name="gr48" draw:text-style-name="P15" draw:layer="layout" svg:x1="10.5cm" svg:y1="10.3cm" svg:x2="9.7cm" svg:y2="10.35cm">
                <text:p/>
              </draw:line>
              <draw:line draw:style-name="gr48" draw:text-style-name="P15" draw:layer="layout" svg:x1="10.5cm" svg:y1="10.4cm" svg:x2="9.7cm" svg:y2="10.45cm">
                <text:p/>
              </draw:line>
              <draw:line draw:style-name="gr48" draw:text-style-name="P15" draw:layer="layout" svg:x1="10.5cm" svg:y1="10.2cm" svg:x2="9.7cm" svg:y2="10.15cm">
                <text:p/>
              </draw:line>
              <draw:line draw:style-name="gr48" draw:text-style-name="P15" draw:layer="layout" svg:x1="10.5cm" svg:y1="10.1cm" svg:x2="9.7cm" svg:y2="10.15cm">
                <text:p/>
              </draw:line>
              <draw:line draw:style-name="gr48" draw:text-style-name="P15" draw:layer="layout" svg:x1="10.5cm" svg:y1="10.5cm" svg:x2="9.7cm" svg:y2="10.45cm">
                <text:p/>
              </draw:line>
              <draw:line draw:style-name="gr48" draw:text-style-name="P15" draw:layer="layout" svg:x1="10.5cm" svg:y1="10.7cm" svg:x2="9.7cm" svg:y2="10.65cm">
                <text:p/>
              </draw:line>
              <draw:line draw:style-name="gr48" draw:text-style-name="P15" draw:layer="layout" svg:x1="10.5cm" svg:y1="10.6cm" svg:x2="9.7cm" svg:y2="10.65cm">
                <text:p/>
              </draw:line>
              <draw:line draw:style-name="gr48" draw:text-style-name="P15" draw:layer="layout" svg:x1="10.5cm" svg:y1="10.8cm" svg:x2="9.7cm" svg:y2="10.75cm">
                <text:p/>
              </draw:line>
              <draw:line draw:style-name="gr48" draw:text-style-name="P15" draw:layer="layout" svg:x1="10.5cm" svg:y1="10.7cm" svg:x2="9.7cm" svg:y2="10.75cm">
                <text:p/>
              </draw:line>
              <draw:line draw:style-name="gr48" draw:text-style-name="P15" draw:layer="layout" svg:x1="10.5cm" svg:y1="10.6cm" svg:x2="9.7cm" svg:y2="10.55cm">
                <text:p/>
              </draw:line>
              <draw:line draw:style-name="gr48" draw:text-style-name="P15" draw:layer="layout" svg:x1="10.5cm" svg:y1="10.5cm" svg:x2="9.7cm" svg:y2="10.55cm">
                <text:p/>
              </draw:line>
            </draw:g>
            <draw:g>
              <draw:line draw:style-name="gr23" draw:text-style-name="P15" draw:layer="layout" svg:x1="10.104cm" svg:y1="8.9cm" svg:x2="10.9cm" svg:y2="8.9cm">
                <text:p/>
              </draw:line>
              <draw:line draw:style-name="gr24" draw:text-style-name="P15" draw:layer="layout" svg:x1="10.1cm" svg:y1="10.7cm" svg:x2="10.896cm" svg:y2="10.7cm">
                <text:p/>
              </draw:line>
              <draw:g>
                <draw:line draw:style-name="gr23" draw:text-style-name="P15" draw:layer="layout" svg:x1="9.507cm" svg:y1="9.4cm" svg:x2="10.7cm" svg:y2="9.3cm">
                  <text:p/>
                </draw:line>
                <draw:line draw:style-name="gr23" draw:text-style-name="P15" draw:layer="layout" svg:x1="9.507cm" svg:y1="9.2cm" svg:x2="10.7cm" svg:y2="9.3cm">
                  <text:p/>
                </draw:line>
                <draw:line draw:style-name="gr23" draw:text-style-name="P15" draw:layer="layout" svg:x1="9.507cm" svg:y1="9cm" svg:x2="10.097cm" svg:y2="8.9cm">
                  <text:p/>
                </draw:line>
                <draw:line draw:style-name="gr24" draw:text-style-name="P15" draw:layer="layout" svg:x1="9.503cm" svg:y1="10.6cm" svg:x2="10.099cm" svg:y2="10.7cm">
                  <text:p/>
                </draw:line>
                <draw:line draw:style-name="gr23" draw:text-style-name="P15" draw:layer="layout" svg:x1="9.507cm" svg:y1="9.6cm" svg:x2="10.7cm" svg:y2="9.5cm">
                  <text:p/>
                </draw:line>
                <draw:line draw:style-name="gr23" draw:text-style-name="P15" draw:layer="layout" svg:x1="9.507cm" svg:y1="9.4cm" svg:x2="10.7cm" svg:y2="9.5cm">
                  <text:p/>
                </draw:line>
                <draw:line draw:style-name="gr23" draw:text-style-name="P15" draw:layer="layout" svg:x1="9.507cm" svg:y1="9.8cm" svg:x2="10.7cm" svg:y2="9.7cm">
                  <text:p/>
                </draw:line>
                <draw:line draw:style-name="gr23" draw:text-style-name="P15" draw:layer="layout" svg:x1="9.507cm" svg:y1="9.6cm" svg:x2="10.7cm" svg:y2="9.7cm">
                  <text:p/>
                </draw:line>
                <draw:line draw:style-name="gr23" draw:text-style-name="P15" draw:layer="layout" svg:x1="9.507cm" svg:y1="9.2cm" svg:x2="10.7cm" svg:y2="9.1cm">
                  <text:p/>
                </draw:line>
                <draw:line draw:style-name="gr23" draw:text-style-name="P15" draw:layer="layout" svg:x1="9.507cm" svg:y1="9cm" svg:x2="10.7cm" svg:y2="9.1cm">
                  <text:p/>
                </draw:line>
                <draw:line draw:style-name="gr24" draw:text-style-name="P15" draw:layer="layout" svg:x1="9.5cm" svg:y1="10.2cm" svg:x2="10.693cm" svg:y2="10.1cm">
                  <text:p/>
                </draw:line>
                <draw:line draw:style-name="gr24" draw:text-style-name="P15" draw:layer="layout" svg:x1="9.5cm" svg:y1="10cm" svg:x2="10.693cm" svg:y2="10.1cm">
                  <text:p/>
                </draw:line>
                <draw:line draw:style-name="gr24" draw:text-style-name="P15" draw:layer="layout" svg:x1="9.5cm" svg:y1="10.4cm" svg:x2="10.693cm" svg:y2="10.3cm">
                  <text:p/>
                </draw:line>
                <draw:line draw:style-name="gr24" draw:text-style-name="P15" draw:layer="layout" svg:x1="9.5cm" svg:y1="10.2cm" svg:x2="10.693cm" svg:y2="10.3cm">
                  <text:p/>
                </draw:line>
                <draw:line draw:style-name="gr24" draw:text-style-name="P15" draw:layer="layout" svg:x1="9.5cm" svg:y1="10.6cm" svg:x2="10.693cm" svg:y2="10.5cm">
                  <text:p/>
                </draw:line>
                <draw:line draw:style-name="gr24" draw:text-style-name="P15" draw:layer="layout" svg:x1="9.5cm" svg:y1="10.4cm" svg:x2="10.693cm" svg:y2="10.5cm">
                  <text:p/>
                </draw:line>
                <draw:line draw:style-name="gr23" draw:text-style-name="P15" draw:layer="layout" svg:x1="9.5cm" svg:y1="10cm" svg:x2="10.693cm" svg:y2="9.9cm">
                  <text:p/>
                </draw:line>
                <draw:line draw:style-name="gr23" draw:text-style-name="P15" draw:layer="layout" svg:x1="9.5cm" svg:y1="9.8cm" svg:x2="10.693cm" svg:y2="9.9cm">
                  <text:p/>
                </draw:line>
              </draw:g>
            </draw:g>
            <draw:g>
              <draw:line draw:style-name="gr49" draw:text-style-name="P15" draw:layer="layout" svg:x1="10.5cm" svg:y1="6.5cm" svg:x2="10.108cm" svg:y2="6.4cm">
                <text:p/>
              </draw:line>
              <draw:line draw:style-name="gr50" draw:text-style-name="P15" draw:layer="layout" svg:x1="10.5cm" svg:y1="10.8cm" svg:x2="10.1cm" svg:y2="10.9cm">
                <text:p/>
              </draw:line>
              <draw:line draw:style-name="gr50" draw:text-style-name="P15" draw:layer="layout" svg:x1="9.4cm" svg:y1="10.9cm" svg:x2="10.1cm" svg:y2="10.9cm">
                <text:p/>
              </draw:line>
            </draw:g>
          </draw:g>
          <draw:frame draw:style-name="gr51" draw:text-style-name="P17" draw:layer="layout" svg:width="2.5cm" svg:height="0.607cm" svg:x="3cm" svg:y="12.9cm">
            <draw:text-box>
              <text:p text:style-name="P6"><text:span text:style-name="T8">Koud water</text:span></text:p>
            </draw:text-box>
          </draw:frame>
          <draw:line draw:style-name="gr52" draw:text-style-name="P7" draw:layer="layout" svg:x1="10.1cm" svg:y1="6.4cm" svg:x2="7.9cm" svg:y2="6.4cm">
            <text:p/>
          </draw:line>
          <draw:line draw:style-name="gr30" draw:text-style-name="P7" draw:layer="layout" svg:x1="3.3cm" svg:y1="13.6cm" svg:x2="5.4cm" svg:y2="13.6cm">
            <text:p/>
          </draw:line>
          <draw:frame draw:style-name="gr51" draw:text-style-name="P17" draw:layer="layout" svg:width="3cm" svg:height="0.607cm" svg:x="15.8cm" svg:y="6.9cm">
            <draw:text-box>
              <text:p text:style-name="P6"><text:span text:style-name="T8">Zonnecollectoren</text:span></text:p>
            </draw:text-box>
          </draw:frame>
          <draw:line draw:style-name="gr37" draw:text-style-name="P7" draw:layer="layout" svg:x1="5.7cm" svg:y1="10.9cm" svg:x2="9.4cm" svg:y2="10.9cm">
            <text:p/>
          </draw:line>
          <draw:frame draw:style-name="gr28" draw:text-style-name="P17" draw:layer="layout" svg:width="1.7cm" svg:height="0.963cm" svg:x="3.6cm" svg:y="11.4cm">
            <draw:text-box>
              <text:p text:style-name="P6"><text:span text:style-name="T8">Douche</text:span></text:p>
              <text:p text:style-name="P6"><text:span text:style-name="T8">WTW</text:span></text:p>
            </draw:text-box>
          </draw:frame>
          <draw:custom-shape draw:style-name="gr53" draw:text-style-name="P7" draw:layer="layout" svg:width="0.1cm" svg:height="2.7cm" svg:x="5.3cm" svg:y="10.9cm">
            <text:p/>
            <draw:enhanced-geometry svg:viewBox="0 0 21600 21600" draw:type="rectangle" draw:enhanced-path="M 0 0 L 21600 0 21600 21600 0 21600 0 0 Z N"/>
          </draw:custom-shape>
          <draw:line draw:style-name="gr54" draw:text-style-name="P7" draw:layer="layout" svg:x1="16.2cm" svg:y1="5.1cm" svg:x2="12.1cm" svg:y2="5.1cm">
            <text:p/>
          </draw:line>
          <draw:line draw:style-name="gr55" draw:text-style-name="P7" draw:layer="layout" svg:x1="12.1cm" svg:y1="8.9cm" svg:x2="10.8cm" svg:y2="8.9cm">
            <text:p/>
          </draw:line>
          <draw:line draw:style-name="gr56" draw:text-style-name="P7" draw:layer="layout" svg:x1="10.9cm" svg:y1="10.7cm" svg:x2="12.5cm" svg:y2="10.7cm">
            <text:p/>
          </draw:line>
          <draw:line draw:style-name="gr56" draw:text-style-name="P7" draw:layer="layout" svg:x1="12.5cm" svg:y1="5.5cm" svg:x2="17cm" svg:y2="5.5cm">
            <text:p/>
          </draw:line>
          <draw:line draw:style-name="gr57" draw:text-style-name="P7" draw:layer="layout" svg:x1="5.7cm" svg:y1="6.4cm" svg:x2="4cm" svg:y2="6.4cm">
            <text:p/>
          </draw:line>
          <draw:line draw:style-name="gr57" draw:text-style-name="P7" draw:layer="layout" svg:x1="5.2cm" svg:y1="6.4cm" svg:x2="5.2cm" svg:y2="9.2cm">
            <text:p/>
          </draw:line>
          <draw:line draw:style-name="gr37" draw:text-style-name="P7" draw:layer="layout" svg:x1="7.5cm" svg:y1="7.4cm" svg:x2="4cm" svg:y2="7.4cm">
            <text:p/>
          </draw:line>
          <draw:g>
            <draw:custom-shape draw:style-name="gr32" draw:text-style-name="P18" draw:layer="layout" svg:width="0.4cm" svg:height="0.4cm" draw:transform="rotate (-1.5707963267949) translate (3.6cm 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6.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6.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3.6cm 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7.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1" draw:text-style-name="P17" draw:layer="layout" svg:width="2.3cm" svg:height="0.607cm" svg:x="2.9cm" svg:y="6.8cm">
            <draw:text-box>
              <text:p text:style-name="P6"><text:span text:style-name="T8">Mengkraan</text:span></text:p>
            </draw:text-box>
          </draw:frame>
          <draw:line draw:style-name="gr58" draw:text-style-name="P7" draw:layer="layout" svg:x1="5.4cm" svg:y1="10.9cm" svg:x2="5.7cm" svg:y2="10.9cm">
            <text:p/>
          </draw:line>
          <draw:g>
            <draw:custom-shape draw:style-name="gr32" draw:text-style-name="P25" draw:layer="layout" svg:width="0.4cm" svg:height="0.4cm" svg:x="7.291cm" svg:y="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1.5707963267949) translate (7.881cm 6.2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26" draw:layer="layout" svg:width="0.4cm" svg:height="0.4cm" draw:transform="rotate (-1.5707963267949) translate (7.5cm 6.209cm)">
              <text:p text:style-name="P6"><text:span text:style-name="T11">40</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7.9cm 6.786cm)">
              <text:p/>
              <draw:enhanced-geometry svg:viewBox="0 0 21600 21600" draw:mirror-horizontal="false" draw:mirror-vertical="false" draw:type="rectangle" draw:enhanced-path="M 0 0 L 21600 0 21600 21600 0 21600 0 0 Z N"/>
            </draw:custom-shape>
            <draw:line draw:style-name="gr60" draw:text-style-name="P7" draw:layer="layout" svg:x1="7.5cm" svg:y1="6.409cm" svg:x2="7.5cm" svg:y2="6.188cm">
              <text:p/>
            </draw:line>
            <draw:custom-shape draw:style-name="gr33" draw:text-style-name="P7" draw:layer="layout" svg:width="0.8cm" svg:height="0.8cm" draw:transform="rotate (1.5707963267949) translate (7.1cm 6.786cm)">
              <text:p/>
              <draw:enhanced-geometry svg:viewBox="0 0 21600 21600" draw:mirror-horizontal="false" draw:mirror-vertical="false" draw:type="rectangle" draw:enhanced-path="M 0 0 L 21600 0 21600 21600 0 21600 0 0 Z N"/>
            </draw:custom-shape>
            <draw:custom-shape draw:style-name="gr61" draw:text-style-name="P27" draw:layer="layout" svg:width="0.4cm" svg:height="0.4cm" svg:x="7.3cm" svg:y="5.9cm">
              <text:p text:style-name="P6"><text:span text:style-name="T12">T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2" draw:text-style-name="P7" draw:layer="layout" svg:x1="5.7cm" svg:y1="6.4cm" svg:x2="7.1cm" svg:y2="6.4cm">
            <text:p/>
          </draw:line>
          <draw:line draw:style-name="gr63" draw:text-style-name="P7" draw:layer="layout" svg:x1="10.8cm" svg:y1="11.2cm" svg:x2="12.7cm" svg:y2="11.2cm">
            <text:p/>
          </draw:line>
          <draw:line draw:style-name="gr64" draw:text-style-name="P7" draw:layer="layout" svg:x1="12.9cm" svg:y1="6.7cm" svg:x2="10.8cm" svg:y2="6.7cm">
            <text:p/>
          </draw:line>
          <draw:line draw:style-name="gr64" draw:text-style-name="P7" draw:layer="layout" svg:x1="16.8cm" svg:y1="12.5cm" svg:x2="16.8cm" svg:y2="9.1cm">
            <text:p/>
          </draw:line>
          <draw:line draw:style-name="gr64" draw:text-style-name="P7" draw:layer="layout" svg:x1="16cm" svg:y1="11.2cm" svg:x2="16cm" svg:y2="12.5cm">
            <text:p/>
          </draw:line>
          <draw:line draw:style-name="gr65" draw:text-style-name="P7" draw:layer="layout" svg:x1="12.9cm" svg:y1="9.1cm" svg:x2="12.9cm" svg:y2="6.7cm">
            <text:p/>
          </draw:line>
          <draw:line draw:style-name="gr63" draw:text-style-name="P7" draw:layer="layout" svg:x1="14.3cm" svg:y1="9.1cm" svg:x2="16.8cm" svg:y2="9.1cm">
            <text:p/>
          </draw:line>
          <draw:g>
            <draw:custom-shape draw:style-name="gr41" draw:text-style-name="P19" draw:layer="layout" svg:width="1cm" svg:height="1cm" draw:transform="rotate (-3.14159265358979) translate (17.3cm 1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6.472cm" svg:y="1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6.392cm" svg:y="10.9cm">
              <text:p text:style-name="P6"><text:span text:style-name="T9">B</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6" draw:text-style-name="P7" draw:layer="layout" svg:x1="4.5cm" svg:y1="23.3cm" svg:x2="4.5cm" svg:y2="20.1cm">
            <text:p/>
          </draw:line>
          <draw:line draw:style-name="gr67" draw:text-style-name="P7" draw:layer="layout" svg:x1="5cm" svg:y1="21.6cm" svg:x2="5cm" svg:y2="20.3cm">
            <text:p/>
          </draw:line>
          <draw:frame draw:style-name="gr28" draw:text-style-name="P17" draw:layer="layout" svg:width="3cm" svg:height="0.963cm" svg:x="5.8cm" svg:y="11.3cm">
            <draw:text-box>
              <text:p text:style-name="P6"><text:span text:style-name="T8">Vloerverwarming</text:span></text:p>
              <text:p text:style-name="P6"><text:span text:style-name="T8"><text:s/></text:span><text:span text:style-name="T8">bovenverdieping</text:span></text:p>
            </draw:text-box>
          </draw:frame>
          <draw:g>
            <draw:line draw:style-name="gr45" draw:text-style-name="P15" draw:layer="layout" svg:x1="8.3cm" svg:y1="12.4cm" svg:x2="6.3cm" svg:y2="12.4cm">
              <text:p/>
            </draw:line>
            <draw:line draw:style-name="gr46" draw:text-style-name="P23" draw:layer="layout" svg:x1="8.3cm" svg:y1="13cm" svg:x2="6.3cm" svg:y2="13cm">
              <text:p/>
            </draw:line>
            <draw:line draw:style-name="gr45" draw:text-style-name="P15" draw:layer="layout" svg:x1="8.3cm" svg:y1="12.88cm" svg:x2="6.3cm" svg:y2="12.88cm">
              <text:p/>
            </draw:line>
            <draw:line draw:style-name="gr45" draw:text-style-name="P15" draw:layer="layout" svg:x1="8.3cm" svg:y1="12.76cm" svg:x2="6.3cm" svg:y2="12.76cm">
              <text:p/>
            </draw:line>
            <draw:line draw:style-name="gr45" draw:text-style-name="P15" draw:layer="layout" svg:x1="8.3cm" svg:y1="12.64cm" svg:x2="6.3cm" svg:y2="12.64cm">
              <text:p/>
            </draw:line>
            <draw:line draw:style-name="gr45" draw:text-style-name="P15" draw:layer="layout" svg:x1="8.3cm" svg:y1="12.52cm" svg:x2="6.3cm" svg:y2="12.52cm">
              <text:p/>
            </draw:line>
          </draw:g>
          <draw:line draw:style-name="gr68" draw:text-style-name="P7" draw:layer="layout" svg:x1="9.8cm" svg:y1="19.8cm" svg:x2="15.9cm" svg:y2="20cm">
            <text:p/>
          </draw:line>
          <draw:custom-shape draw:style-name="gr14" draw:text-style-name="P12" draw:layer="layout" svg:width="0.4cm" svg:height="0.4cm" svg:x="16.1cm" svg:y="4.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68" draw:text-style-name="P7" draw:layer="layout" svg:x1="16.9cm" svg:y1="19.7cm" svg:x2="20.4cm" svg:y2="19.8cm">
            <text:p/>
          </draw:line>
          <draw:line draw:style-name="gr68" draw:text-style-name="P7" draw:layer="layout" svg:x1="13.1cm" svg:y1="19.7cm" svg:x2="9.8cm" svg:y2="19.8cm">
            <text:p/>
          </draw:line>
          <draw:line draw:style-name="gr68" draw:text-style-name="P7" draw:layer="layout" svg:x1="15.9cm" svg:y1="20cm" svg:x2="20.4cm" svg:y2="19.8cm">
            <text:p/>
          </draw:line>
          <draw:line draw:style-name="gr69" draw:text-style-name="P7" draw:layer="layout" svg:x1="0.5cm" svg:y1="5.5cm" svg:x2="2.5cm" svg:y2="5.5cm">
            <text:p text:style-name="P6">100</text:p>
          </draw:line>
          <draw:frame draw:style-name="gr2" draw:text-style-name="P2" draw:layer="layout" svg:width="0.502cm" svg:height="1.187cm" svg:x="0.8cm" svg:y="7.4cm">
            <draw:text-box>
              <text:p/>
            </draw:text-box>
          </draw:frame>
          <draw:line draw:style-name="gr70" draw:text-style-name="P7" draw:layer="layout" svg:x1="0.5cm" svg:y1="7.5cm" svg:x2="2.5cm" svg:y2="7.5cm">
            <text:p text:style-name="P6">50</text:p>
          </draw:line>
          <draw:line draw:style-name="gr71" draw:text-style-name="P7" draw:layer="layout" svg:x1="0.5cm" svg:y1="6.5cm" svg:x2="2.5cm" svg:y2="6.5cm">
            <text:p text:style-name="P6">80</text:p>
          </draw:line>
          <draw:line draw:style-name="gr72" draw:text-style-name="P7" draw:layer="layout" svg:x1="0.5cm" svg:y1="8.5cm" svg:x2="2.5cm" svg:y2="8.5cm">
            <text:p text:style-name="P6">40</text:p>
          </draw:line>
          <draw:line draw:style-name="gr73" draw:text-style-name="P7" draw:layer="layout" svg:x1="0.5cm" svg:y1="10.5cm" svg:x2="2.5cm" svg:y2="10.5cm">
            <text:p text:style-name="P6">20</text:p>
          </draw:line>
          <draw:line draw:style-name="gr74" draw:text-style-name="P7" draw:layer="layout" svg:x1="0.5cm" svg:y1="9.5cm" svg:x2="2.5cm" svg:y2="9.5cm">
            <text:p text:style-name="P6">30</text:p>
          </draw:line>
          <draw:line draw:style-name="gr75" draw:text-style-name="P7" draw:layer="layout" svg:x1="0.5cm" svg:y1="11.5cm" svg:x2="2.5cm" svg:y2="11.5cm">
            <text:p text:style-name="P6">15</text:p>
          </draw:line>
          <draw:line draw:style-name="gr76" draw:text-style-name="P7" draw:layer="layout" svg:x1="0.5cm" svg:y1="13.5cm" svg:x2="2.5cm" svg:y2="13.5cm">
            <text:p text:style-name="P6">5</text:p>
          </draw:line>
          <draw:line draw:style-name="gr77" draw:text-style-name="P7" draw:layer="layout" svg:x1="0.5cm" svg:y1="12.5cm" svg:x2="2.5cm" svg:y2="12.5cm">
            <text:p text:style-name="P6">10</text:p>
          </draw:line>
          <draw:frame draw:style-name="gr51" draw:text-style-name="P17" draw:layer="layout" svg:width="1.6cm" svg:height="0.607cm" svg:x="15.2cm" svg:y="17.593cm">
            <draw:text-box>
              <text:p text:style-name="P6"><text:span text:style-name="T8">Koelen</text:span></text:p>
            </draw:text-box>
          </draw:frame>
          <draw:line draw:style-name="gr63" draw:text-style-name="P7" draw:layer="layout" svg:x1="14.8cm" svg:y1="11.2cm" svg:x2="16cm" svg:y2="11.2cm">
            <text:p/>
          </draw:line>
          <draw:line draw:style-name="gr79" draw:text-style-name="P7" draw:layer="layout" svg:x1="5cm" svg:y1="18.9cm" svg:x2="5cm" svg:y2="20.3cm">
            <text:p/>
          </draw:line>
          <draw:line draw:style-name="gr15" draw:text-style-name="P7" draw:layer="layout" svg:x1="5cm" svg:y1="18.9cm" svg:x2="8cm" svg:y2="18.9cm">
            <text:p/>
          </draw:line>
          <draw:line draw:style-name="gr67" draw:text-style-name="P7" draw:layer="layout" svg:x1="6.2cm" svg:y1="21.6cm" svg:x2="6.2cm" svg:y2="20.3cm">
            <text:p/>
          </draw:line>
          <draw:line draw:style-name="gr66" draw:text-style-name="P7" draw:layer="layout" svg:x1="6.6cm" svg:y1="23.3cm" svg:x2="6.6cm" svg:y2="20.1cm">
            <text:p/>
          </draw:line>
          <draw:line draw:style-name="gr80" draw:text-style-name="P7" draw:layer="layout" svg:x1="6.6cm" svg:y1="20.4cm" svg:x2="6.6cm" svg:y2="20.1cm">
            <text:p/>
          </draw:line>
          <draw:line draw:style-name="gr81" draw:text-style-name="P7" draw:layer="layout" svg:x1="8cm" svg:y1="15.8cm" svg:x2="16cm" svg:y2="15.8cm">
            <text:p/>
          </draw:line>
          <draw:line draw:style-name="gr16" draw:text-style-name="P7" draw:layer="layout" svg:x1="16cm" svg:y1="15.8cm" svg:x2="16cm" svg:y2="14.2cm">
            <text:p/>
          </draw:line>
          <draw:g>
            <draw:custom-shape draw:style-name="gr41" draw:text-style-name="P19" draw:layer="layout" svg:width="1cm" svg:height="1cm" draw:transform="rotate (-3.14159265358979) translate (16.5cm 1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5.672cm" svg:y="14.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5.592cm" svg:y="14.5cm">
              <text:p text:style-name="P6"><text:span text:style-name="T9">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7" draw:text-style-name="P7" draw:layer="layout" svg:x1="14.6cm" svg:y1="11.8cm" svg:x2="14.5cm" svg:y2="17.5cm">
            <text:p/>
          </draw:line>
          <draw:line draw:style-name="gr82" draw:text-style-name="P7" draw:layer="layout" svg:x1="14.6cm" svg:y1="12.4cm" svg:x2="14.6cm" svg:y2="13.3cm">
            <text:p/>
          </draw:line>
          <draw:line draw:style-name="gr57" draw:text-style-name="P7" draw:layer="layout" svg:x1="14.6cm" svg:y1="13cm" svg:x2="8.2cm" svg:y2="13cm">
            <text:p/>
          </draw:line>
          <draw:line draw:style-name="gr82" draw:text-style-name="P7" draw:layer="layout" svg:x1="14.6cm" svg:y1="13.3cm" svg:x2="14.5cm" svg:y2="18.6cm">
            <text:p/>
          </draw:line>
          <draw:line draw:style-name="gr83" draw:text-style-name="P7" draw:layer="layout" svg:x1="14.6cm" svg:y1="12.4cm" svg:x2="14.587cm" svg:y2="11.8cm">
            <text:p/>
          </draw:line>
          <draw:g>
            <draw:custom-shape draw:style-name="gr34" draw:text-style-name="P18" draw:layer="layout" svg:width="0.4cm" svg:height="0.4cm" svg:x="14.304cm" svg:y="15.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1.5707963267949) translate (14.927cm 14.7cm)">
              <text:p/>
              <draw:enhanced-geometry svg:viewBox="0 0 21600 21600" draw:mirror-horizontal="true" draw:mirror-vertical="false" draw:type="rectangle" draw:enhanced-path="M 0 0 L 21600 0 21600 21600 0 21600 0 0 Z N"/>
            </draw:custom-shape>
            <draw:custom-shape draw:style-name="gr32" draw:text-style-name="P18" draw:layer="layout" svg:width="0.4cm" svg:height="0.4cm" draw:transform="rotate (-3.14159265358979) translate (14.704cm 15.1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4.325cm" svg:y1="15.1cm" svg:x2="14.725cm" svg:y2="15.1cm">
              <text:p/>
            </draw:line>
            <draw:custom-shape draw:style-name="gr33" draw:text-style-name="P7" draw:layer="layout" svg:width="0.8cm" svg:height="0.8cm" draw:transform="rotate (-3.14159265358979) translate (14.927cm 15.5cm)">
              <text:p/>
              <draw:enhanced-geometry svg:viewBox="0 0 21600 21600" draw:mirror-horizontal="true" draw:mirror-vertical="false" draw:type="rectangle" draw:enhanced-path="M 0 0 L 21600 0 21600 21600 0 21600 0 0 Z N"/>
            </draw:custom-shape>
            <draw:custom-shape draw:style-name="gr84" draw:text-style-name="P28" draw:layer="layout" svg:width="0.4cm" svg:height="0.4cm" draw:transform="rotate (-1.5707963267949) translate (15cm 14.895cm)">
              <text:p text:style-name="P6"><text:span text:style-name="T6">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6" draw:text-style-name="P19" draw:layer="layout" svg:width="1cm" svg:height="1cm" draw:transform="rotate (-3.14159265358979) translate (14cm 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0.639cm" svg:height="0.64cm" draw:transform="rotate (1.5707963267949) translate (13.1cm 13.3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21" draw:layer="layout" svg:width="0.799cm" svg:height="0.8cm" svg:x="13.102cm" svg:y="12.6cm">
              <text:p text:style-name="P6"><text:span text:style-name="T9">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 draw:text-style-name="P25" draw:layer="layout" svg:width="0.4cm" svg:height="0.4cm" draw:transform="rotate (1.5707963267949) translate (14.2cm 12.6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8" draw:layer="layout" svg:width="0.4cm" svg:height="0.4cm" draw:transform="rotate (-3.14159265358979) translate (14.791cm 12.4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18" draw:layer="layout" svg:width="0.4cm" svg:height="0.4cm" svg:x="14.391cm" svg:y="12.4cm">
              <text:p text:style-name="P6"><text:span text:style-name="T13">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1.5707963267949) translate (15.014cm 12cm)">
              <text:p/>
              <draw:enhanced-geometry svg:viewBox="0 0 21600 21600" draw:mirror-horizontal="true" draw:mirror-vertical="false" draw:type="rectangle" draw:enhanced-path="M 0 0 L 21600 0 21600 21600 0 21600 0 0 Z N"/>
            </draw:custom-shape>
            <draw:line draw:style-name="gr60" draw:text-style-name="P7" draw:layer="layout" svg:x1="14.591cm" svg:y1="12.4cm" svg:x2="14.812cm" svg:y2="12.4cm">
              <text:p/>
            </draw:line>
            <draw:custom-shape draw:style-name="gr33" draw:text-style-name="P7" draw:layer="layout" svg:width="0.8cm" svg:height="0.8cm" draw:transform="rotate (-3.14159265358979) translate (15.014cm 12.8cm)">
              <text:p/>
              <draw:enhanced-geometry svg:viewBox="0 0 21600 21600" draw:mirror-horizontal="true" draw:mirror-vertical="false" draw:type="rectangle" draw:enhanced-path="M 0 0 L 21600 0 21600 21600 0 21600 0 0 Z N"/>
            </draw:custom-shape>
            <draw:custom-shape draw:style-name="gr84" draw:text-style-name="P27" draw:layer="layout" svg:width="0.4cm" svg:height="0.4cm" draw:transform="rotate (-1.5707963267949) translate (15.1cm 12.2cm)">
              <text:p text:style-name="P6"><text:span text:style-name="T12">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8" draw:text-style-name="P7" draw:layer="layout" svg:x1="14.8cm" svg:y1="11.2cm" svg:x2="12.4cm" svg:y2="11.2cm">
            <text:p/>
          </draw:line>
          <draw:line draw:style-name="gr40" draw:text-style-name="P7" draw:layer="layout" svg:x1="10.8cm" svg:y1="8.4cm" svg:x2="11.7cm" svg:y2="8.4cm">
            <text:p/>
          </draw:line>
          <draw:line draw:style-name="gr86" draw:text-style-name="P7" draw:layer="layout" svg:x1="16.9cm" svg:y1="14.2cm" svg:x2="16.9cm" svg:y2="16.3cm">
            <text:p/>
          </draw:line>
          <draw:g>
            <draw:custom-shape draw:style-name="gr87" draw:text-style-name="P29" draw:layer="layout" svg:width="0.64cm" svg:height="0.96cm" draw:transform="rotate (-1.5707963267949) translate (16.94cm 13.23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8" draw:text-style-name="P30" draw:layer="layout" svg:width="0.32cm" svg:height="1.715cm" draw:transform="rotate (-1.5707963267949) translate (17.285cm 12.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2.9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7.285cm 13.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4.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9" draw:text-style-name="P31" draw:layer="layout" svg:width="0.641cm" svg:height="0.96cm" draw:transform="rotate (-1.5707963267949) translate (16.94cm 12.91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0" draw:text-style-name="P32" draw:layer="layout" svg:width="0.322cm" svg:height="0.96cm" draw:transform="rotate (-1.5707963267949) translate (17.9cm 13.2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g>
          <draw:line draw:style-name="gr92" draw:text-style-name="P7" draw:layer="layout" svg:x1="8cm" svg:y1="15.8cm" svg:x2="8cm" svg:y2="18.9cm">
            <text:p/>
          </draw:line>
          <draw:g>
            <draw:custom-shape draw:style-name="gr32" draw:text-style-name="P18" draw:layer="layout" svg:width="0.4cm" svg:height="0.4cm" draw:transform="rotate (-3.14159265358979) translate (6.8cm 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6.4cm" svg:y1="19.9cm" svg:x2="6.8cm" svg:y2="19.9cm">
              <text:p/>
            </draw:line>
            <draw:custom-shape draw:style-name="gr33" draw:text-style-name="P7" draw:layer="layout" svg:width="0.8cm" svg:height="0.8cm" draw:transform="rotate (1.5707963267949) translate (6.2cm 20.1cm)">
              <text:p/>
              <draw:enhanced-geometry svg:viewBox="0 0 21600 21600" draw:mirror-horizontal="false" draw:mirror-vertical="false" draw:type="rectangle" draw:enhanced-path="M 0 0 L 21600 0 21600 21600 0 21600 0 0 Z N"/>
            </draw:custom-shape>
          </draw:g>
          <draw:frame draw:style-name="gr51" draw:text-style-name="P17" draw:layer="layout" svg:width="2.2cm" svg:height="0.607cm" svg:x="12.359cm" svg:y="15.118cm">
            <draw:text-box>
              <text:p text:style-name="P6"><text:span text:style-name="T8">Verwarmen</text:span></text:p>
            </draw:text-box>
          </draw:frame>
          <draw:line draw:style-name="gr18" draw:text-style-name="P7" draw:layer="layout" svg:x1="12.1cm" svg:y1="18.6cm" svg:x2="12.1cm" svg:y2="16.9cm">
            <text:p/>
          </draw:line>
          <draw:g>
            <draw:custom-shape draw:style-name="gr106" draw:text-style-name="P19" draw:layer="layout" svg:width="1cm" svg:height="1cm" draw:transform="rotate (1.5707963267949) translate (11.6cm 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0.639cm" svg:height="0.64cm" svg:x="11.772cm" svg:y="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21" draw:layer="layout" svg:width="0.799cm" svg:height="0.8cm" svg:x="11.704cm" svg:y="17.2cm">
              <text:p text:style-name="P6"><text:span text:style-name="T9">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7" draw:text-style-name="P7" draw:layer="layout" svg:x1="8.3cm" svg:y1="16.3cm" svg:x2="8.3cm" svg:y2="19.4cm">
            <text:p/>
          </draw:line>
          <draw:line draw:style-name="gr78" draw:text-style-name="P7" draw:layer="layout" svg:x1="13.1cm" svg:y1="16.3cm" svg:x2="8.3cm" svg:y2="16.3cm">
            <text:p/>
          </draw:line>
          <draw:line draw:style-name="gr7" draw:text-style-name="P7" draw:layer="layout" svg:x1="9cm" svg:y1="14.3cm" svg:x2="9cm" svg:y2="20.1cm">
            <text:p/>
          </draw:line>
          <draw:line draw:style-name="gr93" draw:text-style-name="P7" draw:layer="layout" svg:x1="8.3cm" svg:y1="19.4cm" svg:x2="8.3cm" svg:y2="16.3cm">
            <text:p/>
          </draw:line>
          <draw:line draw:style-name="gr17" draw:text-style-name="P7" draw:layer="layout" svg:x1="6.6cm" svg:y1="19.4cm" svg:x2="8.3cm" svg:y2="19.4cm">
            <text:p/>
          </draw:line>
          <draw:line draw:style-name="gr94" draw:text-style-name="P7" draw:layer="layout" svg:x1="9cm" svg:y1="20.1cm" svg:x2="9cm" svg:y2="14.3cm">
            <text:p/>
          </draw:line>
          <draw:line draw:style-name="gr95" draw:text-style-name="P7" draw:layer="layout" svg:x1="9cm" svg:y1="14.3cm" svg:x2="15.2cm" svg:y2="14.3cm">
            <text:p/>
          </draw:line>
          <draw:line draw:style-name="gr96" draw:text-style-name="P7" draw:layer="layout" svg:x1="9cm" svg:y1="20.1cm" svg:x2="4.5cm" svg:y2="20.1cm">
            <text:p/>
          </draw:line>
          <draw:g>
            <draw:custom-shape draw:style-name="gr34" draw:text-style-name="P18" draw:layer="layout" svg:width="0.4cm" svg:height="0.4cm" draw:transform="rotate (-1.5707963267949) translate (16.5cm 16.0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6.5cm 16.7cm)">
              <text:p/>
              <draw:enhanced-geometry svg:viewBox="0 0 21600 21600" draw:mirror-horizontal="true" draw:mirror-vertical="true" draw:type="rectangle" draw:enhanced-path="M 0 0 L 21600 0 21600 21600 0 21600 0 0 Z N"/>
            </draw:custom-shape>
            <draw:custom-shape draw:style-name="gr34" draw:text-style-name="P18" draw:layer="layout" svg:width="0.4cm" svg:height="0.4cm" draw:transform="rotate (-1.5707963267949) translate (16.119cm 16.07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6.1cm" svg:y1="16.098cm" svg:x2="16.1cm" svg:y2="16.498cm">
              <text:p/>
            </draw:line>
            <draw:custom-shape draw:style-name="gr33" draw:text-style-name="P7" draw:layer="layout" svg:width="0.8cm" svg:height="0.8cm" draw:transform="rotate (1.5707963267949) translate (15.7cm 16.7cm)">
              <text:p/>
              <draw:enhanced-geometry svg:viewBox="0 0 21600 21600" draw:mirror-horizontal="true" draw:mirror-vertical="true" draw:type="rectangle" draw:enhanced-path="M 0 0 L 21600 0 21600 21600 0 21600 0 0 Z N"/>
            </draw:custom-shape>
            <draw:custom-shape draw:style-name="gr61" draw:text-style-name="P28" draw:layer="layout" svg:width="0.4cm" svg:height="0.4cm" svg:x="15.895cm" svg:y="16.373cm">
              <text:p text:style-name="P6"><text:span text:style-name="T6">M</text:span></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g>
          <draw:line draw:style-name="gr7" draw:text-style-name="P7" draw:layer="layout" svg:x1="9.3cm" svg:y1="14.6cm" svg:x2="11.7cm" svg:y2="14.6cm">
            <text:p/>
          </draw:line>
          <draw:line draw:style-name="gr7" draw:text-style-name="P7" draw:layer="layout" svg:x1="9.3cm" svg:y1="14.6cm" svg:x2="9.3cm" svg:y2="20.3cm">
            <text:p/>
          </draw:line>
          <draw:line draw:style-name="gr97" draw:text-style-name="P7" draw:layer="layout" svg:x1="9.3cm" svg:y1="14.6cm" svg:x2="9.3cm" svg:y2="20.3cm">
            <text:p/>
          </draw:line>
          <draw:line draw:style-name="gr79" draw:text-style-name="P7" draw:layer="layout" svg:x1="5cm" svg:y1="20.3cm" svg:x2="9.3cm" svg:y2="20.3cm">
            <text:p/>
          </draw:line>
          <draw:g>
            <draw:custom-shape draw:style-name="gr34" draw:text-style-name="P25" draw:layer="layout" svg:width="0.4cm" svg:height="0.4cm" draw:transform="rotate (1.55281943549936) translate (4.993cm 19.58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3.12361576229425) translate (5.198cm 19.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8" draw:text-style-name="P18" draw:layer="layout" svg:width="0.4cm" svg:height="0.4cm" draw:transform="rotate (-0.0179768912955416) translate (4.806cm 18.999cm)">
              <text:p text:style-name="P6"><text:span text:style-name="T13">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9" draw:text-style-name="P7" draw:layer="layout" svg:width="0.8cm" svg:height="0.796cm" draw:transform="rotate (-1.58877321809044) translate (5.39cm 19.015cm)">
              <text:p/>
              <draw:enhanced-geometry svg:viewBox="0 0 21600 21600" draw:mirror-horizontal="false" draw:mirror-vertical="true" draw:type="rectangle" draw:enhanced-path="M 0 0 L 21600 0 21600 21600 0 21600 0 0 Z N"/>
            </draw:custom-shape>
            <draw:line draw:style-name="gr60" draw:text-style-name="P7" draw:layer="layout" svg:x1="5.002cm" svg:y1="19.408cm" svg:x2="4.781cm" svg:y2="19.412cm">
              <text:p/>
            </draw:line>
            <draw:custom-shape draw:style-name="gr109" draw:text-style-name="P7" draw:layer="layout" svg:width="0.8cm" svg:height="0.796cm" draw:transform="rotate (3.12361576229425) translate (5.372cm 19.81cm)">
              <text:p/>
              <draw:enhanced-geometry svg:viewBox="0 0 21600 21600" draw:mirror-horizontal="false" draw:mirror-vertical="true" draw:type="rectangle" draw:enhanced-path="M 0 0 L 21600 0 21600 21600 0 21600 0 0 Z N"/>
            </draw:custom-shape>
            <draw:custom-shape draw:style-name="gr61" draw:text-style-name="P27" draw:layer="layout" svg:width="0.4cm" svg:height="0.4cm" draw:transform="rotate (-1.55281943549936) translate (4.879cm 19.195cm)">
              <text:p text:style-name="P6"><text:span text:style-name="T12">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93" draw:text-style-name="P7" draw:layer="layout" svg:x1="5.4cm" svg:y1="19.4cm" svg:x2="6.6cm" svg:y2="19.4cm">
            <text:p/>
          </draw:line>
          <draw:g>
            <draw:custom-shape draw:style-name="gr41" draw:text-style-name="P19" draw:layer="layout" svg:width="1cm" svg:height="1cm" draw:transform="rotate (-3.14159265358979) translate (14cm 1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draw:transform="rotate (1.5707963267949) translate (13.26cm 14.61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3.086cm" svg:y="13.9cm">
              <text:p text:style-name="P6"><text:span text:style-name="T9">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99" draw:text-style-name="P17" draw:layer="layout" svg:width="2cm" svg:height="0.682cm" svg:x="14.4cm" svg:y="16.618cm">
            <draw:text-box>
              <text:p text:style-name="P6"><text:span text:style-name="T8">T</text:span><text:span text:style-name="T14">wp1</text:span><text:span text:style-name="T8">&gt;10°C</text:span></text:p>
            </draw:text-box>
          </draw:frame>
          <draw:line draw:style-name="gr65" draw:text-style-name="P7" draw:layer="layout" svg:x1="14.2cm" svg:y1="12.4cm" svg:x2="12.1cm" svg:y2="12.4cm">
            <text:p/>
          </draw:line>
          <draw:line draw:style-name="gr100" draw:text-style-name="P7" draw:layer="layout" svg:x1="12.1cm" svg:y1="13.3cm" svg:x2="12.1cm" svg:y2="11.2cm">
            <text:p/>
          </draw:line>
          <draw:g>
            <draw:custom-shape draw:style-name="gr34" draw:text-style-name="P18" draw:layer="layout" svg:width="0.4cm" svg:height="0.4cm" draw:transform="rotate (-3.14159265358979) translate (12.3cm 15.3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1.9cm" svg:y1="14.9cm" svg:x2="12.3cm" svg:y2="14.9cm">
              <text:p/>
            </draw:line>
            <draw:custom-shape draw:style-name="gr33" draw:text-style-name="P7" draw:layer="layout" svg:width="0.8cm" svg:height="0.8cm" draw:transform="rotate (1.5707963267949) translate (11.7cm 15.5cm)">
              <text:p/>
              <draw:enhanced-geometry svg:viewBox="0 0 21600 21600" draw:mirror-horizontal="false" draw:mirror-vertical="true" draw:type="rectangle" draw:enhanced-path="M 0 0 L 21600 0 21600 21600 0 21600 0 0 Z N"/>
            </draw:custom-shape>
          </draw:g>
          <draw:line draw:style-name="gr16" draw:text-style-name="P7" draw:layer="layout" svg:x1="9.7cm" svg:y1="18.7cm" svg:x2="12.1cm" svg:y2="18.6cm">
            <text:p/>
          </draw:line>
          <draw:line draw:style-name="gr7" draw:text-style-name="P7" draw:layer="layout" svg:x1="11.7cm" svg:y1="9.5cm" svg:x2="11.7cm" svg:y2="14.6cm">
            <text:p/>
          </draw:line>
          <draw:line draw:style-name="gr101" draw:text-style-name="P7" draw:layer="layout" svg:x1="11.7cm" svg:y1="14.6cm" svg:x2="9.3cm" svg:y2="14.6cm">
            <text:p/>
          </draw:line>
          <draw:line draw:style-name="gr100" draw:text-style-name="P7" draw:layer="layout" svg:x1="15.2cm" svg:y1="14.3cm" svg:x2="15.2cm" svg:y2="11.2cm">
            <text:p/>
          </draw:line>
          <draw:line draw:style-name="gr103" draw:text-style-name="P7" draw:layer="layout" svg:x1="11.7cm" svg:y1="14.6cm" svg:x2="11.7cm" svg:y2="13.3cm">
            <text:p/>
          </draw:line>
          <draw:line draw:style-name="gr103" draw:text-style-name="P7" draw:layer="layout" svg:x1="11.7cm" svg:y1="8.4cm" svg:x2="11.7cm" svg:y2="13.3cm">
            <text:p/>
          </draw:line>
          <draw:line draw:style-name="gr104" draw:text-style-name="P7" draw:layer="layout" svg:x1="11.7cm" svg:y1="11.8cm" svg:x2="14.6cm" svg:y2="11.8cm">
            <text:p/>
          </draw:line>
        </draw:g>
      </draw:page>
      <draw:page draw:name="page4" draw:style-name="dp1" draw:master-page-name="Default">
        <draw:frame draw:style-name="gr1" draw:text-style-name="P1" draw:layer="layout" svg:width="13.2cm" svg:height="1.673cm" svg:x="5.697cm" svg:y="3.268cm">
          <draw:text-box>
            <text:p><text:span text:style-name="T1">Principeschema installatie warmtebuffers</text:span></text:p>
          </draw:text-box>
        </draw:frame>
        <draw:frame draw:style-name="gr2" draw:text-style-name="P2" draw:layer="layout" svg:width="0.502cm" svg:height="1.187cm" svg:x="8cm" svg:y="16cm">
          <draw:text-box>
            <text:p/>
          </draw:text-box>
        </draw:frame>
        <draw:frame draw:style-name="gr3" draw:text-style-name="P3" draw:layer="layout" svg:width="10.8cm" svg:height="3.806cm" svg:x="5.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frame draw:style-name="gr111" draw:text-style-name="P33" draw:layer="layout" svg:width="10.8cm" svg:height="14.244cm" svg:x="22.5cm" svg:y="3.5cm">
          <draw:text-box>
            <text:p><text:span text:style-name="T15">Winter: T</text:span><text:span text:style-name="T16">Buffer2</text:span><text:span text:style-name="T15"> &lt; 20°C, T</text:span><text:span text:style-name="T16">WP1</text:span><text:span text:style-name="T15"> &lt; 10°C</text:span></text:p>
            <text:p><text:span text:style-name="T15"/></text:p>
            <text:p><text:span text:style-name="T15">Pomp A brengt water uit Buffer 2 naar het primaire circuit van de warmtepomp. De aanvoertemperatuur is onder de 20°C. De temperatuur van de retourleiding is <text:s/>laag, en stroomt via Buffer 1 <text:s/>terug in buffer 2</text:span></text:p>
            <text:p><text:span text:style-name="T15"/></text:p>
            <text:p><text:span text:style-name="T15">Pomp B brengt verhit water van de warmtepomp naar de boiler</text:span></text:p>
            <text:p><text:span text:style-name="T15"/></text:p>
            <text:p><text:span text:style-name="T15">Pomp C brengt overdag heet water uit de zonnecollectoren naar de boiler</text:span></text:p>
            <text:p><text:span text:style-name="T15"/></text:p>
            <text:p><text:span text:style-name="T15">Pomp D staat uit.</text:span></text:p>
            <text:p><text:span text:style-name="T15"/></text:p>
            <text:p><text:span text:style-name="T15">Pomp E brengt warm water uit de boiler naar Buffer 3. De aanvoertemperatuur wordt teruggeregeld naar max. 40°C.</text:span></text:p>
            <text:p><text:span text:style-name="T15"/></text:p>
            <text:p><text:span text:style-name="T15">Pomp F brengt warm water uit de boiler naar de vloerverwarming van de verdieping. De aanvoertemperatuur wordt teruggeregeld naar max. 40°C.</text:span></text:p>
            <text:p><text:span text:style-name="T15"/></text:p>
          </draw:text-box>
        </draw:frame>
        <draw:g>
          <draw:line draw:style-name="gr8" draw:text-style-name="P7" draw:layer="layout" svg:x1="8.4cm" svg:y1="12.4cm" svg:x2="12.1cm" svg:y2="12.4cm">
            <text:p/>
          </draw:line>
          <draw:custom-shape draw:style-name="gr6" draw:text-style-name="P6" draw:layer="layout" svg:width="0.6cm" svg:height="0.596cm" svg:x="14.9cm" svg:y="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2.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6.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0.6cm" svg:height="0.596cm" svg:x="11.8cm" svg:y="10.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9" draw:text-style-name="P8" draw:layer="layout" svg:width="12.922cm" svg:height="1.7cm" svg:x="7.739cm" svg:y="18.4cm">
              <text:p/>
              <draw:enhanced-geometry svg:viewBox="0 0 21600 21600" draw:mirror-horizontal="false" draw:mirror-vertical="false" draw:type="rectangle" draw:enhanced-path="M 0 0 L 21600 0 21600 21600 0 21600 0 0 Z N"/>
            </draw:custom-shape>
            <draw:custom-shape draw:style-name="gr10" draw:text-style-name="P9" draw:layer="layout" svg:width="12.922cm" svg:height="0.5cm" svg:x="7.739cm" svg:y="19.6cm">
              <text:p text:style-name="P6"><text:span text:style-name="T5">1 <text:s text:c="4"/></text:span></text:p>
              <draw:enhanced-geometry svg:viewBox="0 0 21600 21600" draw:mirror-horizontal="false" draw:mirror-vertical="false" draw:type="rectangle" draw:enhanced-path="M 0 0 L 21600 0 21600 21600 0 21600 0 0 Z N"/>
            </draw:custom-shape>
            <draw:custom-shape draw:style-name="gr11" draw:text-style-name="P10" draw:layer="layout" svg:width="13.4cm" svg:height="0.201cm" svg:x="7.5cm" svg:y="19.199cm">
              <text:p/>
              <draw:enhanced-geometry svg:viewBox="0 0 21600 21600" draw:mirror-horizontal="false" draw:mirror-vertical="false" draw:type="rectangle" draw:enhanced-path="M 0 0 L 21600 0 21600 21600 0 21600 0 0 Z N"/>
            </draw:custom-shape>
            <draw:custom-shape draw:style-name="gr12" draw:text-style-name="P11" draw:layer="layout" svg:width="12.922cm" svg:height="0.6cm" svg:x="7.739cm" svg:y="18.4cm">
              <text:p text:style-name="P6"><text:span text:style-name="T5">3</text:span></text:p>
              <draw:enhanced-geometry svg:viewBox="0 0 21600 21600" draw:mirror-horizontal="false" draw:mirror-vertical="false" draw:type="rectangle" draw:enhanced-path="M 0 0 L 21600 0 21600 21600 0 21600 0 0 Z N"/>
            </draw:custom-shape>
            <draw:custom-shape draw:style-name="gr13" draw:text-style-name="P12" draw:layer="layout" svg:width="0.477cm" svg:height="0.5cm" svg:x="17.181cm" svg:y="1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6cm" svg:height="0.4cm" svg:x="8.935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78cm" svg:height="0.4cm" svg:x="17.311cm" svg:y="18.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15" draw:text-style-name="P7" draw:layer="layout" svg:x1="9.8cm" svg:y1="18.7cm" svg:x2="15.9cm" svg:y2="18.9cm">
            <text:p/>
          </draw:line>
          <draw:line draw:style-name="gr16" draw:text-style-name="P7" draw:layer="layout" svg:x1="15.9cm" svg:y1="18.9cm" svg:x2="20.4cm" svg:y2="18.7cm">
            <text:p/>
          </draw:line>
          <draw:line draw:style-name="gr7" draw:text-style-name="P7" draw:layer="layout" svg:x1="13.1cm" svg:y1="16.3cm" svg:x2="13.1cm" svg:y2="19.7cm">
            <text:p/>
          </draw:line>
          <draw:line draw:style-name="gr17" draw:text-style-name="P7" draw:layer="layout" svg:x1="6.6cm" svg:y1="20.1cm" svg:x2="6.6cm" svg:y2="19.4cm">
            <text:p/>
          </draw:line>
          <draw:line draw:style-name="gr18" draw:text-style-name="P7" draw:layer="layout" svg:x1="12.1cm" svg:y1="16.9cm" svg:x2="12.1cm" svg:y2="13.3cm">
            <text:p/>
          </draw:line>
          <draw:line draw:style-name="gr7" draw:text-style-name="P7" draw:layer="layout" svg:x1="8.3cm" svg:y1="16.3cm" svg:x2="13.1cm" svg:y2="16.3cm">
            <text:p/>
          </draw:line>
          <draw:custom-shape draw:style-name="gr19" draw:text-style-name="P7" draw:layer="layout" svg:width="3cm" svg:height="2.2cm" svg:x="4cm" svg:y="18.3cm">
            <text:p/>
            <draw:enhanced-geometry svg:viewBox="0 0 21600 21600" draw:type="rectangle" draw:enhanced-path="M 0 0 L 21600 0 21600 21600 0 21600 0 0 Z N"/>
          </draw:custom-shape>
          <draw:line draw:style-name="gr7" draw:text-style-name="P7" draw:layer="layout" svg:x1="5.5cm" svg:y1="19.4cm" svg:x2="8.3cm" svg:y2="19.4cm">
            <text:p/>
          </draw:line>
          <draw:line draw:style-name="gr7" draw:text-style-name="P7" draw:layer="layout" svg:x1="5cm" svg:y1="18.9cm" svg:x2="8cm" svg:y2="18.9cm">
            <text:p/>
          </draw:line>
          <draw:line draw:style-name="gr7" draw:text-style-name="P7" draw:layer="layout" svg:x1="8cm" svg:y1="15.8cm" svg:x2="8cm" svg:y2="18.9cm">
            <text:p/>
          </draw:line>
          <draw:custom-shape draw:style-name="gr20" draw:text-style-name="P7" draw:layer="layout" svg:width="3cm" svg:height="2.5cm" svg:x="4cm" svg:y="18.3cm">
            <text:p/>
            <draw:enhanced-geometry svg:viewBox="0 0 21600 21600" draw:type="rectangle" draw:enhanced-path="M 0 0 L 21600 0 21600 21600 0 21600 0 0 Z N"/>
          </draw:custom-shape>
          <draw:line draw:style-name="gr7" draw:text-style-name="P7" draw:layer="layout" svg:x1="12.9cm" svg:y1="9.1cm" svg:x2="16.8cm" svg:y2="9.1cm">
            <text:p/>
          </draw:line>
          <draw:line draw:style-name="gr7" draw:text-style-name="P7" draw:layer="layout" svg:x1="12.9cm" svg:y1="6.7cm" svg:x2="12.9cm" svg:y2="9.1cm">
            <text:p/>
          </draw:line>
          <draw:line draw:style-name="gr7" draw:text-style-name="P7" draw:layer="layout" svg:x1="16cm" svg:y1="11.2cm" svg:x2="16cm" svg:y2="12.5cm">
            <text:p/>
          </draw:line>
          <draw:line draw:style-name="gr7" draw:text-style-name="P7" draw:layer="layout" svg:x1="16.8cm" svg:y1="9.1cm" svg:x2="16.8cm" svg:y2="12.5cm">
            <text:p/>
          </draw:line>
          <draw:line draw:style-name="gr7" draw:text-style-name="P7" draw:layer="layout" svg:x1="12.1cm" svg:y1="11.2cm" svg:x2="16cm" svg:y2="11.2cm">
            <text:p/>
          </draw:line>
          <draw:line draw:style-name="gr7" draw:text-style-name="P7" draw:layer="layout" svg:x1="16cm" svg:y1="14.4cm" svg:x2="16cm" svg:y2="15.8cm">
            <text:p/>
          </draw:line>
          <draw:line draw:style-name="gr7" draw:text-style-name="P7" draw:layer="layout" svg:x1="12.1cm" svg:y1="5.1cm" svg:x2="12.1cm" svg:y2="8.9cm">
            <text:p/>
          </draw:line>
          <draw:line draw:style-name="gr7" draw:text-style-name="P7" draw:layer="layout" svg:x1="12.2cm" svg:y1="5.1cm" svg:x2="16.2cm" svg:y2="5.1cm">
            <text:p/>
          </draw:line>
          <draw:line draw:style-name="gr7" draw:text-style-name="P7" draw:layer="layout" svg:x1="12.5cm" svg:y1="5.5cm" svg:x2="15.8cm" svg:y2="5.5cm">
            <text:p/>
          </draw:line>
          <draw:line draw:style-name="gr7" draw:text-style-name="P7" draw:layer="layout" svg:x1="12.5cm" svg:y1="5.5cm" svg:x2="12.5cm" svg:y2="10.7cm">
            <text:p/>
          </draw:line>
          <draw:g>
            <draw:custom-shape draw:style-name="gr21" draw:text-style-name="P13" draw:layer="layout" svg:width="5.5cm" svg:height="3.2cm" svg:x="2.9cm" svg:y="21cm">
              <text:p text:style-name="P6"><text:span text:style-name="T7">2 <text:s text:c="3"/>2</text:span></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3.144cm" svg:y="21.2cm">
              <text:p/>
              <draw:enhanced-geometry svg:viewBox="0 0 21600 21600" draw:mirror-horizontal="false" draw:mirror-vertical="false" draw:type="rectangle" draw:enhanced-path="M 0 0 L 21600 0 21600 21600 0 21600 0 0 Z N"/>
            </draw:custom-shape>
            <draw:custom-shape draw:style-name="gr22" draw:text-style-name="P14" draw:layer="layout" svg:width="2.2cm" svg:height="2.8cm" svg:x="5.956cm" svg:y="21.2cm">
              <text:p/>
              <draw:enhanced-geometry svg:viewBox="0 0 21600 21600" draw:mirror-horizontal="false" draw:mirror-vertical="false" draw:type="rectangle" draw:enhanced-path="M 0 0 L 21600 0 21600 21600 0 21600 0 0 Z N"/>
            </draw:custom-shape>
            <draw:custom-shape draw:style-name="gr14" draw:text-style-name="P12" draw:layer="layout" svg:width="0.489cm" svg:height="0.4cm" svg:x="5.313cm" svg:y="21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23" draw:text-style-name="P15" draw:layer="layout" svg:x1="4.208cm" svg:y1="21.7cm" svg:x2="5cm" svg:y2="21.6cm">
                <text:p/>
              </draw:line>
              <draw:line draw:style-name="gr24" draw:text-style-name="P15" draw:layer="layout" svg:x1="4.204cm" svg:y1="23.5cm" svg:x2="4.5cm" svg:y2="23.3cm">
                <text:p/>
              </draw:line>
              <draw:g>
                <draw:line draw:style-name="gr23" draw:text-style-name="P15" draw:layer="layout" svg:x1="3.611cm" svg:y1="22.2cm" svg:x2="4.804cm" svg:y2="22.1cm">
                  <text:p/>
                </draw:line>
                <draw:line draw:style-name="gr23" draw:text-style-name="P15" draw:layer="layout" svg:x1="3.611cm" svg:y1="22cm" svg:x2="4.804cm" svg:y2="22.1cm">
                  <text:p/>
                </draw:line>
                <draw:line draw:style-name="gr23" draw:text-style-name="P15" draw:layer="layout" svg:x1="3.611cm" svg:y1="21.8cm" svg:x2="4.201cm" svg:y2="21.7cm">
                  <text:p/>
                </draw:line>
                <draw:line draw:style-name="gr24" draw:text-style-name="P15" draw:layer="layout" svg:x1="3.607cm" svg:y1="23.4cm" svg:x2="4.203cm" svg:y2="23.5cm">
                  <text:p/>
                </draw:line>
                <draw:line draw:style-name="gr23" draw:text-style-name="P15" draw:layer="layout" svg:x1="3.611cm" svg:y1="22.4cm" svg:x2="4.804cm" svg:y2="22.3cm">
                  <text:p/>
                </draw:line>
                <draw:line draw:style-name="gr23" draw:text-style-name="P15" draw:layer="layout" svg:x1="3.611cm" svg:y1="22.2cm" svg:x2="4.804cm" svg:y2="22.3cm">
                  <text:p/>
                </draw:line>
                <draw:line draw:style-name="gr23" draw:text-style-name="P15" draw:layer="layout" svg:x1="3.611cm" svg:y1="22.6cm" svg:x2="4.804cm" svg:y2="22.5cm">
                  <text:p/>
                </draw:line>
                <draw:line draw:style-name="gr23" draw:text-style-name="P15" draw:layer="layout" svg:x1="3.611cm" svg:y1="22.4cm" svg:x2="4.804cm" svg:y2="22.5cm">
                  <text:p/>
                </draw:line>
                <draw:line draw:style-name="gr23" draw:text-style-name="P15" draw:layer="layout" svg:x1="3.611cm" svg:y1="22cm" svg:x2="4.804cm" svg:y2="21.9cm">
                  <text:p/>
                </draw:line>
                <draw:line draw:style-name="gr23" draw:text-style-name="P15" draw:layer="layout" svg:x1="3.611cm" svg:y1="21.8cm" svg:x2="4.804cm" svg:y2="21.9cm">
                  <text:p/>
                </draw:line>
                <draw:line draw:style-name="gr24" draw:text-style-name="P15" draw:layer="layout" svg:x1="3.604cm" svg:y1="23cm" svg:x2="4.797cm" svg:y2="22.9cm">
                  <text:p/>
                </draw:line>
                <draw:line draw:style-name="gr24" draw:text-style-name="P15" draw:layer="layout" svg:x1="3.604cm" svg:y1="22.8cm" svg:x2="4.797cm" svg:y2="22.9cm">
                  <text:p/>
                </draw:line>
                <draw:line draw:style-name="gr24" draw:text-style-name="P15" draw:layer="layout" svg:x1="3.604cm" svg:y1="23.2cm" svg:x2="4.797cm" svg:y2="23.1cm">
                  <text:p/>
                </draw:line>
                <draw:line draw:style-name="gr24" draw:text-style-name="P15" draw:layer="layout" svg:x1="3.604cm" svg:y1="23cm" svg:x2="4.797cm" svg:y2="23.1cm">
                  <text:p/>
                </draw:line>
                <draw:line draw:style-name="gr24" draw:text-style-name="P15" draw:layer="layout" svg:x1="3.604cm" svg:y1="23.4cm" svg:x2="4.797cm" svg:y2="23.3cm">
                  <text:p/>
                </draw:line>
                <draw:line draw:style-name="gr24" draw:text-style-name="P15" draw:layer="layout" svg:x1="3.604cm" svg:y1="23.2cm" svg:x2="4.797cm" svg:y2="23.3cm">
                  <text:p/>
                </draw:line>
                <draw:line draw:style-name="gr23" draw:text-style-name="P15" draw:layer="layout" svg:x1="3.604cm" svg:y1="22.8cm" svg:x2="4.797cm" svg:y2="22.7cm">
                  <text:p/>
                </draw:line>
                <draw:line draw:style-name="gr23" draw:text-style-name="P15" draw:layer="layout" svg:x1="3.604cm" svg:y1="22.6cm" svg:x2="4.797cm" svg:y2="22.7cm">
                  <text:p/>
                </draw:line>
              </draw:g>
            </draw:g>
            <draw:g>
              <draw:line draw:style-name="gr23" draw:text-style-name="P15" draw:layer="layout" svg:x1="6.992cm" svg:y1="21.7cm" svg:x2="6.2cm" svg:y2="21.6cm">
                <text:p/>
              </draw:line>
              <draw:line draw:style-name="gr24" draw:text-style-name="P15" draw:layer="layout" svg:x1="6.996cm" svg:y1="23.5cm" svg:x2="6.7cm" svg:y2="23.3cm">
                <text:p/>
              </draw:line>
              <draw:g>
                <draw:line draw:style-name="gr23" draw:text-style-name="P15" draw:layer="layout" svg:x1="7.589cm" svg:y1="22.2cm" svg:x2="6.396cm" svg:y2="22.1cm">
                  <text:p/>
                </draw:line>
                <draw:line draw:style-name="gr23" draw:text-style-name="P15" draw:layer="layout" svg:x1="7.589cm" svg:y1="22cm" svg:x2="6.396cm" svg:y2="22.1cm">
                  <text:p/>
                </draw:line>
                <draw:line draw:style-name="gr23" draw:text-style-name="P15" draw:layer="layout" svg:x1="7.589cm" svg:y1="21.8cm" svg:x2="6.999cm" svg:y2="21.7cm">
                  <text:p/>
                </draw:line>
                <draw:line draw:style-name="gr24" draw:text-style-name="P15" draw:layer="layout" svg:x1="7.593cm" svg:y1="23.4cm" svg:x2="6.997cm" svg:y2="23.5cm">
                  <text:p/>
                </draw:line>
                <draw:line draw:style-name="gr23" draw:text-style-name="P15" draw:layer="layout" svg:x1="7.589cm" svg:y1="22.4cm" svg:x2="6.396cm" svg:y2="22.3cm">
                  <text:p/>
                </draw:line>
                <draw:line draw:style-name="gr23" draw:text-style-name="P15" draw:layer="layout" svg:x1="7.589cm" svg:y1="22.2cm" svg:x2="6.396cm" svg:y2="22.3cm">
                  <text:p/>
                </draw:line>
                <draw:line draw:style-name="gr23" draw:text-style-name="P15" draw:layer="layout" svg:x1="7.589cm" svg:y1="22.6cm" svg:x2="6.396cm" svg:y2="22.5cm">
                  <text:p/>
                </draw:line>
                <draw:line draw:style-name="gr23" draw:text-style-name="P15" draw:layer="layout" svg:x1="7.589cm" svg:y1="22.4cm" svg:x2="6.396cm" svg:y2="22.5cm">
                  <text:p/>
                </draw:line>
                <draw:line draw:style-name="gr23" draw:text-style-name="P15" draw:layer="layout" svg:x1="7.589cm" svg:y1="22cm" svg:x2="6.396cm" svg:y2="21.9cm">
                  <text:p/>
                </draw:line>
                <draw:line draw:style-name="gr23" draw:text-style-name="P15" draw:layer="layout" svg:x1="7.589cm" svg:y1="21.8cm" svg:x2="6.396cm" svg:y2="21.9cm">
                  <text:p/>
                </draw:line>
                <draw:line draw:style-name="gr24" draw:text-style-name="P15" draw:layer="layout" svg:x1="7.596cm" svg:y1="23cm" svg:x2="6.403cm" svg:y2="22.9cm">
                  <text:p/>
                </draw:line>
                <draw:line draw:style-name="gr24" draw:text-style-name="P15" draw:layer="layout" svg:x1="7.596cm" svg:y1="22.8cm" svg:x2="6.403cm" svg:y2="22.9cm">
                  <text:p/>
                </draw:line>
                <draw:line draw:style-name="gr24" draw:text-style-name="P15" draw:layer="layout" svg:x1="7.596cm" svg:y1="23.2cm" svg:x2="6.403cm" svg:y2="23.1cm">
                  <text:p/>
                </draw:line>
                <draw:line draw:style-name="gr24" draw:text-style-name="P15" draw:layer="layout" svg:x1="7.596cm" svg:y1="23cm" svg:x2="6.403cm" svg:y2="23.1cm">
                  <text:p/>
                </draw:line>
                <draw:line draw:style-name="gr24" draw:text-style-name="P15" draw:layer="layout" svg:x1="7.596cm" svg:y1="23.4cm" svg:x2="6.403cm" svg:y2="23.3cm">
                  <text:p/>
                </draw:line>
                <draw:line draw:style-name="gr24" draw:text-style-name="P15" draw:layer="layout" svg:x1="7.596cm" svg:y1="23.2cm" svg:x2="6.403cm" svg:y2="23.3cm">
                  <text:p/>
                </draw:line>
                <draw:line draw:style-name="gr23" draw:text-style-name="P15" draw:layer="layout" svg:x1="7.596cm" svg:y1="22.8cm" svg:x2="6.403cm" svg:y2="22.7cm">
                  <text:p/>
                </draw:line>
                <draw:line draw:style-name="gr23" draw:text-style-name="P15" draw:layer="layout" svg:x1="7.596cm" svg:y1="22.6cm" svg:x2="6.403cm" svg:y2="22.7cm">
                  <text:p/>
                </draw:line>
              </draw:g>
            </draw:g>
          </draw:g>
          <draw:custom-shape draw:style-name="gr25" draw:text-style-name="P16" draw:layer="layout" svg:width="36cm" svg:height="22cm" svg:x="2.5cm" svg:y="2.5cm">
            <text:p/>
            <draw:enhanced-geometry svg:viewBox="0 0 21600 21600" draw:mirror-horizontal="false" draw:mirror-vertical="false" draw:type="rectangle" draw:enhanced-path="M 0 0 L 21600 0 21600 21600 0 21600 0 0 Z N"/>
          </draw:custom-shape>
          <draw:line draw:style-name="gr7" draw:text-style-name="P7" draw:layer="layout" svg:x1="8cm" svg:y1="15.8cm" svg:x2="16cm" svg:y2="15.8cm">
            <text:p/>
          </draw:line>
          <draw:line draw:style-name="gr26" draw:text-style-name="P7" draw:layer="layout" svg:x1="16cm" svg:y1="15.8cm" svg:x2="18cm" svg:y2="15.8cm">
            <text:p/>
          </draw:line>
          <draw:line draw:style-name="gr7" draw:text-style-name="P7" draw:layer="layout" svg:x1="16.9cm" svg:y1="14.4cm" svg:x2="16.9cm" svg:y2="16.4cm">
            <text:p/>
          </draw:line>
          <draw:line draw:style-name="gr16" draw:text-style-name="P7" draw:layer="layout" svg:x1="14.5cm" svg:y1="18.6cm" svg:x2="20.4cm" svg:y2="18.7cm">
            <text:p/>
          </draw:line>
          <draw:line draw:style-name="gr7" draw:text-style-name="P7" draw:layer="layout" svg:x1="16.9cm" svg:y1="16.3cm" svg:x2="16.9cm" svg:y2="19.7cm">
            <text:p/>
          </draw:line>
          <draw:frame draw:style-name="gr28" draw:text-style-name="P17" draw:layer="layout" svg:width="2.5cm" svg:height="0.963cm" svg:x="17.1cm" svg:y="11.953cm">
            <draw:text-box>
              <text:p text:style-name="P6"><text:span text:style-name="T8">Warmtepomp 4kW</text:span></text:p>
            </draw:text-box>
          </draw:frame>
          <draw:frame draw:style-name="gr29" draw:text-style-name="P17" draw:layer="layout" svg:width="2.9cm" svg:height="1.319cm" svg:x="17.4cm" svg:y="16.381cm">
            <draw:text-box>
              <text:p text:style-name="P6"><text:span text:style-name="T8">Toe- en afvoer bufferwater van/naar buiten.</text:span></text:p>
            </draw:text-box>
          </draw:frame>
          <draw:line draw:style-name="gr30" draw:text-style-name="P7" draw:layer="layout" svg:x1="18cm" svg:y1="16.3cm" svg:x2="16.9cm" svg:y2="16.3cm">
            <text:p/>
          </draw:line>
          <draw:frame draw:style-name="gr31" draw:text-style-name="P2" draw:layer="layout" svg:width="0.502cm" svg:height="1.195cm" svg:x="24.5cm" svg:y="10.2cm">
            <draw:text-box>
              <text:p/>
            </draw:text-box>
          </draw:frame>
          <draw:g>
            <draw:custom-shape draw:style-name="gr32" draw:text-style-name="P18" draw:layer="layout" svg:width="0.4cm" svg:height="0.4cm" draw:transform="rotate (-1.5707963267949) translate (18.4cm 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2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5.6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18.4cm 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18.8cm 16.7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18.8cm 16.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text-style-name="P12" draw:layer="layout" svg:width="0.4cm" svg:height="0.4cm" svg:x="10.6cm" svg:y="9.7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0.4cm" svg:height="0.4cm" svg:x="10.6cm" svg:y="7.4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4cm" svg:height="0.384cm" svg:x="8.6cm" svg:y="12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6" draw:text-style-name="P7" draw:layer="layout" svg:width="9.1cm" svg:height="8.4cm" svg:x="5.7cm" svg:y="4.9cm">
            <text:p/>
            <draw:enhanced-geometry svg:viewBox="0 0 21600 21600" draw:type="rectangle" draw:enhanced-path="M 0 0 L 21600 0 21600 21600 0 21600 0 0 Z N"/>
          </draw:custom-shape>
          <draw:line draw:style-name="gr37" draw:text-style-name="P7" draw:layer="layout" svg:x1="6cm" svg:y1="10.9cm" svg:x2="6cm" svg:y2="8.7cm">
            <text:p/>
          </draw:line>
          <draw:line draw:style-name="gr38" draw:text-style-name="P7" draw:layer="layout" svg:x1="14.8cm" svg:y1="9.1cm" svg:x2="12.9cm" svg:y2="9.1cm">
            <text:p/>
          </draw:line>
          <draw:line draw:style-name="gr39" draw:text-style-name="P7" draw:layer="layout" svg:x1="12.5cm" svg:y1="10.7cm" svg:x2="12.5cm" svg:y2="5.5cm">
            <text:p/>
          </draw:line>
          <draw:line draw:style-name="gr40" draw:text-style-name="P7" draw:layer="layout" svg:x1="12.1cm" svg:y1="5.1cm" svg:x2="12.1cm" svg:y2="8.9cm">
            <text:p/>
          </draw:line>
          <draw:g>
            <draw:custom-shape draw:style-name="gr41" draw:text-style-name="P19" draw:layer="layout" svg:width="1cm" svg:height="1cm" draw:transform="rotate (-3.14159265358979) translate (13cm 10.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2.172cm" svg:y="9.3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2.092cm" svg:y="9.3cm">
              <text:p text:style-name="P6"><text:span text:style-name="T9">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37" draw:text-style-name="P7" draw:layer="layout" svg:x1="7.5cm" svg:y1="10.9cm" svg:x2="7.5cm" svg:y2="6.8cm">
            <text:p/>
          </draw:line>
          <draw:custom-shape draw:style-name="gr44" draw:text-style-name="P22" draw:layer="layout" svg:width="1.2cm" svg:height="1.2cm" svg:x="17.1cm" svg:y="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g>
            <draw:line draw:style-name="gr45" draw:text-style-name="P15" draw:layer="layout" svg:x1="16.2cm" svg:y1="4.9cm" svg:x2="16.2cm" svg:y2="6.9cm">
              <text:p/>
            </draw:line>
            <draw:line draw:style-name="gr46" draw:text-style-name="P23" draw:layer="layout" svg:x1="17cm" svg:y1="4.9cm" svg:x2="17cm" svg:y2="6.9cm">
              <text:p/>
            </draw:line>
            <draw:line draw:style-name="gr45" draw:text-style-name="P15" draw:layer="layout" svg:x1="16.84cm" svg:y1="4.9cm" svg:x2="16.84cm" svg:y2="6.9cm">
              <text:p/>
            </draw:line>
            <draw:line draw:style-name="gr45" draw:text-style-name="P15" draw:layer="layout" svg:x1="16.68cm" svg:y1="4.9cm" svg:x2="16.68cm" svg:y2="6.9cm">
              <text:p/>
            </draw:line>
            <draw:line draw:style-name="gr45" draw:text-style-name="P15" draw:layer="layout" svg:x1="16.52cm" svg:y1="4.9cm" svg:x2="16.52cm" svg:y2="6.9cm">
              <text:p/>
            </draw:line>
            <draw:line draw:style-name="gr45" draw:text-style-name="P15" draw:layer="layout" svg:x1="16.36cm" svg:y1="4.9cm" svg:x2="16.36cm" svg:y2="6.9cm">
              <text:p/>
            </draw:line>
          </draw:g>
          <draw:g>
            <draw:custom-shape draw:style-name="gr47" draw:text-style-name="P24" draw:layer="layout" svg:width="1.6cm" svg:height="5.5cm" svg:x="9.3cm" svg:y="5.9cm">
              <text:p text:style-name="P6"><text:span text:style-name="T10">Boiler</text:span></text:p>
              <draw:enhanced-geometry svg:viewBox="0 0 21600 21600" draw:mirror-horizontal="false" draw:mirror-vertical="false" draw:type="rectangle" draw:enhanced-path="M 0 0 L 21600 0 21600 21600 0 21600 0 0 Z N"/>
            </draw:custom-shape>
            <draw:g>
              <draw:line draw:style-name="gr48" draw:text-style-name="P15" draw:layer="layout" svg:x1="10.5cm" svg:y1="6.7cm" svg:x2="9.7cm" svg:y2="6.65cm">
                <text:p/>
              </draw:line>
              <draw:line draw:style-name="gr48" draw:text-style-name="P15" draw:layer="layout" svg:x1="10.5cm" svg:y1="6.6cm" svg:x2="9.7cm" svg:y2="6.65cm">
                <text:p/>
              </draw:line>
              <draw:line draw:style-name="gr48" draw:text-style-name="P15" draw:layer="layout" svg:x1="10.5cm" svg:y1="6.8cm" svg:x2="9.7cm" svg:y2="6.75cm">
                <text:p/>
              </draw:line>
              <draw:line draw:style-name="gr48" draw:text-style-name="P15" draw:layer="layout" svg:x1="10.5cm" svg:y1="6.7cm" svg:x2="9.7cm" svg:y2="6.75cm">
                <text:p/>
              </draw:line>
              <draw:line draw:style-name="gr48" draw:text-style-name="P15" draw:layer="layout" svg:x1="10.5cm" svg:y1="6.8cm" svg:x2="9.7cm" svg:y2="6.85cm">
                <text:p/>
              </draw:line>
              <draw:line draw:style-name="gr48" draw:text-style-name="P15" draw:layer="layout" svg:x1="10.5cm" svg:y1="6.6cm" svg:x2="9.7cm" svg:y2="6.55cm">
                <text:p/>
              </draw:line>
              <draw:line draw:style-name="gr48" draw:text-style-name="P15" draw:layer="layout" svg:x1="10.5cm" svg:y1="6.5cm" svg:x2="9.7cm" svg:y2="6.55cm">
                <text:p/>
              </draw:line>
              <draw:line draw:style-name="gr48" draw:text-style-name="P15" draw:layer="layout" svg:x1="10.5cm" svg:y1="6.9cm" svg:x2="9.7cm" svg:y2="6.85cm">
                <text:p/>
              </draw:line>
              <draw:line draw:style-name="gr48" draw:text-style-name="P15" draw:layer="layout" svg:x1="10.5cm" svg:y1="7.1cm" svg:x2="9.7cm" svg:y2="7.05cm">
                <text:p/>
              </draw:line>
              <draw:line draw:style-name="gr48" draw:text-style-name="P15" draw:layer="layout" svg:x1="10.5cm" svg:y1="7cm" svg:x2="9.7cm" svg:y2="7.05cm">
                <text:p/>
              </draw:line>
              <draw:line draw:style-name="gr48" draw:text-style-name="P15" draw:layer="layout" svg:x1="10.5cm" svg:y1="7.2cm" svg:x2="9.7cm" svg:y2="7.15cm">
                <text:p/>
              </draw:line>
              <draw:line draw:style-name="gr48" draw:text-style-name="P15" draw:layer="layout" svg:x1="10.5cm" svg:y1="7.1cm" svg:x2="9.7cm" svg:y2="7.15cm">
                <text:p/>
              </draw:line>
              <draw:line draw:style-name="gr48" draw:text-style-name="P15" draw:layer="layout" svg:x1="10.5cm" svg:y1="7.2cm" svg:x2="9.7cm" svg:y2="7.25cm">
                <text:p/>
              </draw:line>
              <draw:line draw:style-name="gr48" draw:text-style-name="P15" draw:layer="layout" svg:x1="10.5cm" svg:y1="7cm" svg:x2="9.7cm" svg:y2="6.95cm">
                <text:p/>
              </draw:line>
              <draw:line draw:style-name="gr48" draw:text-style-name="P15" draw:layer="layout" svg:x1="10.5cm" svg:y1="6.9cm" svg:x2="9.7cm" svg:y2="6.95cm">
                <text:p/>
              </draw:line>
              <draw:line draw:style-name="gr48" draw:text-style-name="P15" draw:layer="layout" svg:x1="10.5cm" svg:y1="7.3cm" svg:x2="9.7cm" svg:y2="7.25cm">
                <text:p/>
              </draw:line>
              <draw:line draw:style-name="gr48" draw:text-style-name="P15" draw:layer="layout" svg:x1="10.5cm" svg:y1="7.5cm" svg:x2="9.7cm" svg:y2="7.45cm">
                <text:p/>
              </draw:line>
              <draw:line draw:style-name="gr48" draw:text-style-name="P15" draw:layer="layout" svg:x1="10.5cm" svg:y1="7.4cm" svg:x2="9.7cm" svg:y2="7.45cm">
                <text:p/>
              </draw:line>
              <draw:line draw:style-name="gr48" draw:text-style-name="P15" draw:layer="layout" svg:x1="10.5cm" svg:y1="7.6cm" svg:x2="9.7cm" svg:y2="7.55cm">
                <text:p/>
              </draw:line>
              <draw:line draw:style-name="gr48" draw:text-style-name="P15" draw:layer="layout" svg:x1="10.5cm" svg:y1="7.5cm" svg:x2="9.7cm" svg:y2="7.55cm">
                <text:p/>
              </draw:line>
              <draw:line draw:style-name="gr48" draw:text-style-name="P15" draw:layer="layout" svg:x1="10.5cm" svg:y1="7.6cm" svg:x2="9.7cm" svg:y2="7.65cm">
                <text:p/>
              </draw:line>
              <draw:line draw:style-name="gr48" draw:text-style-name="P15" draw:layer="layout" svg:x1="10.5cm" svg:y1="7.4cm" svg:x2="9.7cm" svg:y2="7.35cm">
                <text:p/>
              </draw:line>
              <draw:line draw:style-name="gr48" draw:text-style-name="P15" draw:layer="layout" svg:x1="10.5cm" svg:y1="7.3cm" svg:x2="9.7cm" svg:y2="7.35cm">
                <text:p/>
              </draw:line>
              <draw:line draw:style-name="gr48" draw:text-style-name="P15" draw:layer="layout" svg:x1="10.5cm" svg:y1="7.7cm" svg:x2="9.7cm" svg:y2="7.65cm">
                <text:p/>
              </draw:line>
              <draw:line draw:style-name="gr48" draw:text-style-name="P15" draw:layer="layout" svg:x1="10.5cm" svg:y1="7.9cm" svg:x2="9.7cm" svg:y2="7.85cm">
                <text:p/>
              </draw:line>
              <draw:line draw:style-name="gr48" draw:text-style-name="P15" draw:layer="layout" svg:x1="10.5cm" svg:y1="7.8cm" svg:x2="9.7cm" svg:y2="7.85cm">
                <text:p/>
              </draw:line>
              <draw:line draw:style-name="gr48" draw:text-style-name="P15" draw:layer="layout" svg:x1="10.5cm" svg:y1="8cm" svg:x2="9.7cm" svg:y2="7.95cm">
                <text:p/>
              </draw:line>
              <draw:line draw:style-name="gr48" draw:text-style-name="P15" draw:layer="layout" svg:x1="10.5cm" svg:y1="7.9cm" svg:x2="9.7cm" svg:y2="7.95cm">
                <text:p/>
              </draw:line>
              <draw:line draw:style-name="gr48" draw:text-style-name="P15" draw:layer="layout" svg:x1="10.5cm" svg:y1="8cm" svg:x2="9.7cm" svg:y2="8.05cm">
                <text:p/>
              </draw:line>
              <draw:line draw:style-name="gr48" draw:text-style-name="P15" draw:layer="layout" svg:x1="10.5cm" svg:y1="7.8cm" svg:x2="9.7cm" svg:y2="7.75cm">
                <text:p/>
              </draw:line>
              <draw:line draw:style-name="gr48" draw:text-style-name="P15" draw:layer="layout" svg:x1="10.5cm" svg:y1="7.7cm" svg:x2="9.7cm" svg:y2="7.75cm">
                <text:p/>
              </draw:line>
              <draw:line draw:style-name="gr48" draw:text-style-name="P15" draw:layer="layout" svg:x1="10.5cm" svg:y1="8.1cm" svg:x2="9.7cm" svg:y2="8.05cm">
                <text:p/>
              </draw:line>
              <draw:line draw:style-name="gr48" draw:text-style-name="P15" draw:layer="layout" svg:x1="10.5cm" svg:y1="8.3cm" svg:x2="9.7cm" svg:y2="8.25cm">
                <text:p/>
              </draw:line>
              <draw:line draw:style-name="gr48" draw:text-style-name="P15" draw:layer="layout" svg:x1="10.5cm" svg:y1="8.2cm" svg:x2="9.7cm" svg:y2="8.25cm">
                <text:p/>
              </draw:line>
              <draw:line draw:style-name="gr48" draw:text-style-name="P15" draw:layer="layout" svg:x1="10.5cm" svg:y1="8.4cm" svg:x2="9.7cm" svg:y2="8.35cm">
                <text:p/>
              </draw:line>
              <draw:line draw:style-name="gr48" draw:text-style-name="P15" draw:layer="layout" svg:x1="10.5cm" svg:y1="8.3cm" svg:x2="9.7cm" svg:y2="8.35cm">
                <text:p/>
              </draw:line>
              <draw:line draw:style-name="gr48" draw:text-style-name="P15" draw:layer="layout" svg:x1="10.5cm" svg:y1="8.4cm" svg:x2="9.7cm" svg:y2="8.45cm">
                <text:p/>
              </draw:line>
              <draw:line draw:style-name="gr48" draw:text-style-name="P15" draw:layer="layout" svg:x1="10.5cm" svg:y1="8.2cm" svg:x2="9.7cm" svg:y2="8.15cm">
                <text:p/>
              </draw:line>
              <draw:line draw:style-name="gr48" draw:text-style-name="P15" draw:layer="layout" svg:x1="10.5cm" svg:y1="8.1cm" svg:x2="9.7cm" svg:y2="8.15cm">
                <text:p/>
              </draw:line>
              <draw:line draw:style-name="gr48" draw:text-style-name="P15" draw:layer="layout" svg:x1="10.5cm" svg:y1="8.5cm" svg:x2="9.7cm" svg:y2="8.45cm">
                <text:p/>
              </draw:line>
              <draw:line draw:style-name="gr48" draw:text-style-name="P15" draw:layer="layout" svg:x1="10.5cm" svg:y1="8.7cm" svg:x2="9.7cm" svg:y2="8.65cm">
                <text:p/>
              </draw:line>
              <draw:line draw:style-name="gr48" draw:text-style-name="P15" draw:layer="layout" svg:x1="10.5cm" svg:y1="8.6cm" svg:x2="9.7cm" svg:y2="8.65cm">
                <text:p/>
              </draw:line>
              <draw:line draw:style-name="gr48" draw:text-style-name="P15" draw:layer="layout" svg:x1="10.5cm" svg:y1="8.8cm" svg:x2="9.7cm" svg:y2="8.75cm">
                <text:p/>
              </draw:line>
              <draw:line draw:style-name="gr48" draw:text-style-name="P15" draw:layer="layout" svg:x1="10.5cm" svg:y1="8.7cm" svg:x2="9.7cm" svg:y2="8.75cm">
                <text:p/>
              </draw:line>
              <draw:line draw:style-name="gr48" draw:text-style-name="P15" draw:layer="layout" svg:x1="10.5cm" svg:y1="8.8cm" svg:x2="9.7cm" svg:y2="8.85cm">
                <text:p/>
              </draw:line>
              <draw:line draw:style-name="gr48" draw:text-style-name="P15" draw:layer="layout" svg:x1="10.5cm" svg:y1="8.6cm" svg:x2="9.7cm" svg:y2="8.55cm">
                <text:p/>
              </draw:line>
              <draw:line draw:style-name="gr48" draw:text-style-name="P15" draw:layer="layout" svg:x1="10.5cm" svg:y1="8.5cm" svg:x2="9.7cm" svg:y2="8.55cm">
                <text:p/>
              </draw:line>
              <draw:line draw:style-name="gr48" draw:text-style-name="P15" draw:layer="layout" svg:x1="10.5cm" svg:y1="8.9cm" svg:x2="9.7cm" svg:y2="8.85cm">
                <text:p/>
              </draw:line>
              <draw:line draw:style-name="gr48" draw:text-style-name="P15" draw:layer="layout" svg:x1="10.5cm" svg:y1="9.1cm" svg:x2="9.7cm" svg:y2="9.05cm">
                <text:p/>
              </draw:line>
              <draw:line draw:style-name="gr48" draw:text-style-name="P15" draw:layer="layout" svg:x1="10.5cm" svg:y1="9cm" svg:x2="9.7cm" svg:y2="9.05cm">
                <text:p/>
              </draw:line>
              <draw:line draw:style-name="gr48" draw:text-style-name="P15" draw:layer="layout" svg:x1="10.5cm" svg:y1="9.2cm" svg:x2="9.7cm" svg:y2="9.15cm">
                <text:p/>
              </draw:line>
              <draw:line draw:style-name="gr48" draw:text-style-name="P15" draw:layer="layout" svg:x1="10.5cm" svg:y1="9.1cm" svg:x2="9.7cm" svg:y2="9.15cm">
                <text:p/>
              </draw:line>
              <draw:line draw:style-name="gr48" draw:text-style-name="P15" draw:layer="layout" svg:x1="10.5cm" svg:y1="9.2cm" svg:x2="9.7cm" svg:y2="9.25cm">
                <text:p/>
              </draw:line>
              <draw:line draw:style-name="gr48" draw:text-style-name="P15" draw:layer="layout" svg:x1="10.5cm" svg:y1="9cm" svg:x2="9.7cm" svg:y2="8.95cm">
                <text:p/>
              </draw:line>
              <draw:line draw:style-name="gr48" draw:text-style-name="P15" draw:layer="layout" svg:x1="10.5cm" svg:y1="8.9cm" svg:x2="9.7cm" svg:y2="8.95cm">
                <text:p/>
              </draw:line>
              <draw:line draw:style-name="gr48" draw:text-style-name="P15" draw:layer="layout" svg:x1="10.5cm" svg:y1="9.3cm" svg:x2="9.7cm" svg:y2="9.25cm">
                <text:p/>
              </draw:line>
              <draw:line draw:style-name="gr48" draw:text-style-name="P15" draw:layer="layout" svg:x1="10.5cm" svg:y1="9.5cm" svg:x2="9.7cm" svg:y2="9.45cm">
                <text:p/>
              </draw:line>
              <draw:line draw:style-name="gr48" draw:text-style-name="P15" draw:layer="layout" svg:x1="10.5cm" svg:y1="9.4cm" svg:x2="9.7cm" svg:y2="9.45cm">
                <text:p/>
              </draw:line>
              <draw:line draw:style-name="gr48" draw:text-style-name="P15" draw:layer="layout" svg:x1="10.5cm" svg:y1="9.6cm" svg:x2="9.7cm" svg:y2="9.55cm">
                <text:p/>
              </draw:line>
              <draw:line draw:style-name="gr48" draw:text-style-name="P15" draw:layer="layout" svg:x1="10.5cm" svg:y1="9.5cm" svg:x2="9.7cm" svg:y2="9.55cm">
                <text:p/>
              </draw:line>
              <draw:line draw:style-name="gr48" draw:text-style-name="P15" draw:layer="layout" svg:x1="10.5cm" svg:y1="9.6cm" svg:x2="9.7cm" svg:y2="9.65cm">
                <text:p/>
              </draw:line>
              <draw:line draw:style-name="gr48" draw:text-style-name="P15" draw:layer="layout" svg:x1="10.5cm" svg:y1="9.4cm" svg:x2="9.7cm" svg:y2="9.35cm">
                <text:p/>
              </draw:line>
              <draw:line draw:style-name="gr48" draw:text-style-name="P15" draw:layer="layout" svg:x1="10.5cm" svg:y1="9.3cm" svg:x2="9.7cm" svg:y2="9.35cm">
                <text:p/>
              </draw:line>
              <draw:line draw:style-name="gr48" draw:text-style-name="P15" draw:layer="layout" svg:x1="10.5cm" svg:y1="9.7cm" svg:x2="9.7cm" svg:y2="9.65cm">
                <text:p/>
              </draw:line>
              <draw:line draw:style-name="gr48" draw:text-style-name="P15" draw:layer="layout" svg:x1="10.5cm" svg:y1="9.9cm" svg:x2="9.7cm" svg:y2="9.85cm">
                <text:p/>
              </draw:line>
              <draw:line draw:style-name="gr48" draw:text-style-name="P15" draw:layer="layout" svg:x1="10.5cm" svg:y1="9.8cm" svg:x2="9.7cm" svg:y2="9.85cm">
                <text:p/>
              </draw:line>
              <draw:line draw:style-name="gr48" draw:text-style-name="P15" draw:layer="layout" svg:x1="10.5cm" svg:y1="10cm" svg:x2="9.7cm" svg:y2="9.95cm">
                <text:p/>
              </draw:line>
              <draw:line draw:style-name="gr48" draw:text-style-name="P15" draw:layer="layout" svg:x1="10.5cm" svg:y1="9.9cm" svg:x2="9.7cm" svg:y2="9.95cm">
                <text:p/>
              </draw:line>
              <draw:line draw:style-name="gr48" draw:text-style-name="P15" draw:layer="layout" svg:x1="10.5cm" svg:y1="10cm" svg:x2="9.7cm" svg:y2="10.05cm">
                <text:p/>
              </draw:line>
              <draw:line draw:style-name="gr48" draw:text-style-name="P15" draw:layer="layout" svg:x1="10.5cm" svg:y1="9.8cm" svg:x2="9.7cm" svg:y2="9.75cm">
                <text:p/>
              </draw:line>
              <draw:line draw:style-name="gr48" draw:text-style-name="P15" draw:layer="layout" svg:x1="10.5cm" svg:y1="9.7cm" svg:x2="9.7cm" svg:y2="9.75cm">
                <text:p/>
              </draw:line>
              <draw:line draw:style-name="gr48" draw:text-style-name="P15" draw:layer="layout" svg:x1="10.5cm" svg:y1="10.1cm" svg:x2="9.7cm" svg:y2="10.05cm">
                <text:p/>
              </draw:line>
              <draw:line draw:style-name="gr48" draw:text-style-name="P15" draw:layer="layout" svg:x1="10.5cm" svg:y1="10.3cm" svg:x2="9.7cm" svg:y2="10.25cm">
                <text:p/>
              </draw:line>
              <draw:line draw:style-name="gr48" draw:text-style-name="P15" draw:layer="layout" svg:x1="10.5cm" svg:y1="10.2cm" svg:x2="9.7cm" svg:y2="10.25cm">
                <text:p/>
              </draw:line>
              <draw:line draw:style-name="gr48" draw:text-style-name="P15" draw:layer="layout" svg:x1="10.5cm" svg:y1="10.4cm" svg:x2="9.7cm" svg:y2="10.35cm">
                <text:p/>
              </draw:line>
              <draw:line draw:style-name="gr48" draw:text-style-name="P15" draw:layer="layout" svg:x1="10.5cm" svg:y1="10.3cm" svg:x2="9.7cm" svg:y2="10.35cm">
                <text:p/>
              </draw:line>
              <draw:line draw:style-name="gr48" draw:text-style-name="P15" draw:layer="layout" svg:x1="10.5cm" svg:y1="10.4cm" svg:x2="9.7cm" svg:y2="10.45cm">
                <text:p/>
              </draw:line>
              <draw:line draw:style-name="gr48" draw:text-style-name="P15" draw:layer="layout" svg:x1="10.5cm" svg:y1="10.2cm" svg:x2="9.7cm" svg:y2="10.15cm">
                <text:p/>
              </draw:line>
              <draw:line draw:style-name="gr48" draw:text-style-name="P15" draw:layer="layout" svg:x1="10.5cm" svg:y1="10.1cm" svg:x2="9.7cm" svg:y2="10.15cm">
                <text:p/>
              </draw:line>
              <draw:line draw:style-name="gr48" draw:text-style-name="P15" draw:layer="layout" svg:x1="10.5cm" svg:y1="10.5cm" svg:x2="9.7cm" svg:y2="10.45cm">
                <text:p/>
              </draw:line>
              <draw:line draw:style-name="gr48" draw:text-style-name="P15" draw:layer="layout" svg:x1="10.5cm" svg:y1="10.7cm" svg:x2="9.7cm" svg:y2="10.65cm">
                <text:p/>
              </draw:line>
              <draw:line draw:style-name="gr48" draw:text-style-name="P15" draw:layer="layout" svg:x1="10.5cm" svg:y1="10.6cm" svg:x2="9.7cm" svg:y2="10.65cm">
                <text:p/>
              </draw:line>
              <draw:line draw:style-name="gr48" draw:text-style-name="P15" draw:layer="layout" svg:x1="10.5cm" svg:y1="10.8cm" svg:x2="9.7cm" svg:y2="10.75cm">
                <text:p/>
              </draw:line>
              <draw:line draw:style-name="gr48" draw:text-style-name="P15" draw:layer="layout" svg:x1="10.5cm" svg:y1="10.7cm" svg:x2="9.7cm" svg:y2="10.75cm">
                <text:p/>
              </draw:line>
              <draw:line draw:style-name="gr48" draw:text-style-name="P15" draw:layer="layout" svg:x1="10.5cm" svg:y1="10.6cm" svg:x2="9.7cm" svg:y2="10.55cm">
                <text:p/>
              </draw:line>
              <draw:line draw:style-name="gr48" draw:text-style-name="P15" draw:layer="layout" svg:x1="10.5cm" svg:y1="10.5cm" svg:x2="9.7cm" svg:y2="10.55cm">
                <text:p/>
              </draw:line>
            </draw:g>
            <draw:g>
              <draw:line draw:style-name="gr23" draw:text-style-name="P15" draw:layer="layout" svg:x1="10.104cm" svg:y1="8.9cm" svg:x2="10.9cm" svg:y2="8.9cm">
                <text:p/>
              </draw:line>
              <draw:line draw:style-name="gr24" draw:text-style-name="P15" draw:layer="layout" svg:x1="10.1cm" svg:y1="10.7cm" svg:x2="10.896cm" svg:y2="10.7cm">
                <text:p/>
              </draw:line>
              <draw:g>
                <draw:line draw:style-name="gr23" draw:text-style-name="P15" draw:layer="layout" svg:x1="9.507cm" svg:y1="9.4cm" svg:x2="10.7cm" svg:y2="9.3cm">
                  <text:p/>
                </draw:line>
                <draw:line draw:style-name="gr23" draw:text-style-name="P15" draw:layer="layout" svg:x1="9.507cm" svg:y1="9.2cm" svg:x2="10.7cm" svg:y2="9.3cm">
                  <text:p/>
                </draw:line>
                <draw:line draw:style-name="gr23" draw:text-style-name="P15" draw:layer="layout" svg:x1="9.507cm" svg:y1="9cm" svg:x2="10.097cm" svg:y2="8.9cm">
                  <text:p/>
                </draw:line>
                <draw:line draw:style-name="gr24" draw:text-style-name="P15" draw:layer="layout" svg:x1="9.503cm" svg:y1="10.6cm" svg:x2="10.099cm" svg:y2="10.7cm">
                  <text:p/>
                </draw:line>
                <draw:line draw:style-name="gr23" draw:text-style-name="P15" draw:layer="layout" svg:x1="9.507cm" svg:y1="9.6cm" svg:x2="10.7cm" svg:y2="9.5cm">
                  <text:p/>
                </draw:line>
                <draw:line draw:style-name="gr23" draw:text-style-name="P15" draw:layer="layout" svg:x1="9.507cm" svg:y1="9.4cm" svg:x2="10.7cm" svg:y2="9.5cm">
                  <text:p/>
                </draw:line>
                <draw:line draw:style-name="gr23" draw:text-style-name="P15" draw:layer="layout" svg:x1="9.507cm" svg:y1="9.8cm" svg:x2="10.7cm" svg:y2="9.7cm">
                  <text:p/>
                </draw:line>
                <draw:line draw:style-name="gr23" draw:text-style-name="P15" draw:layer="layout" svg:x1="9.507cm" svg:y1="9.6cm" svg:x2="10.7cm" svg:y2="9.7cm">
                  <text:p/>
                </draw:line>
                <draw:line draw:style-name="gr23" draw:text-style-name="P15" draw:layer="layout" svg:x1="9.507cm" svg:y1="9.2cm" svg:x2="10.7cm" svg:y2="9.1cm">
                  <text:p/>
                </draw:line>
                <draw:line draw:style-name="gr23" draw:text-style-name="P15" draw:layer="layout" svg:x1="9.507cm" svg:y1="9cm" svg:x2="10.7cm" svg:y2="9.1cm">
                  <text:p/>
                </draw:line>
                <draw:line draw:style-name="gr24" draw:text-style-name="P15" draw:layer="layout" svg:x1="9.5cm" svg:y1="10.2cm" svg:x2="10.693cm" svg:y2="10.1cm">
                  <text:p/>
                </draw:line>
                <draw:line draw:style-name="gr24" draw:text-style-name="P15" draw:layer="layout" svg:x1="9.5cm" svg:y1="10cm" svg:x2="10.693cm" svg:y2="10.1cm">
                  <text:p/>
                </draw:line>
                <draw:line draw:style-name="gr24" draw:text-style-name="P15" draw:layer="layout" svg:x1="9.5cm" svg:y1="10.4cm" svg:x2="10.693cm" svg:y2="10.3cm">
                  <text:p/>
                </draw:line>
                <draw:line draw:style-name="gr24" draw:text-style-name="P15" draw:layer="layout" svg:x1="9.5cm" svg:y1="10.2cm" svg:x2="10.693cm" svg:y2="10.3cm">
                  <text:p/>
                </draw:line>
                <draw:line draw:style-name="gr24" draw:text-style-name="P15" draw:layer="layout" svg:x1="9.5cm" svg:y1="10.6cm" svg:x2="10.693cm" svg:y2="10.5cm">
                  <text:p/>
                </draw:line>
                <draw:line draw:style-name="gr24" draw:text-style-name="P15" draw:layer="layout" svg:x1="9.5cm" svg:y1="10.4cm" svg:x2="10.693cm" svg:y2="10.5cm">
                  <text:p/>
                </draw:line>
                <draw:line draw:style-name="gr23" draw:text-style-name="P15" draw:layer="layout" svg:x1="9.5cm" svg:y1="10cm" svg:x2="10.693cm" svg:y2="9.9cm">
                  <text:p/>
                </draw:line>
                <draw:line draw:style-name="gr23" draw:text-style-name="P15" draw:layer="layout" svg:x1="9.5cm" svg:y1="9.8cm" svg:x2="10.693cm" svg:y2="9.9cm">
                  <text:p/>
                </draw:line>
              </draw:g>
            </draw:g>
            <draw:g>
              <draw:line draw:style-name="gr49" draw:text-style-name="P15" draw:layer="layout" svg:x1="10.5cm" svg:y1="6.5cm" svg:x2="10.108cm" svg:y2="6.4cm">
                <text:p/>
              </draw:line>
              <draw:line draw:style-name="gr50" draw:text-style-name="P15" draw:layer="layout" svg:x1="10.5cm" svg:y1="10.8cm" svg:x2="10.1cm" svg:y2="10.9cm">
                <text:p/>
              </draw:line>
              <draw:line draw:style-name="gr50" draw:text-style-name="P15" draw:layer="layout" svg:x1="9.4cm" svg:y1="10.9cm" svg:x2="10.1cm" svg:y2="10.9cm">
                <text:p/>
              </draw:line>
            </draw:g>
          </draw:g>
          <draw:frame draw:style-name="gr51" draw:text-style-name="P17" draw:layer="layout" svg:width="2.5cm" svg:height="0.607cm" svg:x="3cm" svg:y="12.9cm">
            <draw:text-box>
              <text:p text:style-name="P6"><text:span text:style-name="T8">Koud water</text:span></text:p>
            </draw:text-box>
          </draw:frame>
          <draw:line draw:style-name="gr52" draw:text-style-name="P7" draw:layer="layout" svg:x1="10.1cm" svg:y1="6.4cm" svg:x2="7.9cm" svg:y2="6.4cm">
            <text:p/>
          </draw:line>
          <draw:line draw:style-name="gr30" draw:text-style-name="P7" draw:layer="layout" svg:x1="3.3cm" svg:y1="13.6cm" svg:x2="5.4cm" svg:y2="13.6cm">
            <text:p/>
          </draw:line>
          <draw:frame draw:style-name="gr51" draw:text-style-name="P17" draw:layer="layout" svg:width="3cm" svg:height="0.607cm" svg:x="15.8cm" svg:y="6.9cm">
            <draw:text-box>
              <text:p text:style-name="P6"><text:span text:style-name="T8">Zonnecollectoren</text:span></text:p>
            </draw:text-box>
          </draw:frame>
          <draw:line draw:style-name="gr37" draw:text-style-name="P7" draw:layer="layout" svg:x1="5.7cm" svg:y1="10.9cm" svg:x2="9.4cm" svg:y2="10.9cm">
            <text:p/>
          </draw:line>
          <draw:frame draw:style-name="gr28" draw:text-style-name="P17" draw:layer="layout" svg:width="1.7cm" svg:height="0.963cm" svg:x="3.6cm" svg:y="11.4cm">
            <draw:text-box>
              <text:p text:style-name="P6"><text:span text:style-name="T8">Douche</text:span></text:p>
              <text:p text:style-name="P6"><text:span text:style-name="T8">WTW</text:span></text:p>
            </draw:text-box>
          </draw:frame>
          <draw:custom-shape draw:style-name="gr53" draw:text-style-name="P7" draw:layer="layout" svg:width="0.1cm" svg:height="2.7cm" svg:x="5.3cm" svg:y="10.9cm">
            <text:p/>
            <draw:enhanced-geometry svg:viewBox="0 0 21600 21600" draw:type="rectangle" draw:enhanced-path="M 0 0 L 21600 0 21600 21600 0 21600 0 0 Z N"/>
          </draw:custom-shape>
          <draw:line draw:style-name="gr54" draw:text-style-name="P7" draw:layer="layout" svg:x1="16.2cm" svg:y1="5.1cm" svg:x2="12.1cm" svg:y2="5.1cm">
            <text:p/>
          </draw:line>
          <draw:line draw:style-name="gr55" draw:text-style-name="P7" draw:layer="layout" svg:x1="12.1cm" svg:y1="8.9cm" svg:x2="10.8cm" svg:y2="8.9cm">
            <text:p/>
          </draw:line>
          <draw:line draw:style-name="gr56" draw:text-style-name="P7" draw:layer="layout" svg:x1="10.9cm" svg:y1="10.7cm" svg:x2="12.5cm" svg:y2="10.7cm">
            <text:p/>
          </draw:line>
          <draw:line draw:style-name="gr56" draw:text-style-name="P7" draw:layer="layout" svg:x1="12.5cm" svg:y1="5.5cm" svg:x2="17cm" svg:y2="5.5cm">
            <text:p/>
          </draw:line>
          <draw:line draw:style-name="gr57" draw:text-style-name="P7" draw:layer="layout" svg:x1="5.7cm" svg:y1="6.4cm" svg:x2="4cm" svg:y2="6.4cm">
            <text:p/>
          </draw:line>
          <draw:line draw:style-name="gr57" draw:text-style-name="P7" draw:layer="layout" svg:x1="5.2cm" svg:y1="6.4cm" svg:x2="5.2cm" svg:y2="9.2cm">
            <text:p/>
          </draw:line>
          <draw:line draw:style-name="gr37" draw:text-style-name="P7" draw:layer="layout" svg:x1="7.5cm" svg:y1="7.4cm" svg:x2="4cm" svg:y2="7.4cm">
            <text:p/>
          </draw:line>
          <draw:g>
            <draw:custom-shape draw:style-name="gr32" draw:text-style-name="P18" draw:layer="layout" svg:width="0.4cm" svg:height="0.4cm" draw:transform="rotate (-1.5707963267949) translate (3.6cm 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6.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6.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2" draw:text-style-name="P18" draw:layer="layout" svg:width="0.4cm" svg:height="0.4cm" draw:transform="rotate (-1.5707963267949) translate (3.6cm 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4cm 7.8cm)">
              <text:p/>
              <draw:enhanced-geometry svg:viewBox="0 0 21600 21600" draw:mirror-horizontal="false" draw:mirror-vertical="false" draw:type="rectangle" draw:enhanced-path="M 0 0 L 21600 0 21600 21600 0 21600 0 0 Z N"/>
            </draw:custom-shape>
            <draw:custom-shape draw:style-name="gr34" draw:text-style-name="P18" draw:layer="layout" svg:width="0.4cm" svg:height="0.4cm" draw:transform="rotate (-1.5707963267949) translate (4cm 7.2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1" draw:text-style-name="P17" draw:layer="layout" svg:width="2.3cm" svg:height="0.607cm" svg:x="2.9cm" svg:y="6.8cm">
            <draw:text-box>
              <text:p text:style-name="P6"><text:span text:style-name="T8">Mengkraan</text:span></text:p>
            </draw:text-box>
          </draw:frame>
          <draw:line draw:style-name="gr58" draw:text-style-name="P7" draw:layer="layout" svg:x1="5.4cm" svg:y1="10.9cm" svg:x2="5.7cm" svg:y2="10.9cm">
            <text:p/>
          </draw:line>
          <draw:g>
            <draw:custom-shape draw:style-name="gr32" draw:text-style-name="P25" draw:layer="layout" svg:width="0.4cm" svg:height="0.4cm" svg:x="7.291cm" svg:y="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1.5707963267949) translate (7.881cm 6.2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26" draw:layer="layout" svg:width="0.4cm" svg:height="0.4cm" draw:transform="rotate (-1.5707963267949) translate (7.5cm 6.209cm)">
              <text:p text:style-name="P6"><text:span text:style-name="T11">40</text:span></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3.14159265358979) translate (7.9cm 6.786cm)">
              <text:p/>
              <draw:enhanced-geometry svg:viewBox="0 0 21600 21600" draw:mirror-horizontal="false" draw:mirror-vertical="false" draw:type="rectangle" draw:enhanced-path="M 0 0 L 21600 0 21600 21600 0 21600 0 0 Z N"/>
            </draw:custom-shape>
            <draw:line draw:style-name="gr60" draw:text-style-name="P7" draw:layer="layout" svg:x1="7.5cm" svg:y1="6.409cm" svg:x2="7.5cm" svg:y2="6.188cm">
              <text:p/>
            </draw:line>
            <draw:custom-shape draw:style-name="gr33" draw:text-style-name="P7" draw:layer="layout" svg:width="0.8cm" svg:height="0.8cm" draw:transform="rotate (1.5707963267949) translate (7.1cm 6.786cm)">
              <text:p/>
              <draw:enhanced-geometry svg:viewBox="0 0 21600 21600" draw:mirror-horizontal="false" draw:mirror-vertical="false" draw:type="rectangle" draw:enhanced-path="M 0 0 L 21600 0 21600 21600 0 21600 0 0 Z N"/>
            </draw:custom-shape>
            <draw:custom-shape draw:style-name="gr61" draw:text-style-name="P27" draw:layer="layout" svg:width="0.4cm" svg:height="0.4cm" svg:x="7.3cm" svg:y="5.9cm">
              <text:p text:style-name="P6"><text:span text:style-name="T12">TC</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2" draw:text-style-name="P7" draw:layer="layout" svg:x1="5.7cm" svg:y1="6.4cm" svg:x2="7.1cm" svg:y2="6.4cm">
            <text:p/>
          </draw:line>
          <draw:line draw:style-name="gr63" draw:text-style-name="P7" draw:layer="layout" svg:x1="10.8cm" svg:y1="11.2cm" svg:x2="12.7cm" svg:y2="11.2cm">
            <text:p/>
          </draw:line>
          <draw:line draw:style-name="gr64" draw:text-style-name="P7" draw:layer="layout" svg:x1="12.9cm" svg:y1="6.7cm" svg:x2="10.8cm" svg:y2="6.7cm">
            <text:p/>
          </draw:line>
          <draw:line draw:style-name="gr64" draw:text-style-name="P7" draw:layer="layout" svg:x1="16.8cm" svg:y1="12.5cm" svg:x2="16.8cm" svg:y2="9.1cm">
            <text:p/>
          </draw:line>
          <draw:line draw:style-name="gr64" draw:text-style-name="P7" draw:layer="layout" svg:x1="16cm" svg:y1="11.2cm" svg:x2="16cm" svg:y2="12.5cm">
            <text:p/>
          </draw:line>
          <draw:line draw:style-name="gr65" draw:text-style-name="P7" draw:layer="layout" svg:x1="12.9cm" svg:y1="9.1cm" svg:x2="12.9cm" svg:y2="6.7cm">
            <text:p/>
          </draw:line>
          <draw:line draw:style-name="gr63" draw:text-style-name="P7" draw:layer="layout" svg:x1="14.3cm" svg:y1="9.1cm" svg:x2="16.8cm" svg:y2="9.1cm">
            <text:p/>
          </draw:line>
          <draw:g>
            <draw:custom-shape draw:style-name="gr41" draw:text-style-name="P19" draw:layer="layout" svg:width="1cm" svg:height="1cm" draw:transform="rotate (-3.14159265358979) translate (17.3cm 1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6.472cm" svg:y="1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6.392cm" svg:y="10.9cm">
              <text:p text:style-name="P6"><text:span text:style-name="T9">B</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66" draw:text-style-name="P7" draw:layer="layout" svg:x1="4.5cm" svg:y1="23.3cm" svg:x2="4.5cm" svg:y2="20.1cm">
            <text:p/>
          </draw:line>
          <draw:line draw:style-name="gr67" draw:text-style-name="P7" draw:layer="layout" svg:x1="5cm" svg:y1="21.6cm" svg:x2="5cm" svg:y2="20.3cm">
            <text:p/>
          </draw:line>
          <draw:frame draw:style-name="gr28" draw:text-style-name="P17" draw:layer="layout" svg:width="3cm" svg:height="0.963cm" svg:x="5.8cm" svg:y="11.3cm">
            <draw:text-box>
              <text:p text:style-name="P6"><text:span text:style-name="T8">Vloerverwarming</text:span></text:p>
              <text:p text:style-name="P6"><text:span text:style-name="T8"><text:s/></text:span><text:span text:style-name="T8">bovenverdieping</text:span></text:p>
            </draw:text-box>
          </draw:frame>
          <draw:g>
            <draw:line draw:style-name="gr45" draw:text-style-name="P15" draw:layer="layout" svg:x1="8.3cm" svg:y1="12.4cm" svg:x2="6.3cm" svg:y2="12.4cm">
              <text:p/>
            </draw:line>
            <draw:line draw:style-name="gr46" draw:text-style-name="P23" draw:layer="layout" svg:x1="8.3cm" svg:y1="13cm" svg:x2="6.3cm" svg:y2="13cm">
              <text:p/>
            </draw:line>
            <draw:line draw:style-name="gr45" draw:text-style-name="P15" draw:layer="layout" svg:x1="8.3cm" svg:y1="12.88cm" svg:x2="6.3cm" svg:y2="12.88cm">
              <text:p/>
            </draw:line>
            <draw:line draw:style-name="gr45" draw:text-style-name="P15" draw:layer="layout" svg:x1="8.3cm" svg:y1="12.76cm" svg:x2="6.3cm" svg:y2="12.76cm">
              <text:p/>
            </draw:line>
            <draw:line draw:style-name="gr45" draw:text-style-name="P15" draw:layer="layout" svg:x1="8.3cm" svg:y1="12.64cm" svg:x2="6.3cm" svg:y2="12.64cm">
              <text:p/>
            </draw:line>
            <draw:line draw:style-name="gr45" draw:text-style-name="P15" draw:layer="layout" svg:x1="8.3cm" svg:y1="12.52cm" svg:x2="6.3cm" svg:y2="12.52cm">
              <text:p/>
            </draw:line>
          </draw:g>
          <draw:line draw:style-name="gr68" draw:text-style-name="P7" draw:layer="layout" svg:x1="9.8cm" svg:y1="19.8cm" svg:x2="15.9cm" svg:y2="20cm">
            <text:p/>
          </draw:line>
          <draw:custom-shape draw:style-name="gr14" draw:text-style-name="P12" draw:layer="layout" svg:width="0.4cm" svg:height="0.4cm" svg:x="16.1cm" svg:y="4.5cm">
            <text:p text:style-name="P6"><text:span text:style-name="T6">TE</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68" draw:text-style-name="P7" draw:layer="layout" svg:x1="16.9cm" svg:y1="19.7cm" svg:x2="20.4cm" svg:y2="19.8cm">
            <text:p/>
          </draw:line>
          <draw:line draw:style-name="gr68" draw:text-style-name="P7" draw:layer="layout" svg:x1="13.1cm" svg:y1="19.7cm" svg:x2="9.8cm" svg:y2="19.8cm">
            <text:p/>
          </draw:line>
          <draw:line draw:style-name="gr68" draw:text-style-name="P7" draw:layer="layout" svg:x1="15.9cm" svg:y1="20cm" svg:x2="20.4cm" svg:y2="19.8cm">
            <text:p/>
          </draw:line>
          <draw:line draw:style-name="gr69" draw:text-style-name="P7" draw:layer="layout" svg:x1="0.5cm" svg:y1="5.5cm" svg:x2="2.5cm" svg:y2="5.5cm">
            <text:p text:style-name="P6">100</text:p>
          </draw:line>
          <draw:frame draw:style-name="gr2" draw:text-style-name="P2" draw:layer="layout" svg:width="0.502cm" svg:height="1.187cm" svg:x="0.8cm" svg:y="7.4cm">
            <draw:text-box>
              <text:p/>
            </draw:text-box>
          </draw:frame>
          <draw:line draw:style-name="gr70" draw:text-style-name="P7" draw:layer="layout" svg:x1="0.5cm" svg:y1="7.5cm" svg:x2="2.5cm" svg:y2="7.5cm">
            <text:p text:style-name="P6">50</text:p>
          </draw:line>
          <draw:line draw:style-name="gr71" draw:text-style-name="P7" draw:layer="layout" svg:x1="0.5cm" svg:y1="6.5cm" svg:x2="2.5cm" svg:y2="6.5cm">
            <text:p text:style-name="P6">80</text:p>
          </draw:line>
          <draw:line draw:style-name="gr72" draw:text-style-name="P7" draw:layer="layout" svg:x1="0.5cm" svg:y1="8.5cm" svg:x2="2.5cm" svg:y2="8.5cm">
            <text:p text:style-name="P6">40</text:p>
          </draw:line>
          <draw:line draw:style-name="gr73" draw:text-style-name="P7" draw:layer="layout" svg:x1="0.5cm" svg:y1="10.5cm" svg:x2="2.5cm" svg:y2="10.5cm">
            <text:p text:style-name="P6">20</text:p>
          </draw:line>
          <draw:line draw:style-name="gr74" draw:text-style-name="P7" draw:layer="layout" svg:x1="0.5cm" svg:y1="9.5cm" svg:x2="2.5cm" svg:y2="9.5cm">
            <text:p text:style-name="P6">30</text:p>
          </draw:line>
          <draw:line draw:style-name="gr75" draw:text-style-name="P7" draw:layer="layout" svg:x1="0.5cm" svg:y1="11.5cm" svg:x2="2.5cm" svg:y2="11.5cm">
            <text:p text:style-name="P6">15</text:p>
          </draw:line>
          <draw:line draw:style-name="gr76" draw:text-style-name="P7" draw:layer="layout" svg:x1="0.5cm" svg:y1="13.5cm" svg:x2="2.5cm" svg:y2="13.5cm">
            <text:p text:style-name="P6">5</text:p>
          </draw:line>
          <draw:line draw:style-name="gr77" draw:text-style-name="P7" draw:layer="layout" svg:x1="0.5cm" svg:y1="12.5cm" svg:x2="2.5cm" svg:y2="12.5cm">
            <text:p text:style-name="P6">10</text:p>
          </draw:line>
          <draw:line draw:style-name="gr63" draw:text-style-name="P7" draw:layer="layout" svg:x1="14.8cm" svg:y1="11.2cm" svg:x2="16cm" svg:y2="11.2cm">
            <text:p/>
          </draw:line>
          <draw:line draw:style-name="gr78" draw:text-style-name="P7" draw:layer="layout" svg:x1="13.1cm" svg:y1="16.3cm" svg:x2="13.1cm" svg:y2="19.7cm">
            <text:p/>
          </draw:line>
          <draw:line draw:style-name="gr79" draw:text-style-name="P7" draw:layer="layout" svg:x1="5cm" svg:y1="18.9cm" svg:x2="5cm" svg:y2="20.3cm">
            <text:p/>
          </draw:line>
          <draw:line draw:style-name="gr15" draw:text-style-name="P7" draw:layer="layout" svg:x1="5cm" svg:y1="18.9cm" svg:x2="8cm" svg:y2="18.9cm">
            <text:p/>
          </draw:line>
          <draw:line draw:style-name="gr67" draw:text-style-name="P7" draw:layer="layout" svg:x1="6.2cm" svg:y1="21.6cm" svg:x2="6.2cm" svg:y2="20.3cm">
            <text:p/>
          </draw:line>
          <draw:line draw:style-name="gr66" draw:text-style-name="P7" draw:layer="layout" svg:x1="6.6cm" svg:y1="23.3cm" svg:x2="6.6cm" svg:y2="20.1cm">
            <text:p/>
          </draw:line>
          <draw:line draw:style-name="gr80" draw:text-style-name="P7" draw:layer="layout" svg:x1="6.6cm" svg:y1="20.4cm" svg:x2="6.6cm" svg:y2="20.1cm">
            <text:p/>
          </draw:line>
          <draw:line draw:style-name="gr81" draw:text-style-name="P7" draw:layer="layout" svg:x1="8cm" svg:y1="15.8cm" svg:x2="16cm" svg:y2="15.8cm">
            <text:p/>
          </draw:line>
          <draw:line draw:style-name="gr16" draw:text-style-name="P7" draw:layer="layout" svg:x1="16cm" svg:y1="15.8cm" svg:x2="16cm" svg:y2="14.2cm">
            <text:p/>
          </draw:line>
          <draw:g>
            <draw:custom-shape draw:style-name="gr41" draw:text-style-name="P19" draw:layer="layout" svg:width="1cm" svg:height="1cm" draw:transform="rotate (-3.14159265358979) translate (16.5cm 1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svg:x="15.672cm" svg:y="14.5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5.592cm" svg:y="14.5cm">
              <text:p text:style-name="P6"><text:span text:style-name="T9">A</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7" draw:text-style-name="P7" draw:layer="layout" svg:x1="14.6cm" svg:y1="11.8cm" svg:x2="14.5cm" svg:y2="17.5cm">
            <text:p/>
          </draw:line>
          <draw:line draw:style-name="gr82" draw:text-style-name="P7" draw:layer="layout" svg:x1="14.6cm" svg:y1="12.4cm" svg:x2="14.6cm" svg:y2="13.3cm">
            <text:p/>
          </draw:line>
          <draw:line draw:style-name="gr57" draw:text-style-name="P7" draw:layer="layout" svg:x1="14.6cm" svg:y1="13cm" svg:x2="8.2cm" svg:y2="13cm">
            <text:p/>
          </draw:line>
          <draw:line draw:style-name="gr82" draw:text-style-name="P7" draw:layer="layout" svg:x1="14.6cm" svg:y1="13.3cm" svg:x2="14.5cm" svg:y2="18.6cm">
            <text:p/>
          </draw:line>
          <draw:line draw:style-name="gr83" draw:text-style-name="P7" draw:layer="layout" svg:x1="14.6cm" svg:y1="12.4cm" svg:x2="14.587cm" svg:y2="11.8cm">
            <text:p/>
          </draw:line>
          <draw:g>
            <draw:custom-shape draw:style-name="gr34" draw:text-style-name="P18" draw:layer="layout" svg:width="0.4cm" svg:height="0.4cm" svg:x="14.304cm" svg:y="15.1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1.5707963267949) translate (14.927cm 14.7cm)">
              <text:p/>
              <draw:enhanced-geometry svg:viewBox="0 0 21600 21600" draw:mirror-horizontal="true" draw:mirror-vertical="false" draw:type="rectangle" draw:enhanced-path="M 0 0 L 21600 0 21600 21600 0 21600 0 0 Z N"/>
            </draw:custom-shape>
            <draw:custom-shape draw:style-name="gr32" draw:text-style-name="P18" draw:layer="layout" svg:width="0.4cm" svg:height="0.4cm" draw:transform="rotate (-3.14159265358979) translate (14.704cm 15.1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4.325cm" svg:y1="15.1cm" svg:x2="14.725cm" svg:y2="15.1cm">
              <text:p/>
            </draw:line>
            <draw:custom-shape draw:style-name="gr33" draw:text-style-name="P7" draw:layer="layout" svg:width="0.8cm" svg:height="0.8cm" draw:transform="rotate (-3.14159265358979) translate (14.927cm 15.5cm)">
              <text:p/>
              <draw:enhanced-geometry svg:viewBox="0 0 21600 21600" draw:mirror-horizontal="true" draw:mirror-vertical="false" draw:type="rectangle" draw:enhanced-path="M 0 0 L 21600 0 21600 21600 0 21600 0 0 Z N"/>
            </draw:custom-shape>
            <draw:custom-shape draw:style-name="gr84" draw:text-style-name="P28" draw:layer="layout" svg:width="0.4cm" svg:height="0.4cm" draw:transform="rotate (-1.5707963267949) translate (15cm 14.895cm)">
              <text:p text:style-name="P6"><text:span text:style-name="T6">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6" draw:text-style-name="P19" draw:layer="layout" svg:width="1cm" svg:height="1cm" draw:transform="rotate (-3.14159265358979) translate (14cm 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0.639cm" svg:height="0.64cm" draw:transform="rotate (1.5707963267949) translate (13.1cm 13.3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21" draw:layer="layout" svg:width="0.799cm" svg:height="0.8cm" svg:x="13.102cm" svg:y="12.6cm">
              <text:p text:style-name="P6"><text:span text:style-name="T9">F</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4" draw:text-style-name="P25" draw:layer="layout" svg:width="0.4cm" svg:height="0.4cm" draw:transform="rotate (1.5707963267949) translate (14.2cm 12.609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8" draw:layer="layout" svg:width="0.4cm" svg:height="0.4cm" draw:transform="rotate (-3.14159265358979) translate (14.791cm 12.4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18" draw:layer="layout" svg:width="0.4cm" svg:height="0.4cm" svg:x="14.391cm" svg:y="12.4cm">
              <text:p text:style-name="P6"><text:span text:style-name="T13">40</text:span></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7" draw:layer="layout" svg:width="0.8cm" svg:height="0.8cm" draw:transform="rotate (-1.5707963267949) translate (15.014cm 12cm)">
              <text:p/>
              <draw:enhanced-geometry svg:viewBox="0 0 21600 21600" draw:mirror-horizontal="true" draw:mirror-vertical="false" draw:type="rectangle" draw:enhanced-path="M 0 0 L 21600 0 21600 21600 0 21600 0 0 Z N"/>
            </draw:custom-shape>
            <draw:line draw:style-name="gr60" draw:text-style-name="P7" draw:layer="layout" svg:x1="14.591cm" svg:y1="12.4cm" svg:x2="14.812cm" svg:y2="12.4cm">
              <text:p/>
            </draw:line>
            <draw:custom-shape draw:style-name="gr33" draw:text-style-name="P7" draw:layer="layout" svg:width="0.8cm" svg:height="0.8cm" draw:transform="rotate (-3.14159265358979) translate (15.014cm 12.8cm)">
              <text:p/>
              <draw:enhanced-geometry svg:viewBox="0 0 21600 21600" draw:mirror-horizontal="true" draw:mirror-vertical="false" draw:type="rectangle" draw:enhanced-path="M 0 0 L 21600 0 21600 21600 0 21600 0 0 Z N"/>
            </draw:custom-shape>
            <draw:custom-shape draw:style-name="gr84" draw:text-style-name="P27" draw:layer="layout" svg:width="0.4cm" svg:height="0.4cm" draw:transform="rotate (-1.5707963267949) translate (15.1cm 12.2cm)">
              <text:p text:style-name="P6"><text:span text:style-name="T12">T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8" draw:text-style-name="P7" draw:layer="layout" svg:x1="14.8cm" svg:y1="11.2cm" svg:x2="12.4cm" svg:y2="11.2cm">
            <text:p/>
          </draw:line>
          <draw:line draw:style-name="gr104" draw:text-style-name="P7" draw:layer="layout" svg:x1="11.7cm" svg:y1="11.8cm" svg:x2="14.6cm" svg:y2="11.8cm">
            <text:p/>
          </draw:line>
          <draw:line draw:style-name="gr40" draw:text-style-name="P7" draw:layer="layout" svg:x1="10.8cm" svg:y1="8.4cm" svg:x2="11.7cm" svg:y2="8.4cm">
            <text:p/>
          </draw:line>
          <draw:line draw:style-name="gr86" draw:text-style-name="P7" draw:layer="layout" svg:x1="16.9cm" svg:y1="14.2cm" svg:x2="16.9cm" svg:y2="16.3cm">
            <text:p/>
          </draw:line>
          <draw:g>
            <draw:custom-shape draw:style-name="gr87" draw:text-style-name="P29" draw:layer="layout" svg:width="0.64cm" svg:height="0.96cm" draw:transform="rotate (-1.5707963267949) translate (16.94cm 13.23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88" draw:text-style-name="P30" draw:layer="layout" svg:width="0.32cm" svg:height="1.715cm" draw:transform="rotate (-1.5707963267949) translate (17.285cm 12.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2.9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7.285cm 13.88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8" draw:text-style-name="P30" draw:layer="layout" svg:width="0.32cm" svg:height="1.715cm" draw:transform="rotate (1.5707963267949) translate (15.57cm 14.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89" draw:text-style-name="P31" draw:layer="layout" svg:width="0.641cm" svg:height="0.96cm" draw:transform="rotate (-1.5707963267949) translate (16.94cm 12.913cm)">
              <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0" draw:text-style-name="P32" draw:layer="layout" svg:width="0.322cm" svg:height="0.96cm" draw:transform="rotate (-1.5707963267949) translate (17.9cm 13.2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g>
          <draw:line draw:style-name="gr92" draw:text-style-name="P7" draw:layer="layout" svg:x1="8cm" svg:y1="15.8cm" svg:x2="8cm" svg:y2="18.9cm">
            <text:p/>
          </draw:line>
          <draw:g>
            <draw:custom-shape draw:style-name="gr32" draw:text-style-name="P18" draw:layer="layout" svg:width="0.4cm" svg:height="0.4cm" draw:transform="rotate (-3.14159265358979) translate (6.8cm 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6.4cm" svg:y1="19.9cm" svg:x2="6.8cm" svg:y2="19.9cm">
              <text:p/>
            </draw:line>
            <draw:custom-shape draw:style-name="gr33" draw:text-style-name="P7" draw:layer="layout" svg:width="0.8cm" svg:height="0.8cm" draw:transform="rotate (1.5707963267949) translate (6.2cm 20.1cm)">
              <text:p/>
              <draw:enhanced-geometry svg:viewBox="0 0 21600 21600" draw:mirror-horizontal="false" draw:mirror-vertical="false" draw:type="rectangle" draw:enhanced-path="M 0 0 L 21600 0 21600 21600 0 21600 0 0 Z N"/>
            </draw:custom-shape>
          </draw:g>
          <draw:frame draw:style-name="gr51" draw:text-style-name="P17" draw:layer="layout" svg:width="2.2cm" svg:height="0.607cm" svg:x="12.359cm" svg:y="15.118cm">
            <draw:text-box>
              <text:p text:style-name="P6"><text:span text:style-name="T8">Verwarmen</text:span></text:p>
            </draw:text-box>
          </draw:frame>
          <draw:line draw:style-name="gr18" draw:text-style-name="P7" draw:layer="layout" svg:x1="12.1cm" svg:y1="18.6cm" svg:x2="12.1cm" svg:y2="16.9cm">
            <text:p/>
          </draw:line>
          <draw:g>
            <draw:custom-shape draw:style-name="gr106" draw:text-style-name="P19" draw:layer="layout" svg:width="1cm" svg:height="1cm" draw:transform="rotate (1.5707963267949) translate (11.6cm 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0.639cm" svg:height="0.64cm" svg:x="11.772cm" svg:y="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21" draw:layer="layout" svg:width="0.799cm" svg:height="0.8cm" svg:x="11.704cm" svg:y="17.2cm">
              <text:p text:style-name="P6"><text:span text:style-name="T9">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7" draw:text-style-name="P7" draw:layer="layout" svg:x1="8.3cm" svg:y1="16.3cm" svg:x2="8.3cm" svg:y2="19.4cm">
            <text:p/>
          </draw:line>
          <draw:line draw:style-name="gr78" draw:text-style-name="P7" draw:layer="layout" svg:x1="13.1cm" svg:y1="16.3cm" svg:x2="8.3cm" svg:y2="16.3cm">
            <text:p/>
          </draw:line>
          <draw:line draw:style-name="gr93" draw:text-style-name="P7" draw:layer="layout" svg:x1="8.3cm" svg:y1="19.4cm" svg:x2="8.3cm" svg:y2="16.3cm">
            <text:p/>
          </draw:line>
          <draw:line draw:style-name="gr17" draw:text-style-name="P7" draw:layer="layout" svg:x1="6.6cm" svg:y1="19.4cm" svg:x2="8.3cm" svg:y2="19.4cm">
            <text:p/>
          </draw:line>
          <draw:line draw:style-name="gr96" draw:text-style-name="P7" draw:layer="layout" svg:x1="9cm" svg:y1="20.1cm" svg:x2="4.5cm" svg:y2="20.1cm">
            <text:p/>
          </draw:line>
          <draw:line draw:style-name="gr79" draw:text-style-name="P7" draw:layer="layout" svg:x1="5cm" svg:y1="20.3cm" svg:x2="9.3cm" svg:y2="20.3cm">
            <text:p/>
          </draw:line>
          <draw:g>
            <draw:custom-shape draw:style-name="gr34" draw:text-style-name="P25" draw:layer="layout" svg:width="0.4cm" svg:height="0.4cm" draw:transform="rotate (1.55281943549936) translate (4.993cm 19.587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0.4cm" svg:height="0.4cm" draw:transform="rotate (-3.12361576229425) translate (5.198cm 19.77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8" draw:text-style-name="P18" draw:layer="layout" svg:width="0.4cm" svg:height="0.4cm" draw:transform="rotate (-0.0179768912955416) translate (4.806cm 18.999cm)">
              <text:p text:style-name="P6"><text:span text:style-name="T13">20</text:span></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9" draw:text-style-name="P7" draw:layer="layout" svg:width="0.8cm" svg:height="0.796cm" draw:transform="rotate (-1.58877321809044) translate (5.39cm 19.015cm)">
              <text:p/>
              <draw:enhanced-geometry svg:viewBox="0 0 21600 21600" draw:mirror-horizontal="false" draw:mirror-vertical="true" draw:type="rectangle" draw:enhanced-path="M 0 0 L 21600 0 21600 21600 0 21600 0 0 Z N"/>
            </draw:custom-shape>
            <draw:line draw:style-name="gr60" draw:text-style-name="P7" draw:layer="layout" svg:x1="5.002cm" svg:y1="19.408cm" svg:x2="4.781cm" svg:y2="19.412cm">
              <text:p/>
            </draw:line>
            <draw:custom-shape draw:style-name="gr109" draw:text-style-name="P7" draw:layer="layout" svg:width="0.8cm" svg:height="0.796cm" draw:transform="rotate (3.12361576229425) translate (5.372cm 19.81cm)">
              <text:p/>
              <draw:enhanced-geometry svg:viewBox="0 0 21600 21600" draw:mirror-horizontal="false" draw:mirror-vertical="true" draw:type="rectangle" draw:enhanced-path="M 0 0 L 21600 0 21600 21600 0 21600 0 0 Z N"/>
            </draw:custom-shape>
            <draw:custom-shape draw:style-name="gr61" draw:text-style-name="P27" draw:layer="layout" svg:width="0.4cm" svg:height="0.4cm" draw:transform="rotate (-1.55281943549936) translate (4.879cm 19.195cm)">
              <text:p text:style-name="P6"><text:span text:style-name="T12">TC</text:span></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g>
          <draw:line draw:style-name="gr93" draw:text-style-name="P7" draw:layer="layout" svg:x1="5.4cm" svg:y1="19.4cm" svg:x2="6.6cm" svg:y2="19.4cm">
            <text:p/>
          </draw:line>
          <draw:g>
            <draw:custom-shape draw:style-name="gr41" draw:text-style-name="P19" draw:layer="layout" svg:width="1cm" svg:height="1cm" draw:transform="rotate (-3.14159265358979) translate (14cm 14.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0.639cm" svg:height="0.64cm" draw:transform="rotate (1.5707963267949) translate (13.26cm 14.61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21" draw:layer="layout" svg:width="0.799cm" svg:height="0.8cm" svg:x="13.086cm" svg:y="13.9cm">
              <text:p text:style-name="P6"><text:span text:style-name="T9">D</text:span></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line draw:style-name="gr78" draw:text-style-name="P7" draw:layer="layout" svg:x1="13.1cm" svg:y1="16.3cm" svg:x2="13.1cm" svg:y2="16.9cm">
            <text:p/>
          </draw:line>
          <draw:line draw:style-name="gr65" draw:text-style-name="P7" draw:layer="layout" svg:x1="14.2cm" svg:y1="12.4cm" svg:x2="12.1cm" svg:y2="12.4cm">
            <text:p/>
          </draw:line>
          <draw:line draw:style-name="gr100" draw:text-style-name="P7" draw:layer="layout" svg:x1="12.1cm" svg:y1="13.3cm" svg:x2="12.1cm" svg:y2="11.2cm">
            <text:p/>
          </draw:line>
          <draw:g>
            <draw:custom-shape draw:style-name="gr34" draw:text-style-name="P18" draw:layer="layout" svg:width="0.4cm" svg:height="0.4cm" draw:transform="rotate (-3.14159265358979) translate (12.3cm 15.3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60" draw:text-style-name="P7" draw:layer="layout" svg:x1="11.9cm" svg:y1="14.9cm" svg:x2="12.3cm" svg:y2="14.9cm">
              <text:p/>
            </draw:line>
            <draw:custom-shape draw:style-name="gr33" draw:text-style-name="P7" draw:layer="layout" svg:width="0.8cm" svg:height="0.8cm" draw:transform="rotate (1.5707963267949) translate (11.7cm 15.5cm)">
              <text:p/>
              <draw:enhanced-geometry svg:viewBox="0 0 21600 21600" draw:mirror-horizontal="false" draw:mirror-vertical="true" draw:type="rectangle" draw:enhanced-path="M 0 0 L 21600 0 21600 21600 0 21600 0 0 Z N"/>
            </draw:custom-shape>
          </draw:g>
          <draw:line draw:style-name="gr16" draw:text-style-name="P7" draw:layer="layout" svg:x1="9.7cm" svg:y1="18.7cm" svg:x2="12.1cm" svg:y2="18.6cm">
            <text:p/>
          </draw:line>
          <draw:line draw:style-name="gr102" draw:text-style-name="P7" draw:layer="layout" svg:x1="16.9cm" svg:y1="16.3cm" svg:x2="16.9cm" svg:y2="19.7cm">
            <text:p/>
          </draw:line>
          <draw:line draw:style-name="gr103" draw:text-style-name="P7" draw:layer="layout" svg:x1="11.7cm" svg:y1="8.4cm" svg:x2="11.7cm" svg:y2="12cm">
            <text:p/>
          </draw:line>
        </draw:g>
      </draw:page>
      <draw:page draw:name="page5" draw:style-name="dp1" draw:master-page-name="Default">
        <draw:custom-shape draw:style-name="gr112" draw:text-style-name="P34" draw:layer="layout" svg:width="49cm" svg:height="6.4cm" svg:x="0.5cm" svg:y="19cm">
          <text:p/>
          <draw:enhanced-geometry svg:viewBox="0 0 21600 21600" draw:mirror-horizontal="true" draw:mirror-vertical="false" draw:type="rectangle" draw:enhanced-path="M 0 0 L 21600 0 21600 21600 0 21600 0 0 Z N"/>
        </draw:custom-shape>
        <draw:g>
          <draw:custom-shape draw:style-name="gr113" draw:text-style-name="P35" draw:layer="layout" svg:width="18.9cm" svg:height="1.6cm" svg:x="5.25cm" svg:y="6.1cm">
            <text:p/>
            <draw:enhanced-geometry svg:viewBox="0 0 21600 21600" draw:mirror-horizontal="true" draw:mirror-vertical="false" draw:type="rectangle" draw:enhanced-path="M 0 0 L 21600 0 21600 21600 0 21600 0 0 Z N"/>
          </draw:custom-shape>
          <draw:custom-shape draw:style-name="gr114" draw:text-style-name="P36" draw:layer="layout" svg:width="18.8cm" svg:height="1.6cm" svg:x="5.3cm" svg:y="6.1cm">
            <text:p/>
            <draw:enhanced-geometry svg:viewBox="0 0 21600 21600" draw:mirror-horizontal="true" draw:mirror-vertical="false" draw:type="rectangle" draw:enhanced-path="M 0 0 L 21600 0 21600 21600 0 21600 0 0 Z N"/>
          </draw:custom-shape>
          <draw:g>
            <draw:custom-shape draw:style-name="gr115" draw:text-style-name="P37" draw:layer="layout" svg:width="18cm" svg:height="0.6cm" svg:x="5.7cm" svg:y="6.1cm">
              <text:p/>
              <draw:enhanced-geometry svg:viewBox="0 0 21600 21600" draw:mirror-horizontal="true" draw:mirror-vertical="true" draw:type="rectangle" draw:enhanced-path="M 0 0 L 21600 0 21600 21600 0 21600 0 0 Z N"/>
            </draw:custom-shape>
            <draw:line draw:style-name="gr116" draw:text-style-name="P7" draw:layer="layout" svg:x1="6.4cm" svg:y1="6.4cm" svg:x2="23cm" svg:y2="6.4cm">
              <text:p/>
            </draw:line>
          </draw:g>
          <draw:g>
            <draw:custom-shape draw:style-name="gr115" draw:text-style-name="P37" draw:layer="layout" svg:width="18cm" svg:height="0.6cm" svg:x="5.7cm" svg:y="7.1cm">
              <text:p/>
              <draw:enhanced-geometry svg:viewBox="0 0 21600 21600" draw:mirror-horizontal="true" draw:mirror-vertical="true" draw:type="rectangle" draw:enhanced-path="M 0 0 L 21600 0 21600 21600 0 21600 0 0 Z N"/>
            </draw:custom-shape>
            <draw:line draw:style-name="gr116" draw:text-style-name="P7" draw:layer="layout" svg:x1="6.4cm" svg:y1="7.4cm" svg:x2="23cm" svg:y2="7.4cm">
              <text:p/>
            </draw:line>
          </draw:g>
        </draw:g>
        <draw:g>
          <draw:line draw:style-name="gr117" draw:text-style-name="P7" draw:layer="layout" svg:x1="6.5cm" svg:y1="7cm" svg:x2="6.5cm" svg:y2="7.2cm">
            <text:p/>
          </draw:line>
          <draw:line draw:style-name="gr118" draw:text-style-name="P7" draw:layer="layout" svg:x1="6.7cm" svg:y1="7cm" svg:x2="6.7cm" svg:y2="7.2cm">
            <text:p/>
          </draw:line>
          <draw:line draw:style-name="gr119" draw:text-style-name="P7" draw:layer="layout" svg:x1="6.9cm" svg:y1="7cm" svg:x2="6.9cm" svg:y2="7.2cm">
            <text:p/>
          </draw:line>
          <draw:line draw:style-name="gr120" draw:text-style-name="P7" draw:layer="layout" svg:x1="7.1cm" svg:y1="7cm" svg:x2="7.1cm" svg:y2="7.2cm">
            <text:p/>
          </draw:line>
          <draw:line draw:style-name="gr121" draw:text-style-name="P7" draw:layer="layout" svg:x1="10.3cm" svg:y1="7.2cm" svg:x2="10.3cm" svg:y2="7cm">
            <text:p/>
          </draw:line>
        </draw:g>
        <draw:g>
          <draw:custom-shape draw:style-name="gr122" draw:text-style-name="P34" draw:layer="layout" svg:width="18cm" svg:height="6.4cm" svg:x="5.7cm" svg:y="9.3cm">
            <text:p/>
            <draw:enhanced-geometry svg:viewBox="0 0 21600 21600" draw:mirror-horizontal="true" draw:mirror-vertical="false" draw:type="rectangle" draw:enhanced-path="M 0 0 L 21600 0 21600 21600 0 21600 0 0 Z N"/>
          </draw:custom-shape>
          <draw:custom-shape draw:style-name="gr123" draw:text-style-name="P36" draw:layer="layout" svg:width="16cm" svg:height="5.6cm" svg:x="6.7cm" svg:y="9.9cm">
            <text:p/>
            <draw:enhanced-geometry svg:viewBox="0 0 21600 21600" draw:mirror-horizontal="true" draw:mirror-vertical="false" draw:type="rectangle" draw:enhanced-path="M 0 0 L 21600 0 21600 21600 0 21600 0 0 Z N"/>
          </draw:custom-shape>
          <draw:custom-shape draw:style-name="gr124" draw:text-style-name="P34" draw:layer="layout" svg:width="15.2cm" svg:height="1.6cm" svg:x="7.1cm" svg:y="10.3cm">
            <text:p/>
            <draw:enhanced-geometry svg:viewBox="0 0 21600 21600" draw:mirror-horizontal="true" draw:mirror-vertical="false" draw:type="rectangle" draw:enhanced-path="M 0 0 L 21600 0 21600 21600 0 21600 0 0 Z N"/>
          </draw:custom-shape>
          <draw:custom-shape draw:style-name="gr125" draw:text-style-name="P38" draw:layer="layout" svg:width="15.2cm" svg:height="3.2cm" svg:x="7.1cm" svg:y="11.9cm">
            <text:p/>
            <draw:enhanced-geometry svg:viewBox="0 0 21600 21600" draw:mirror-horizontal="true" draw:mirror-vertical="false" draw:type="rectangle" draw:enhanced-path="M 0 0 L 21600 0 21600 21600 0 21600 0 0 Z N"/>
          </draw:custom-shape>
          <draw:frame draw:style-name="gr2" draw:text-style-name="P2" draw:layer="layout" svg:width="0.502cm" svg:height="1.187cm" svg:x="14cm" svg:y="13cm">
            <draw:text-box>
              <text:p/>
            </draw:text-box>
          </draw:frame>
          <draw:g>
            <draw:custom-shape draw:style-name="gr126" draw:text-style-name="P39" draw:layer="layout" svg:width="4.4cm" svg:height="4.6cm" svg:x="7.3cm" svg:y="10.4cm">
              <text:p/>
              <draw:enhanced-geometry svg:viewBox="0 0 21600 21600" draw:mirror-horizontal="false" draw:mirror-vertical="false" draw:glue-points="10800 0 0 10800 10800 21600 21600 10800" draw:text-areas="?f3 ?f3 ?f4 ?f4" draw:type="hexagon" draw:modifiers="1973.0061349693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line draw:style-name="gr23" draw:text-style-name="P40" draw:layer="layout" svg:x1="9.504cm" svg:y1="10.995cm" svg:x2="9.898cm" svg:y2="10.7cm">
                <text:p/>
              </draw:line>
              <draw:line draw:style-name="gr24" draw:text-style-name="P40" draw:layer="layout" svg:x1="9.5cm" svg:y1="14.5cm" svg:x2="9.796cm" svg:y2="14.111cm">
                <text:p/>
              </draw:line>
              <draw:g>
                <draw:line draw:style-name="gr23" draw:text-style-name="P40" draw:layer="layout" svg:x1="8.907cm" svg:y1="11.969cm" svg:x2="10.1cm" svg:y2="11.774cm">
                  <text:p/>
                </draw:line>
                <draw:line draw:style-name="gr23" draw:text-style-name="P40" draw:layer="layout" svg:x1="8.907cm" svg:y1="11.579cm" svg:x2="10.1cm" svg:y2="11.774cm">
                  <text:p/>
                </draw:line>
                <draw:line draw:style-name="gr23" draw:text-style-name="P40" draw:layer="layout" svg:x1="8.907cm" svg:y1="11.19cm" svg:x2="9.497cm" svg:y2="10.995cm">
                  <text:p/>
                </draw:line>
                <draw:line draw:style-name="gr24" draw:text-style-name="P40" draw:layer="layout" svg:x1="8.903cm" svg:y1="14.305cm" svg:x2="9.499cm" svg:y2="14.5cm">
                  <text:p/>
                </draw:line>
                <draw:line draw:style-name="gr23" draw:text-style-name="P40" draw:layer="layout" svg:x1="8.907cm" svg:y1="12.358cm" svg:x2="10.1cm" svg:y2="12.163cm">
                  <text:p/>
                </draw:line>
                <draw:line draw:style-name="gr23" draw:text-style-name="P40" draw:layer="layout" svg:x1="8.907cm" svg:y1="11.968cm" svg:x2="10.1cm" svg:y2="12.163cm">
                  <text:p/>
                </draw:line>
                <draw:line draw:style-name="gr23" draw:text-style-name="P40" draw:layer="layout" svg:x1="8.907cm" svg:y1="12.748cm" svg:x2="10.1cm" svg:y2="12.553cm">
                  <text:p/>
                </draw:line>
                <draw:line draw:style-name="gr23" draw:text-style-name="P40" draw:layer="layout" svg:x1="8.907cm" svg:y1="12.358cm" svg:x2="10.1cm" svg:y2="12.553cm">
                  <text:p/>
                </draw:line>
                <draw:line draw:style-name="gr23" draw:text-style-name="P40" draw:layer="layout" svg:x1="8.907cm" svg:y1="11.579cm" svg:x2="10.1cm" svg:y2="11.384cm">
                  <text:p/>
                </draw:line>
                <draw:line draw:style-name="gr23" draw:text-style-name="P40" draw:layer="layout" svg:x1="8.907cm" svg:y1="11.189cm" svg:x2="10.1cm" svg:y2="11.384cm">
                  <text:p/>
                </draw:line>
                <draw:line draw:style-name="gr24" draw:text-style-name="P40" draw:layer="layout" svg:x1="8.9cm" svg:y1="13.527cm" svg:x2="10.093cm" svg:y2="13.332cm">
                  <text:p/>
                </draw:line>
                <draw:line draw:style-name="gr24" draw:text-style-name="P40" draw:layer="layout" svg:x1="8.9cm" svg:y1="13.137cm" svg:x2="10.093cm" svg:y2="13.332cm">
                  <text:p/>
                </draw:line>
                <draw:line draw:style-name="gr24" draw:text-style-name="P40" draw:layer="layout" svg:x1="8.9cm" svg:y1="13.916cm" svg:x2="10.093cm" svg:y2="13.721cm">
                  <text:p/>
                </draw:line>
                <draw:line draw:style-name="gr24" draw:text-style-name="P40" draw:layer="layout" svg:x1="8.9cm" svg:y1="13.526cm" svg:x2="10.093cm" svg:y2="13.721cm">
                  <text:p/>
                </draw:line>
                <draw:line draw:style-name="gr24" draw:text-style-name="P40" draw:layer="layout" svg:x1="8.9cm" svg:y1="14.306cm" svg:x2="10.093cm" svg:y2="14.111cm">
                  <text:p/>
                </draw:line>
                <draw:line draw:style-name="gr24" draw:text-style-name="P40" draw:layer="layout" svg:x1="8.9cm" svg:y1="13.916cm" svg:x2="10.093cm" svg:y2="14.111cm">
                  <text:p/>
                </draw:line>
                <draw:line draw:style-name="gr23" draw:text-style-name="P40" draw:layer="layout" svg:x1="8.9cm" svg:y1="13.137cm" svg:x2="10.093cm" svg:y2="12.942cm">
                  <text:p/>
                </draw:line>
                <draw:line draw:style-name="gr23" draw:text-style-name="P40" draw:layer="layout" svg:x1="8.9cm" svg:y1="12.747cm" svg:x2="10.093cm" svg:y2="12.942cm">
                  <text:p/>
                </draw:line>
              </draw:g>
            </draw:g>
            <draw:line draw:style-name="gr127" draw:text-style-name="P40" draw:layer="layout" svg:x1="9.45cm" svg:y1="10.6cm" svg:x2="9.55cm" svg:y2="14.3cm">
              <text:p/>
            </draw:line>
            <draw:frame draw:style-name="gr128" draw:text-style-name="P40" draw:layer="layout" svg:width="4.38cm" svg:height="1.917cm" svg:x="7.3cm" svg:y="11.6cm">
              <draw:text-box>
                <text:p text:style-name="P6"><text:span text:style-name="T17">waterkelder,</text:span></text:p>
                <text:p text:style-name="P6"><text:span text:style-name="T17">4800×2400×2400</text:span></text:p>
                <text:p text:style-name="P6"><text:span text:style-name="T17">Netto inh. 18m³</text:span></text:p>
              </draw:text-box>
            </draw:frame>
          </draw:g>
          <draw:g>
            <draw:custom-shape draw:style-name="gr126" draw:text-style-name="P39" draw:layer="layout" svg:width="4.4cm" svg:height="4.6cm" svg:x="17.7cm" svg:y="10.4cm">
              <text:p/>
              <draw:enhanced-geometry svg:viewBox="0 0 21600 21600" draw:mirror-horizontal="false" draw:mirror-vertical="false" draw:glue-points="10800 0 0 10800 10800 21600 21600 10800" draw:text-areas="?f3 ?f3 ?f4 ?f4" draw:type="hexagon" draw:modifiers="1973.0061349693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line draw:style-name="gr23" draw:text-style-name="P40" draw:layer="layout" svg:x1="19.904cm" svg:y1="10.995cm" svg:x2="20.298cm" svg:y2="10.7cm">
                <text:p/>
              </draw:line>
              <draw:line draw:style-name="gr24" draw:text-style-name="P40" draw:layer="layout" svg:x1="19.9cm" svg:y1="14.5cm" svg:x2="20.196cm" svg:y2="14.111cm">
                <text:p/>
              </draw:line>
              <draw:g>
                <draw:line draw:style-name="gr23" draw:text-style-name="P40" draw:layer="layout" svg:x1="19.307cm" svg:y1="11.969cm" svg:x2="20.5cm" svg:y2="11.774cm">
                  <text:p/>
                </draw:line>
                <draw:line draw:style-name="gr23" draw:text-style-name="P40" draw:layer="layout" svg:x1="19.307cm" svg:y1="11.579cm" svg:x2="20.5cm" svg:y2="11.774cm">
                  <text:p/>
                </draw:line>
                <draw:line draw:style-name="gr23" draw:text-style-name="P40" draw:layer="layout" svg:x1="19.307cm" svg:y1="11.19cm" svg:x2="19.897cm" svg:y2="10.995cm">
                  <text:p/>
                </draw:line>
                <draw:line draw:style-name="gr24" draw:text-style-name="P40" draw:layer="layout" svg:x1="19.303cm" svg:y1="14.305cm" svg:x2="19.899cm" svg:y2="14.5cm">
                  <text:p/>
                </draw:line>
                <draw:line draw:style-name="gr23" draw:text-style-name="P40" draw:layer="layout" svg:x1="19.307cm" svg:y1="12.358cm" svg:x2="20.5cm" svg:y2="12.163cm">
                  <text:p/>
                </draw:line>
                <draw:line draw:style-name="gr23" draw:text-style-name="P40" draw:layer="layout" svg:x1="19.307cm" svg:y1="11.968cm" svg:x2="20.5cm" svg:y2="12.163cm">
                  <text:p/>
                </draw:line>
                <draw:line draw:style-name="gr23" draw:text-style-name="P40" draw:layer="layout" svg:x1="19.307cm" svg:y1="12.748cm" svg:x2="20.5cm" svg:y2="12.553cm">
                  <text:p/>
                </draw:line>
                <draw:line draw:style-name="gr23" draw:text-style-name="P40" draw:layer="layout" svg:x1="19.307cm" svg:y1="12.358cm" svg:x2="20.5cm" svg:y2="12.553cm">
                  <text:p/>
                </draw:line>
                <draw:line draw:style-name="gr23" draw:text-style-name="P40" draw:layer="layout" svg:x1="19.307cm" svg:y1="11.579cm" svg:x2="20.5cm" svg:y2="11.384cm">
                  <text:p/>
                </draw:line>
                <draw:line draw:style-name="gr23" draw:text-style-name="P40" draw:layer="layout" svg:x1="19.307cm" svg:y1="11.189cm" svg:x2="20.5cm" svg:y2="11.384cm">
                  <text:p/>
                </draw:line>
                <draw:line draw:style-name="gr24" draw:text-style-name="P40" draw:layer="layout" svg:x1="19.3cm" svg:y1="13.527cm" svg:x2="20.493cm" svg:y2="13.332cm">
                  <text:p/>
                </draw:line>
                <draw:line draw:style-name="gr24" draw:text-style-name="P40" draw:layer="layout" svg:x1="19.3cm" svg:y1="13.137cm" svg:x2="20.493cm" svg:y2="13.332cm">
                  <text:p/>
                </draw:line>
                <draw:line draw:style-name="gr24" draw:text-style-name="P40" draw:layer="layout" svg:x1="19.3cm" svg:y1="13.916cm" svg:x2="20.493cm" svg:y2="13.721cm">
                  <text:p/>
                </draw:line>
                <draw:line draw:style-name="gr24" draw:text-style-name="P40" draw:layer="layout" svg:x1="19.3cm" svg:y1="13.526cm" svg:x2="20.493cm" svg:y2="13.721cm">
                  <text:p/>
                </draw:line>
                <draw:line draw:style-name="gr24" draw:text-style-name="P40" draw:layer="layout" svg:x1="19.3cm" svg:y1="14.306cm" svg:x2="20.493cm" svg:y2="14.111cm">
                  <text:p/>
                </draw:line>
                <draw:line draw:style-name="gr24" draw:text-style-name="P40" draw:layer="layout" svg:x1="19.3cm" svg:y1="13.916cm" svg:x2="20.493cm" svg:y2="14.111cm">
                  <text:p/>
                </draw:line>
                <draw:line draw:style-name="gr23" draw:text-style-name="P40" draw:layer="layout" svg:x1="19.3cm" svg:y1="13.137cm" svg:x2="20.493cm" svg:y2="12.942cm">
                  <text:p/>
                </draw:line>
                <draw:line draw:style-name="gr23" draw:text-style-name="P40" draw:layer="layout" svg:x1="19.3cm" svg:y1="12.747cm" svg:x2="20.493cm" svg:y2="12.942cm">
                  <text:p/>
                </draw:line>
              </draw:g>
            </draw:g>
            <draw:line draw:style-name="gr127" draw:text-style-name="P40" draw:layer="layout" svg:x1="19.85cm" svg:y1="10.6cm" svg:x2="19.95cm" svg:y2="14.3cm">
              <text:p/>
            </draw:line>
            <draw:frame draw:style-name="gr128" draw:text-style-name="P40" draw:layer="layout" svg:width="4.38cm" svg:height="1.917cm" svg:x="17.7cm" svg:y="11.6cm">
              <draw:text-box>
                <text:p text:style-name="P6"><text:span text:style-name="T17">waterkelder,</text:span></text:p>
                <text:p text:style-name="P6"><text:span text:style-name="T17">4800×2400×2400</text:span></text:p>
                <text:p text:style-name="P6"><text:span text:style-name="T17">Netto inh. 18m³</text:span></text:p>
              </draw:text-box>
            </draw:frame>
          </draw:g>
          <draw:g>
            <draw:custom-shape draw:style-name="gr126" draw:text-style-name="P39" draw:layer="layout" svg:width="4.4cm" svg:height="4.6cm" svg:x="12.5cm" svg:y="10.4cm">
              <text:p/>
              <draw:enhanced-geometry svg:viewBox="0 0 21600 21600" draw:mirror-horizontal="false" draw:mirror-vertical="false" draw:glue-points="10800 0 0 10800 10800 21600 21600 10800" draw:text-areas="?f3 ?f3 ?f4 ?f4" draw:type="hexagon" draw:modifiers="1973.0061349693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line draw:style-name="gr23" draw:text-style-name="P40" draw:layer="layout" svg:x1="14.704cm" svg:y1="10.995cm" svg:x2="15.098cm" svg:y2="10.7cm">
                <text:p/>
              </draw:line>
              <draw:line draw:style-name="gr24" draw:text-style-name="P40" draw:layer="layout" svg:x1="14.7cm" svg:y1="14.5cm" svg:x2="14.996cm" svg:y2="14.111cm">
                <text:p/>
              </draw:line>
              <draw:g>
                <draw:line draw:style-name="gr23" draw:text-style-name="P40" draw:layer="layout" svg:x1="14.107cm" svg:y1="11.969cm" svg:x2="15.3cm" svg:y2="11.774cm">
                  <text:p/>
                </draw:line>
                <draw:line draw:style-name="gr23" draw:text-style-name="P40" draw:layer="layout" svg:x1="14.107cm" svg:y1="11.579cm" svg:x2="15.3cm" svg:y2="11.774cm">
                  <text:p/>
                </draw:line>
                <draw:line draw:style-name="gr23" draw:text-style-name="P40" draw:layer="layout" svg:x1="14.107cm" svg:y1="11.19cm" svg:x2="14.697cm" svg:y2="10.995cm">
                  <text:p/>
                </draw:line>
                <draw:line draw:style-name="gr24" draw:text-style-name="P40" draw:layer="layout" svg:x1="14.103cm" svg:y1="14.305cm" svg:x2="14.699cm" svg:y2="14.5cm">
                  <text:p/>
                </draw:line>
                <draw:line draw:style-name="gr23" draw:text-style-name="P40" draw:layer="layout" svg:x1="14.107cm" svg:y1="12.358cm" svg:x2="15.3cm" svg:y2="12.163cm">
                  <text:p/>
                </draw:line>
                <draw:line draw:style-name="gr23" draw:text-style-name="P40" draw:layer="layout" svg:x1="14.107cm" svg:y1="11.968cm" svg:x2="15.3cm" svg:y2="12.163cm">
                  <text:p/>
                </draw:line>
                <draw:line draw:style-name="gr23" draw:text-style-name="P40" draw:layer="layout" svg:x1="14.107cm" svg:y1="12.748cm" svg:x2="15.3cm" svg:y2="12.553cm">
                  <text:p/>
                </draw:line>
                <draw:line draw:style-name="gr23" draw:text-style-name="P40" draw:layer="layout" svg:x1="14.107cm" svg:y1="12.358cm" svg:x2="15.3cm" svg:y2="12.553cm">
                  <text:p/>
                </draw:line>
                <draw:line draw:style-name="gr23" draw:text-style-name="P40" draw:layer="layout" svg:x1="14.107cm" svg:y1="11.579cm" svg:x2="15.3cm" svg:y2="11.384cm">
                  <text:p/>
                </draw:line>
                <draw:line draw:style-name="gr23" draw:text-style-name="P40" draw:layer="layout" svg:x1="14.107cm" svg:y1="11.189cm" svg:x2="15.3cm" svg:y2="11.384cm">
                  <text:p/>
                </draw:line>
                <draw:line draw:style-name="gr24" draw:text-style-name="P40" draw:layer="layout" svg:x1="14.1cm" svg:y1="13.527cm" svg:x2="15.293cm" svg:y2="13.332cm">
                  <text:p/>
                </draw:line>
                <draw:line draw:style-name="gr24" draw:text-style-name="P40" draw:layer="layout" svg:x1="14.1cm" svg:y1="13.137cm" svg:x2="15.293cm" svg:y2="13.332cm">
                  <text:p/>
                </draw:line>
                <draw:line draw:style-name="gr24" draw:text-style-name="P40" draw:layer="layout" svg:x1="14.1cm" svg:y1="13.916cm" svg:x2="15.293cm" svg:y2="13.721cm">
                  <text:p/>
                </draw:line>
                <draw:line draw:style-name="gr24" draw:text-style-name="P40" draw:layer="layout" svg:x1="14.1cm" svg:y1="13.526cm" svg:x2="15.293cm" svg:y2="13.721cm">
                  <text:p/>
                </draw:line>
                <draw:line draw:style-name="gr24" draw:text-style-name="P40" draw:layer="layout" svg:x1="14.1cm" svg:y1="14.306cm" svg:x2="15.293cm" svg:y2="14.111cm">
                  <text:p/>
                </draw:line>
                <draw:line draw:style-name="gr24" draw:text-style-name="P40" draw:layer="layout" svg:x1="14.1cm" svg:y1="13.916cm" svg:x2="15.293cm" svg:y2="14.111cm">
                  <text:p/>
                </draw:line>
                <draw:line draw:style-name="gr23" draw:text-style-name="P40" draw:layer="layout" svg:x1="14.1cm" svg:y1="13.137cm" svg:x2="15.293cm" svg:y2="12.942cm">
                  <text:p/>
                </draw:line>
                <draw:line draw:style-name="gr23" draw:text-style-name="P40" draw:layer="layout" svg:x1="14.1cm" svg:y1="12.747cm" svg:x2="15.293cm" svg:y2="12.942cm">
                  <text:p/>
                </draw:line>
              </draw:g>
            </draw:g>
            <draw:line draw:style-name="gr127" draw:text-style-name="P40" draw:layer="layout" svg:x1="14.65cm" svg:y1="10.6cm" svg:x2="14.75cm" svg:y2="14.3cm">
              <text:p/>
            </draw:line>
            <draw:frame draw:style-name="gr128" draw:text-style-name="P40" draw:layer="layout" svg:width="4.38cm" svg:height="1.917cm" svg:x="12.5cm" svg:y="11.6cm">
              <draw:text-box>
                <text:p text:style-name="P6"><text:span text:style-name="T17">waterkelder,</text:span></text:p>
                <text:p text:style-name="P6"><text:span text:style-name="T17">4800×2400×2400</text:span></text:p>
                <text:p text:style-name="P6"><text:span text:style-name="T17">Netto inh. 18m³</text:span></text:p>
              </draw:text-box>
            </draw:frame>
          </draw:g>
          <draw:line draw:style-name="gr129" draw:text-style-name="P7" draw:layer="layout" svg:x1="20.3cm" svg:y1="10.8cm" svg:x2="15.1cm" svg:y2="10.8cm">
            <text:p/>
          </draw:line>
          <draw:line draw:style-name="gr129" draw:text-style-name="P7" draw:layer="layout" svg:x1="15.1cm" svg:y1="10.8cm" svg:x2="9.9cm" svg:y2="10.8cm">
            <text:p/>
          </draw:line>
          <draw:line draw:style-name="gr129" draw:text-style-name="P7" draw:layer="layout" svg:x1="14.6cm" svg:y1="10.6cm" svg:x2="9.4cm" svg:y2="10.6cm">
            <text:p/>
          </draw:line>
          <draw:line draw:style-name="gr129" draw:text-style-name="P7" draw:layer="layout" svg:x1="19.8cm" svg:y1="10.6cm" svg:x2="14.6cm" svg:y2="10.6cm">
            <text:p/>
          </draw:line>
        </draw:g>
        <draw:frame draw:style-name="gr2" draw:text-style-name="P2" draw:layer="layout" svg:width="0.502cm" svg:height="1.187cm" svg:x="21.4cm" svg:y="10.9cm">
          <draw:text-box>
            <text:p/>
          </draw:text-box>
        </draw:frame>
        <draw:g>
          <draw:custom-shape draw:style-name="gr130" draw:text-style-name="P41" draw:layer="layout" svg:width="2cm" svg:height="1.999cm" svg:x="2.5cm" svg:y="4.468cm">
            <text:p text:style-name="P6"><text:span text:style-name="T18">Z</text:span><text:span text:style-name="T18"><text:line-break/></text:span><text:span text:style-name="T18">O <text:s text:c="2"/>W</text:span></text:p>
            <text:p text:style-name="P6"><text:span text:style-name="T18">N</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31" draw:text-style-name="P2" draw:layer="layout" svg:width="0.717cm" svg:height="1.703cm" svg:x="17.7cm" svg:y="26.067cm">
            <draw:text-box>
              <text:p/>
            </draw:text-box>
          </draw:frame>
          <draw:frame draw:style-name="gr132" draw:text-style-name="P1" draw:layer="layout" svg:width="20.503cm" svg:height="1.057cm" svg:x="5.697cm" svg:y="2.943cm">
            <draw:text-box>
              <text:p><text:span text:style-name="T1">Doorsnede fundament, warmteopslag buiten fundament</text:span></text:p>
            </draw:text-box>
          </draw:frame>
          <draw:frame draw:style-name="gr31" draw:text-style-name="P2" draw:layer="layout" svg:width="0.502cm" svg:height="1.195cm" svg:x="22.3cm" svg:y="26.5cm">
            <draw:text-box>
              <text:p/>
            </draw:text-box>
          </draw:frame>
          <draw:custom-shape draw:style-name="gr133" draw:text-style-name="P16" draw:layer="layout" svg:width="49cm" svg:height="23cm" svg:x="0.5cm" svg:y="2.5cm">
            <text:p/>
            <draw:enhanced-geometry svg:viewBox="0 0 21600 21600" draw:mirror-horizontal="false" draw:mirror-vertical="false" draw:type="rectangle" draw:enhanced-path="M 0 0 L 21600 0 21600 21600 0 21600 0 0 Z N"/>
          </draw:custom-shape>
          <draw:measure draw:style-name="gr134" draw:text-style-name="P42" draw:layer="layout" svg:x1="4.9cm" svg:y1="7.7cm" svg:x2="4.9cm" svg:y2="6.1cm">
            <text:p text:style-name="P42"><text:span text:style-name="T19"><text:measure text:kind="gap"/></text:span><text:span text:style-name="T19"><text:measure text:kind="value">800</text:measure></text:span><text:span text:style-name="T19"><text:s/></text:span><text:span text:style-name="T19"><text:measure text:kind="unit">mm</text:measure></text:span><text:span text:style-name="T19"><text:measure text:kind="gap"/></text:span></text:p>
          </draw:measure>
          <draw:measure draw:style-name="gr135" draw:text-style-name="P43" draw:layer="layout" svg:x1="24.15cm" svg:y1="5.9cm" svg:x2="5.25cm" svg:y2="5.9cm">
            <text:p text:style-name="P43"><text:span text:style-name="T20"><text:measure text:kind="gap"/></text:span><text:span text:style-name="T20"><text:measure text:kind="value">9.450</text:measure></text:span><text:span text:style-name="T20"><text:s/></text:span><text:span text:style-name="T20"><text:measure text:kind="unit">mm</text:measure></text:span><text:span text:style-name="T20"><text:measure text:kind="gap"/></text:span></text:p>
          </draw:measure>
          <draw:measure draw:style-name="gr136" draw:text-style-name="P43" draw:layer="layout" svg:x1="0.9cm" svg:y1="18.7cm" svg:x2="28.5cm" svg:y2="18.7cm">
            <text:p text:style-name="P43"><text:span text:style-name="T20"><text:measure text:kind="gap"/></text:span><text:span text:style-name="T20"><text:measure text:kind="value">13.800</text:measure></text:span><text:span text:style-name="T20"><text:s/></text:span><text:span text:style-name="T20"><text:measure text:kind="unit">mm</text:measure></text:span><text:span text:style-name="T20"><text:measure text:kind="gap"/></text:span></text:p>
          </draw:measure>
          <draw:measure draw:style-name="gr137" draw:text-style-name="P43" draw:layer="layout" svg:x1="23.7cm" svg:y1="5.6cm" svg:x2="5.7cm" svg:y2="5.6cm">
            <text:p text:style-name="P43"><text:span text:style-name="T20"><text:measure text:kind="gap"/></text:span><text:span text:style-name="T20"><text:measure text:kind="value">9.000</text:measure></text:span><text:span text:style-name="T20"><text:s/></text:span><text:span text:style-name="T20"><text:measure text:kind="unit">mm</text:measure></text:span><text:span text:style-name="T20"><text:measure text:kind="gap"/></text:span></text:p>
          </draw:measure>
          <draw:frame draw:style-name="gr3" draw:text-style-name="P3" draw:layer="layout" svg:width="10.8cm" svg:height="3.806cm" svg:x="5.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measure draw:style-name="gr138" draw:text-style-name="P42" draw:layer="layout" svg:x1="7.5cm" svg:y1="6.1cm" svg:x2="7.5cm" svg:y2="6.7cm">
            <text:p text:style-name="P42"><text:span text:style-name="T19"><text:measure text:kind="gap"/></text:span><text:span text:style-name="T19"><text:measure text:kind="value">300</text:measure></text:span><text:span text:style-name="T19"><text:s/></text:span><text:span text:style-name="T19"><text:measure text:kind="unit">mm</text:measure></text:span><text:span text:style-name="T19"><text:measure text:kind="gap"/></text:span></text:p>
          </draw:measure>
          <draw:line draw:style-name="gr139" draw:text-style-name="P7" draw:layer="layout" svg:x1="22.5cm" svg:y1="4.5cm" svg:x2="22.5cm" svg:y2="22.5cm">
            <text:p/>
          </draw:line>
          <draw:line draw:style-name="gr139" draw:text-style-name="P7" draw:layer="layout" svg:x1="14.7cm" svg:y1="4.5cm" svg:x2="14.7cm" svg:y2="22.327cm">
            <text:p/>
          </draw:line>
          <draw:measure draw:style-name="gr140" draw:text-style-name="P42" draw:layer="layout" svg:x1="8.9cm" svg:y1="6.7cm" svg:x2="8.9cm" svg:y2="7.1cm">
            <text:p text:style-name="P42"><text:span text:style-name="T19"><text:measure text:kind="gap"/></text:span><text:span text:style-name="T19"><text:measure text:kind="value">200</text:measure></text:span><text:span text:style-name="T19"><text:s/></text:span><text:span text:style-name="T19"><text:measure text:kind="unit">mm</text:measure></text:span><text:span text:style-name="T19"><text:measure text:kind="gap"/></text:span></text:p>
          </draw:measure>
          <draw:measure draw:style-name="gr141" draw:text-style-name="P42" draw:layer="layout" svg:x1="8.8cm" svg:y1="7.7cm" svg:x2="8.8cm" svg:y2="7.1cm">
            <text:p text:style-name="P42"><text:span text:style-name="T19"><text:measure text:kind="gap"/></text:span><text:span text:style-name="T19"><text:measure text:kind="value">300</text:measure></text:span><text:span text:style-name="T19"><text:s/></text:span><text:span text:style-name="T19"><text:measure text:kind="unit">mm</text:measure></text:span><text:span text:style-name="T19"><text:measure text:kind="gap"/></text:span></text:p>
          </draw:measure>
          <draw:measure draw:style-name="gr142" draw:text-style-name="P43" draw:layer="layout" svg:x1="0.5cm" svg:y1="18.4cm" svg:x2="28.9cm" svg:y2="18.4cm">
            <text:p text:style-name="P43"><text:span text:style-name="T20"><text:measure text:kind="gap"/></text:span><text:span text:style-name="T20"><text:measure text:kind="value">14.200</text:measure></text:span><text:span text:style-name="T20"><text:s/></text:span><text:span text:style-name="T20"><text:measure text:kind="unit">mm</text:measure></text:span><text:span text:style-name="T20"><text:measure text:kind="gap"/></text:span></text:p>
          </draw:measure>
          <draw:custom-shape draw:style-name="gr130" draw:text-style-name="P41" draw:layer="layout" svg:width="2cm" svg:height="1.999cm" svg:x="2.7cm" svg:y="22.4cm">
            <text:p text:style-name="P6"><text:span text:style-name="T18">O</text:span></text:p>
            <text:p text:style-name="P6"><text:span text:style-name="T18">N <text:s text:c="2"/>Z</text:span></text:p>
            <text:p text:style-name="P6"><text:span text:style-name="T18">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measure draw:style-name="gr143" draw:text-style-name="P43" draw:layer="layout" svg:x1="27.9cm" svg:y1="17.8cm" svg:x2="20.1cm" svg:y2="17.8cm">
            <text:p text:style-name="P43"><text:span text:style-name="T20"><text:measure text:kind="gap"/></text:span><text:span text:style-name="T20"><text:measure text:kind="value">3.900</text:measure></text:span><text:span text:style-name="T20"><text:s/></text:span><text:span text:style-name="T20"><text:measure text:kind="unit">mm</text:measure></text:span><text:span text:style-name="T20"><text:measure text:kind="gap"/></text:span></text:p>
          </draw:measure>
          <draw:measure draw:style-name="gr144" draw:text-style-name="P43" draw:layer="layout" svg:x1="19.8cm" svg:y1="17.8cm" svg:x2="0.9cm" svg:y2="17.8cm">
            <text:p text:style-name="P43"><text:span text:style-name="T20"><text:measure text:kind="gap"/></text:span><text:span text:style-name="T20"><text:measure text:kind="value">9.450</text:measure></text:span><text:span text:style-name="T20"><text:s/></text:span><text:span text:style-name="T20"><text:measure text:kind="unit">mm</text:measure></text:span><text:span text:style-name="T20"><text:measure text:kind="gap"/></text:span></text:p>
          </draw:measure>
          <draw:measure draw:style-name="gr145" draw:text-style-name="P43" draw:layer="layout" svg:x1="28.5cm" svg:y1="18cm" svg:x2="32.5cm" svg:y2="18cm">
            <text:p text:style-name="P43"><text:span text:style-name="T20"><text:measure text:kind="gap"/></text:span><text:span text:style-name="T20"><text:measure text:kind="value">2.000</text:measure></text:span><text:span text:style-name="T20"><text:s/></text:span><text:span text:style-name="T20"><text:measure text:kind="unit">mm</text:measure></text:span><text:span text:style-name="T20"><text:measure text:kind="gap"/></text:span></text:p>
          </draw:measure>
          <draw:measure draw:style-name="gr134" draw:text-style-name="P42" draw:layer="layout" svg:x1="6.8cm" svg:y1="11.899cm" svg:x2="6.8cm" svg:y2="10.299cm">
            <text:p text:style-name="P42"><text:span text:style-name="T19"><text:measure text:kind="gap"/></text:span><text:span text:style-name="T19"><text:measure text:kind="value">800</text:measure></text:span><text:span text:style-name="T19"><text:s/></text:span><text:span text:style-name="T19"><text:measure text:kind="unit">mm</text:measure></text:span><text:span text:style-name="T19"><text:measure text:kind="gap"/></text:span></text:p>
          </draw:measure>
          <draw:measure draw:style-name="gr134" draw:text-style-name="P42" draw:layer="layout" svg:x1="6.8cm" svg:y1="15.1cm" svg:x2="6.8cm" svg:y2="11.9cm">
            <text:p text:style-name="P42"><text:span text:style-name="T19"><text:measure text:kind="gap"/></text:span><text:span text:style-name="T19"><text:measure text:kind="value">1.600</text:measure></text:span><text:span text:style-name="T19"><text:s/></text:span><text:span text:style-name="T19"><text:measure text:kind="unit">mm</text:measure></text:span><text:span text:style-name="T19"><text:measure text:kind="gap"/></text:span></text:p>
          </draw:measure>
          <draw:measure draw:style-name="gr146" draw:text-style-name="P42" draw:layer="layout" svg:x1="6.5cm" svg:y1="10.3cm" svg:x2="6.5cm" svg:y2="9.9cm">
            <text:p text:style-name="P42"><text:span text:style-name="T19"><text:measure text:kind="gap"/></text:span><text:span text:style-name="T19"><text:measure text:kind="value">200</text:measure></text:span><text:span text:style-name="T19"><text:s/></text:span><text:span text:style-name="T19"><text:measure text:kind="unit">mm</text:measure></text:span><text:span text:style-name="T19"><text:measure text:kind="gap"/></text:span></text:p>
          </draw:measure>
          <draw:measure draw:style-name="gr147" draw:text-style-name="P42" draw:layer="layout" svg:x1="6.3cm" svg:y1="9.9cm" svg:x2="6.3cm" svg:y2="9.3cm">
            <text:p text:style-name="P42"><text:span text:style-name="T19"><text:measure text:kind="gap"/></text:span><text:span text:style-name="T19"><text:measure text:kind="value">300</text:measure></text:span><text:span text:style-name="T19"><text:s/></text:span><text:span text:style-name="T19"><text:measure text:kind="unit">mm</text:measure></text:span><text:span text:style-name="T19"><text:measure text:kind="gap"/></text:span></text:p>
          </draw:measure>
          <draw:measure draw:style-name="gr148" draw:text-style-name="P6" draw:layer="layout" svg:x1="1.9cm" svg:y1="16.9cm" svg:x2="0.9cm" svg:y2="16.9cm">
            <text:p text:style-name="P6"><text:measure text:kind="gap"/><text:measure text:kind="value">500</text:measure><text:s/><text:measure text:kind="unit">mm</text:measure><text:measure text:kind="gap"/></text:p>
          </draw:measure>
        </draw:g>
        <draw:g>
          <draw:custom-shape draw:style-name="gr149" draw:text-style-name="P36" draw:layer="layout" svg:width="10.8cm" svg:height="5.6cm" svg:x="32.1cm" svg:y="19.6cm">
            <text:p/>
            <draw:enhanced-geometry svg:viewBox="0 0 21600 21600" draw:mirror-horizontal="true" draw:mirror-vertical="false" draw:type="rectangle" draw:enhanced-path="M 0 0 L 21600 0 21600 21600 0 21600 0 0 Z N"/>
          </draw:custom-shape>
          <draw:custom-shape draw:style-name="gr150" draw:text-style-name="P34" draw:layer="layout" svg:width="10cm" svg:height="1.6cm" svg:x="32.5cm" svg:y="20cm">
            <text:p/>
            <draw:enhanced-geometry svg:viewBox="0 0 21600 21600" draw:mirror-horizontal="true" draw:mirror-vertical="false" draw:type="rectangle" draw:enhanced-path="M 0 0 L 21600 0 21600 21600 0 21600 0 0 Z N"/>
          </draw:custom-shape>
          <draw:custom-shape draw:style-name="gr151" draw:text-style-name="P38" draw:layer="layout" svg:width="10cm" svg:height="3.2cm" svg:x="32.5cm" svg:y="21.6cm">
            <text:p/>
            <draw:enhanced-geometry svg:viewBox="0 0 21600 21600" draw:mirror-horizontal="true" draw:mirror-vertical="false" draw:type="rectangle" draw:enhanced-path="M 0 0 L 21600 0 21600 21600 0 21600 0 0 Z N"/>
          </draw:custom-shape>
          <draw:frame draw:style-name="gr2" draw:text-style-name="P2" draw:layer="layout" svg:width="0.502cm" svg:height="1.187cm" svg:x="36.8cm" svg:y="22.7cm">
            <draw:text-box>
              <text:p/>
            </draw:text-box>
          </draw:frame>
          <draw:custom-shape draw:style-name="gr152" draw:text-style-name="P39" draw:layer="layout" svg:width="9.6cm" svg:height="4.6cm" svg:x="32.8cm" svg:y="20.085cm">
            <text:p text:style-name="P6"><text:span text:style-name="T21">waterkelder,</text:span></text:p>
            <text:p text:style-name="P6"><text:span text:style-name="T21">4800×2400×2400</text:span></text:p>
            <text:p text:style-name="P6"><text:span text:style-name="T21">Netto inh. 18m³</text:span></text:p>
            <draw:enhanced-geometry svg:viewBox="0 0 21600 21600" draw:glue-points="10800 0 0 10800 10800 21600 21600 10800" draw:text-areas="?f3 ?f3 ?f4 ?f4" draw:type="hexagon" draw:modifiers="972.82793867121"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line draw:style-name="gr23" draw:text-style-name="P15" draw:layer="layout" svg:x1="35.393cm" svg:y1="20.695cm" svg:x2="34.204cm" svg:y2="20.5cm">
              <text:p/>
            </draw:line>
            <draw:line draw:style-name="gr24" draw:text-style-name="P15" draw:layer="layout" svg:x1="35.399cm" svg:y1="24.2cm" svg:x2="34.955cm" svg:y2="23.811cm">
              <text:p/>
            </draw:line>
            <draw:g>
              <draw:line draw:style-name="gr23" draw:text-style-name="P15" draw:layer="layout" svg:x1="36.289cm" svg:y1="21.669cm" svg:x2="34.498cm" svg:y2="21.474cm">
                <text:p/>
              </draw:line>
              <draw:line draw:style-name="gr23" draw:text-style-name="P15" draw:layer="layout" svg:x1="36.289cm" svg:y1="21.279cm" svg:x2="34.498cm" svg:y2="21.474cm">
                <text:p/>
              </draw:line>
              <draw:line draw:style-name="gr23" draw:text-style-name="P15" draw:layer="layout" svg:x1="36.29cm" svg:y1="20.89cm" svg:x2="35.404cm" svg:y2="20.695cm">
                <text:p/>
              </draw:line>
              <draw:line draw:style-name="gr24" draw:text-style-name="P15" draw:layer="layout" svg:x1="36.296cm" svg:y1="24.005cm" svg:x2="35.401cm" svg:y2="24.2cm">
                <text:p/>
              </draw:line>
              <draw:line draw:style-name="gr23" draw:text-style-name="P15" draw:layer="layout" svg:x1="36.289cm" svg:y1="22.058cm" svg:x2="34.498cm" svg:y2="21.863cm">
                <text:p/>
              </draw:line>
              <draw:line draw:style-name="gr23" draw:text-style-name="P15" draw:layer="layout" svg:x1="36.289cm" svg:y1="21.668cm" svg:x2="34.498cm" svg:y2="21.863cm">
                <text:p/>
              </draw:line>
              <draw:line draw:style-name="gr23" draw:text-style-name="P15" draw:layer="layout" svg:x1="36.289cm" svg:y1="22.448cm" svg:x2="34.498cm" svg:y2="22.253cm">
                <text:p/>
              </draw:line>
              <draw:line draw:style-name="gr23" draw:text-style-name="P15" draw:layer="layout" svg:x1="36.289cm" svg:y1="22.058cm" svg:x2="34.498cm" svg:y2="22.253cm">
                <text:p/>
              </draw:line>
              <draw:line draw:style-name="gr23" draw:text-style-name="P15" draw:layer="layout" svg:x1="36.289cm" svg:y1="21.279cm" svg:x2="34.498cm" svg:y2="21.084cm">
                <text:p/>
              </draw:line>
              <draw:line draw:style-name="gr23" draw:text-style-name="P15" draw:layer="layout" svg:x1="36.289cm" svg:y1="20.889cm" svg:x2="34.498cm" svg:y2="21.084cm">
                <text:p/>
              </draw:line>
              <draw:line draw:style-name="gr24" draw:text-style-name="P15" draw:layer="layout" svg:x1="36.3cm" svg:y1="23.227cm" svg:x2="34.509cm" svg:y2="23.032cm">
                <text:p/>
              </draw:line>
              <draw:line draw:style-name="gr24" draw:text-style-name="P15" draw:layer="layout" svg:x1="36.3cm" svg:y1="22.837cm" svg:x2="34.509cm" svg:y2="23.032cm">
                <text:p/>
              </draw:line>
              <draw:line draw:style-name="gr24" draw:text-style-name="P15" draw:layer="layout" svg:x1="36.3cm" svg:y1="23.616cm" svg:x2="34.509cm" svg:y2="23.421cm">
                <text:p/>
              </draw:line>
              <draw:line draw:style-name="gr24" draw:text-style-name="P15" draw:layer="layout" svg:x1="36.3cm" svg:y1="23.226cm" svg:x2="34.509cm" svg:y2="23.421cm">
                <text:p/>
              </draw:line>
              <draw:line draw:style-name="gr24" draw:text-style-name="P15" draw:layer="layout" svg:x1="36.3cm" svg:y1="24.006cm" svg:x2="34.509cm" svg:y2="23.811cm">
                <text:p/>
              </draw:line>
              <draw:line draw:style-name="gr24" draw:text-style-name="P15" draw:layer="layout" svg:x1="36.3cm" svg:y1="23.616cm" svg:x2="34.509cm" svg:y2="23.811cm">
                <text:p/>
              </draw:line>
              <draw:line draw:style-name="gr23" draw:text-style-name="P15" draw:layer="layout" svg:x1="36.3cm" svg:y1="22.837cm" svg:x2="34.509cm" svg:y2="22.642cm">
                <text:p/>
              </draw:line>
              <draw:line draw:style-name="gr23" draw:text-style-name="P15" draw:layer="layout" svg:x1="36.3cm" svg:y1="22.447cm" svg:x2="34.509cm" svg:y2="22.642cm">
                <text:p/>
              </draw:line>
            </draw:g>
          </draw:g>
          <draw:line draw:style-name="gr127" draw:text-style-name="P7" draw:layer="layout" svg:x1="35.3cm" svg:y1="20.4cm" svg:x2="32.7cm" svg:y2="20.4cm">
            <text:p/>
          </draw:line>
          <draw:line draw:style-name="gr127" draw:text-style-name="P7" draw:layer="layout" svg:x1="35.3cm" svg:y1="20.4cm" svg:x2="35.4cm" svg:y2="24.2cm">
            <text:p/>
          </draw:line>
        </draw:g>
        <draw:g>
          <draw:custom-shape draw:style-name="gr153" draw:text-style-name="P35" draw:layer="layout" svg:width="28.5cm" svg:height="1.6cm" svg:x="0.5cm" svg:y="19cm">
            <text:p/>
            <draw:enhanced-geometry svg:viewBox="0 0 21600 21600" draw:mirror-horizontal="false" draw:mirror-vertical="false" draw:type="rectangle" draw:enhanced-path="M 0 0 L 21600 0 21600 21600 0 21600 0 0 Z N"/>
          </draw:custom-shape>
          <draw:custom-shape draw:style-name="gr154" draw:text-style-name="P36" draw:layer="layout" svg:width="28.4cm" svg:height="1.6cm" svg:x="0.55cm" svg:y="19cm">
            <text:p/>
            <draw:enhanced-geometry svg:viewBox="0 0 21600 21600" draw:mirror-horizontal="false" draw:mirror-vertical="false" draw:type="rectangle" draw:enhanced-path="M 0 0 L 21600 0 21600 21600 0 21600 0 0 Z N"/>
          </draw:custom-shape>
          <draw:g>
            <draw:custom-shape draw:style-name="gr155" draw:text-style-name="P37" draw:layer="layout" svg:width="18.9cm" svg:height="0.6cm" svg:x="0.95cm" svg:y="19cm">
              <text:p/>
              <draw:enhanced-geometry svg:viewBox="0 0 21600 21600" draw:mirror-horizontal="true" draw:mirror-vertical="true" draw:type="rectangle" draw:enhanced-path="M 0 0 L 21600 0 21600 21600 0 21600 0 0 Z N"/>
            </draw:custom-shape>
            <draw:line draw:style-name="gr116" draw:text-style-name="P7" draw:layer="layout" svg:x1="1.685cm" svg:y1="19.3cm" svg:x2="19.115cm" svg:y2="19.3cm">
              <text:p/>
            </draw:line>
          </draw:g>
          <draw:g>
            <draw:custom-shape draw:style-name="gr156" draw:text-style-name="P37" draw:layer="layout" svg:width="27.6cm" svg:height="0.6cm" svg:x="0.95cm" svg:y="20cm">
              <text:p/>
              <draw:enhanced-geometry svg:viewBox="0 0 21600 21600" draw:mirror-horizontal="false" draw:mirror-vertical="true" draw:type="rectangle" draw:enhanced-path="M 0 0 L 21600 0 21600 21600 0 21600 0 0 Z N"/>
            </draw:custom-shape>
            <draw:line draw:style-name="gr116" draw:text-style-name="P7" draw:layer="layout" svg:x1="28.45cm" svg:y1="20.3cm" svg:x2="2.024cm" svg:y2="20.3cm">
              <text:p/>
            </draw:line>
          </draw:g>
          <draw:g>
            <draw:custom-shape draw:style-name="gr157" draw:text-style-name="P37" draw:layer="layout" svg:width="8.4cm" svg:height="0.6cm" svg:x="20.15cm" svg:y="19.001cm">
              <text:p/>
              <draw:enhanced-geometry svg:viewBox="0 0 21600 21600" draw:mirror-horizontal="true" draw:mirror-vertical="true" draw:type="rectangle" draw:enhanced-path="M 0 0 L 21600 0 21600 21600 0 21600 0 0 Z N"/>
            </draw:custom-shape>
            <draw:line draw:style-name="gr116" draw:text-style-name="P7" draw:layer="layout" svg:x1="20.477cm" svg:y1="19.301cm" svg:x2="28.224cm" svg:y2="19.301cm">
              <text:p/>
            </draw:line>
          </draw:g>
          <draw:ellipse draw:style-name="gr158" draw:text-style-name="P6" draw:layer="layout" svg:width="5cm" svg:height="10.546cm" draw:transform="rotate (1.5707963267949) translate (2.5cm 20.4cm)" draw:kind="arc" draw:start-angle="89" draw:end-angle="179.21">
            <text:p/>
          </draw:ellipse>
          <draw:line draw:style-name="gr159" draw:text-style-name="P7" draw:layer="layout" svg:x1="29.2cm" svg:y1="20.9cm" svg:x2="32.7cm" svg:y2="20.5cm">
            <text:p/>
          </draw:line>
          <draw:ellipse draw:style-name="gr160" draw:text-style-name="P6" draw:layer="layout" svg:width="5cm" svg:height="4.4cm" draw:transform="rotate (1.5707963267949) translate (2.1cm 20.4cm)" draw:kind="arc" draw:start-angle="89" draw:end-angle="179.21">
            <text:p/>
          </draw:ellipse>
          <draw:ellipse draw:style-name="gr161" draw:text-style-name="P6" draw:layer="layout" svg:width="3.198cm" svg:height="5.5cm" draw:transform="rotate (1.5707963267949) translate (2.9cm 19.398cm)" draw:kind="arc" draw:start-angle="89" draw:end-angle="179.21">
            <text:p/>
          </draw:ellipse>
          <draw:frame draw:style-name="gr162" draw:text-style-name="P7" draw:layer="layout" svg:width="10cm" svg:height="0.963cm" draw:transform="rotate (1.5707963267949) translate (1.237cm 17.1cm)">
            <draw:text-box>
              <text:p text:style-name="P6">Buffer1 <text:s text:c="2"/>2× pp 50mm</text:p>
            </draw:text-box>
          </draw:frame>
          <draw:frame draw:style-name="gr162" draw:text-style-name="P7" draw:layer="layout" svg:width="10cm" svg:height="0.963cm" draw:transform="rotate (1.5707963267949) translate (2.037cm 17.1cm)">
            <draw:text-box>
              <text:p text:style-name="P6">Buffer2 <text:s text:c="2"/>2×mantelbuis 90mm</text:p>
            </draw:text-box>
          </draw:frame>
          <draw:frame draw:style-name="gr162" draw:text-style-name="P7" draw:layer="layout" svg:width="10cm" svg:height="0.963cm" draw:transform="rotate (1.5707963267949) translate (2.9cm 17.1cm)">
            <draw:text-box>
              <text:p text:style-name="P6">Buffer3 <text:s text:c="2"/>2× pp 50mm</text:p>
            </draw:text-box>
          </draw:frame>
          <draw:line draw:style-name="gr159" draw:text-style-name="P7" draw:layer="layout" svg:x1="7.7cm" svg:y1="20.4cm" svg:x2="25.7cm" svg:y2="20.4cm">
            <text:p/>
          </draw:line>
          <draw:line draw:style-name="gr159" draw:text-style-name="P7" draw:layer="layout" svg:x1="29.2cm" svg:y1="20.9cm" svg:x2="25.6cm" svg:y2="20.4cm">
            <text:p/>
          </draw:line>
        </draw:g>
      </draw:page>
      <draw:page draw:name="page6" draw:style-name="dp1" draw:master-page-name="Default">
        <draw:g>
          <draw:custom-shape draw:style-name="gr163" draw:text-style-name="P44" draw:layer="layout" svg:width="0.8cm" svg:height="0.8cm" svg:x="4.716cm" svg:y="8.509cm">
            <text:p text:style-name="P6"><text:span text:style-name="T22"><text:s text:c="5"/></text:span><text:span text:style-name="T22">Betongranulaat 20/40 met water</text:span></text:p>
            <draw:enhanced-geometry svg:viewBox="0 0 21600 21600" draw:mirror-horizontal="true" draw:mirror-vertical="false" draw:type="rectangle" draw:enhanced-path="M 0 0 L 21600 0 21600 21600 0 21600 0 0 Z N"/>
          </draw:custom-shape>
          <draw:custom-shape draw:style-name="gr164" draw:text-style-name="P45" draw:layer="layout" svg:width="0.8cm" svg:height="0.798cm" svg:x="4.7cm" svg:y="10.5cm">
            <text:p text:style-name="P6"><text:span text:style-name="T22"><text:s text:c="5"/></text:span><text:span text:style-name="T22">Gewapend beton</text:span></text:p>
            <draw:enhanced-geometry svg:viewBox="0 0 21600 21600" draw:mirror-horizontal="true" draw:mirror-vertical="false" draw:type="rectangle" draw:enhanced-path="M 0 0 L 21600 0 21600 21600 0 21600 0 0 Z N"/>
          </draw:custom-shape>
          <draw:custom-shape draw:style-name="gr165" draw:text-style-name="P46" draw:layer="layout" svg:width="0.8cm" svg:height="0.798cm" svg:x="4.7cm" svg:y="9.5cm">
            <text:p text:style-name="P6"><text:span text:style-name="T22"><text:s text:c="5"/></text:span><text:span text:style-name="T22">Isolatie (XPS/PIR/PE)</text:span></text:p>
            <draw:enhanced-geometry svg:viewBox="0 0 21600 21600" draw:mirror-horizontal="true" draw:mirror-vertical="false" draw:type="rectangle" draw:enhanced-path="M 0 0 L 21600 0 21600 21600 0 21600 0 0 Z N"/>
          </draw:custom-shape>
          <draw:frame draw:style-name="gr166" draw:text-style-name="P47" draw:layer="layout" svg:width="4.354cm" svg:height="1.352cm" svg:x="4.1cm" svg:y="3.3cm">
            <draw:text-box>
              <text:p><text:span text:style-name="T23">Legenda</text:span></text:p>
            </draw:text-box>
          </draw:frame>
          <draw:g>
            <draw:line draw:style-name="gr117" draw:text-style-name="P7" draw:layer="layout" svg:x1="4.7cm" svg:y1="11.7cm" svg:x2="4.7cm" svg:y2="12.5cm">
              <text:p/>
            </draw:line>
            <draw:line draw:style-name="gr118" draw:text-style-name="P7" draw:layer="layout" svg:x1="4.9cm" svg:y1="11.7cm" svg:x2="4.9cm" svg:y2="12.5cm">
              <text:p/>
            </draw:line>
            <draw:line draw:style-name="gr119" draw:text-style-name="P7" draw:layer="layout" svg:x1="5.1cm" svg:y1="11.7cm" svg:x2="5.1cm" svg:y2="12.5cm">
              <text:p/>
            </draw:line>
            <draw:line draw:style-name="gr120" draw:text-style-name="P7" draw:layer="layout" svg:x1="5.3cm" svg:y1="11.7cm" svg:x2="5.3cm" svg:y2="12.5cm">
              <text:p/>
            </draw:line>
            <draw:frame draw:style-name="gr167" draw:text-style-name="P48" draw:layer="layout" svg:width="11cm" svg:height="1cm" svg:x="5.5cm" svg:y="11.9cm">
              <draw:text-box>
                <text:p><text:span text:style-name="T21">Mantelbuis Electra/kabel/water/telecom 50mm</text:span></text:p>
              </draw:text-box>
            </draw:frame>
          </draw:g>
          <draw:frame draw:style-name="gr2" draw:text-style-name="P2" draw:layer="layout" svg:width="0.502cm" svg:height="1.187cm" svg:x="6.1cm" svg:y="12.1cm">
            <draw:text-box>
              <text:p/>
            </draw:text-box>
          </draw:frame>
          <draw:g>
            <draw:line draw:style-name="gr121" draw:text-style-name="P7" draw:layer="layout" svg:x1="5.3cm" svg:y1="13.7cm" svg:x2="5.3cm" svg:y2="12.9cm">
              <text:p/>
            </draw:line>
            <draw:frame draw:style-name="gr168" draw:text-style-name="P48" draw:layer="layout" svg:width="7.081cm" svg:height="0.806cm" svg:x="5.5cm" svg:y="13.102cm">
              <draw:text-box>
                <text:p><text:span text:style-name="T21">Afvoerbuis 125/110/70/50 mm</text:span></text:p>
              </draw:text-box>
            </draw:frame>
          </draw:g>
          <draw:g>
            <draw:line draw:style-name="gr169" draw:text-style-name="P7" draw:layer="layout" svg:x1="4.5cm" svg:y1="14.1cm" svg:x2="4.5cm" svg:y2="14.9cm">
              <text:p/>
            </draw:line>
            <draw:line draw:style-name="gr169" draw:text-style-name="P7" draw:layer="layout" svg:x1="4.494cm" svg:y1="14.7cm" svg:x2="4.894cm" svg:y2="14.7cm">
              <text:p/>
            </draw:line>
            <draw:g>
              <draw:ellipse draw:style-name="gr170" draw:text-style-name="P6" draw:layer="layout" svg:width="0.435cm" svg:height="0.4cm" svg:x="5.258cm" svg:y="14.5cm" draw:kind="arc" draw:start-angle="84.73" draw:end-angle="272.89">
                <text:p/>
              </draw:ellipse>
              <draw:line draw:style-name="gr171" draw:text-style-name="P7" draw:layer="layout" svg:x1="5.294cm" svg:y1="14.7cm" svg:x2="4.694cm" svg:y2="14.7cm">
                <text:p/>
              </draw:line>
              <draw:ellipse draw:style-name="gr170" draw:text-style-name="P6" draw:layer="layout" svg:width="0.29cm" svg:height="0.266cm" svg:x="5.331cm" svg:y="14.567cm" draw:kind="arc" draw:start-angle="84.84" draw:end-angle="272.76">
                <text:p/>
              </draw:ellipse>
              <draw:line draw:style-name="gr172" draw:text-style-name="P7" draw:layer="layout" svg:x1="5.186cm" svg:y1="14.5cm" svg:x2="5.186cm" svg:y2="14.9cm">
                <text:p/>
              </draw:line>
              <draw:line draw:style-name="gr172" draw:text-style-name="P7" draw:layer="layout" svg:x1="4.894cm" svg:y1="14.5cm" svg:x2="5.186cm" svg:y2="14.9cm">
                <text:p/>
              </draw:line>
              <draw:line draw:style-name="gr172" draw:text-style-name="P7" draw:layer="layout" svg:x1="4.802cm" svg:y1="14.5cm" svg:x2="5.094cm" svg:y2="14.9cm">
                <text:p/>
              </draw:line>
              <draw:line draw:style-name="gr172" draw:text-style-name="P7" draw:layer="layout" svg:x1="4.694cm" svg:y1="14.5cm" svg:x2="4.986cm" svg:y2="14.9cm">
                <text:p/>
              </draw:line>
            </draw:g>
            <draw:frame draw:style-name="gr173" draw:text-style-name="P48" draw:layer="layout" svg:width="7.2cm" svg:height="0.806cm" svg:x="5.5cm" svg:y="14.302cm">
              <draw:text-box>
                <text:p><text:span text:style-name="T21">Mantelbuis voor electra 40mm</text:span></text:p>
              </draw:text-box>
            </draw:frame>
          </draw:g>
          <draw:line draw:style-name="gr174" draw:text-style-name="P7" draw:layer="layout" svg:x1="4.5cm" svg:y1="22.7cm" svg:x2="4.5cm" svg:y2="21.9cm">
            <text:p/>
          </draw:line>
          <draw:line draw:style-name="gr175" draw:text-style-name="P7" draw:layer="layout" svg:x1="4.5cm" svg:y1="19.5cm" svg:x2="4.5cm" svg:y2="20.3cm">
            <text:p/>
          </draw:line>
          <draw:line draw:style-name="gr176" draw:text-style-name="P7" draw:layer="layout" svg:x1="4.5cm" svg:y1="20.7cm" svg:x2="4.5cm" svg:y2="21.5cm">
            <text:p/>
          </draw:line>
          <draw:custom-shape draw:style-name="gr177" draw:text-style-name="P49" draw:layer="layout" svg:width="0.8cm" svg:height="0.2cm" svg:x="4.475cm" svg:y="17.5cm">
            <text:p text:style-name="P6"><text:span text:style-name="T24">4</text:span></text:p>
            <draw:enhanced-geometry svg:viewBox="0 0 21600 21600" draw:mirror-horizontal="false" draw:mirror-vertical="false" draw:type="rectangle" draw:enhanced-path="M 0 0 L 21600 0 21600 21600 0 21600 0 0 Z N"/>
          </draw:custom-shape>
          <draw:custom-shape draw:style-name="gr178" draw:text-style-name="P49" draw:layer="layout" svg:width="0.8cm" svg:height="0.224cm" svg:x="4.475cm" svg:y="16.476cm">
            <text:p text:style-name="P6"><text:span text:style-name="T24">4</text:span></text:p>
            <draw:enhanced-geometry svg:viewBox="0 0 21600 21600" draw:mirror-horizontal="false" draw:mirror-vertical="false" draw:type="rectangle" draw:enhanced-path="M 0 0 L 21600 0 21600 21600 0 21600 0 0 Z N"/>
          </draw:custom-shape>
          <draw:frame draw:style-name="gr173" draw:text-style-name="P48" draw:layer="layout" svg:width="12.225cm" svg:height="0.806cm" svg:x="5.475cm" svg:y="16.302cm">
            <draw:text-box draw:corner-radius="0.2cm">
              <text:p><text:span text:style-name="T21">PP Drainagebuis 80mm met PP450 omhulling, SN8 </text:span></text:p>
            </draw:text-box>
          </draw:frame>
          <draw:frame draw:style-name="gr173" draw:text-style-name="P48" draw:layer="layout" svg:width="11.825cm" svg:height="0.806cm" svg:x="5.475cm" svg:y="17.302cm">
            <draw:text-box draw:corner-radius="0.2cm">
              <text:p><text:span text:style-name="T21">Aan/toevoerbuis warmtebuffers 80mm </text:span></text:p>
            </draw:text-box>
          </draw:frame>
          <draw:frame draw:style-name="gr173" draw:text-style-name="P48" draw:layer="layout" svg:width="6.225cm" svg:height="0.806cm" svg:x="5.475cm" svg:y="19.502cm">
            <draw:text-box draw:corner-radius="0.2cm">
              <text:p><text:span text:style-name="T21">Warm drinkwater</text:span></text:p>
            </draw:text-box>
          </draw:frame>
          <draw:frame draw:style-name="gr173" draw:text-style-name="P48" draw:layer="layout" svg:width="6.603cm" svg:height="0.806cm" svg:x="5.497cm" svg:y="20.744cm">
            <draw:text-box draw:corner-radius="0.2cm">
              <text:p><text:span text:style-name="T21">Koud leidingwater</text:span></text:p>
            </draw:text-box>
          </draw:frame>
          <draw:frame draw:style-name="gr173" draw:text-style-name="P48" draw:layer="layout" svg:width="9.025cm" svg:height="0.806cm" svg:x="5.475cm" svg:y="21.9cm">
            <draw:text-box draw:corner-radius="0.2cm">
              <text:p><text:span text:style-name="T21">Water voorverwarmd door douche wtw</text:span></text:p>
            </draw:text-box>
          </draw:frame>
          <draw:custom-shape draw:style-name="gr179" draw:text-style-name="P50" draw:layer="layout" svg:width="0.8cm" svg:height="0.3cm" svg:x="4.5cm" svg:y="18.6cm">
            <text:p text:style-name="P6"><text:span text:style-name="T24"><text:s text:c="3"/></text:span></text:p>
            <draw:enhanced-geometry svg:viewBox="0 0 21600 21600" draw:mirror-horizontal="false" draw:mirror-vertical="false" draw:type="rectangle" draw:enhanced-path="M 0 0 L 21600 0 21600 21600 0 21600 0 0 Z N"/>
          </draw:custom-shape>
          <draw:frame draw:style-name="gr173" draw:text-style-name="P48" draw:layer="layout" svg:width="9.025cm" svg:height="0.806cm" svg:x="5.475cm" svg:y="18.5cm">
            <draw:text-box draw:corner-radius="0.2cm">
              <text:p><text:span text:style-name="T21">Luchtaanvoer 160mm</text:span></text:p>
            </draw:text-box>
          </draw:frame>
        </draw:g>
        <draw:frame draw:style-name="gr3" draw:text-style-name="P3" draw:layer="layout" svg:width="10.8cm" svg:height="3.806cm" svg:x="5.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g>
          <draw:custom-shape draw:style-name="gr180" draw:text-style-name="P16" draw:layer="layout" svg:width="36cm" svg:height="22.4cm" svg:x="2.5cm" svg:y="2.5cm">
            <text:p/>
            <draw:enhanced-geometry svg:viewBox="0 0 21600 21600" draw:mirror-horizontal="false" draw:mirror-vertical="false" draw:type="rectangle" draw:enhanced-path="M 0 0 L 21600 0 21600 21600 0 21600 0 0 Z N"/>
          </draw:custom-shape>
        </draw:g>
        <draw:g>
          <draw:line draw:style-name="gr181" draw:text-style-name="P7" draw:layer="layout" svg:x1="4.5cm" svg:y1="15.3cm" svg:x2="4.5cm" svg:y2="16.1cm">
            <text:p/>
          </draw:line>
          <draw:frame draw:style-name="gr182" draw:text-style-name="P48" draw:layer="layout" svg:width="8.6cm" svg:height="1.345cm" svg:x="5.5cm" svg:y="15.302cm">
            <draw:text-box draw:corner-radius="0.2cm">
              <text:p><text:span text:style-name="T21">Mantelbuis voor sensors 40mm</text:span></text:p>
            </draw:text-box>
          </draw:frame>
        </draw:g>
      </draw:page>
      <draw:page draw:name="page7" draw:style-name="dp1" draw:master-page-name="Default">
        <draw:g>
          <draw:custom-shape draw:style-name="gr183" draw:text-style-name="P35" draw:layer="layout" svg:width="18.9cm" svg:height="28.5cm" draw:transform="rotate (-1.5707963267949) translate (33.75cm 5.85cm)">
            <text:p/>
            <draw:enhanced-geometry svg:viewBox="0 0 21600 21600" draw:mirror-horizontal="true" draw:mirror-vertical="false" draw:type="rectangle" draw:enhanced-path="M 0 0 L 21600 0 21600 21600 0 21600 0 0 Z N"/>
          </draw:custom-shape>
          <draw:custom-shape draw:style-name="gr184" draw:text-style-name="P36"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185" draw:text-style-name="P37" draw:layer="layout" svg:width="27.6cm" svg:height="18cm" svg:x="5.7cm" svg:y="6.3cm">
            <text:p/>
            <draw:enhanced-geometry svg:viewBox="0 0 21600 21600" draw:mirror-horizontal="true" draw:mirror-vertical="false" draw:type="rectangle" draw:enhanced-path="M 0 0 L 21600 0 21600 21600 0 21600 0 0 Z N"/>
          </draw:custom-shape>
          <draw:line draw:style-name="gr181" draw:text-style-name="P7" draw:layer="layout" svg:x1="22.25cm" svg:y1="12.75cm" svg:x2="7.7cm" svg:y2="12.75cm">
            <text:p/>
          </draw:line>
          <draw:g>
            <draw:ellipse draw:style-name="gr186" draw:text-style-name="P6" draw:layer="layout" svg:width="22.635cm" svg:height="0.001cm" draw:transform="rotate (-3.14159265358979) translate (31.015cm 8.518cm)" draw:kind="arc" draw:start-angle="8.13" draw:end-angle="162.54">
              <text:p/>
            </draw:ellipse>
            <draw:ellipse draw:style-name="gr186" draw:text-style-name="P6" draw:layer="layout" svg:width="22.635cm" svg:height="0.001cm" draw:transform="rotate (-3.14159265358979) translate (31.015cm 9.436cm)" draw:kind="arc" draw:start-angle="8.13" draw:end-angle="162.54">
              <text:p/>
            </draw:ellipse>
            <draw:ellipse draw:style-name="gr186" draw:text-style-name="P6" draw:layer="layout" svg:width="22.635cm" svg:height="0.001cm" draw:transform="rotate (-3.14159265358979) translate (31.015cm 10.456cm)" draw:kind="arc" draw:start-angle="8.13" draw:end-angle="162.54">
              <text:p/>
            </draw:ellipse>
            <draw:ellipse draw:style-name="gr186" draw:text-style-name="P6" draw:layer="layout" svg:width="22.635cm" svg:height="0.001cm" draw:transform="rotate (-3.14159265358979) translate (31.015cm 11.272cm)" draw:kind="arc" draw:start-angle="8.13" draw:end-angle="162.54">
              <text:p/>
            </draw:ellipse>
            <draw:ellipse draw:style-name="gr186" draw:text-style-name="P6" draw:layer="layout" svg:width="22.635cm" svg:height="0.001cm" draw:transform="rotate (-3.14159265358979) translate (31.015cm 12.292cm)" draw:kind="arc" draw:start-angle="8.13" draw:end-angle="162.54">
              <text:p/>
            </draw:ellipse>
            <draw:ellipse draw:style-name="gr186" draw:text-style-name="P6" draw:layer="layout" svg:width="22.635cm" svg:height="0.001cm" draw:transform="rotate (-3.14159265358979) translate (31.015cm 13.108cm)" draw:kind="arc" draw:start-angle="8.13" draw:end-angle="162.54">
              <text:p/>
            </draw:ellipse>
            <draw:ellipse draw:style-name="gr186" draw:text-style-name="P6" draw:layer="layout" svg:width="22.635cm" svg:height="0.001cm" draw:transform="rotate (-3.14159265358979) translate (31.015cm 14.05cm)" draw:kind="arc" draw:start-angle="8.13" draw:end-angle="162.54">
              <text:p/>
            </draw:ellipse>
            <draw:ellipse draw:style-name="gr186" draw:text-style-name="P6" draw:layer="layout" svg:width="22.635cm" svg:height="0.001cm" draw:transform="rotate (-3.14159265358979) translate (31.015cm 7.6cm)" draw:kind="arc" draw:start-angle="8.13" draw:end-angle="162.54">
              <text:p/>
            </draw:ellipse>
            <draw:ellipse draw:style-name="gr186" draw:text-style-name="P6" draw:layer="layout" svg:width="1cm" svg:height="0.918cm" svg:x="30cm" svg:y="8.518cm" draw:kind="arc" draw:start-angle="270" draw:end-angle="90">
              <text:p/>
            </draw:ellipse>
            <draw:ellipse draw:style-name="gr186" draw:text-style-name="P6" draw:layer="layout" svg:width="1cm" svg:height="0.816cm" svg:x="30cm" svg:y="10.456cm" draw:kind="arc" draw:start-angle="270" draw:end-angle="90">
              <text:p/>
            </draw:ellipse>
            <draw:ellipse draw:style-name="gr186" draw:text-style-name="P6" draw:layer="layout" svg:width="1cm" svg:height="0.816cm" svg:x="29.9cm" svg:y="12.292cm" draw:kind="arc" draw:start-angle="270" draw:end-angle="90">
              <text:p/>
            </draw:ellipse>
            <draw:ellipse draw:style-name="gr186" draw:text-style-name="P6" draw:layer="layout" svg:width="4cm" svg:height="4.284cm" svg:x="6.5cm" svg:y="13.108cm" draw:kind="arc" draw:start-angle="90" draw:end-angle="270">
              <text:p/>
            </draw:ellipse>
            <draw:ellipse draw:style-name="gr186" draw:text-style-name="P6" draw:layer="layout" svg:width="1cm" svg:height="0.918cm" svg:x="8cm" svg:y="7.6cm" draw:kind="arc" draw:start-angle="90" draw:end-angle="270">
              <text:p/>
            </draw:ellipse>
            <draw:ellipse draw:style-name="gr186" draw:text-style-name="P6" draw:layer="layout" svg:width="1cm" svg:height="1.02cm" svg:x="8cm" svg:y="9.436cm" draw:kind="arc" draw:start-angle="90" draw:end-angle="270">
              <text:p/>
            </draw:ellipse>
            <draw:ellipse draw:style-name="gr186" draw:text-style-name="P6" draw:layer="layout" svg:width="1cm" svg:height="1.02cm" svg:x="8.1cm" svg:y="11.272cm" draw:kind="arc" draw:start-angle="90" draw:end-angle="270">
              <text:p/>
            </draw:ellipse>
            <draw:ellipse draw:style-name="gr186" draw:text-style-name="P6" draw:layer="layout" svg:width="22.635cm" svg:height="0.001cm" svg:x="8.38cm" svg:y="21.982cm" draw:kind="arc" draw:start-angle="17.46" draw:end-angle="171.87">
              <text:p/>
            </draw:ellipse>
            <draw:ellipse draw:style-name="gr186" draw:text-style-name="P6" draw:layer="layout" svg:width="22.635cm" svg:height="0.001cm" svg:x="8.38cm" svg:y="21.064cm" draw:kind="arc" draw:start-angle="17.46" draw:end-angle="171.87">
              <text:p/>
            </draw:ellipse>
            <draw:ellipse draw:style-name="gr186" draw:text-style-name="P6" draw:layer="layout" svg:width="22.635cm" svg:height="0.001cm" svg:x="8.38cm" svg:y="20.044cm" draw:kind="arc" draw:start-angle="17.46" draw:end-angle="171.87">
              <text:p/>
            </draw:ellipse>
            <draw:ellipse draw:style-name="gr186" draw:text-style-name="P6" draw:layer="layout" svg:width="22.635cm" svg:height="0.001cm" svg:x="8.38cm" svg:y="19.228cm" draw:kind="arc" draw:start-angle="17.46" draw:end-angle="171.87">
              <text:p/>
            </draw:ellipse>
            <draw:ellipse draw:style-name="gr186" draw:text-style-name="P6" draw:layer="layout" svg:width="22.635cm" svg:height="0.001cm" svg:x="8.38cm" svg:y="18.208cm" draw:kind="arc" draw:start-angle="17.46" draw:end-angle="171.87">
              <text:p/>
            </draw:ellipse>
            <draw:ellipse draw:style-name="gr186" draw:text-style-name="P6" draw:layer="layout" svg:width="22.635cm" svg:height="0.001cm" svg:x="8.38cm" svg:y="17.392cm" draw:kind="arc" draw:start-angle="17.46" draw:end-angle="171.87">
              <text:p/>
            </draw:ellipse>
            <draw:ellipse draw:style-name="gr186" draw:text-style-name="P6" draw:layer="layout" svg:width="22.635cm" svg:height="0.001cm" svg:x="8.38cm" svg:y="16.45cm" draw:kind="arc" draw:start-angle="17.46" draw:end-angle="171.87">
              <text:p/>
            </draw:ellipse>
            <draw:ellipse draw:style-name="gr186" draw:text-style-name="P6" draw:layer="layout" svg:width="22.635cm" svg:height="0.001cm" svg:x="8.38cm" svg:y="22.9cm" draw:kind="arc" draw:start-angle="17.46" draw:end-angle="171.87">
              <text:p/>
            </draw:ellipse>
            <draw:ellipse draw:style-name="gr186" draw:text-style-name="P6" draw:layer="layout" svg:width="4cm" svg:height="6.426cm" draw:transform="rotate (-3.14159265358979) translate (32.5cm 22.9cm)" draw:kind="arc" draw:start-angle="90" draw:end-angle="270">
              <text:p/>
            </draw:ellipse>
            <draw:ellipse draw:style-name="gr186" draw:text-style-name="P6" draw:layer="layout" svg:width="1cm" svg:height="0.918cm" draw:transform="rotate (-3.14159265358979) translate (30.9cm 21.982cm)" draw:kind="arc" draw:start-angle="90" draw:end-angle="270">
              <text:p/>
            </draw:ellipse>
            <draw:ellipse draw:style-name="gr186" draw:text-style-name="P6" draw:layer="layout" svg:width="1cm" svg:height="0.816cm" draw:transform="rotate (-3.14159265358979) translate (30.9cm 20.044cm)" draw:kind="arc" draw:start-angle="90" draw:end-angle="270">
              <text:p/>
            </draw:ellipse>
            <draw:ellipse draw:style-name="gr186" draw:text-style-name="P6" draw:layer="layout" svg:width="1cm" svg:height="0.816cm" draw:transform="rotate (-3.14159265358979) translate (30.8cm 18.208cm)" draw:kind="arc" draw:start-angle="90" draw:end-angle="270">
              <text:p/>
            </draw:ellipse>
            <draw:ellipse draw:style-name="gr186" draw:text-style-name="P6" draw:layer="layout" svg:width="1cm" svg:height="0.918cm" draw:transform="rotate (-3.14159265358979) translate (9cm 22.9cm)" draw:kind="arc" draw:start-angle="270" draw:end-angle="90">
              <text:p/>
            </draw:ellipse>
            <draw:ellipse draw:style-name="gr186" draw:text-style-name="P6" draw:layer="layout" svg:width="1cm" svg:height="1.02cm" draw:transform="rotate (-3.14159265358979) translate (9cm 21.064cm)" draw:kind="arc" draw:start-angle="270" draw:end-angle="90">
              <text:p/>
            </draw:ellipse>
            <draw:ellipse draw:style-name="gr186" draw:text-style-name="P6" draw:layer="layout" svg:width="1cm" svg:height="1.02cm" draw:transform="rotate (-3.14159265358979) translate (9cm 19.228cm)" draw:kind="arc" draw:start-angle="270" draw:end-angle="90">
              <text:p/>
            </draw:ellipse>
            <draw:ellipse draw:style-name="gr187" draw:text-style-name="P6" draw:layer="layout" svg:width="26.75cm" svg:height="0.001cm" draw:transform="rotate (-3.14159265358979) translate (39.116cm 15.55cm)" draw:kind="arc" draw:start-angle="8.13" draw:end-angle="162.54">
              <text:p/>
            </draw:ellipse>
            <draw:ellipse draw:style-name="gr187" draw:text-style-name="P6" draw:layer="layout" svg:width="26.75cm" svg:height="0.001cm" draw:transform="rotate (-3.14159265358979) translate (39.116cm 14.85cm)" draw:kind="arc" draw:start-angle="8.13" draw:end-angle="162.54">
              <text:p/>
            </draw:ellipse>
            <draw:ellipse draw:style-name="gr186" draw:text-style-name="P6" draw:layer="layout" svg:width="3.1cm" svg:height="3.9cm" draw:transform="rotate (-3.14159265358979) translate (10cm 16.45cm)" draw:kind="arc" draw:start-angle="13.36" draw:end-angle="91.91">
              <text:p/>
            </draw:ellipse>
            <draw:ellipse draw:style-name="gr187" draw:text-style-name="P6" draw:layer="layout" svg:width="12.052cm" svg:height="2.163cm" draw:transform="rotate (-3.14159265358979) translate (19.2cm 15.55cm)" draw:kind="arc" draw:start-angle="13.36" draw:end-angle="91.91">
              <text:p/>
            </draw:ellipse>
            <draw:ellipse draw:style-name="gr187" draw:text-style-name="P6" draw:layer="layout" svg:width="10.032cm" svg:height="1.254cm" draw:transform="rotate (-3.14159265358979) translate (17.4cm 14.85cm)" draw:kind="arc" draw:start-angle="13.36" draw:end-angle="91.91">
              <text:p/>
            </draw:ellipse>
            <draw:ellipse draw:style-name="gr186" draw:text-style-name="P6" draw:layer="layout" svg:width="1.6cm" svg:height="0.3cm" draw:transform="rotate (-3.14159265358979) translate (9.3cm 14.05cm)" draw:kind="arc" draw:start-angle="13.36" draw:end-angle="91.91">
              <text:p/>
            </draw:ellipse>
            <draw:ellipse draw:style-name="gr187" draw:text-style-name="P6" draw:layer="layout" svg:width="30.434cm" svg:height="0.001cm" draw:transform="rotate (-3.14159265358979) translate (39.1cm 11.7cm)" draw:kind="arc" draw:start-angle="8.13" draw:end-angle="162.54">
              <text:p/>
            </draw:ellipse>
            <draw:ellipse draw:style-name="gr186" draw:text-style-name="P6" draw:layer="layout" svg:width="4cm" svg:height="6.426cm" svg:x="28.5cm" svg:y="7.6cm" draw:kind="arc" draw:start-angle="270" draw:end-angle="90">
              <text:p/>
            </draw:ellipse>
          </draw:g>
          <draw:custom-shape draw:style-name="gr188" draw:text-style-name="P36" draw:layer="layout" svg:width="0.4cm" svg:height="18.8cm" svg:x="33.3cm" svg:y="5.9cm">
            <text:p/>
            <draw:enhanced-geometry svg:viewBox="0 0 21600 21600" draw:mirror-horizontal="true" draw:mirror-vertical="false" draw:type="rectangle" draw:enhanced-path="M 0 0 L 21600 0 21600 21600 0 21600 0 0 Z N"/>
          </draw:custom-shape>
        </draw:g>
        <draw:frame draw:style-name="gr2" draw:text-style-name="P2" draw:layer="layout" svg:width="0.502cm" svg:height="1.187cm" svg:x="17.4cm" svg:y="10.9cm">
          <draw:text-box>
            <text:p/>
          </draw:text-box>
        </draw:frame>
        <draw:g>
          <draw:frame draw:style-name="gr131" draw:text-style-name="P2" draw:layer="layout" svg:width="0.717cm" svg:height="1.703cm" svg:x="13.7cm" svg:y="26.067cm">
            <draw:text-box>
              <text:p/>
            </draw:text-box>
          </draw:frame>
          <draw:frame draw:style-name="gr31" draw:text-style-name="P2" draw:layer="layout" svg:width="0.502cm" svg:height="1.195cm" svg:x="18.3cm" svg:y="26.5cm">
            <draw:text-box>
              <text:p/>
            </draw:text-box>
          </draw:frame>
          <draw:measure draw:style-name="gr189" draw:text-style-name="P43" draw:layer="layout" svg:x1="33.5cm" svg:y1="24.749cm" svg:x2="33.6cm" svg:y2="5.849cm">
            <text:p text:style-name="P43"><text:span text:style-name="T20"><text:measure text:kind="gap"/></text:span><text:span text:style-name="T20"><text:measure text:kind="value">9.450</text:measure></text:span><text:span text:style-name="T20"><text:s/></text:span><text:span text:style-name="T20"><text:measure text:kind="unit">mm</text:measure></text:span><text:span text:style-name="T20"><text:measure text:kind="gap"/></text:span></text:p>
          </draw:measure>
          <draw:measure draw:style-name="gr190" draw:text-style-name="P43" draw:layer="layout" svg:x1="33.2cm" svg:y1="24.3cm" svg:x2="33.3cm" svg:y2="6.3cm">
            <text:p text:style-name="P43"><text:span text:style-name="T20"><text:measure text:kind="gap"/></text:span><text:span text:style-name="T20"><text:measure text:kind="value">9.000</text:measure></text:span><text:span text:style-name="T20"><text:s/></text:span><text:span text:style-name="T20"><text:measure text:kind="unit">mm</text:measure></text:span><text:span text:style-name="T20"><text:measure text:kind="gap"/></text:span></text:p>
          </draw:measure>
          <draw:measure draw:style-name="gr191" draw:text-style-name="P43" draw:layer="layout" svg:x1="5.7cm" svg:y1="14.5cm" svg:x2="6.7cm" svg:y2="14.5cm">
            <text:p text:style-name="P43"><text:span text:style-name="T20"><text:measure text:kind="gap"/></text:span><text:span text:style-name="T20"><text:measure text:kind="value">500</text:measure></text:span><text:span text:style-name="T20"><text:s/></text:span><text:span text:style-name="T20"><text:measure text:kind="unit">mm</text:measure></text:span><text:span text:style-name="T20"><text:measure text:kind="gap"/></text:span></text:p>
          </draw:measure>
          <draw:g>
            <draw:measure draw:style-name="gr192" draw:text-style-name="P42" draw:layer="layout" svg:x1="8.7cm" svg:y1="8.099cm" svg:x2="8.7cm" svg:y2="6.2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8.7cm" svg:y1="8.099cm" svg:x2="8.7cm" svg:y2="9.899cm">
              <text:p text:style-name="P42"><text:measure text:kind="gap"/><text:measure text:kind="value">900</text:measure><text:s/><text:measure text:kind="unit">mm</text:measure><text:measure text:kind="gap"/></text:p>
            </draw:measure>
            <draw:measure draw:style-name="gr193" draw:text-style-name="P42" draw:layer="layout" svg:x1="8.7cm" svg:y1="9.899cm" svg:x2="8.7cm" svg:y2="11.699cm">
              <text:p text:style-name="P42"><text:measure text:kind="gap"/><text:measure text:kind="value">900</text:measure><text:s/><text:measure text:kind="unit">mm</text:measure><text:measure text:kind="gap"/></text:p>
            </draw:measure>
            <draw:measure draw:style-name="gr193" draw:text-style-name="P42" draw:layer="layout" svg:x1="8.7cm" svg:y1="13.499cm" svg:x2="8.7cm" svg:y2="17.099cm">
              <text:p text:style-name="P42"><text:measure text:kind="gap"/><text:measure text:kind="value">1.800</text:measure><text:s/><text:measure text:kind="unit">mm</text:measure><text:measure text:kind="gap"/></text:p>
            </draw:measure>
            <draw:measure draw:style-name="gr193" draw:text-style-name="P42" draw:layer="layout" svg:x1="8.7cm" svg:y1="11.699cm" svg:x2="8.7cm" svg:y2="13.499cm">
              <text:p text:style-name="P42"><text:measure text:kind="gap"/><text:measure text:kind="value">900</text:measure><text:s/><text:measure text:kind="unit">mm</text:measure><text:measure text:kind="gap"/></text:p>
            </draw:measure>
            <draw:measure draw:style-name="gr192" draw:text-style-name="P42" draw:layer="layout" svg:x1="8.7cm" svg:y1="18.899cm" svg:x2="8.7cm" svg:y2="17.0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8.7cm" svg:y1="18.899cm" svg:x2="8.7cm" svg:y2="20.699cm">
              <text:p text:style-name="P42"><text:measure text:kind="gap"/><text:measure text:kind="value">900</text:measure><text:s/><text:measure text:kind="unit">mm</text:measure><text:measure text:kind="gap"/></text:p>
            </draw:measure>
            <draw:measure draw:style-name="gr193" draw:text-style-name="P42" draw:layer="layout" svg:x1="8.7cm" svg:y1="20.699cm" svg:x2="8.7cm" svg:y2="22.499cm">
              <text:p text:style-name="P42"><text:measure text:kind="gap"/><text:measure text:kind="value">900</text:measure><text:s/><text:measure text:kind="unit">mm</text:measure><text:measure text:kind="gap"/></text:p>
            </draw:measure>
            <draw:measure draw:style-name="gr193" draw:text-style-name="P42" draw:layer="layout" svg:x1="8.7cm" svg:y1="22.499cm" svg:x2="8.7cm" svg:y2="24.299cm">
              <text:p text:style-name="P42"><text:measure text:kind="gap"/><text:measure text:kind="value">900</text:measure><text:s/><text:measure text:kind="unit">mm</text:measure><text:measure text:kind="gap"/></text:p>
            </draw:measure>
          </draw:g>
          <draw:g>
            <draw:measure draw:style-name="gr193" draw:text-style-name="P42" draw:layer="layout" svg:x1="30.3cm" svg:y1="23.399cm" svg:x2="30.3cm" svg:y2="21.5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30.3cm" svg:y1="21.599cm" svg:x2="30.3cm" svg:y2="19.799cm">
              <text:p text:style-name="P42"><text:measure text:kind="gap"/><text:measure text:kind="value">900</text:measure><text:s/><text:measure text:kind="unit">mm</text:measure><text:measure text:kind="gap"/></text:p>
            </draw:measure>
            <draw:measure draw:style-name="gr193" draw:text-style-name="P42" draw:layer="layout" svg:x1="30.3cm" svg:y1="19.799cm" svg:x2="30.3cm" svg:y2="17.999cm">
              <text:p text:style-name="P42"><text:measure text:kind="gap"/><text:measure text:kind="value">900</text:measure><text:s/><text:measure text:kind="unit">mm</text:measure><text:measure text:kind="gap"/></text:p>
            </draw:measure>
            <draw:measure draw:style-name="gr193" draw:text-style-name="P42" draw:layer="layout" svg:x1="30.3cm" svg:y1="16.199cm" svg:x2="30.3cm" svg:y2="12.599cm">
              <text:p text:style-name="P42"><text:measure text:kind="gap"/><text:measure text:kind="value">1.800</text:measure><text:s/><text:measure text:kind="unit">mm</text:measure><text:measure text:kind="gap"/></text:p>
            </draw:measure>
            <draw:measure draw:style-name="gr193" draw:text-style-name="P42" draw:layer="layout" svg:x1="30.3cm" svg:y1="17.999cm" svg:x2="30.3cm" svg:y2="16.199cm">
              <text:p text:style-name="P42"><text:measure text:kind="gap"/><text:measure text:kind="value">900</text:measure><text:s/><text:measure text:kind="unit">mm</text:measure><text:measure text:kind="gap"/></text:p>
            </draw:measure>
            <draw:measure draw:style-name="gr193" draw:text-style-name="P42" draw:layer="layout" svg:x1="30.3cm" svg:y1="12.599cm" svg:x2="30.3cm" svg:y2="10.7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30.3cm" svg:y1="10.799cm" svg:x2="30.3cm" svg:y2="8.999cm">
              <text:p text:style-name="P42"><text:measure text:kind="gap"/><text:measure text:kind="value">900</text:measure><text:s/><text:measure text:kind="unit">mm</text:measure><text:measure text:kind="gap"/></text:p>
            </draw:measure>
            <draw:measure draw:style-name="gr193" draw:text-style-name="P42" draw:layer="layout" svg:x1="30.3cm" svg:y1="8.999cm" svg:x2="30.3cm" svg:y2="7.199cm">
              <text:p text:style-name="P42"><text:measure text:kind="gap"/><text:measure text:kind="value">900</text:measure><text:s/><text:measure text:kind="unit">mm</text:measure><text:measure text:kind="gap"/></text:p>
            </draw:measure>
            <draw:measure draw:style-name="gr194" draw:text-style-name="P42" draw:layer="layout" svg:x1="30.5cm" svg:y1="23.401cm" svg:x2="30.5cm" svg:y2="24.301cm">
              <text:p text:style-name="P42"><text:measure text:kind="gap"/><text:measure text:kind="value">450</text:measure><text:s/><text:measure text:kind="unit">mm</text:measure><text:measure text:kind="gap"/></text:p>
            </draw:measure>
            <draw:measure draw:style-name="gr195" draw:text-style-name="P42" draw:layer="layout" svg:x1="30.4cm" svg:y1="7.2cm" svg:x2="30.4cm" svg:y2="6.3cm">
              <text:p text:style-name="P42"><text:measure text:kind="gap"/><text:measure text:kind="value">450</text:measure><text:s/><text:measure text:kind="unit">mm</text:measure><text:measure text:kind="gap"/></text:p>
            </draw:measure>
          </draw:g>
        </draw:g>
        <draw:custom-shape draw:style-name="gr196" draw:text-style-name="P6" draw:layer="layout" svg:width="0.3cm" svg:height="0.2cm" draw:transform="rotate (-1.5707963267949) translate (1.8cm 11.75cm)">
          <text:p/>
          <draw:enhanced-geometry svg:viewBox="0 0 21600 21600" draw:mirror-horizontal="false" draw:mirror-vertical="false" draw:type="rectangle" draw:enhanced-path="M 0 0 L 21600 0 21600 21600 0 21600 0 0 Z N"/>
        </draw:custom-shape>
        <draw:custom-shape draw:style-name="gr196" draw:text-style-name="P6" draw:layer="layout" svg:width="0.3cm" svg:height="0.2cm" draw:transform="rotate (-1.5707963267949) translate (1.8cm 17cm)">
          <text:p/>
          <draw:enhanced-geometry svg:viewBox="0 0 21600 21600" draw:mirror-horizontal="false" draw:mirror-vertical="false" draw:type="rectangle" draw:enhanced-path="M 0 0 L 21600 0 21600 21600 0 21600 0 0 Z N"/>
        </draw:custom-shape>
        <draw:g>
          <draw:custom-shape draw:style-name="gr130" draw:text-style-name="P41" draw:layer="layout" svg:width="2cm" svg:height="1.999cm" svg:x="1.5cm" svg:y="4.468cm">
            <text:p text:style-name="P6"><text:span text:style-name="T18">O</text:span><text:span text:style-name="T18"><text:line-break/></text:span><text:span text:style-name="T18">N <text:s text:c="2"/>Z</text:span></text:p>
            <text:p text:style-name="P6"><text:span text:style-name="T18">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32" draw:text-style-name="P1" draw:layer="layout" svg:width="20.503cm" svg:height="1.057cm" svg:x="4.697cm" svg:y="2.943cm">
            <draw:text-box>
              <text:p><text:span text:style-name="T1">Plattegrond buffer1</text:span></text:p>
            </draw:text-box>
          </draw:frame>
          <draw:custom-shape draw:style-name="gr197" draw:text-style-name="P16" draw:layer="layout" svg:width="36cm" svg:height="23cm" svg:x="1.5cm" svg:y="2.5cm">
            <text:p/>
            <draw:enhanced-geometry svg:viewBox="0 0 21600 21600" draw:mirror-horizontal="false" draw:mirror-vertical="false" draw:type="rectangle" draw:enhanced-path="M 0 0 L 21600 0 21600 21600 0 21600 0 0 Z N"/>
          </draw:custom-shape>
          <draw:frame draw:style-name="gr3" draw:text-style-name="P3" draw:layer="layout" svg:width="10.8cm" svg:height="3.806cm" svg:x="4.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g>
      </draw:page>
      <draw:page draw:name="page8" draw:style-name="dp1" draw:master-page-name="Default">
        <draw:g>
          <draw:custom-shape draw:style-name="gr184" draw:text-style-name="P36"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185" draw:text-style-name="P37"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198" draw:text-style-name="P51" draw:layer="layout" svg:width="6.8cm" svg:height="16cm" svg:x="25.5cm" svg:y="7.301cm">
            <text:p/>
            <draw:enhanced-geometry svg:viewBox="0 0 21600 21600" draw:mirror-horizontal="false" draw:mirror-vertical="true" draw:type="rectangle" draw:enhanced-path="M 0 0 L 21600 0 21600 21600 0 21600 0 0 Z N"/>
          </draw:custom-shape>
          <draw:custom-shape draw:style-name="gr199" draw:text-style-name="P52" draw:layer="layout" svg:width="1.6cm" svg:height="1cm" svg:x="11.3cm" svg:y="6.9cm">
            <text:p text:style-name="P6"><text:span text:style-name="T15">MK</text:span></text:p>
            <draw:enhanced-geometry svg:viewBox="0 0 21600 21600" draw:mirror-horizontal="true" draw:mirror-vertical="false" draw:type="rectangle" draw:enhanced-path="M 0 0 L 21600 0 21600 21600 0 21600 0 0 Z N"/>
          </draw:custom-shape>
          <draw:g>
            <draw:g>
              <draw:custom-shape draw:style-name="gr200" draw:text-style-name="P18" draw:layer="layout" svg:width="5.533cm" svg:height="5.533cm" draw:transform="rotate (1.5707963267949) translate (6.266cm 17.72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style-name="gr201" draw:text-style-name="P18" draw:layer="layout" svg:width="5.7cm" svg:height="0.712cm" svg:x="6.301cm" svg:y="11.488cm">
                <text:p/>
                <draw:enhanced-geometry svg:viewBox="0 0 21600 21600" draw:mirror-horizontal="false" draw:mirror-vertical="false" draw:type="rectangle" draw:enhanced-path="M 0 0 L 21600 0 21600 21600 0 21600 0 0 Z N"/>
              </draw:custom-shape>
              <draw:custom-shape draw:style-name="gr202" draw:text-style-name="P53" draw:layer="layout" svg:width="1.2cm" svg:height="1.2cm" draw:transform="rotate (0.785398163397448) translate (6.801cm 15.339cm)">
                <text:p text:style-name="P6"><text:span text:style-name="T25">was-</text:span></text:p>
                <text:p text:style-name="P6"><text:span text:style-name="T25">machine</text:span></text:p>
                <draw:enhanced-geometry svg:viewBox="0 0 21600 21600" draw:mirror-horizontal="false" draw:mirror-vertical="false" draw:type="rectangle" draw:enhanced-path="M 0 0 L 21600 0 21600 21600 0 21600 0 0 Z N"/>
              </draw:custom-shape>
              <draw:custom-shape draw:style-name="gr203" draw:text-style-name="P54" draw:layer="layout" svg:width="1.4cm" svg:height="1.4cm" svg:x="6.901cm" svg:y="12.488cm">
                <text:p text:style-name="P6"><text:span text:style-name="T4">warmte</text:span></text:p>
                <text:p text:style-name="P6"><text:span text:style-name="T4">pomp</text:span></text:p>
                <draw:enhanced-geometry svg:viewBox="0 0 21600 21600" draw:mirror-horizontal="false" draw:mirror-vertical="false" draw:type="rectangle" draw:enhanced-path="M 0 0 L 21600 0 21600 21600 0 21600 0 0 Z N"/>
              </draw:custom-shape>
            </draw:g>
          </draw:g>
        </draw:g>
        <draw:g>
          <draw:line draw:style-name="gr121" draw:text-style-name="P7" draw:layer="layout" svg:x1="13.8cm" svg:y1="7.1cm" svg:x2="14.1cm" svg:y2="7.3cm">
            <text:p/>
          </draw:line>
          <draw:line draw:style-name="gr121" draw:text-style-name="P7" draw:layer="layout" svg:x1="7.7cm" svg:y1="22.3cm" svg:x2="6.7cm" svg:y2="21.3cm">
            <text:p/>
          </draw:line>
          <draw:line draw:style-name="gr121" draw:text-style-name="P7" draw:layer="layout" svg:x1="12cm" svg:y1="8.9cm" svg:x2="13.8cm" svg:y2="7.1cm">
            <text:p/>
          </draw:line>
          <draw:line draw:style-name="gr121" draw:text-style-name="P7" draw:layer="layout" svg:x1="6.6cm" svg:y1="9.3cm" svg:x2="6.7cm" svg:y2="21.3cm">
            <text:p/>
          </draw:line>
          <draw:line draw:style-name="gr121" draw:text-style-name="P7" draw:layer="layout" svg:x1="6.9cm" svg:y1="20.3cm" svg:x2="6.7cm" svg:y2="20.3cm">
            <text:p/>
          </draw:line>
          <draw:line draw:style-name="gr121" draw:text-style-name="P7" draw:layer="layout" svg:x1="6.6cm" svg:y1="10.4cm" svg:x2="7.5cm" svg:y2="11.3cm">
            <text:p/>
          </draw:line>
          <draw:line draw:style-name="gr121" draw:text-style-name="P7" draw:layer="layout" svg:x1="12cm" svg:y1="8.9cm" svg:x2="5cm" svg:y2="8.9cm">
            <text:p/>
          </draw:line>
          <draw:line draw:style-name="gr121" draw:text-style-name="P7" draw:layer="layout" svg:x1="19.4cm" svg:y1="7.1cm" svg:x2="13.8cm" svg:y2="7.1cm">
            <text:p/>
          </draw:line>
          <draw:line draw:style-name="gr121" draw:text-style-name="P7" draw:layer="layout" svg:x1="6.2cm" svg:y1="8.9cm" svg:x2="6.6cm" svg:y2="9.3cm">
            <text:p/>
          </draw:line>
        </draw:g>
        <draw:g>
          <draw:custom-shape draw:style-name="gr204" draw:text-style-name="P55" draw:layer="layout" svg:width="1.6cm" svg:height="1cm" svg:x="11.275cm" svg:y="6.9cm">
            <text:p text:style-name="P6"><text:span text:style-name="T15">MK</text:span></text:p>
            <draw:enhanced-geometry svg:viewBox="0 0 21600 21600" draw:mirror-horizontal="true" draw:mirror-vertical="false" draw:type="rectangle" draw:enhanced-path="M 0 0 L 21600 0 21600 21600 0 21600 0 0 Z N"/>
          </draw:custom-shape>
          <draw:g>
            <draw:line draw:style-name="gr205" draw:text-style-name="P56" draw:layer="layout" svg:x1="12.3cm" svg:y1="9.025cm" svg:x2="11.5cm" svg:y2="8.225cm">
              <text:p/>
            </draw:line>
            <draw:line draw:style-name="gr206" draw:text-style-name="P56" draw:layer="layout" svg:x1="12.3cm" svg:y1="9.025cm" svg:x2="11.275cm" svg:y2="8.425cm">
              <text:p/>
            </draw:line>
          </draw:g>
          <draw:custom-shape draw:style-name="gr207" draw:text-style-name="P55" draw:layer="layout" svg:width="0.625cm" svg:height="0.6cm" svg:x="12.875cm" svg:y="6.9cm">
            <text:p/>
            <draw:enhanced-geometry svg:viewBox="0 0 21600 21600" draw:mirror-horizontal="false" draw:mirror-vertical="false" draw:type="rectangle" draw:enhanced-path="M 0 0 L 21600 0 21600 21600 0 21600 0 0 Z N"/>
          </draw:custom-shape>
          <draw:custom-shape draw:style-name="gr208" draw:text-style-name="P55" draw:layer="layout" svg:width="0.6cm" svg:height="0.6cm" svg:x="14.71cm" svg:y="6.9cm">
            <text:p/>
            <draw:enhanced-geometry svg:viewBox="0 0 21600 21600" draw:mirror-horizontal="false" draw:mirror-vertical="false" draw:type="rectangle" draw:enhanced-path="M 0 0 L 21600 0 21600 21600 0 21600 0 0 Z N"/>
          </draw:custom-shape>
          <draw:custom-shape draw:style-name="gr209" draw:text-style-name="P55" draw:layer="layout" svg:width="0.2cm" svg:height="4.2cm" svg:x="15.1cm" svg:y="7.5cm">
            <text:p/>
            <draw:enhanced-geometry svg:viewBox="0 0 21600 21600" draw:mirror-horizontal="false" draw:mirror-vertical="false" draw:type="rectangle" draw:enhanced-path="M 0 0 L 21600 0 21600 21600 0 21600 0 0 Z N"/>
          </draw:custom-shape>
          <draw:custom-shape draw:style-name="gr210" draw:text-style-name="P55" draw:layer="layout" svg:width="0.2cm" svg:height="1cm" svg:x="11.1cm" svg:y="6.9cm">
            <text:p/>
            <draw:enhanced-geometry svg:viewBox="0 0 21600 21600" draw:mirror-horizontal="false" draw:mirror-vertical="false" draw:type="rectangle" draw:enhanced-path="M 0 0 L 21600 0 21600 21600 0 21600 0 0 Z N"/>
          </draw:custom-shape>
          <draw:custom-shape draw:style-name="gr211" draw:text-style-name="P55" draw:layer="layout" svg:width="0.2cm" svg:height="1.2cm" svg:x="12.9cm" svg:y="7.5cm">
            <text:p/>
            <draw:enhanced-geometry svg:viewBox="0 0 21600 21600" draw:mirror-horizontal="false" draw:mirror-vertical="false" draw:type="rectangle" draw:enhanced-path="M 0 0 L 21600 0 21600 21600 0 21600 0 0 Z N"/>
          </draw:custom-shape>
          <draw:custom-shape draw:style-name="gr212" draw:text-style-name="P55" draw:layer="layout" svg:width="0.2cm" svg:height="1.706cm" draw:transform="rotate (0.785398163397448) translate (11.147cm 8.041cm)">
            <text:p/>
            <draw:enhanced-geometry svg:viewBox="0 0 21600 21600" draw:mirror-horizontal="false" draw:mirror-vertical="false" draw:type="rectangle" draw:enhanced-path="M 0 0 L 21600 0 21600 21600 0 21600 0 0 Z N"/>
          </draw:custom-shape>
          <draw:custom-shape draw:style-name="gr213" draw:text-style-name="P55" draw:layer="layout" svg:width="0.2cm" svg:height="3.33cm" draw:transform="rotate (0.785398163397448) translate (19.452cm 16.347cm)">
            <text:p/>
            <draw:enhanced-geometry svg:viewBox="0 0 21600 21600" draw:mirror-horizontal="false" draw:mirror-vertical="false" draw:type="rectangle" draw:enhanced-path="M 0 0 L 21600 0 21600 21600 0 21600 0 0 Z N"/>
          </draw:custom-shape>
          <draw:custom-shape draw:style-name="gr214" draw:text-style-name="P55" draw:layer="layout" svg:width="2.4cm" svg:height="0.2cm" svg:x="21.9cm" svg:y="18.5cm">
            <text:p/>
            <draw:enhanced-geometry svg:viewBox="0 0 21600 21600" draw:mirror-horizontal="false" draw:mirror-vertical="false" draw:type="rectangle" draw:enhanced-path="M 0 0 L 21600 0 21600 21600 0 21600 0 0 Z N"/>
          </draw:custom-shape>
          <draw:custom-shape draw:style-name="gr215" draw:text-style-name="P55" draw:layer="layout" svg:width="0.2cm" svg:height="4.384cm" draw:transform="rotate (0.785398163397448) translate (13.429cm 13.77cm)">
            <text:p/>
            <draw:enhanced-geometry svg:viewBox="0 0 21600 21600" draw:mirror-horizontal="false" draw:mirror-vertical="false" draw:type="rectangle" draw:enhanced-path="M 0 0 L 21600 0 21600 21600 0 21600 0 0 Z N"/>
          </draw:custom-shape>
          <draw:custom-shape draw:style-name="gr216" draw:text-style-name="P55" draw:layer="layout" svg:width="0.2cm" svg:height="2.728cm" draw:transform="rotate (0.785398163397448) translate (19.629cm 19.971cm)">
            <text:p/>
            <draw:enhanced-geometry svg:viewBox="0 0 21600 21600" draw:mirror-horizontal="false" draw:mirror-vertical="false" draw:type="rectangle" draw:enhanced-path="M 0 0 L 21600 0 21600 21600 0 21600 0 0 Z N"/>
          </draw:custom-shape>
          <draw:custom-shape draw:style-name="gr217" draw:text-style-name="P55" draw:layer="layout" svg:width="0.2cm" svg:height="1.132cm" draw:transform="rotate (0.785398163397448) translate (15.452cm 12.347cm)">
            <text:p/>
            <draw:enhanced-geometry svg:viewBox="0 0 21600 21600" draw:mirror-horizontal="false" draw:mirror-vertical="false" draw:type="rectangle" draw:enhanced-path="M 0 0 L 21600 0 21600 21600 0 21600 0 0 Z N"/>
          </draw:custom-shape>
          <draw:custom-shape draw:style-name="gr218" draw:text-style-name="P55" draw:layer="layout" svg:width="0.2cm" svg:height="3.2cm" svg:x="24.3cm" svg:y="6.9cm">
            <text:p/>
            <draw:enhanced-geometry svg:viewBox="0 0 21600 21600" draw:mirror-horizontal="false" draw:mirror-vertical="false" draw:type="rectangle" draw:enhanced-path="M 0 0 L 21600 0 21600 21600 0 21600 0 0 Z N"/>
          </draw:custom-shape>
          <draw:custom-shape draw:style-name="gr218" draw:text-style-name="P55" draw:layer="layout" svg:width="0.2cm" svg:height="3.2cm" svg:x="24.7cm" svg:y="6.9cm">
            <text:p/>
            <draw:enhanced-geometry svg:viewBox="0 0 21600 21600" draw:mirror-horizontal="false" draw:mirror-vertical="false" draw:type="rectangle" draw:enhanced-path="M 0 0 L 21600 0 21600 21600 0 21600 0 0 Z N"/>
          </draw:custom-shape>
          <draw:custom-shape draw:style-name="gr219" draw:text-style-name="P55" draw:layer="layout" svg:width="0.2cm" svg:height="5cm" svg:x="24.3cm" svg:y="14.5cm">
            <text:p/>
            <draw:enhanced-geometry svg:viewBox="0 0 21600 21600" draw:mirror-horizontal="false" draw:mirror-vertical="false" draw:type="rectangle" draw:enhanced-path="M 0 0 L 21600 0 21600 21600 0 21600 0 0 Z N"/>
          </draw:custom-shape>
          <draw:custom-shape draw:style-name="gr219" draw:text-style-name="P55" draw:layer="layout" svg:width="0.2cm" svg:height="5cm" svg:x="24.7cm" svg:y="14.5cm">
            <text:p/>
            <draw:enhanced-geometry svg:viewBox="0 0 21600 21600" draw:mirror-horizontal="false" draw:mirror-vertical="false" draw:type="rectangle" draw:enhanced-path="M 0 0 L 21600 0 21600 21600 0 21600 0 0 Z N"/>
          </draw:custom-shape>
          <draw:custom-shape draw:style-name="gr220" draw:text-style-name="P55" draw:layer="layout" svg:width="0.2cm" svg:height="1.8cm" svg:x="21.5cm" svg:y="21.9cm">
            <text:p/>
            <draw:enhanced-geometry svg:viewBox="0 0 21600 21600" draw:mirror-horizontal="false" draw:mirror-vertical="false" draw:type="rectangle" draw:enhanced-path="M 0 0 L 21600 0 21600 21600 0 21600 0 0 Z N"/>
          </draw:custom-shape>
          <draw:custom-shape draw:style-name="gr221" draw:text-style-name="P55" draw:layer="layout" svg:width="0.199cm" svg:height="7.82cm" draw:transform="rotate (0.785398163397448) translate (6.336cm 12.241cm)">
            <text:p/>
            <draw:enhanced-geometry svg:viewBox="0 0 21600 21600" draw:mirror-horizontal="true" draw:mirror-vertical="false" draw:type="rectangle" draw:enhanced-path="M 0 0 L 21600 0 21600 21600 0 21600 0 0 Z N"/>
          </draw:custom-shape>
          <draw:custom-shape draw:style-name="gr222" draw:text-style-name="P55" draw:layer="layout" svg:width="4.2cm" svg:height="0.2cm" svg:x="6.3cm" svg:y="10.5cm">
            <text:p/>
            <draw:enhanced-geometry svg:viewBox="0 0 21600 21600" draw:mirror-horizontal="false" draw:mirror-vertical="false" draw:type="rectangle" draw:enhanced-path="M 0 0 L 21600 0 21600 21600 0 21600 0 0 Z N"/>
          </draw:custom-shape>
          <draw:custom-shape draw:style-name="gr223" draw:text-style-name="P55" draw:layer="layout" svg:width="0.199cm" svg:height="0.753cm" draw:transform="rotate (0.785398163397448) translate (12.34cm 8.641cm)">
            <text:p/>
            <draw:enhanced-geometry svg:viewBox="0 0 21600 21600" draw:mirror-horizontal="true" draw:mirror-vertical="false" draw:type="rectangle" draw:enhanced-path="M 0 0 L 21600 0 21600 21600 0 21600 0 0 Z N"/>
          </draw:custom-shape>
          <draw:custom-shape draw:style-name="gr224" draw:text-style-name="P55" draw:layer="layout" svg:width="0.2cm" svg:height="2cm" svg:x="24.7cm" svg:y="21.7cm">
            <text:p/>
            <draw:enhanced-geometry svg:viewBox="0 0 21600 21600" draw:mirror-horizontal="false" draw:mirror-vertical="false" draw:type="rectangle" draw:enhanced-path="M 0 0 L 21600 0 21600 21600 0 21600 0 0 Z N"/>
          </draw:custom-shape>
          <draw:custom-shape draw:style-name="gr224" draw:text-style-name="P55" draw:layer="layout" svg:width="0.2cm" svg:height="2cm" svg:x="24.3cm" svg:y="21.7cm">
            <text:p/>
            <draw:enhanced-geometry svg:viewBox="0 0 21600 21600" draw:mirror-horizontal="false" draw:mirror-vertical="false" draw:type="rectangle" draw:enhanced-path="M 0 0 L 21600 0 21600 21600 0 21600 0 0 Z N"/>
          </draw:custom-shape>
          <draw:g>
            <draw:custom-shape draw:style-name="gr225" draw:text-style-name="P55" draw:layer="layout" svg:width="0.2cm" svg:height="0.2cm" svg:x="24.5cm" svg:y="21.7cm">
              <text:p/>
              <draw:enhanced-geometry svg:viewBox="0 0 21600 21600" draw:mirror-horizontal="false" draw:mirror-vertical="false" draw:type="rectangle" draw:enhanced-path="M 0 0 L 21600 0 21600 21600 0 21600 0 0 Z N"/>
            </draw:custom-shape>
            <draw:g>
              <draw:line draw:style-name="gr226" draw:text-style-name="P56" draw:layer="layout" svg:x1="24.6cm" svg:y1="21.7cm" svg:x2="24.6cm" svg:y2="19.5cm">
                <text:p/>
              </draw:line>
              <draw:line draw:style-name="gr205" draw:text-style-name="P56" draw:layer="layout" svg:x1="24.6cm" svg:y1="20.9cm" svg:x2="24.6cm" svg:y2="17.3cm">
                <text:p/>
              </draw:line>
              <draw:line draw:style-name="gr206" draw:text-style-name="P56" draw:layer="layout" svg:x1="24.6cm" svg:y1="17.3cm" svg:x2="24.6cm" svg:y2="19.7cm">
                <text:p/>
              </draw:line>
            </draw:g>
          </draw:g>
          <draw:g>
            <draw:g>
              <draw:line draw:style-name="gr226" draw:text-style-name="P56" draw:layer="layout" svg:x1="24.6cm" svg:y1="12.3cm" svg:x2="24.6cm" svg:y2="14.6cm">
                <text:p/>
              </draw:line>
              <draw:line draw:style-name="gr205" draw:text-style-name="P56" draw:layer="layout" svg:x1="24.6cm" svg:y1="13.136cm" svg:x2="24.6cm" svg:y2="16.9cm">
                <text:p/>
              </draw:line>
              <draw:line draw:style-name="gr206" draw:text-style-name="P56" draw:layer="layout" svg:x1="24.6cm" svg:y1="16.899cm" svg:x2="24.6cm" svg:y2="14.39cm">
                <text:p/>
              </draw:line>
            </draw:g>
            <draw:g>
              <draw:line draw:style-name="gr226" draw:text-style-name="P56" draw:layer="layout" svg:x1="24.6cm" svg:y1="12.3cm" svg:x2="24.6cm" svg:y2="10cm">
                <text:p/>
              </draw:line>
              <draw:line draw:style-name="gr205" draw:text-style-name="P56" draw:layer="layout" svg:x1="24.6cm" svg:y1="11.464cm" svg:x2="24.6cm" svg:y2="7.7cm">
                <text:p/>
              </draw:line>
              <draw:line draw:style-name="gr206" draw:text-style-name="P56" draw:layer="layout" svg:x1="24.6cm" svg:y1="7.7cm" svg:x2="24.6cm" svg:y2="10.209cm">
                <text:p/>
              </draw:line>
            </draw:g>
          </draw:g>
          <draw:g>
            <draw:custom-shape draw:style-name="gr225" draw:text-style-name="P55" draw:layer="layout" svg:width="0.2cm" svg:height="0.2cm" draw:transform="rotate (0.785398163397448) translate (12.3cm 9.188cm)">
              <text:p/>
              <draw:enhanced-geometry svg:viewBox="0 0 21600 21600" draw:mirror-horizontal="false" draw:mirror-vertical="false" draw:type="rectangle" draw:enhanced-path="M 0 0 L 21600 0 21600 21600 0 21600 0 0 Z N"/>
            </draw:custom-shape>
            <draw:custom-shape draw:style-name="gr227" draw:text-style-name="P55" draw:layer="layout" svg:width="0.2cm" svg:height="2.2cm" draw:transform="rotate (0.785398163397448) translate (13.855cm 10.744cm)">
              <text:p/>
              <draw:enhanced-geometry svg:viewBox="0 0 21600 21600" draw:mirror-horizontal="false" draw:mirror-vertical="false" draw:type="rectangle" draw:enhanced-path="M 0 0 L 21600 0 21600 21600 0 21600 0 0 Z N"/>
            </draw:custom-shape>
            <draw:g>
              <draw:line draw:style-name="gr226" draw:text-style-name="P56" draw:layer="layout" svg:x1="12.5cm" svg:y1="9.247cm" svg:x2="13.926cm" svg:y2="10.673cm">
                <text:p/>
              </draw:line>
              <draw:line draw:style-name="gr205" draw:text-style-name="P56" draw:layer="layout" svg:x1="13.018cm" svg:y1="9.765cm" svg:x2="15.351cm" svg:y2="12.098cm">
                <text:p/>
              </draw:line>
              <draw:line draw:style-name="gr206" draw:text-style-name="P56" draw:layer="layout" svg:x1="15.352cm" svg:y1="12.099cm" svg:x2="13.796cm" svg:y2="10.543cm">
                <text:p/>
              </draw:line>
            </draw:g>
          </draw:g>
          <draw:g>
            <draw:custom-shape draw:style-name="gr225" draw:text-style-name="P55" draw:layer="layout" svg:width="0.2cm" svg:height="0.2cm" draw:transform="rotate (0.785398163397448) translate (16.3cm 13.188cm)">
              <text:p/>
              <draw:enhanced-geometry svg:viewBox="0 0 21600 21600" draw:mirror-horizontal="false" draw:mirror-vertical="false" draw:type="rectangle" draw:enhanced-path="M 0 0 L 21600 0 21600 21600 0 21600 0 0 Z N"/>
            </draw:custom-shape>
            <draw:custom-shape draw:style-name="gr227" draw:text-style-name="P55" draw:layer="layout" svg:width="0.2cm" svg:height="2.2cm" draw:transform="rotate (0.785398163397448) translate (17.855cm 14.744cm)">
              <text:p/>
              <draw:enhanced-geometry svg:viewBox="0 0 21600 21600" draw:mirror-horizontal="false" draw:mirror-vertical="false" draw:type="rectangle" draw:enhanced-path="M 0 0 L 21600 0 21600 21600 0 21600 0 0 Z N"/>
            </draw:custom-shape>
            <draw:g>
              <draw:line draw:style-name="gr226" draw:text-style-name="P56" draw:layer="layout" svg:x1="16.5cm" svg:y1="13.247cm" svg:x2="17.926cm" svg:y2="14.673cm">
                <text:p/>
              </draw:line>
              <draw:line draw:style-name="gr205" draw:text-style-name="P56" draw:layer="layout" svg:x1="17.018cm" svg:y1="13.765cm" svg:x2="19.351cm" svg:y2="16.098cm">
                <text:p/>
              </draw:line>
              <draw:line draw:style-name="gr206" draw:text-style-name="P56" draw:layer="layout" svg:x1="19.352cm" svg:y1="16.099cm" svg:x2="17.796cm" svg:y2="14.543cm">
                <text:p/>
              </draw:line>
            </draw:g>
          </draw:g>
          <draw:g>
            <draw:custom-shape draw:style-name="gr225" draw:text-style-name="P55" draw:layer="layout" svg:width="0.199cm" svg:height="0.2cm" draw:transform="rotate (0.785398163397448) translate (19.47cm 19.729cm)">
              <text:p/>
              <draw:enhanced-geometry svg:viewBox="0 0 21600 21600" draw:mirror-horizontal="true" draw:mirror-vertical="true" draw:type="rectangle" draw:enhanced-path="M 0 0 L 21600 0 21600 21600 0 21600 0 0 Z N"/>
            </draw:custom-shape>
            <draw:custom-shape draw:style-name="gr227" draw:text-style-name="P55" draw:layer="layout" svg:width="0.199cm" svg:height="2.2cm" draw:transform="rotate (0.785398163397448) translate (16.501cm 16.759cm)">
              <text:p/>
              <draw:enhanced-geometry svg:viewBox="0 0 21600 21600" draw:mirror-horizontal="true" draw:mirror-vertical="true" draw:type="rectangle" draw:enhanced-path="M 0 0 L 21600 0 21600 21600 0 21600 0 0 Z N"/>
            </draw:custom-shape>
            <draw:g>
              <draw:line draw:style-name="gr226" draw:text-style-name="P56" draw:layer="layout" svg:x1="19.552cm" svg:y1="19.752cm" svg:x2="18.126cm" svg:y2="18.326cm">
                <text:p/>
              </draw:line>
              <draw:line draw:style-name="gr205" draw:text-style-name="P56" draw:layer="layout" svg:x1="19.033cm" svg:y1="19.233cm" svg:x2="16.7cm" svg:y2="16.9cm">
                <text:p/>
              </draw:line>
              <draw:line draw:style-name="gr206" draw:text-style-name="P56" draw:layer="layout" svg:x1="16.7cm" svg:y1="16.9cm" svg:x2="18.256cm" svg:y2="18.456cm">
                <text:p/>
              </draw:line>
            </draw:g>
          </draw:g>
          <draw:g>
            <draw:custom-shape draw:style-name="gr225" draw:text-style-name="P55" draw:layer="layout" svg:width="0.2cm" svg:height="0.2cm" draw:transform="rotate (0.785398163397448) translate (10.3cm 10.641cm)">
              <text:p/>
              <draw:enhanced-geometry svg:viewBox="0 0 21600 21600" draw:mirror-horizontal="false" draw:mirror-vertical="false" draw:type="rectangle" draw:enhanced-path="M 0 0 L 21600 0 21600 21600 0 21600 0 0 Z N"/>
            </draw:custom-shape>
            <draw:custom-shape draw:style-name="gr227" draw:text-style-name="P55" draw:layer="layout" svg:width="0.2cm" svg:height="2.2cm" draw:transform="rotate (0.785398163397448) translate (11.855cm 12.197cm)">
              <text:p/>
              <draw:enhanced-geometry svg:viewBox="0 0 21600 21600" draw:mirror-horizontal="false" draw:mirror-vertical="false" draw:type="rectangle" draw:enhanced-path="M 0 0 L 21600 0 21600 21600 0 21600 0 0 Z N"/>
            </draw:custom-shape>
            <draw:g>
              <draw:line draw:style-name="gr226" draw:text-style-name="P56" draw:layer="layout" svg:x1="10.5cm" svg:y1="10.7cm" svg:x2="11.926cm" svg:y2="12.126cm">
                <text:p/>
              </draw:line>
              <draw:line draw:style-name="gr205" draw:text-style-name="P56" draw:layer="layout" svg:x1="11.018cm" svg:y1="11.218cm" svg:x2="13.351cm" svg:y2="13.551cm">
                <text:p/>
              </draw:line>
              <draw:line draw:style-name="gr206" draw:text-style-name="P56" draw:layer="layout" svg:x1="13.352cm" svg:y1="13.552cm" svg:x2="11.796cm" svg:y2="11.996cm">
                <text:p/>
              </draw:line>
            </draw:g>
          </draw:g>
        </draw:g>
        <draw:g>
          <draw:line draw:style-name="gr181" draw:text-style-name="P7" draw:layer="layout" svg:x1="21.6cm" svg:y1="10.9cm" svg:x2="8.3cm" svg:y2="10.9cm">
            <text:p/>
          </draw:line>
          <draw:g>
            <draw:ellipse draw:style-name="gr186" draw:text-style-name="P6" draw:layer="layout" svg:width="6.173cm" svg:height="0.001cm" draw:transform="rotate (-3.14159265358979) translate (22.636cm 8.518cm)" draw:kind="arc" draw:start-angle="8.13" draw:end-angle="162.54">
              <text:p/>
            </draw:ellipse>
            <draw:ellipse draw:style-name="gr186" draw:text-style-name="P6" draw:layer="layout" svg:width="14.405cm" svg:height="0.001cm" draw:transform="rotate (-3.14159265358979) translate (22.826cm 9.436cm)" draw:kind="arc" draw:start-angle="8.13" draw:end-angle="162.54">
              <text:p/>
            </draw:ellipse>
            <draw:ellipse draw:style-name="gr186" draw:text-style-name="P6" draw:layer="layout" svg:width="14.405cm" svg:height="0.001cm" draw:transform="rotate (-3.14159265358979) translate (22.826cm 10.456cm)" draw:kind="arc" draw:start-angle="8.13" draw:end-angle="162.54">
              <text:p/>
            </draw:ellipse>
            <draw:ellipse draw:style-name="gr186" draw:text-style-name="P6" draw:layer="layout" svg:width="14.405cm" svg:height="0.001cm" draw:transform="rotate (-3.14159265358979) translate (22.826cm 11.272cm)" draw:kind="arc" draw:start-angle="8.13" draw:end-angle="162.54">
              <text:p/>
            </draw:ellipse>
            <draw:ellipse draw:style-name="gr186" draw:text-style-name="P6" draw:layer="layout" svg:width="14.405cm" svg:height="0.001cm" draw:transform="rotate (-3.14159265358979) translate (22.826cm 12.292cm)" draw:kind="arc" draw:start-angle="8.13" draw:end-angle="162.54">
              <text:p/>
            </draw:ellipse>
            <draw:ellipse draw:style-name="gr186" draw:text-style-name="P6" draw:layer="layout" svg:width="14.405cm" svg:height="0.001cm" draw:transform="rotate (-3.14159265358979) translate (22.826cm 13.108cm)" draw:kind="arc" draw:start-angle="8.13" draw:end-angle="162.54">
              <text:p/>
            </draw:ellipse>
            <draw:ellipse draw:style-name="gr186" draw:text-style-name="P6" draw:layer="layout" svg:width="14.126cm" svg:height="0.001cm" draw:transform="rotate (-3.14159265358979) translate (22.525cm 14.1cm)" draw:kind="arc" draw:start-angle="8.13" draw:end-angle="162.54">
              <text:p/>
            </draw:ellipse>
            <draw:ellipse draw:style-name="gr186" draw:text-style-name="P6" draw:layer="layout" svg:width="14.148cm" svg:height="0.001cm" draw:transform="rotate (-3.14159265358979) translate (30.6cm 7.6cm)" draw:kind="arc" draw:start-angle="8.13" draw:end-angle="266.08">
              <text:p/>
            </draw:ellipse>
            <draw:ellipse draw:style-name="gr186" draw:text-style-name="P6" draw:layer="layout" svg:width="1cm" svg:height="0.918cm" svg:x="22cm" svg:y="8.518cm" draw:kind="arc" draw:start-angle="270" draw:end-angle="90">
              <text:p/>
            </draw:ellipse>
            <draw:ellipse draw:style-name="gr186" draw:text-style-name="P6" draw:layer="layout" svg:width="1cm" svg:height="0.816cm" svg:x="22cm" svg:y="10.456cm" draw:kind="arc" draw:start-angle="270" draw:end-angle="90">
              <text:p/>
            </draw:ellipse>
            <draw:ellipse draw:style-name="gr186" draw:text-style-name="P6" draw:layer="layout" svg:width="1cm" svg:height="0.816cm" svg:x="21.9cm" svg:y="12.292cm" draw:kind="arc" draw:start-angle="270" draw:end-angle="90">
              <text:p/>
            </draw:ellipse>
            <draw:ellipse draw:style-name="gr186" draw:text-style-name="P6" draw:layer="layout" svg:width="1cm" svg:height="0.918cm" svg:x="16cm" svg:y="7.6cm" draw:kind="arc" draw:start-angle="90" draw:end-angle="270">
              <text:p/>
            </draw:ellipse>
            <draw:ellipse draw:style-name="gr186" draw:text-style-name="P6" draw:layer="layout" svg:width="1cm" svg:height="1.02cm" svg:x="8cm" svg:y="9.436cm" draw:kind="arc" draw:start-angle="90" draw:end-angle="270">
              <text:p/>
            </draw:ellipse>
            <draw:ellipse draw:style-name="gr186" draw:text-style-name="P6" draw:layer="layout" svg:width="1cm" svg:height="1.02cm" svg:x="8.1cm" svg:y="11.272cm" draw:kind="arc" draw:start-angle="90" draw:end-angle="270">
              <text:p/>
            </draw:ellipse>
            <draw:ellipse draw:style-name="gr186" draw:text-style-name="P6" draw:layer="layout" svg:width="3.2cm" svg:height="2.45cm" draw:transform="rotate (-3.14159265358979) translate (10cm 16.45cm)" draw:kind="arc" draw:start-angle="13.36" draw:end-angle="53.89">
              <text:p/>
            </draw:ellipse>
            <draw:ellipse draw:style-name="gr187" draw:text-style-name="P6" draw:layer="layout" svg:width="6.3cm" svg:height="1.75cm" draw:transform="rotate (-3.14159265358979) translate (13.1cm 15.55cm)" draw:kind="arc" draw:start-angle="7.59" draw:end-angle="56.81">
              <text:p/>
            </draw:ellipse>
            <draw:ellipse draw:style-name="gr187" draw:text-style-name="P6" draw:layer="layout" svg:width="10.6cm" svg:height="1.05cm" draw:transform="rotate (-3.14159265358979) translate (17.4cm 14.85cm)" draw:kind="arc" draw:start-angle="355.52" draw:end-angle="40.82">
              <text:p/>
            </draw:ellipse>
            <draw:ellipse draw:style-name="gr186" draw:text-style-name="P6" draw:layer="layout" svg:width="3.2cm" svg:height="0.001cm" svg:x="6.8cm" svg:y="14.1cm" draw:kind="arc" draw:start-angle="114.87" draw:end-angle="166.62">
              <text:p/>
            </draw:ellipse>
            <draw:ellipse draw:style-name="gr186" draw:text-style-name="P6" draw:layer="layout" svg:width="3.501cm" svg:height="4.5cm" draw:transform="rotate (-3.14159265358979) translate (10.275cm 17.4cm)" draw:kind="arc" draw:start-angle="17.46" draw:end-angle="93.05">
              <text:p/>
            </draw:ellipse>
            <draw:ellipse draw:style-name="gr186" draw:text-style-name="P6" draw:layer="layout" svg:width="5.5cm" svg:height="3.7cm" draw:transform="rotate (-3.14159265358979) translate (12.2cm 16.4cm)" draw:kind="arc" draw:start-angle="17.02" draw:end-angle="93.34">
              <text:p/>
            </draw:ellipse>
            <draw:ellipse draw:style-name="gr186" draw:text-style-name="P6" draw:layer="layout" svg:width="12.348cm" svg:height="0.001cm" svg:x="10.431cm" svg:y="21.982cm" draw:kind="arc" draw:start-angle="17.46" draw:end-angle="171.87">
              <text:p/>
            </draw:ellipse>
            <draw:ellipse draw:style-name="gr186" draw:text-style-name="P6" draw:layer="layout" svg:width="14.405cm" svg:height="0.001cm" svg:x="8.421cm" svg:y="21.064cm" draw:kind="arc" draw:start-angle="17.46" draw:end-angle="171.87">
              <text:p/>
            </draw:ellipse>
            <draw:ellipse draw:style-name="gr186" draw:text-style-name="P6" draw:layer="layout" svg:width="14.405cm" svg:height="0.001cm" svg:x="8.421cm" svg:y="20.044cm" draw:kind="arc" draw:start-angle="17.46" draw:end-angle="171.87">
              <text:p/>
            </draw:ellipse>
            <draw:ellipse draw:style-name="gr186" draw:text-style-name="P6" draw:layer="layout" svg:width="14.405cm" svg:height="0.001cm" svg:x="8.421cm" svg:y="19.228cm" draw:kind="arc" draw:start-angle="17.46" draw:end-angle="171.87">
              <text:p/>
            </draw:ellipse>
            <draw:ellipse draw:style-name="gr186" draw:text-style-name="P6" draw:layer="layout" svg:width="14.405cm" svg:height="0.001cm" svg:x="8.421cm" svg:y="18.208cm" draw:kind="arc" draw:start-angle="17.46" draw:end-angle="171.87">
              <text:p/>
            </draw:ellipse>
            <draw:ellipse draw:style-name="gr186" draw:text-style-name="P6" draw:layer="layout" svg:width="14.279cm" svg:height="0.008cm" svg:x="8.421cm" svg:y="17.392cm" draw:kind="arc" draw:start-angle="17.46" draw:end-angle="171.87">
              <text:p/>
            </draw:ellipse>
            <draw:ellipse draw:style-name="gr186" draw:text-style-name="P6" draw:layer="layout" svg:width="13.355cm" svg:height="0.001cm" svg:x="9.5cm" svg:y="16.4cm" draw:kind="arc" draw:start-angle="17.46" draw:end-angle="171.87">
              <text:p/>
            </draw:ellipse>
            <draw:ellipse draw:style-name="gr186" draw:text-style-name="P6" draw:layer="layout" svg:width="14.403cm" svg:height="0.001cm" svg:x="10.421cm" svg:y="22.9cm" draw:kind="arc" draw:start-angle="17.46" draw:end-angle="171.87">
              <text:p/>
            </draw:ellipse>
            <draw:ellipse draw:style-name="gr186" draw:text-style-name="P6" draw:layer="layout" svg:width="1cm" svg:height="0.918cm" draw:transform="rotate (-3.14159265358979) translate (22.9cm 21.982cm)" draw:kind="arc" draw:start-angle="90" draw:end-angle="270">
              <text:p/>
            </draw:ellipse>
            <draw:ellipse draw:style-name="gr186" draw:text-style-name="P6" draw:layer="layout" svg:width="1cm" svg:height="0.816cm" draw:transform="rotate (-3.14159265358979) translate (22.9cm 20.044cm)" draw:kind="arc" draw:start-angle="90" draw:end-angle="270">
              <text:p/>
            </draw:ellipse>
            <draw:ellipse draw:style-name="gr186" draw:text-style-name="P6" draw:layer="layout" svg:width="1cm" svg:height="0.816cm" draw:transform="rotate (-3.14159265358979) translate (22.8cm 18.208cm)" draw:kind="arc" draw:start-angle="90" draw:end-angle="270">
              <text:p/>
            </draw:ellipse>
            <draw:ellipse draw:style-name="gr186" draw:text-style-name="P6" draw:layer="layout" svg:width="1cm" svg:height="0.918cm" draw:transform="rotate (-3.14159265358979) translate (11cm 22.9cm)" draw:kind="arc" draw:start-angle="270" draw:end-angle="90">
              <text:p/>
            </draw:ellipse>
            <draw:ellipse draw:style-name="gr186" draw:text-style-name="P6" draw:layer="layout" svg:width="1cm" svg:height="1.02cm" draw:transform="rotate (-3.14159265358979) translate (9cm 21.064cm)" draw:kind="arc" draw:start-angle="270" draw:end-angle="90">
              <text:p/>
            </draw:ellipse>
            <draw:ellipse draw:style-name="gr186" draw:text-style-name="P6" draw:layer="layout" svg:width="1cm" svg:height="1.02cm" draw:transform="rotate (-3.14159265358979) translate (9cm 19.228cm)" draw:kind="arc" draw:start-angle="270" draw:end-angle="90">
              <text:p/>
            </draw:ellipse>
            <draw:ellipse draw:style-name="gr186" draw:text-style-name="P6" draw:layer="layout" svg:width="3.25cm" svg:height="2.6cm" draw:transform="rotate (-3.14159265358979) translate (26.1cm 22.9cm)" draw:kind="arc" draw:start-angle="90" draw:end-angle="185.56">
              <text:p/>
            </draw:ellipse>
            <draw:ellipse draw:style-name="gr186" draw:text-style-name="P6" draw:layer="layout" svg:width="12.632cm" svg:height="0.001cm" draw:transform="rotate (1.5707963267949) translate (30.732cm 21.681cm)" draw:kind="arc" draw:start-angle="17.46" draw:end-angle="171.87">
              <text:p/>
            </draw:ellipse>
            <draw:ellipse draw:style-name="gr186" draw:text-style-name="P6" draw:layer="layout" svg:width="12.632cm" svg:height="0.001cm" draw:transform="rotate (1.5707963267949) translate (29.814cm 21.681cm)" draw:kind="arc" draw:start-angle="17.46" draw:end-angle="171.87">
              <text:p/>
            </draw:ellipse>
            <draw:ellipse draw:style-name="gr186" draw:text-style-name="P6" draw:layer="layout" svg:width="12.632cm" svg:height="0.001cm" draw:transform="rotate (1.5707963267949) translate (28.794cm 21.681cm)" draw:kind="arc" draw:start-angle="17.46" draw:end-angle="171.87">
              <text:p/>
            </draw:ellipse>
            <draw:ellipse draw:style-name="gr186" draw:text-style-name="P6" draw:layer="layout" svg:width="12.632cm" svg:height="0.001cm" draw:transform="rotate (1.5707963267949) translate (27.978cm 21.681cm)" draw:kind="arc" draw:start-angle="17.46" draw:end-angle="171.87">
              <text:p/>
            </draw:ellipse>
            <draw:ellipse draw:style-name="gr186" draw:text-style-name="P6" draw:layer="layout" svg:width="12.632cm" svg:height="0.001cm" draw:transform="rotate (1.5707963267949) translate (26.958cm 21.681cm)" draw:kind="arc" draw:start-angle="17.46" draw:end-angle="171.87">
              <text:p/>
            </draw:ellipse>
            <draw:ellipse draw:style-name="gr186" draw:text-style-name="P6" draw:layer="layout" svg:width="12.632cm" svg:height="0.001cm" draw:transform="rotate (1.5707963267949) translate (26.142cm 21.681cm)" draw:kind="arc" draw:start-angle="17.46" draw:end-angle="171.87">
              <text:p/>
            </draw:ellipse>
            <draw:ellipse draw:style-name="gr186" draw:text-style-name="P6" draw:layer="layout" svg:width="12.632cm" svg:height="0.001cm" draw:transform="rotate (1.5707963267949) translate (31.65cm 21.681cm)" draw:kind="arc" draw:start-angle="17.46" draw:end-angle="171.87">
              <text:p/>
            </draw:ellipse>
            <draw:ellipse draw:style-name="gr186" draw:text-style-name="P6" draw:layer="layout" svg:width="0.877cm" svg:height="0.918cm" draw:transform="rotate (-1.5707963267949) translate (30.732cm 8.984cm)" draw:kind="arc" draw:start-angle="90" draw:end-angle="270">
              <text:p/>
            </draw:ellipse>
            <draw:ellipse draw:style-name="gr186" draw:text-style-name="P6" draw:layer="layout" svg:width="0.877cm" svg:height="0.816cm" draw:transform="rotate (-1.5707963267949) translate (28.794cm 8.984cm)" draw:kind="arc" draw:start-angle="90" draw:end-angle="270">
              <text:p/>
            </draw:ellipse>
            <draw:ellipse draw:style-name="gr186" draw:text-style-name="P6" draw:layer="layout" svg:width="0.876cm" svg:height="0.816cm" draw:transform="rotate (-1.5707963267949) translate (26.958cm 9.072cm)" draw:kind="arc" draw:start-angle="90" draw:end-angle="270">
              <text:p/>
            </draw:ellipse>
            <draw:ellipse draw:style-name="gr186" draw:text-style-name="P6" draw:layer="layout" svg:width="0.877cm" svg:height="0.918cm" draw:transform="rotate (-1.5707963267949) translate (31.65cm 21.173cm)" draw:kind="arc" draw:start-angle="270" draw:end-angle="90">
              <text:p/>
            </draw:ellipse>
            <draw:ellipse draw:style-name="gr186" draw:text-style-name="P6" draw:layer="layout" svg:width="0.877cm" svg:height="1.02cm" draw:transform="rotate (-1.5707963267949) translate (29.814cm 21.173cm)" draw:kind="arc" draw:start-angle="270" draw:end-angle="90">
              <text:p/>
            </draw:ellipse>
            <draw:ellipse draw:style-name="gr186" draw:text-style-name="P6" draw:layer="layout" svg:width="0.877cm" svg:height="1.02cm" draw:transform="rotate (-1.5707963267949) translate (27.978cm 21.173cm)" draw:kind="arc" draw:start-angle="270" draw:end-angle="90">
              <text:p/>
            </draw:ellipse>
            <draw:ellipse draw:style-name="gr186" draw:text-style-name="P6" draw:layer="layout" svg:width="3.3cm" svg:height="2.75cm" draw:transform="rotate (-1.5707963267949) translate (31.65cm 7.6cm)" draw:kind="arc" draw:start-angle="90" draw:end-angle="184">
              <text:p/>
            </draw:ellipse>
            <draw:ellipse draw:style-name="gr186" draw:text-style-name="P6" draw:layer="layout" svg:width="2.3cm" svg:height="2.1cm" draw:transform="rotate (-1.5707963267949) translate (23.366cm 14.1cm)" draw:kind="arc" draw:start-angle="0.56" draw:end-angle="186.35">
              <text:p/>
            </draw:ellipse>
            <draw:circle draw:style-name="gr186" draw:text-style-name="P6" draw:layer="layout" svg:width="1cm" svg:height="1cm" svg:x="8.1cm" svg:y="13.1cm" draw:kind="arc" draw:start-angle="90" draw:end-angle="270">
              <text:p/>
            </draw:circle>
          </draw:g>
          <draw:line draw:style-name="gr181" draw:text-style-name="P7" draw:layer="layout" svg:x1="7.2cm" svg:y1="12.2cm" svg:x2="8.5cm" svg:y2="12.7cm">
            <text:p/>
          </draw:line>
          <draw:line draw:style-name="gr181" draw:text-style-name="P7" draw:layer="layout" svg:x1="7.6cm" svg:y1="11.8cm" svg:x2="8.3cm" svg:y2="10.9cm">
            <text:p/>
          </draw:line>
        </draw:g>
        <draw:g>
          <draw:line draw:style-name="gr120" draw:text-style-name="P7" draw:layer="layout" svg:x1="11.4cm" svg:y1="6cm" svg:x2="11.475cm" svg:y2="7.7cm">
            <text:p/>
          </draw:line>
          <draw:line draw:style-name="gr117" draw:text-style-name="P7" draw:layer="layout" svg:x1="12.1cm" svg:y1="6cm" svg:x2="12.075cm" svg:y2="7.1cm">
            <text:p/>
          </draw:line>
          <draw:line draw:style-name="gr176" draw:text-style-name="P7" draw:layer="layout" svg:x1="12.475cm" svg:y1="7.3cm" svg:x2="13.675cm" svg:y2="7.3cm">
            <text:p/>
          </draw:line>
          <draw:line draw:style-name="gr118" draw:text-style-name="P7" draw:layer="layout" svg:x1="11.5cm" svg:y1="6cm" svg:x2="11.475cm" svg:y2="7.3cm">
            <text:p/>
          </draw:line>
          <draw:line draw:style-name="gr119" draw:text-style-name="P7" draw:layer="layout" svg:x1="11.7cm" svg:y1="6cm" svg:x2="11.675cm" svg:y2="7.5cm">
            <text:p/>
          </draw:line>
          <draw:line draw:style-name="gr176" draw:text-style-name="P7" draw:layer="layout" svg:x1="12.275cm" svg:y1="7.5cm" svg:x2="12.475cm" svg:y2="7.3cm">
            <text:p/>
          </draw:line>
          <draw:line draw:style-name="gr176" draw:text-style-name="P7" draw:layer="layout" svg:x1="13.675cm" svg:y1="7.3cm" svg:x2="13.675cm" svg:y2="7.1cm">
            <text:p/>
          </draw:line>
          <draw:line draw:style-name="gr176" draw:text-style-name="P7" draw:layer="layout" svg:x1="13.275cm" svg:y1="7.3cm" svg:x2="13.275cm" svg:y2="7.1cm">
            <text:p/>
          </draw:line>
          <draw:line draw:style-name="gr169" draw:text-style-name="P7" draw:layer="layout" svg:x1="12.7cm" svg:y1="8.3cm" svg:x2="6.3cm" svg:y2="8.3cm">
            <text:p/>
          </draw:line>
          <draw:line draw:style-name="gr169" draw:text-style-name="P7" draw:layer="layout" svg:x1="12.7cm" svg:y1="7.5cm" svg:x2="12.7cm" svg:y2="8.3cm">
            <text:p/>
          </draw:line>
          <draw:line draw:style-name="gr169" draw:text-style-name="P7" draw:layer="layout" svg:x1="17.5cm" svg:y1="11cm" svg:x2="6.4cm" svg:y2="11cm">
            <text:p/>
          </draw:line>
          <draw:g>
            <draw:ellipse draw:style-name="gr170" draw:text-style-name="P6" draw:layer="layout" svg:width="0.435cm" svg:height="0.4cm" draw:transform="rotate (1.5707963267949) translate (17.3cm 10.537cm)" draw:kind="arc" draw:start-angle="84.73" draw:end-angle="272.89">
              <text:p/>
            </draw:ellipse>
            <draw:line draw:style-name="gr171" draw:text-style-name="P7" draw:layer="layout" svg:x1="17.5cm" svg:y1="10.501cm" svg:x2="17.5cm" svg:y2="11.101cm">
              <text:p/>
            </draw:line>
            <draw:ellipse draw:style-name="gr170" draw:text-style-name="P6" draw:layer="layout" svg:width="0.29cm" svg:height="0.266cm" draw:transform="rotate (1.5707963267949) translate (17.367cm 10.464cm)" draw:kind="arc" draw:start-angle="84.84" draw:end-angle="272.76">
              <text:p/>
            </draw:ellipse>
            <draw:line draw:style-name="gr172" draw:text-style-name="P7" draw:layer="layout" svg:x1="17.3cm" svg:y1="10.609cm" svg:x2="17.7cm" svg:y2="10.609cm">
              <text:p/>
            </draw:line>
            <draw:line draw:style-name="gr172" draw:text-style-name="P7" draw:layer="layout" svg:x1="17.3cm" svg:y1="10.901cm" svg:x2="17.7cm" svg:y2="10.609cm">
              <text:p/>
            </draw:line>
            <draw:line draw:style-name="gr172" draw:text-style-name="P7" draw:layer="layout" svg:x1="17.3cm" svg:y1="10.993cm" svg:x2="17.7cm" svg:y2="10.701cm">
              <text:p/>
            </draw:line>
            <draw:line draw:style-name="gr172" draw:text-style-name="P7" draw:layer="layout" svg:x1="17.3cm" svg:y1="11.101cm" svg:x2="17.7cm" svg:y2="10.809cm">
              <text:p/>
            </draw:line>
          </draw:g>
          <draw:line draw:style-name="gr169" draw:text-style-name="P7" draw:layer="layout" svg:x1="6.3cm" svg:y1="8.3cm" svg:x2="6.3cm" svg:y2="11.8cm">
            <text:p/>
          </draw:line>
          <draw:g>
            <draw:ellipse draw:style-name="gr170" draw:text-style-name="P6" draw:layer="layout" svg:width="0.435cm" svg:height="0.4cm" svg:x="6.863cm" svg:y="11.6cm" draw:kind="arc" draw:start-angle="84.73" draw:end-angle="272.89">
              <text:p/>
            </draw:ellipse>
            <draw:line draw:style-name="gr171" draw:text-style-name="P7" draw:layer="layout" svg:x1="6.899cm" svg:y1="11.8cm" svg:x2="6.299cm" svg:y2="11.8cm">
              <text:p/>
            </draw:line>
            <draw:ellipse draw:style-name="gr170" draw:text-style-name="P6" draw:layer="layout" svg:width="0.29cm" svg:height="0.266cm" svg:x="6.936cm" svg:y="11.667cm" draw:kind="arc" draw:start-angle="84.84" draw:end-angle="272.76">
              <text:p/>
            </draw:ellipse>
            <draw:line draw:style-name="gr172" draw:text-style-name="P7" draw:layer="layout" svg:x1="6.791cm" svg:y1="11.6cm" svg:x2="6.791cm" svg:y2="12cm">
              <text:p/>
            </draw:line>
            <draw:line draw:style-name="gr172" draw:text-style-name="P7" draw:layer="layout" svg:x1="6.499cm" svg:y1="11.6cm" svg:x2="6.791cm" svg:y2="12cm">
              <text:p/>
            </draw:line>
            <draw:line draw:style-name="gr172" draw:text-style-name="P7" draw:layer="layout" svg:x1="6.407cm" svg:y1="11.6cm" svg:x2="6.699cm" svg:y2="12cm">
              <text:p/>
            </draw:line>
            <draw:line draw:style-name="gr172" draw:text-style-name="P7" draw:layer="layout" svg:x1="6.299cm" svg:y1="11.6cm" svg:x2="6.591cm" svg:y2="12cm">
              <text:p/>
            </draw:line>
          </draw:g>
          <draw:line draw:style-name="gr169" draw:text-style-name="P7" draw:layer="layout" svg:x1="6.4cm" svg:y1="8.4cm" svg:x2="6.4cm" svg:y2="11cm">
            <text:p/>
          </draw:line>
          <draw:line draw:style-name="gr169" draw:text-style-name="P7" draw:layer="layout" svg:x1="12.8cm" svg:y1="8.4cm" svg:x2="6.4cm" svg:y2="8.4cm">
            <text:p/>
          </draw:line>
          <draw:line draw:style-name="gr169" draw:text-style-name="P7" draw:layer="layout" svg:x1="12.8cm" svg:y1="7.5cm" svg:x2="12.8cm" svg:y2="8.4cm">
            <text:p/>
          </draw:line>
        </draw:g>
        <draw:frame draw:style-name="gr2" draw:text-style-name="P2" draw:layer="layout" svg:width="0.502cm" svg:height="1.187cm" svg:x="17.4cm" svg:y="10.9cm">
          <draw:text-box>
            <text:p/>
          </draw:text-box>
        </draw:frame>
        <draw:g>
          <draw:frame draw:style-name="gr131" draw:text-style-name="P2" draw:layer="layout" svg:width="0.717cm" svg:height="1.703cm" svg:x="13.7cm" svg:y="26.067cm">
            <draw:text-box>
              <text:p/>
            </draw:text-box>
          </draw:frame>
          <draw:frame draw:style-name="gr31" draw:text-style-name="P2" draw:layer="layout" svg:width="0.502cm" svg:height="1.195cm" svg:x="18.3cm" svg:y="26.5cm">
            <draw:text-box>
              <text:p/>
            </draw:text-box>
          </draw:frame>
          <draw:measure draw:style-name="gr228" draw:text-style-name="P43" draw:layer="layout" svg:x1="33.5cm" svg:y1="24.749cm" svg:x2="33.6cm" svg:y2="5.849cm">
            <text:p text:style-name="P43"><text:span text:style-name="T20"><text:measure text:kind="gap"/></text:span><text:span text:style-name="T20"><text:measure text:kind="value">9.450</text:measure></text:span><text:span text:style-name="T20"><text:s/></text:span><text:span text:style-name="T20"><text:measure text:kind="unit">mm</text:measure></text:span><text:span text:style-name="T20"><text:measure text:kind="gap"/></text:span></text:p>
          </draw:measure>
          <draw:measure draw:style-name="gr229" draw:text-style-name="P43" draw:layer="layout" svg:x1="33.2cm" svg:y1="24.3cm" svg:x2="33.3cm" svg:y2="6.3cm">
            <text:p text:style-name="P43"><text:span text:style-name="T20"><text:measure text:kind="gap"/></text:span><text:span text:style-name="T20"><text:measure text:kind="value">9.000</text:measure></text:span><text:span text:style-name="T20"><text:s/></text:span><text:span text:style-name="T20"><text:measure text:kind="unit">mm</text:measure></text:span><text:span text:style-name="T20"><text:measure text:kind="gap"/></text:span></text:p>
          </draw:measure>
          <draw:measure draw:style-name="gr230" draw:text-style-name="P43" draw:layer="layout" svg:x1="5.701cm" svg:y1="12.2cm" svg:x2="6.701cm" svg:y2="12.2cm">
            <text:p text:style-name="P43"><text:span text:style-name="T20"><text:measure text:kind="gap"/></text:span><text:span text:style-name="T20"><text:measure text:kind="value">500</text:measure></text:span><text:span text:style-name="T20"><text:s/></text:span><text:span text:style-name="T20"><text:measure text:kind="unit">mm</text:measure></text:span><text:span text:style-name="T20"><text:measure text:kind="gap"/></text:span></text:p>
          </draw:measure>
          <draw:g>
            <draw:measure draw:style-name="gr192" draw:text-style-name="P42" draw:layer="layout" svg:x1="8.7cm" svg:y1="8.099cm" svg:x2="8.7cm" svg:y2="6.2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8.7cm" svg:y1="8.099cm" svg:x2="8.7cm" svg:y2="9.899cm">
              <text:p text:style-name="P42"><text:measure text:kind="gap"/><text:measure text:kind="value">900</text:measure><text:s/><text:measure text:kind="unit">mm</text:measure><text:measure text:kind="gap"/></text:p>
            </draw:measure>
            <draw:measure draw:style-name="gr193" draw:text-style-name="P42" draw:layer="layout" svg:x1="8.7cm" svg:y1="9.899cm" svg:x2="8.7cm" svg:y2="11.699cm">
              <text:p text:style-name="P42"><text:measure text:kind="gap"/><text:measure text:kind="value">900</text:measure><text:s/><text:measure text:kind="unit">mm</text:measure><text:measure text:kind="gap"/></text:p>
            </draw:measure>
            <draw:measure draw:style-name="gr193" draw:text-style-name="P42" draw:layer="layout" svg:x1="8.7cm" svg:y1="13.499cm" svg:x2="8.7cm" svg:y2="17.099cm">
              <text:p text:style-name="P42"><text:measure text:kind="gap"/><text:measure text:kind="value">1.800</text:measure><text:s/><text:measure text:kind="unit">mm</text:measure><text:measure text:kind="gap"/></text:p>
            </draw:measure>
            <draw:measure draw:style-name="gr193" draw:text-style-name="P42" draw:layer="layout" svg:x1="8.7cm" svg:y1="11.699cm" svg:x2="8.7cm" svg:y2="13.499cm">
              <text:p text:style-name="P42"><text:measure text:kind="gap"/><text:measure text:kind="value">900</text:measure><text:s/><text:measure text:kind="unit">mm</text:measure><text:measure text:kind="gap"/></text:p>
            </draw:measure>
            <draw:measure draw:style-name="gr192" draw:text-style-name="P42" draw:layer="layout" svg:x1="8.7cm" svg:y1="18.899cm" svg:x2="8.7cm" svg:y2="17.0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8.7cm" svg:y1="18.899cm" svg:x2="8.7cm" svg:y2="20.699cm">
              <text:p text:style-name="P42"><text:measure text:kind="gap"/><text:measure text:kind="value">900</text:measure><text:s/><text:measure text:kind="unit">mm</text:measure><text:measure text:kind="gap"/></text:p>
            </draw:measure>
            <draw:measure draw:style-name="gr193" draw:text-style-name="P42" draw:layer="layout" svg:x1="8.7cm" svg:y1="20.699cm" svg:x2="8.7cm" svg:y2="22.499cm">
              <text:p text:style-name="P42"><text:measure text:kind="gap"/><text:measure text:kind="value">900</text:measure><text:s/><text:measure text:kind="unit">mm</text:measure><text:measure text:kind="gap"/></text:p>
            </draw:measure>
            <draw:measure draw:style-name="gr193" draw:text-style-name="P42" draw:layer="layout" svg:x1="8.7cm" svg:y1="22.499cm" svg:x2="8.7cm" svg:y2="24.299cm">
              <text:p text:style-name="P42"><text:measure text:kind="gap"/><text:measure text:kind="value">900</text:measure><text:s/><text:measure text:kind="unit">mm</text:measure><text:measure text:kind="gap"/></text:p>
            </draw:measure>
          </draw:g>
          <draw:g>
            <draw:measure draw:style-name="gr193" draw:text-style-name="P42" draw:layer="layout" svg:x1="30.3cm" svg:y1="23.399cm" svg:x2="30.3cm" svg:y2="21.5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30.3cm" svg:y1="21.599cm" svg:x2="30.3cm" svg:y2="19.799cm">
              <text:p text:style-name="P42"><text:measure text:kind="gap"/><text:measure text:kind="value">900</text:measure><text:s/><text:measure text:kind="unit">mm</text:measure><text:measure text:kind="gap"/></text:p>
            </draw:measure>
            <draw:measure draw:style-name="gr193" draw:text-style-name="P42" draw:layer="layout" svg:x1="30.3cm" svg:y1="19.799cm" svg:x2="30.3cm" svg:y2="17.999cm">
              <text:p text:style-name="P42"><text:measure text:kind="gap"/><text:measure text:kind="value">900</text:measure><text:s/><text:measure text:kind="unit">mm</text:measure><text:measure text:kind="gap"/></text:p>
            </draw:measure>
            <draw:measure draw:style-name="gr193" draw:text-style-name="P42" draw:layer="layout" svg:x1="30.3cm" svg:y1="16.199cm" svg:x2="30.3cm" svg:y2="12.599cm">
              <text:p text:style-name="P42"><text:measure text:kind="gap"/><text:measure text:kind="value">1.800</text:measure><text:s/><text:measure text:kind="unit">mm</text:measure><text:measure text:kind="gap"/></text:p>
            </draw:measure>
            <draw:measure draw:style-name="gr193" draw:text-style-name="P42" draw:layer="layout" svg:x1="30.3cm" svg:y1="17.999cm" svg:x2="30.3cm" svg:y2="16.199cm">
              <text:p text:style-name="P42"><text:measure text:kind="gap"/><text:measure text:kind="value">900</text:measure><text:s/><text:measure text:kind="unit">mm</text:measure><text:measure text:kind="gap"/></text:p>
            </draw:measure>
            <draw:measure draw:style-name="gr193" draw:text-style-name="P42" draw:layer="layout" svg:x1="30.3cm" svg:y1="12.599cm" svg:x2="30.3cm" svg:y2="10.799cm">
              <text:p text:style-name="P42"><text:span text:style-name="T19"><text:measure text:kind="gap"/></text:span><text:span text:style-name="T19"><text:measure text:kind="value">900</text:measure></text:span><text:span text:style-name="T19"><text:s/></text:span><text:span text:style-name="T19"><text:measure text:kind="unit">mm</text:measure></text:span><text:span text:style-name="T19"><text:measure text:kind="gap"/></text:span></text:p>
            </draw:measure>
            <draw:measure draw:style-name="gr193" draw:text-style-name="P42" draw:layer="layout" svg:x1="30.3cm" svg:y1="10.799cm" svg:x2="30.3cm" svg:y2="8.999cm">
              <text:p text:style-name="P42"><text:measure text:kind="gap"/><text:measure text:kind="value">900</text:measure><text:s/><text:measure text:kind="unit">mm</text:measure><text:measure text:kind="gap"/></text:p>
            </draw:measure>
            <draw:measure draw:style-name="gr193" draw:text-style-name="P42" draw:layer="layout" svg:x1="30.3cm" svg:y1="8.999cm" svg:x2="30.3cm" svg:y2="7.199cm">
              <text:p text:style-name="P42"><text:measure text:kind="gap"/><text:measure text:kind="value">900</text:measure><text:s/><text:measure text:kind="unit">mm</text:measure><text:measure text:kind="gap"/></text:p>
            </draw:measure>
            <draw:measure draw:style-name="gr194" draw:text-style-name="P42" draw:layer="layout" svg:x1="30.5cm" svg:y1="23.401cm" svg:x2="30.5cm" svg:y2="24.301cm">
              <text:p text:style-name="P42"><text:measure text:kind="gap"/><text:measure text:kind="value">450</text:measure><text:s/><text:measure text:kind="unit">mm</text:measure><text:measure text:kind="gap"/></text:p>
            </draw:measure>
            <draw:measure draw:style-name="gr195" draw:text-style-name="P42" draw:layer="layout" svg:x1="30.4cm" svg:y1="7.2cm" svg:x2="30.4cm" svg:y2="6.3cm">
              <text:p text:style-name="P42"><text:measure text:kind="gap"/><text:measure text:kind="value">450</text:measure><text:s/><text:measure text:kind="unit">mm</text:measure><text:measure text:kind="gap"/></text:p>
            </draw:measure>
          </draw:g>
          <draw:measure draw:style-name="gr231" draw:text-style-name="P43" draw:layer="layout" svg:x1="5.5cm" svg:y1="11.7cm" svg:x2="5.5cm" svg:y2="6.3cm">
            <text:p text:style-name="P43"><text:measure text:kind="gap"/><text:measure text:kind="value">2.700</text:measure><text:s/><text:measure text:kind="unit">mm</text:measure><text:measure text:kind="gap"/></text:p>
          </draw:measure>
          <draw:measure draw:style-name="gr232" draw:text-style-name="P43" draw:layer="layout" svg:x1="5.5cm" svg:y1="14.1cm" svg:x2="5.5cm" svg:y2="11.7cm">
            <text:p text:style-name="P43"><text:measure text:kind="gap"/><text:measure text:kind="value">1.200</text:measure><text:s/><text:measure text:kind="unit">mm</text:measure><text:measure text:kind="gap"/></text:p>
          </draw:measure>
          <draw:measure draw:style-name="gr233" draw:text-style-name="P43" draw:layer="layout" svg:x1="5.5cm" svg:y1="24.299cm" svg:x2="5.5cm" svg:y2="22.299cm">
            <text:p text:style-name="P43"><text:measure text:kind="gap"/><text:measure text:kind="value">1.000</text:measure><text:s/><text:measure text:kind="unit">mm</text:measure><text:measure text:kind="gap"/></text:p>
          </draw:measure>
          <draw:measure draw:style-name="gr234" draw:text-style-name="P43" draw:layer="layout" svg:x1="5.5cm" svg:y1="22.3cm" svg:x2="5.5cm" svg:y2="15.9cm">
            <text:p text:style-name="P43"><text:measure text:kind="gap"/><text:measure text:kind="value">3.200</text:measure><text:s/><text:measure text:kind="unit">mm</text:measure><text:measure text:kind="gap"/></text:p>
          </draw:measure>
          <draw:measure draw:style-name="gr235" draw:text-style-name="P43" draw:layer="layout" svg:x1="5.5cm" svg:y1="15.9cm" svg:x2="5.5cm" svg:y2="14.1cm">
            <text:p text:style-name="P43"><text:measure text:kind="gap"/><text:measure text:kind="value">900</text:measure><text:s/><text:measure text:kind="unit">mm</text:measure><text:measure text:kind="gap"/></text:p>
          </draw:measure>
        </draw:g>
        <draw:custom-shape draw:style-name="gr196" draw:text-style-name="P6" draw:layer="layout" svg:width="0.3cm" svg:height="0.2cm" draw:transform="rotate (-1.5707963267949) translate (1.8cm 11.75cm)">
          <text:p/>
          <draw:enhanced-geometry svg:viewBox="0 0 21600 21600" draw:mirror-horizontal="false" draw:mirror-vertical="false" draw:type="rectangle" draw:enhanced-path="M 0 0 L 21600 0 21600 21600 0 21600 0 0 Z N"/>
        </draw:custom-shape>
        <draw:custom-shape draw:style-name="gr196" draw:text-style-name="P6" draw:layer="layout" svg:width="0.3cm" svg:height="0.2cm" draw:transform="rotate (-1.5707963267949) translate (1.8cm 17cm)">
          <text:p/>
          <draw:enhanced-geometry svg:viewBox="0 0 21600 21600" draw:mirror-horizontal="false" draw:mirror-vertical="false" draw:type="rectangle" draw:enhanced-path="M 0 0 L 21600 0 21600 21600 0 21600 0 0 Z N"/>
        </draw:custom-shape>
        <draw:g>
          <draw:custom-shape draw:style-name="gr130" draw:text-style-name="P41" draw:layer="layout" svg:width="2cm" svg:height="1.999cm" svg:x="1.5cm" svg:y="4.468cm">
            <text:p text:style-name="P6"><text:span text:style-name="T18">O</text:span><text:span text:style-name="T18"><text:line-break/></text:span><text:span text:style-name="T18">N <text:s text:c="2"/>Z</text:span></text:p>
            <text:p text:style-name="P6"><text:span text:style-name="T18">W</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frame draw:style-name="gr132" draw:text-style-name="P1" draw:layer="layout" svg:width="20.503cm" svg:height="1.057cm" svg:x="4.697cm" svg:y="2.943cm">
            <draw:text-box>
              <text:p><text:span text:style-name="T1">Plattegrond buffer3</text:span></text:p>
            </draw:text-box>
          </draw:frame>
          <draw:custom-shape draw:style-name="gr197" draw:text-style-name="P16" draw:layer="layout" svg:width="36cm" svg:height="23cm" svg:x="1.5cm" svg:y="2.5cm">
            <text:p/>
            <draw:enhanced-geometry svg:viewBox="0 0 21600 21600" draw:mirror-horizontal="false" draw:mirror-vertical="false" draw:type="rectangle" draw:enhanced-path="M 0 0 L 21600 0 21600 21600 0 21600 0 0 Z N"/>
          </draw:custom-shape>
          <draw:frame draw:style-name="gr3" draw:text-style-name="P3" draw:layer="layout" svg:width="10.8cm" svg:height="3.806cm" svg:x="4.5cm" svg:y="25.5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g>
        <draw:ellipse draw:style-name="gr187" draw:text-style-name="P6" draw:layer="layout" svg:width="1.834cm" svg:height="0.001cm" draw:transform="rotate (-3.14159265358979) translate (10.5cm 11.7cm)" draw:kind="arc" draw:start-angle="8.13" draw:end-angle="162.54">
          <text:p/>
        </draw:ellipse>
      </draw:page>
      <draw:page draw:name="page9" draw:style-name="dp1" draw:master-page-name="Default">
        <draw:custom-shape draw:style-name="gr184" draw:text-style-name="P36"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236" draw:text-style-name="P57" draw:layer="layout" svg:width="27.6cm" svg:height="18cm" svg:x="5.7cm" svg:y="6.301cm">
          <text:p/>
          <draw:enhanced-geometry svg:viewBox="0 0 21600 21600" draw:mirror-horizontal="true" draw:mirror-vertical="true" draw:type="rectangle" draw:enhanced-path="M 0 0 L 21600 0 21600 21600 0 21600 0 0 Z N"/>
        </draw:custom-shape>
        <draw:g>
          <draw:g>
            <draw:custom-shape draw:style-name="gr237" draw:text-style-name="P58" draw:layer="layout" svg:width="2.5cm" svg:height="8cm" svg:x="9.6cm" svg:y="11.5cm">
              <text:p/>
              <draw:enhanced-geometry svg:viewBox="0 0 21600 21600" draw:mirror-horizontal="true" draw:type="rectangle" draw:enhanced-path="M 0 0 L 21600 0 21600 21600 0 21600 0 0 Z N"/>
            </draw:custom-shape>
            <draw:custom-shape draw:style-name="gr238" draw:text-style-name="P18" draw:layer="layout" svg:width="3.3cm" svg:height="8cm" svg:x="6.3cm" svg:y="11.5cm">
              <text:p/>
              <draw:enhanced-geometry svg:viewBox="0 0 21600 21600" draw:mirror-horizontal="false" draw:type="rectangle" draw:enhanced-path="M 0 0 L 21600 0 21600 21600 0 21600 0 0 Z N"/>
            </draw:custom-shape>
            <draw:g>
              <draw:custom-shape draw:style-name="gr239" draw:text-style-name="P59" draw:layer="layout" svg:width="1.73cm" svg:height="1.154cm" draw:transform="rotate (0.785398163397448) translate (9.597cm 12.184cm)">
                <text:p/>
                <draw:enhanced-geometry svg:viewBox="0 0 21600 21600" draw:mirror-horizontal="true" draw:mirror-vertical="false" draw:type="rectangle" draw:enhanced-path="M 0 0 L 21600 0 21600 21600 0 21600 0 0 Z N"/>
              </draw:custom-shape>
            </draw:g>
            <draw:custom-shape draw:style-name="gr240" draw:text-style-name="P38" draw:layer="layout" svg:width="5.8cm" svg:height="1.4cm" svg:x="6.3cm" svg:y="18.1cm">
              <text:p/>
              <draw:enhanced-geometry svg:viewBox="0 0 21600 21600" draw:type="rectangle" draw:enhanced-path="M 0 0 L 21600 0 21600 21600 0 21600 0 0 Z N"/>
            </draw:custom-shape>
            <draw:custom-shape draw:style-name="gr241" draw:text-style-name="P38" draw:layer="layout" svg:width="5.8cm" svg:height="5.8cm" draw:transform="rotate (1.5707963267949) translate (6.3cm 1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02" draw:text-style-name="P53" draw:layer="layout" svg:width="1.2cm" svg:height="1.2cm" svg:x="7.1cm" svg:y="11.7cm">
              <text:p text:style-name="P6"><text:span text:style-name="T25">was-</text:span></text:p>
              <text:p text:style-name="P6"><text:span text:style-name="T25">machine</text:span></text:p>
              <draw:enhanced-geometry svg:viewBox="0 0 21600 21600" draw:mirror-horizontal="false" draw:mirror-vertical="false" draw:type="rectangle" draw:enhanced-path="M 0 0 L 21600 0 21600 21600 0 21600 0 0 Z N"/>
            </draw:custom-shape>
            <draw:custom-shape draw:style-name="gr203" draw:text-style-name="P54" draw:layer="layout" svg:width="1.4cm" svg:height="1.4cm" svg:x="6.9cm" svg:y="13.1cm">
              <text:p text:style-name="P6"><text:span text:style-name="T4">warmte</text:span></text:p>
              <text:p text:style-name="P6"><text:span text:style-name="T4">pomp</text:span></text:p>
              <draw:enhanced-geometry svg:viewBox="0 0 21600 21600" draw:mirror-horizontal="false" draw:mirror-vertical="false" draw:type="rectangle" draw:enhanced-path="M 0 0 L 21600 0 21600 21600 0 21600 0 0 Z N"/>
            </draw:custom-shape>
            <draw:measure draw:style-name="gr242" draw:text-style-name="P42" draw:layer="layout" svg:x1="12.1cm" svg:y1="17.9cm" svg:x2="6.3cm" svg:y2="17.9cm">
              <text:p text:style-name="P42"><text:span text:style-name="T19"><text:measure text:kind="gap"/></text:span><text:span text:style-name="T19"><text:measure text:kind="value">2.900</text:measure></text:span><text:span text:style-name="T19"><text:s/></text:span><text:span text:style-name="T19"><text:measure text:kind="unit">mm</text:measure></text:span><text:span text:style-name="T19"><text:measure text:kind="gap"/></text:span></text:p>
            </draw:measure>
            <draw:measure draw:style-name="gr141" draw:text-style-name="P42" draw:layer="layout" svg:x1="9.4cm" svg:y1="11.5cm" svg:x2="9.4cm" svg:y2="19.5cm">
              <text:p text:style-name="P42"><text:span text:style-name="T19"><text:measure text:kind="gap"/></text:span><text:span text:style-name="T19"><text:measure text:kind="value">4.000</text:measure></text:span><text:span text:style-name="T19"><text:s/></text:span><text:span text:style-name="T19"><text:measure text:kind="unit">mm</text:measure></text:span><text:span text:style-name="T19"><text:measure text:kind="gap"/></text:span></text:p>
            </draw:measure>
            <draw:custom-shape draw:style-name="gr243" draw:text-style-name="P60" draw:layer="layout" svg:width="0.9cm" svg:height="0.9cm" draw:transform="rotate (1.5707963267949) translate (11.201cm 12.301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g>
        </draw:g>
        <draw:g>
          <draw:custom-shape draw:style-name="gr244" draw:text-style-name="P61" draw:layer="layout" svg:width="7.6cm" svg:height="16.8cm" svg:x="25.1cm" svg:y="6.9cm">
            <text:p/>
            <draw:enhanced-geometry svg:viewBox="0 0 21600 21600" draw:mirror-horizontal="true" draw:mirror-vertical="true" draw:type="rectangle" draw:enhanced-path="M 0 0 L 21600 0 21600 21600 0 21600 0 0 Z N"/>
          </draw:custom-shape>
          <draw:custom-shape draw:style-name="gr245" draw:text-style-name="P57" draw:layer="layout" svg:width="10.4cm" svg:height="8cm" svg:x="12.1cm" svg:y="11.3cm">
            <text:p/>
            <draw:enhanced-geometry svg:viewBox="0 0 21600 21600" draw:mirror-horizontal="false" draw:mirror-vertical="true" draw:type="rectangle" draw:enhanced-path="M 0 0 L 21600 0 21600 21600 0 21600 0 0 Z N"/>
          </draw:custom-shape>
          <draw:custom-shape draw:style-name="gr246" draw:text-style-name="P57" draw:layer="layout" svg:width="0.8cm" svg:height="10.2cm" svg:x="28.7cm" svg:y="10.1cm">
            <text:p/>
            <draw:enhanced-geometry svg:viewBox="0 0 21600 21600" draw:mirror-horizontal="true" draw:mirror-vertical="true" draw:type="rectangle" draw:enhanced-path="M 0 0 L 21600 0 21600 21600 0 21600 0 0 Z N"/>
          </draw:custom-shape>
          <draw:custom-shape draw:style-name="gr247" draw:text-style-name="P57" draw:layer="layout" svg:width="6.8cm" svg:height="16cm" svg:x="25.5cm" svg:y="7.3cm">
            <text:p/>
            <draw:enhanced-geometry svg:viewBox="0 0 21600 21600" draw:mirror-horizontal="false" draw:mirror-vertical="true" draw:type="rectangle" draw:enhanced-path="M 0 0 L 21600 0 21600 21600 0 21600 0 0 Z N"/>
          </draw:custom-shape>
          <draw:custom-shape draw:style-name="gr199" draw:text-style-name="P52" draw:layer="layout" svg:width="1.6cm" svg:height="1cm" svg:x="11.3cm" svg:y="6.9cm">
            <text:p text:style-name="P6"><text:span text:style-name="T15">MK</text:span></text:p>
            <draw:enhanced-geometry svg:viewBox="0 0 21600 21600" draw:mirror-horizontal="true" draw:mirror-vertical="false" draw:type="rectangle" draw:enhanced-path="M 0 0 L 21600 0 21600 21600 0 21600 0 0 Z N"/>
          </draw:custom-shape>
        </draw:g>
        <draw:custom-shape draw:style-name="gr130" draw:text-style-name="P41" draw:layer="layout" svg:width="2cm" svg:height="1.999cm" svg:x="2.5cm" svg:y="4.668cm">
          <text:p text:style-name="P6"><text:span text:style-name="T18">O</text:span><text:span text:style-name="T18"><text:line-break/></text:span><text:span text:style-name="T18">N <text:s text:c="2"/>Z</text:span></text:p>
          <text:p text:style-name="P6"><text:span text:style-name="T18">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1" draw:text-style-name="P2" draw:layer="layout" svg:width="0.717cm" svg:height="1.703cm" svg:x="17.7cm" svg:y="26.067cm">
          <draw:text-box>
            <text:p/>
          </draw:text-box>
        </draw:frame>
        <draw:frame draw:style-name="gr1" draw:text-style-name="P1" draw:layer="layout" svg:width="13.2cm" svg:height="1.673cm" svg:x="5.697cm" svg:y="3.468cm">
          <draw:text-box>
            <text:p><text:span text:style-name="T1">Vloer begane grond</text:span></text:p>
          </draw:text-box>
        </draw:frame>
        <draw:frame draw:style-name="gr31" draw:text-style-name="P2" draw:layer="layout" svg:width="0.502cm" svg:height="1.195cm" svg:x="22.3cm" svg:y="26.5cm">
          <draw:text-box>
            <text:p/>
          </draw:text-box>
        </draw:frame>
        <draw:frame draw:style-name="gr248" draw:text-style-name="P3" draw:layer="layout" svg:width="9.58cm" svg:height="4.016cm" svg:x="5.717cm" svg:y="24.884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g>
          <draw:ellipse draw:style-name="gr170" draw:text-style-name="P6" draw:layer="layout" svg:width="0.435cm" svg:height="0.4cm" draw:transform="rotate (1.5707963267949) translate (17.3cm 10.537cm)" draw:kind="arc" draw:start-angle="84.73" draw:end-angle="272.89">
            <text:p/>
          </draw:ellipse>
          <draw:line draw:style-name="gr171" draw:text-style-name="P7" draw:layer="layout" svg:x1="17.5cm" svg:y1="10.501cm" svg:x2="17.5cm" svg:y2="11.101cm">
            <text:p/>
          </draw:line>
          <draw:ellipse draw:style-name="gr170" draw:text-style-name="P6" draw:layer="layout" svg:width="0.29cm" svg:height="0.266cm" draw:transform="rotate (1.5707963267949) translate (17.367cm 10.464cm)" draw:kind="arc" draw:start-angle="84.84" draw:end-angle="272.76">
            <text:p/>
          </draw:ellipse>
          <draw:line draw:style-name="gr172" draw:text-style-name="P7" draw:layer="layout" svg:x1="17.3cm" svg:y1="10.609cm" svg:x2="17.7cm" svg:y2="10.609cm">
            <text:p/>
          </draw:line>
          <draw:line draw:style-name="gr172" draw:text-style-name="P7" draw:layer="layout" svg:x1="17.3cm" svg:y1="10.901cm" svg:x2="17.7cm" svg:y2="10.609cm">
            <text:p/>
          </draw:line>
          <draw:line draw:style-name="gr172" draw:text-style-name="P7" draw:layer="layout" svg:x1="17.3cm" svg:y1="10.993cm" svg:x2="17.7cm" svg:y2="10.701cm">
            <text:p/>
          </draw:line>
          <draw:line draw:style-name="gr172" draw:text-style-name="P7" draw:layer="layout" svg:x1="17.3cm" svg:y1="11.101cm" svg:x2="17.7cm" svg:y2="10.809cm">
            <text:p/>
          </draw:line>
        </draw:g>
        <draw:g>
          <draw:line draw:style-name="gr176" draw:text-style-name="P7" draw:layer="layout" svg:x1="8.9cm" svg:y1="10.7cm" svg:x2="14.9cm" svg:y2="10.7cm">
            <text:p/>
          </draw:line>
          <draw:line draw:style-name="gr176" draw:text-style-name="P7" draw:layer="layout" svg:x1="6.7cm" svg:y1="19.7cm" svg:x2="6.9cm" svg:y2="19.7cm">
            <text:p/>
          </draw:line>
          <draw:line draw:style-name="gr176" draw:text-style-name="P7" draw:layer="layout" svg:x1="19.7cm" svg:y1="7.3cm" svg:x2="19.7cm" svg:y2="6.7cm">
            <text:p/>
          </draw:line>
          <draw:line draw:style-name="gr176" draw:text-style-name="P7" draw:layer="layout" svg:x1="14.9cm" svg:y1="10.7cm" svg:x2="14.9cm" svg:y2="7.3cm">
            <text:p/>
          </draw:line>
          <draw:line draw:style-name="gr117" draw:text-style-name="P7" draw:layer="layout" svg:x1="3.5cm" svg:y1="7.1cm" svg:x2="12.1cm" svg:y2="7.1cm">
            <text:p/>
          </draw:line>
          <draw:line draw:style-name="gr176" draw:text-style-name="P7" draw:layer="layout" svg:x1="13.7cm" svg:y1="7.3cm" svg:x2="20.5cm" svg:y2="7.3cm">
            <text:p/>
          </draw:line>
          <draw:line draw:style-name="gr176" draw:text-style-name="P7" draw:layer="layout" svg:x1="15.3cm" svg:y1="7.3cm" svg:x2="15.3cm" svg:y2="7.1cm">
            <text:p/>
          </draw:line>
          <draw:line draw:style-name="gr176" draw:text-style-name="P7" draw:layer="layout" svg:x1="12.5cm" svg:y1="7.3cm" svg:x2="13.7cm" svg:y2="7.3cm">
            <text:p/>
          </draw:line>
          <draw:line draw:style-name="gr176" draw:text-style-name="P7" draw:layer="layout" svg:x1="20.5cm" svg:y1="7.3cm" svg:x2="20.5cm" svg:y2="6.7cm">
            <text:p/>
          </draw:line>
          <draw:line draw:style-name="gr176" draw:text-style-name="P7" draw:layer="layout" svg:x1="8.9cm" svg:y1="11.1cm" svg:x2="8.9cm" svg:y2="10.7cm">
            <text:p/>
          </draw:line>
          <draw:line draw:style-name="gr174" draw:text-style-name="P7" draw:layer="layout" svg:x1="6.7cm" svg:y1="22.3cm" svg:x2="6.7cm" svg:y2="11.3cm">
            <text:p/>
          </draw:line>
          <draw:line draw:style-name="gr174" draw:text-style-name="P7" draw:layer="layout" svg:x1="8.9cm" svg:y1="11.3cm" svg:x2="6.7cm" svg:y2="11.3cm">
            <text:p/>
          </draw:line>
          <draw:line draw:style-name="gr174" draw:text-style-name="P7" draw:layer="layout" svg:x1="7.125cm" svg:y1="15.1cm" svg:x2="6.725cm" svg:y2="15.1cm">
            <text:p/>
          </draw:line>
          <draw:line draw:style-name="gr176" draw:text-style-name="P7" draw:layer="layout" svg:x1="7.9cm" svg:y1="11.1cm" svg:x2="9.1cm" svg:y2="11.1cm">
            <text:p/>
          </draw:line>
          <draw:line draw:style-name="gr176" draw:text-style-name="P7" draw:layer="layout" svg:x1="14.7cm" svg:y1="10.1cm" svg:x2="14.7cm" svg:y2="10.7cm">
            <text:p/>
          </draw:line>
          <draw:line draw:style-name="gr174" draw:text-style-name="P7" draw:layer="layout" svg:x1="9.1cm" svg:y1="11.1cm" svg:x2="8.9cm" svg:y2="11.3cm">
            <text:p/>
          </draw:line>
          <draw:line draw:style-name="gr118" draw:text-style-name="P7" draw:layer="layout" svg:x1="3.5cm" svg:y1="7.3cm" svg:x2="11.5cm" svg:y2="7.3cm">
            <text:p/>
          </draw:line>
          <draw:line draw:style-name="gr119" draw:text-style-name="P7" draw:layer="layout" svg:x1="3.5cm" svg:y1="7.5cm" svg:x2="11.7cm" svg:y2="7.5cm">
            <text:p/>
          </draw:line>
          <draw:line draw:style-name="gr120" draw:text-style-name="P7" draw:layer="layout" svg:x1="3.5cm" svg:y1="7.7cm" svg:x2="11.5cm" svg:y2="7.7cm">
            <text:p/>
          </draw:line>
          <draw:line draw:style-name="gr176" draw:text-style-name="P7" draw:layer="layout" svg:x1="12.3cm" svg:y1="7.5cm" svg:x2="12.5cm" svg:y2="7.3cm">
            <text:p/>
          </draw:line>
          <draw:line draw:style-name="gr176" draw:text-style-name="P7" draw:layer="layout" svg:x1="13.7cm" svg:y1="7.3cm" svg:x2="13.7cm" svg:y2="7.1cm">
            <text:p/>
          </draw:line>
          <draw:line draw:style-name="gr176" draw:text-style-name="P7" draw:layer="layout" svg:x1="13.3cm" svg:y1="7.3cm" svg:x2="13.3cm" svg:y2="7.1cm">
            <text:p/>
          </draw:line>
          <draw:line draw:style-name="gr175" draw:text-style-name="P7" draw:layer="layout" svg:x1="9.3cm" svg:y1="11.1cm" svg:x2="9.3cm" svg:y2="10.9cm">
            <text:p/>
          </draw:line>
          <draw:line draw:style-name="gr175" draw:text-style-name="P7" draw:layer="layout" svg:x1="6.5cm" svg:y1="22.5cm" svg:x2="6.5cm" svg:y2="10.9cm">
            <text:p/>
          </draw:line>
          <draw:line draw:style-name="gr175" draw:text-style-name="P7" draw:layer="layout" svg:x1="15.1cm" svg:y1="10.9cm" svg:x2="6.5cm" svg:y2="10.9cm">
            <text:p/>
          </draw:line>
          <draw:line draw:style-name="gr175" draw:text-style-name="P7" draw:layer="layout" svg:x1="6.5cm" svg:y1="20.5cm" svg:x2="6.9cm" svg:y2="20.5cm">
            <text:p/>
          </draw:line>
          <draw:line draw:style-name="gr175" draw:text-style-name="P7" draw:layer="layout" svg:x1="6.5cm" svg:y1="22.5cm" svg:x2="6.9cm" svg:y2="22.9cm">
            <text:p/>
          </draw:line>
          <draw:line draw:style-name="gr175" draw:text-style-name="P7" draw:layer="layout" svg:x1="19.3cm" svg:y1="7.1cm" svg:x2="19.3cm" svg:y2="6.7cm">
            <text:p/>
          </draw:line>
          <draw:line draw:style-name="gr175" draw:text-style-name="P7" draw:layer="layout" svg:x1="15.1cm" svg:y1="10.9cm" svg:x2="15.1cm" svg:y2="7.1cm">
            <text:p/>
          </draw:line>
          <draw:line draw:style-name="gr175" draw:text-style-name="P7" draw:layer="layout" svg:x1="19.3cm" svg:y1="7.1cm" svg:x2="15.1cm" svg:y2="7.1cm">
            <text:p/>
          </draw:line>
          <draw:line draw:style-name="gr175" draw:text-style-name="P7" draw:layer="layout" svg:x1="6.5cm" svg:y1="15.5cm" svg:x2="7.1cm" svg:y2="15.5cm">
            <text:p/>
          </draw:line>
          <draw:line draw:style-name="gr175" draw:text-style-name="P7" draw:layer="layout" svg:x1="6.5cm" svg:y1="12.1cm" svg:x2="6.9cm" svg:y2="12.1cm">
            <text:p/>
          </draw:line>
          <draw:line draw:style-name="gr175" draw:text-style-name="P7" draw:layer="layout" svg:x1="14.5cm" svg:y1="10.3cm" svg:x2="14.5cm" svg:y2="10.9cm">
            <text:p/>
          </draw:line>
          <draw:line draw:style-name="gr169" draw:text-style-name="P7" draw:layer="layout" svg:x1="17.125cm" svg:y1="7.5cm" svg:x2="12.725cm" svg:y2="7.5cm">
            <text:p/>
          </draw:line>
          <draw:line draw:style-name="gr169" draw:text-style-name="P7" draw:layer="layout" svg:x1="17.125cm" svg:y1="7.5cm" svg:x2="17.125cm" svg:y2="10.9cm">
            <text:p/>
          </draw:line>
          <draw:line draw:style-name="gr169" draw:text-style-name="P7" draw:layer="layout" svg:x1="17.525cm" svg:y1="10.9cm" svg:x2="17.125cm" svg:y2="10.9cm">
            <text:p/>
          </draw:line>
          <draw:line draw:style-name="gr181" draw:text-style-name="P7" draw:layer="layout" svg:x1="12.525cm" svg:y1="14.1cm" svg:x2="25.5cm" svg:y2="8.9cm">
            <text:p/>
          </draw:line>
          <draw:line draw:style-name="gr249" draw:text-style-name="P7" draw:layer="layout" svg:x1="12.5cm" svg:y1="14.1cm" svg:x2="11.7cm" svg:y2="13.5cm">
            <text:p/>
          </draw:line>
          <draw:line draw:style-name="gr181" draw:text-style-name="P7" draw:layer="layout" svg:x1="12.125cm" svg:y1="14.3cm" svg:x2="25.5cm" svg:y2="21.3cm">
            <text:p/>
          </draw:line>
          <draw:line draw:style-name="gr249" draw:text-style-name="P7" draw:layer="layout" svg:x1="10.9cm" svg:y1="15.3cm" svg:x2="10.1cm" svg:y2="15.3cm">
            <text:p/>
          </draw:line>
          <draw:line draw:style-name="gr176" draw:text-style-name="P7" draw:layer="layout" svg:x1="6.7cm" svg:y1="22.3cm" svg:x2="7.1cm" svg:y2="22.7cm">
            <text:p/>
          </draw:line>
          <draw:line draw:style-name="gr249" draw:text-style-name="P7" draw:layer="layout" svg:x1="12.125cm" svg:y1="14.3cm" svg:x2="11.325cm" svg:y2="13.7cm">
            <text:p/>
          </draw:line>
          <draw:line draw:style-name="gr249" draw:text-style-name="P7" draw:layer="layout" svg:x1="9.3cm" svg:y1="15.3cm" svg:x2="9.9cm" svg:y2="15.3cm">
            <text:p/>
          </draw:line>
        </draw:g>
        <draw:frame draw:style-name="gr250" draw:text-style-name="P62" draw:layer="layout" svg:width="0.502cm" svg:height="1.187cm" svg:x="14.932cm" svg:y="19.225cm">
          <draw:text-box>
            <text:p/>
          </draw:text-box>
        </draw:frame>
        <draw:g>
          <draw:line draw:style-name="gr121" draw:text-style-name="P7" draw:layer="layout" svg:x1="19.5cm" svg:y1="7.1cm" svg:x2="18.5cm" svg:y2="8.1cm">
            <text:p/>
          </draw:line>
          <draw:line draw:style-name="gr121" draw:text-style-name="P7" draw:layer="layout" svg:x1="13.3cm" svg:y1="8.1cm" svg:x2="14.1cm" svg:y2="7.3cm">
            <text:p/>
          </draw:line>
          <draw:line draw:style-name="gr121" draw:text-style-name="P7" draw:layer="layout" svg:x1="9.1cm" svg:y1="11.3cm" svg:x2="8.7cm" svg:y2="10.9cm">
            <text:p/>
          </draw:line>
          <draw:line draw:style-name="gr121" draw:text-style-name="P7" draw:layer="layout" svg:x1="6.9cm" svg:y1="22.9cm" svg:x2="6.7cm" svg:y2="22.7cm">
            <text:p/>
          </draw:line>
          <draw:line draw:style-name="gr121" draw:text-style-name="P7" draw:layer="layout" svg:x1="9.5cm" svg:y1="10.9cm" svg:x2="13.1cm" svg:y2="7.3cm">
            <text:p/>
          </draw:line>
          <draw:line draw:style-name="gr121" draw:text-style-name="P7" draw:layer="layout" svg:x1="18.5cm" svg:y1="8.1cm" svg:x2="12.5cm" svg:y2="8.1cm">
            <text:p/>
          </draw:line>
          <draw:line draw:style-name="gr121" draw:text-style-name="P7" draw:layer="layout" svg:x1="6.7cm" svg:y1="19.5cm" svg:x2="6.7cm" svg:y2="22.7cm">
            <text:p/>
          </draw:line>
          <draw:line draw:style-name="gr121" draw:text-style-name="P7" draw:layer="layout" svg:x1="6.9cm" svg:y1="20.3cm" svg:x2="6.7cm" svg:y2="20.3cm">
            <text:p/>
          </draw:line>
          <draw:line draw:style-name="gr121" draw:text-style-name="P7" draw:layer="layout" svg:x1="12.9cm" svg:y1="19.8cm" svg:x2="12.9cm" svg:y2="10.9cm">
            <text:p/>
          </draw:line>
          <draw:line draw:style-name="gr121" draw:text-style-name="P7" draw:layer="layout" svg:x1="12.9cm" svg:y1="19.9cm" svg:x2="6.7cm" svg:y2="19.9cm">
            <text:p/>
          </draw:line>
          <draw:line draw:style-name="gr121" draw:text-style-name="P7" draw:layer="layout" svg:x1="9.1cm" svg:y1="11.3cm" svg:x2="8.9cm" svg:y2="11.5cm">
            <text:p/>
          </draw:line>
          <draw:line draw:style-name="gr121" draw:text-style-name="P7" draw:layer="layout" svg:x1="7.1cm" svg:y1="10.9cm" svg:x2="7.5cm" svg:y2="11.3cm">
            <text:p/>
          </draw:line>
          <draw:line draw:style-name="gr121" draw:text-style-name="P7" draw:layer="layout" svg:x1="12.9cm" svg:y1="10.9cm" svg:x2="3.5cm" svg:y2="10.9cm">
            <text:p/>
          </draw:line>
        </draw:g>
        <draw:g>
          <draw:custom-shape draw:style-name="gr251" draw:text-style-name="P55" draw:layer="layout" svg:width="1.6cm" svg:height="1cm" svg:x="11.275cm" svg:y="6.9cm">
            <text:p text:style-name="P6"><text:span text:style-name="T15">MK</text:span></text:p>
            <draw:enhanced-geometry svg:viewBox="0 0 21600 21600" draw:mirror-horizontal="true" draw:mirror-vertical="false" draw:type="rectangle" draw:enhanced-path="M 0 0 L 21600 0 21600 21600 0 21600 0 0 Z N"/>
          </draw:custom-shape>
          <draw:g>
            <draw:line draw:style-name="gr252" draw:text-style-name="P56" draw:layer="layout" svg:x1="12.3cm" svg:y1="9.025cm" svg:x2="11.5cm" svg:y2="8.225cm">
              <text:p/>
            </draw:line>
            <draw:line draw:style-name="gr253" draw:text-style-name="P56" draw:layer="layout" svg:x1="12.3cm" svg:y1="9.025cm" svg:x2="11.275cm" svg:y2="8.425cm">
              <text:p/>
            </draw:line>
          </draw:g>
          <draw:custom-shape draw:style-name="gr254" draw:text-style-name="P55" draw:layer="layout" svg:width="0.625cm" svg:height="0.6cm" svg:x="12.875cm" svg:y="6.9cm">
            <text:p/>
            <draw:enhanced-geometry svg:viewBox="0 0 21600 21600" draw:mirror-horizontal="false" draw:mirror-vertical="false" draw:type="rectangle" draw:enhanced-path="M 0 0 L 21600 0 21600 21600 0 21600 0 0 Z N"/>
          </draw:custom-shape>
          <draw:custom-shape draw:style-name="gr255" draw:text-style-name="P55" draw:layer="layout" svg:width="0.6cm" svg:height="0.6cm" svg:x="14.71cm" svg:y="6.9cm">
            <text:p/>
            <draw:enhanced-geometry svg:viewBox="0 0 21600 21600" draw:mirror-horizontal="false" draw:mirror-vertical="false" draw:type="rectangle" draw:enhanced-path="M 0 0 L 21600 0 21600 21600 0 21600 0 0 Z N"/>
          </draw:custom-shape>
          <draw:custom-shape draw:style-name="gr256" draw:text-style-name="P55" draw:layer="layout" svg:width="0.2cm" svg:height="4.2cm" svg:x="15.1cm" svg:y="7.5cm">
            <text:p/>
            <draw:enhanced-geometry svg:viewBox="0 0 21600 21600" draw:mirror-horizontal="false" draw:mirror-vertical="false" draw:type="rectangle" draw:enhanced-path="M 0 0 L 21600 0 21600 21600 0 21600 0 0 Z N"/>
          </draw:custom-shape>
          <draw:custom-shape draw:style-name="gr257" draw:text-style-name="P55" draw:layer="layout" svg:width="0.2cm" svg:height="1cm" svg:x="11.1cm" svg:y="6.9cm">
            <text:p/>
            <draw:enhanced-geometry svg:viewBox="0 0 21600 21600" draw:mirror-horizontal="false" draw:mirror-vertical="false" draw:type="rectangle" draw:enhanced-path="M 0 0 L 21600 0 21600 21600 0 21600 0 0 Z N"/>
          </draw:custom-shape>
          <draw:custom-shape draw:style-name="gr258" draw:text-style-name="P55" draw:layer="layout" svg:width="0.2cm" svg:height="1.2cm" svg:x="12.9cm" svg:y="7.5cm">
            <text:p/>
            <draw:enhanced-geometry svg:viewBox="0 0 21600 21600" draw:mirror-horizontal="false" draw:mirror-vertical="false" draw:type="rectangle" draw:enhanced-path="M 0 0 L 21600 0 21600 21600 0 21600 0 0 Z N"/>
          </draw:custom-shape>
          <draw:custom-shape draw:style-name="gr259" draw:text-style-name="P55" draw:layer="layout" svg:width="0.2cm" svg:height="1.706cm" draw:transform="rotate (0.785398163397448) translate (11.147cm 8.041cm)">
            <text:p/>
            <draw:enhanced-geometry svg:viewBox="0 0 21600 21600" draw:mirror-horizontal="false" draw:mirror-vertical="false" draw:type="rectangle" draw:enhanced-path="M 0 0 L 21600 0 21600 21600 0 21600 0 0 Z N"/>
          </draw:custom-shape>
          <draw:custom-shape draw:style-name="gr260" draw:text-style-name="P55" draw:layer="layout" svg:width="0.2cm" svg:height="3.33cm" draw:transform="rotate (0.785398163397448) translate (19.452cm 16.347cm)">
            <text:p/>
            <draw:enhanced-geometry svg:viewBox="0 0 21600 21600" draw:mirror-horizontal="false" draw:mirror-vertical="false" draw:type="rectangle" draw:enhanced-path="M 0 0 L 21600 0 21600 21600 0 21600 0 0 Z N"/>
          </draw:custom-shape>
          <draw:custom-shape draw:style-name="gr261" draw:text-style-name="P55" draw:layer="layout" svg:width="2.4cm" svg:height="0.2cm" svg:x="21.9cm" svg:y="18.5cm">
            <text:p/>
            <draw:enhanced-geometry svg:viewBox="0 0 21600 21600" draw:mirror-horizontal="false" draw:mirror-vertical="false" draw:type="rectangle" draw:enhanced-path="M 0 0 L 21600 0 21600 21600 0 21600 0 0 Z N"/>
          </draw:custom-shape>
          <draw:custom-shape draw:style-name="gr262" draw:text-style-name="P55" draw:layer="layout" svg:width="0.2cm" svg:height="4.384cm" draw:transform="rotate (0.785398163397448) translate (13.429cm 13.77cm)">
            <text:p/>
            <draw:enhanced-geometry svg:viewBox="0 0 21600 21600" draw:mirror-horizontal="false" draw:mirror-vertical="false" draw:type="rectangle" draw:enhanced-path="M 0 0 L 21600 0 21600 21600 0 21600 0 0 Z N"/>
          </draw:custom-shape>
          <draw:custom-shape draw:style-name="gr263" draw:text-style-name="P55" draw:layer="layout" svg:width="0.2cm" svg:height="2.728cm" draw:transform="rotate (0.785398163397448) translate (19.629cm 19.971cm)">
            <text:p/>
            <draw:enhanced-geometry svg:viewBox="0 0 21600 21600" draw:mirror-horizontal="false" draw:mirror-vertical="false" draw:type="rectangle" draw:enhanced-path="M 0 0 L 21600 0 21600 21600 0 21600 0 0 Z N"/>
          </draw:custom-shape>
          <draw:custom-shape draw:style-name="gr264" draw:text-style-name="P55" draw:layer="layout" svg:width="0.2cm" svg:height="1.132cm" draw:transform="rotate (0.785398163397448) translate (15.452cm 12.347cm)">
            <text:p/>
            <draw:enhanced-geometry svg:viewBox="0 0 21600 21600" draw:mirror-horizontal="false" draw:mirror-vertical="false" draw:type="rectangle" draw:enhanced-path="M 0 0 L 21600 0 21600 21600 0 21600 0 0 Z N"/>
          </draw:custom-shape>
          <draw:custom-shape draw:style-name="gr265" draw:text-style-name="P55" draw:layer="layout" svg:width="0.2cm" svg:height="3.2cm" svg:x="24.3cm" svg:y="6.9cm">
            <text:p/>
            <draw:enhanced-geometry svg:viewBox="0 0 21600 21600" draw:mirror-horizontal="false" draw:mirror-vertical="false" draw:type="rectangle" draw:enhanced-path="M 0 0 L 21600 0 21600 21600 0 21600 0 0 Z N"/>
          </draw:custom-shape>
          <draw:custom-shape draw:style-name="gr265" draw:text-style-name="P55" draw:layer="layout" svg:width="0.2cm" svg:height="3.2cm" svg:x="24.7cm" svg:y="6.9cm">
            <text:p/>
            <draw:enhanced-geometry svg:viewBox="0 0 21600 21600" draw:mirror-horizontal="false" draw:mirror-vertical="false" draw:type="rectangle" draw:enhanced-path="M 0 0 L 21600 0 21600 21600 0 21600 0 0 Z N"/>
          </draw:custom-shape>
          <draw:custom-shape draw:style-name="gr266" draw:text-style-name="P55" draw:layer="layout" svg:width="0.2cm" svg:height="5cm" svg:x="24.3cm" svg:y="14.5cm">
            <text:p/>
            <draw:enhanced-geometry svg:viewBox="0 0 21600 21600" draw:mirror-horizontal="false" draw:mirror-vertical="false" draw:type="rectangle" draw:enhanced-path="M 0 0 L 21600 0 21600 21600 0 21600 0 0 Z N"/>
          </draw:custom-shape>
          <draw:custom-shape draw:style-name="gr266" draw:text-style-name="P55" draw:layer="layout" svg:width="0.2cm" svg:height="5cm" svg:x="24.7cm" svg:y="14.5cm">
            <text:p/>
            <draw:enhanced-geometry svg:viewBox="0 0 21600 21600" draw:mirror-horizontal="false" draw:mirror-vertical="false" draw:type="rectangle" draw:enhanced-path="M 0 0 L 21600 0 21600 21600 0 21600 0 0 Z N"/>
          </draw:custom-shape>
          <draw:custom-shape draw:style-name="gr267" draw:text-style-name="P55" draw:layer="layout" svg:width="0.2cm" svg:height="1.8cm" svg:x="21.5cm" svg:y="21.9cm">
            <text:p/>
            <draw:enhanced-geometry svg:viewBox="0 0 21600 21600" draw:mirror-horizontal="false" draw:mirror-vertical="false" draw:type="rectangle" draw:enhanced-path="M 0 0 L 21600 0 21600 21600 0 21600 0 0 Z N"/>
          </draw:custom-shape>
          <draw:custom-shape draw:style-name="gr268" draw:text-style-name="P55" draw:layer="layout" svg:width="0.199cm" svg:height="7.82cm" draw:transform="rotate (0.785398163397448) translate (6.336cm 12.241cm)">
            <text:p/>
            <draw:enhanced-geometry svg:viewBox="0 0 21600 21600" draw:mirror-horizontal="true" draw:mirror-vertical="false" draw:type="rectangle" draw:enhanced-path="M 0 0 L 21600 0 21600 21600 0 21600 0 0 Z N"/>
          </draw:custom-shape>
          <draw:custom-shape draw:style-name="gr269" draw:text-style-name="P55" draw:layer="layout" svg:width="4.2cm" svg:height="0.2cm" svg:x="6.3cm" svg:y="10.5cm">
            <text:p/>
            <draw:enhanced-geometry svg:viewBox="0 0 21600 21600" draw:mirror-horizontal="false" draw:mirror-vertical="false" draw:type="rectangle" draw:enhanced-path="M 0 0 L 21600 0 21600 21600 0 21600 0 0 Z N"/>
          </draw:custom-shape>
          <draw:custom-shape draw:style-name="gr270" draw:text-style-name="P55" draw:layer="layout" svg:width="0.199cm" svg:height="0.753cm" draw:transform="rotate (0.785398163397448) translate (12.34cm 8.641cm)">
            <text:p/>
            <draw:enhanced-geometry svg:viewBox="0 0 21600 21600" draw:mirror-horizontal="true" draw:mirror-vertical="false" draw:type="rectangle" draw:enhanced-path="M 0 0 L 21600 0 21600 21600 0 21600 0 0 Z N"/>
          </draw:custom-shape>
          <draw:custom-shape draw:style-name="gr271" draw:text-style-name="P55" draw:layer="layout" svg:width="0.2cm" svg:height="2cm" svg:x="24.7cm" svg:y="21.7cm">
            <text:p/>
            <draw:enhanced-geometry svg:viewBox="0 0 21600 21600" draw:mirror-horizontal="false" draw:mirror-vertical="false" draw:type="rectangle" draw:enhanced-path="M 0 0 L 21600 0 21600 21600 0 21600 0 0 Z N"/>
          </draw:custom-shape>
          <draw:custom-shape draw:style-name="gr271" draw:text-style-name="P55" draw:layer="layout" svg:width="0.2cm" svg:height="2cm" svg:x="24.3cm" svg:y="21.7cm">
            <text:p/>
            <draw:enhanced-geometry svg:viewBox="0 0 21600 21600" draw:mirror-horizontal="false" draw:mirror-vertical="false" draw:type="rectangle" draw:enhanced-path="M 0 0 L 21600 0 21600 21600 0 21600 0 0 Z N"/>
          </draw:custom-shape>
          <draw:g>
            <draw:custom-shape draw:style-name="gr272" draw:text-style-name="P55" draw:layer="layout" svg:width="0.2cm" svg:height="0.2cm" svg:x="24.5cm" svg:y="21.7cm">
              <text:p/>
              <draw:enhanced-geometry svg:viewBox="0 0 21600 21600" draw:mirror-horizontal="false" draw:mirror-vertical="false" draw:type="rectangle" draw:enhanced-path="M 0 0 L 21600 0 21600 21600 0 21600 0 0 Z N"/>
            </draw:custom-shape>
            <draw:g>
              <draw:line draw:style-name="gr273" draw:text-style-name="P56" draw:layer="layout" svg:x1="24.6cm" svg:y1="21.7cm" svg:x2="24.6cm" svg:y2="19.5cm">
                <text:p/>
              </draw:line>
              <draw:line draw:style-name="gr252" draw:text-style-name="P56" draw:layer="layout" svg:x1="24.6cm" svg:y1="20.9cm" svg:x2="24.6cm" svg:y2="17.3cm">
                <text:p/>
              </draw:line>
              <draw:line draw:style-name="gr253" draw:text-style-name="P56" draw:layer="layout" svg:x1="24.6cm" svg:y1="17.3cm" svg:x2="24.6cm" svg:y2="19.7cm">
                <text:p/>
              </draw:line>
            </draw:g>
          </draw:g>
          <draw:g>
            <draw:g>
              <draw:line draw:style-name="gr273" draw:text-style-name="P56" draw:layer="layout" svg:x1="24.6cm" svg:y1="12.3cm" svg:x2="24.6cm" svg:y2="14.6cm">
                <text:p/>
              </draw:line>
              <draw:line draw:style-name="gr252" draw:text-style-name="P56" draw:layer="layout" svg:x1="24.6cm" svg:y1="13.136cm" svg:x2="24.6cm" svg:y2="16.9cm">
                <text:p/>
              </draw:line>
              <draw:line draw:style-name="gr253" draw:text-style-name="P56" draw:layer="layout" svg:x1="24.6cm" svg:y1="16.899cm" svg:x2="24.6cm" svg:y2="14.39cm">
                <text:p/>
              </draw:line>
            </draw:g>
            <draw:g>
              <draw:line draw:style-name="gr273" draw:text-style-name="P56" draw:layer="layout" svg:x1="24.6cm" svg:y1="12.3cm" svg:x2="24.6cm" svg:y2="10cm">
                <text:p/>
              </draw:line>
              <draw:line draw:style-name="gr252" draw:text-style-name="P56" draw:layer="layout" svg:x1="24.6cm" svg:y1="11.464cm" svg:x2="24.6cm" svg:y2="7.7cm">
                <text:p/>
              </draw:line>
              <draw:line draw:style-name="gr253" draw:text-style-name="P56" draw:layer="layout" svg:x1="24.6cm" svg:y1="7.7cm" svg:x2="24.6cm" svg:y2="10.209cm">
                <text:p/>
              </draw:line>
            </draw:g>
          </draw:g>
          <draw:g>
            <draw:custom-shape draw:style-name="gr272" draw:text-style-name="P55" draw:layer="layout" svg:width="0.2cm" svg:height="0.2cm" draw:transform="rotate (0.785398163397448) translate (12.3cm 9.188cm)">
              <text:p/>
              <draw:enhanced-geometry svg:viewBox="0 0 21600 21600" draw:mirror-horizontal="false" draw:mirror-vertical="false" draw:type="rectangle" draw:enhanced-path="M 0 0 L 21600 0 21600 21600 0 21600 0 0 Z N"/>
            </draw:custom-shape>
            <draw:custom-shape draw:style-name="gr274" draw:text-style-name="P55" draw:layer="layout" svg:width="0.2cm" svg:height="2.2cm" draw:transform="rotate (0.785398163397448) translate (13.855cm 10.744cm)">
              <text:p/>
              <draw:enhanced-geometry svg:viewBox="0 0 21600 21600" draw:mirror-horizontal="false" draw:mirror-vertical="false" draw:type="rectangle" draw:enhanced-path="M 0 0 L 21600 0 21600 21600 0 21600 0 0 Z N"/>
            </draw:custom-shape>
            <draw:g>
              <draw:line draw:style-name="gr273" draw:text-style-name="P56" draw:layer="layout" svg:x1="12.5cm" svg:y1="9.247cm" svg:x2="13.926cm" svg:y2="10.673cm">
                <text:p/>
              </draw:line>
              <draw:line draw:style-name="gr252" draw:text-style-name="P56" draw:layer="layout" svg:x1="13.018cm" svg:y1="9.765cm" svg:x2="15.351cm" svg:y2="12.098cm">
                <text:p/>
              </draw:line>
              <draw:line draw:style-name="gr253" draw:text-style-name="P56" draw:layer="layout" svg:x1="15.352cm" svg:y1="12.099cm" svg:x2="13.796cm" svg:y2="10.543cm">
                <text:p/>
              </draw:line>
            </draw:g>
          </draw:g>
          <draw:g>
            <draw:custom-shape draw:style-name="gr272" draw:text-style-name="P55" draw:layer="layout" svg:width="0.2cm" svg:height="0.2cm" draw:transform="rotate (0.785398163397448) translate (16.3cm 13.188cm)">
              <text:p/>
              <draw:enhanced-geometry svg:viewBox="0 0 21600 21600" draw:mirror-horizontal="false" draw:mirror-vertical="false" draw:type="rectangle" draw:enhanced-path="M 0 0 L 21600 0 21600 21600 0 21600 0 0 Z N"/>
            </draw:custom-shape>
            <draw:custom-shape draw:style-name="gr274" draw:text-style-name="P55" draw:layer="layout" svg:width="0.2cm" svg:height="2.2cm" draw:transform="rotate (0.785398163397448) translate (17.855cm 14.744cm)">
              <text:p/>
              <draw:enhanced-geometry svg:viewBox="0 0 21600 21600" draw:mirror-horizontal="false" draw:mirror-vertical="false" draw:type="rectangle" draw:enhanced-path="M 0 0 L 21600 0 21600 21600 0 21600 0 0 Z N"/>
            </draw:custom-shape>
            <draw:g>
              <draw:line draw:style-name="gr273" draw:text-style-name="P56" draw:layer="layout" svg:x1="16.5cm" svg:y1="13.247cm" svg:x2="17.926cm" svg:y2="14.673cm">
                <text:p/>
              </draw:line>
              <draw:line draw:style-name="gr252" draw:text-style-name="P56" draw:layer="layout" svg:x1="17.018cm" svg:y1="13.765cm" svg:x2="19.351cm" svg:y2="16.098cm">
                <text:p/>
              </draw:line>
              <draw:line draw:style-name="gr253" draw:text-style-name="P56" draw:layer="layout" svg:x1="19.352cm" svg:y1="16.099cm" svg:x2="17.796cm" svg:y2="14.543cm">
                <text:p/>
              </draw:line>
            </draw:g>
          </draw:g>
          <draw:g>
            <draw:custom-shape draw:style-name="gr272" draw:text-style-name="P55" draw:layer="layout" svg:width="0.199cm" svg:height="0.2cm" draw:transform="rotate (0.785398163397448) translate (19.47cm 19.729cm)">
              <text:p/>
              <draw:enhanced-geometry svg:viewBox="0 0 21600 21600" draw:mirror-horizontal="true" draw:mirror-vertical="true" draw:type="rectangle" draw:enhanced-path="M 0 0 L 21600 0 21600 21600 0 21600 0 0 Z N"/>
            </draw:custom-shape>
            <draw:custom-shape draw:style-name="gr274" draw:text-style-name="P55" draw:layer="layout" svg:width="0.199cm" svg:height="2.2cm" draw:transform="rotate (0.785398163397448) translate (16.501cm 16.759cm)">
              <text:p/>
              <draw:enhanced-geometry svg:viewBox="0 0 21600 21600" draw:mirror-horizontal="true" draw:mirror-vertical="true" draw:type="rectangle" draw:enhanced-path="M 0 0 L 21600 0 21600 21600 0 21600 0 0 Z N"/>
            </draw:custom-shape>
            <draw:g>
              <draw:line draw:style-name="gr273" draw:text-style-name="P56" draw:layer="layout" svg:x1="19.552cm" svg:y1="19.752cm" svg:x2="18.126cm" svg:y2="18.326cm">
                <text:p/>
              </draw:line>
              <draw:line draw:style-name="gr252" draw:text-style-name="P56" draw:layer="layout" svg:x1="19.033cm" svg:y1="19.233cm" svg:x2="16.7cm" svg:y2="16.9cm">
                <text:p/>
              </draw:line>
              <draw:line draw:style-name="gr253" draw:text-style-name="P56" draw:layer="layout" svg:x1="16.7cm" svg:y1="16.9cm" svg:x2="18.256cm" svg:y2="18.456cm">
                <text:p/>
              </draw:line>
            </draw:g>
          </draw:g>
          <draw:g>
            <draw:custom-shape draw:style-name="gr272" draw:text-style-name="P55" draw:layer="layout" svg:width="0.2cm" svg:height="0.2cm" draw:transform="rotate (0.785398163397448) translate (10.3cm 10.641cm)">
              <text:p/>
              <draw:enhanced-geometry svg:viewBox="0 0 21600 21600" draw:mirror-horizontal="false" draw:mirror-vertical="false" draw:type="rectangle" draw:enhanced-path="M 0 0 L 21600 0 21600 21600 0 21600 0 0 Z N"/>
            </draw:custom-shape>
            <draw:custom-shape draw:style-name="gr274" draw:text-style-name="P55" draw:layer="layout" svg:width="0.2cm" svg:height="2.2cm" draw:transform="rotate (0.785398163397448) translate (11.855cm 12.197cm)">
              <text:p/>
              <draw:enhanced-geometry svg:viewBox="0 0 21600 21600" draw:mirror-horizontal="false" draw:mirror-vertical="false" draw:type="rectangle" draw:enhanced-path="M 0 0 L 21600 0 21600 21600 0 21600 0 0 Z N"/>
            </draw:custom-shape>
            <draw:g>
              <draw:line draw:style-name="gr273" draw:text-style-name="P56" draw:layer="layout" svg:x1="10.5cm" svg:y1="10.7cm" svg:x2="11.926cm" svg:y2="12.126cm">
                <text:p/>
              </draw:line>
              <draw:line draw:style-name="gr252" draw:text-style-name="P56" draw:layer="layout" svg:x1="11.018cm" svg:y1="11.218cm" svg:x2="13.351cm" svg:y2="13.551cm">
                <text:p/>
              </draw:line>
              <draw:line draw:style-name="gr253" draw:text-style-name="P56" draw:layer="layout" svg:x1="13.352cm" svg:y1="13.552cm" svg:x2="11.796cm" svg:y2="11.996cm">
                <text:p/>
              </draw:line>
            </draw:g>
          </draw:g>
        </draw:g>
        <draw:g>
          <draw:custom-shape draw:style-name="gr180" draw:text-style-name="P16"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75" draw:text-style-name="P43" draw:layer="layout" svg:x1="32.7cm" svg:y1="5.094cm" svg:x2="24.9cm" svg:y2="5.094cm">
            <text:p text:style-name="P43"><text:span text:style-name="T20"><text:measure text:kind="gap"/></text:span><text:span text:style-name="T20"><text:measure text:kind="value">3.900</text:measure></text:span><text:span text:style-name="T20"><text:s/></text:span><text:span text:style-name="T20"><text:measure text:kind="unit">mm</text:measure></text:span><text:span text:style-name="T20"><text:measure text:kind="gap"/></text:span></text:p>
          </draw:measure>
          <draw:measure draw:style-name="gr276" draw:text-style-name="P42" draw:layer="layout" svg:x1="5.3cm" svg:y1="24.694cm" svg:x2="5.2cm" svg:y2="5.894cm">
            <text:p text:style-name="P42"><text:span text:style-name="T19"><text:measure text:kind="gap"/></text:span><text:span text:style-name="T19"><text:measure text:kind="value">9.400</text:measure></text:span><text:span text:style-name="T19"><text:s/></text:span><text:span text:style-name="T19"><text:measure text:kind="unit">mm</text:measure></text:span><text:span text:style-name="T19"><text:measure text:kind="gap"/></text:span></text:p>
          </draw:measure>
          <draw:measure draw:style-name="gr277" draw:text-style-name="P43" draw:layer="layout" svg:x1="33.7cm" svg:y1="5.894cm" svg:x2="5.3cm" svg:y2="5.894cm">
            <text:p text:style-name="P43"><text:span text:style-name="T20"><text:measure text:kind="gap"/></text:span><text:span text:style-name="T20"><text:measure text:kind="value">14.200</text:measure></text:span><text:span text:style-name="T20"><text:s/></text:span><text:span text:style-name="T20"><text:measure text:kind="unit">mm</text:measure></text:span><text:span text:style-name="T20"><text:measure text:kind="gap"/></text:span></text:p>
          </draw:measure>
          <draw:measure draw:style-name="gr278" draw:text-style-name="P43" draw:layer="layout" svg:x1="24.9cm" svg:y1="5.094cm" svg:x2="6.3cm" svg:y2="5.094cm">
            <text:p text:style-name="P43"><text:span text:style-name="T20"><text:measure text:kind="gap"/></text:span><text:span text:style-name="T20"><text:measure text:kind="value">9.300</text:measure></text:span><text:span text:style-name="T20"><text:s/></text:span><text:span text:style-name="T20"><text:measure text:kind="unit">mm</text:measure></text:span><text:span text:style-name="T20"><text:measure text:kind="gap"/></text:span></text:p>
          </draw:measure>
          <draw:measure draw:style-name="gr279" draw:text-style-name="P42" draw:layer="layout" svg:x1="32.3cm" svg:y1="9.094cm" svg:x2="25.5cm" svg:y2="9.091cm">
            <text:p text:style-name="P42"><text:span text:style-name="T19"><text:measure text:kind="gap"/></text:span><text:span text:style-name="T19"><text:measure text:kind="value">3.400</text:measure></text:span><text:span text:style-name="T19"><text:s/></text:span><text:span text:style-name="T19"><text:measure text:kind="unit">mm</text:measure></text:span><text:span text:style-name="T19"><text:measure text:kind="gap"/></text:span></text:p>
          </draw:measure>
          <draw:measure draw:style-name="gr140" draw:text-style-name="P42" draw:layer="layout" svg:x1="23.1cm" svg:y1="24.294cm" svg:x2="23.1cm" svg:y2="6.294cm">
            <text:p text:style-name="P42"><text:span text:style-name="T19"><text:measure text:kind="gap"/></text:span><text:span text:style-name="T19"><text:measure text:kind="value">9.000</text:measure></text:span><text:span text:style-name="T19"><text:s/></text:span><text:span text:style-name="T19"><text:measure text:kind="unit">mm</text:measure></text:span><text:span text:style-name="T19"><text:measure text:kind="gap"/></text:span></text:p>
          </draw:measure>
          <draw:measure draw:style-name="gr279" draw:text-style-name="P42" draw:layer="layout" svg:x1="24.7cm" svg:y1="9.09cm" svg:x2="5.7cm" svg:y2="9.09cm">
            <text:p text:style-name="P42"><text:span text:style-name="T19"><text:measure text:kind="gap"/></text:span><text:span text:style-name="T19"><text:measure text:kind="value">9.500</text:measure></text:span><text:span text:style-name="T19"><text:s/></text:span><text:span text:style-name="T19"><text:measure text:kind="unit">mm</text:measure></text:span><text:span text:style-name="T19"><text:measure text:kind="gap"/></text:span></text:p>
          </draw:measure>
          <draw:measure draw:style-name="gr279" draw:text-style-name="P42" draw:layer="layout" svg:x1="25.499cm" svg:y1="10.1cm" svg:x2="25.099cm" svg:y2="10.1cm">
            <text:p text:style-name="P42"><text:span text:style-name="T19"><text:measure text:kind="gap"/></text:span><text:span text:style-name="T19"><text:measure text:kind="value">200</text:measure></text:span><text:span text:style-name="T19"><text:s/></text:span><text:span text:style-name="T19"><text:measure text:kind="unit">mm</text:measure></text:span><text:span text:style-name="T19"><text:measure text:kind="gap"/></text:span></text:p>
          </draw:measure>
          <draw:measure draw:style-name="gr140" draw:text-style-name="P42" draw:layer="layout" svg:x1="31.3cm" svg:y1="23.294cm" svg:x2="31.3cm" svg:y2="7.294cm">
            <text:p text:style-name="P42"><text:span text:style-name="T19"><text:measure text:kind="gap"/></text:span><text:span text:style-name="T19"><text:measure text:kind="value">8.000</text:measure></text:span><text:span text:style-name="T19"><text:s/></text:span><text:span text:style-name="T19"><text:measure text:kind="unit">mm</text:measure></text:span><text:span text:style-name="T19"><text:measure text:kind="gap"/></text:span></text:p>
          </draw:measure>
          <draw:measure draw:style-name="gr279" draw:text-style-name="P42" draw:layer="layout" svg:x1="17.5cm" svg:y1="10.894cm" svg:x2="17.5cm" svg:y2="24.294cm">
            <text:p text:style-name="P42"><text:span text:style-name="T19"><text:measure text:kind="gap"/></text:span><text:span text:style-name="T19"><text:measure text:kind="value">6.700</text:measure></text:span><text:span text:style-name="T19"><text:s/></text:span><text:span text:style-name="T19"><text:measure text:kind="unit">mm</text:measure></text:span><text:span text:style-name="T19"><text:measure text:kind="gap"/></text:span></text:p>
          </draw:measure>
          <draw:measure draw:style-name="gr279" draw:text-style-name="P42" draw:layer="layout" svg:x1="24.7cm" svg:y1="11.494cm" svg:x2="17.5cm" svg:y2="11.49cm">
            <text:p text:style-name="P42"><text:span text:style-name="T19"><text:measure text:kind="gap"/></text:span><text:span text:style-name="T19"><text:measure text:kind="value">3.600</text:measure></text:span><text:span text:style-name="T19"><text:s/></text:span><text:span text:style-name="T19"><text:measure text:kind="unit">mm</text:measure></text:span><text:span text:style-name="T19"><text:measure text:kind="gap"/></text:span></text:p>
          </draw:measure>
          <draw:measure draw:style-name="gr279" draw:text-style-name="P42" draw:layer="layout" svg:x1="32.333cm" svg:y1="9.098cm" svg:x2="33.333cm" svg:y2="9.098cm">
            <text:p text:style-name="P42"><text:span text:style-name="T19"><text:measure text:kind="gap"/></text:span><text:span text:style-name="T19"><text:measure text:kind="value">500</text:measure></text:span><text:span text:style-name="T19"><text:s/></text:span><text:span text:style-name="T19"><text:measure text:kind="unit">mm</text:measure></text:span><text:span text:style-name="T19"><text:measure text:kind="gap"/></text:span></text:p>
          </draw:measure>
          <draw:measure draw:style-name="gr279" draw:text-style-name="P42" draw:layer="layout" svg:x1="33.3cm" svg:y1="11.494cm" svg:x2="24.7cm" svg:y2="11.49cm">
            <text:p text:style-name="P42"><text:span text:style-name="T19"><text:measure text:kind="gap"/></text:span><text:span text:style-name="T19"><text:measure text:kind="value">4.300</text:measure></text:span><text:span text:style-name="T19"><text:s/></text:span><text:span text:style-name="T19"><text:measure text:kind="unit">mm</text:measure></text:span><text:span text:style-name="T19"><text:measure text:kind="gap"/></text:span></text:p>
          </draw:measure>
          <draw:g>
            <draw:line draw:style-name="gr139" draw:text-style-name="P7" draw:layer="layout" svg:x1="3.5cm" svg:y1="15.3cm" svg:x2="35.5cm" svg:y2="15.3cm">
              <text:p/>
            </draw:line>
            <draw:line draw:style-name="gr139" draw:text-style-name="P7" draw:layer="layout" svg:x1="3.5cm" svg:y1="10.3cm" svg:x2="35.5cm" svg:y2="10.3cm">
              <text:p/>
            </draw:line>
            <draw:line draw:style-name="gr139" draw:text-style-name="P7" draw:layer="layout" svg:x1="22.5cm" svg:y1="4.3cm" svg:x2="22.5cm" svg:y2="25.1cm">
              <text:p/>
            </draw:line>
            <draw:line draw:style-name="gr139" draw:text-style-name="P7" draw:layer="layout" svg:x1="7.9cm" svg:y1="4.3cm" svg:x2="7.9cm" svg:y2="24.9cm">
              <text:p/>
            </draw:line>
          </draw:g>
        </draw:g>
      </draw:page>
      <draw:page draw:name="page10" draw:style-name="dp1" draw:master-page-name="Default">
        <draw:g>
          <draw:custom-shape draw:style-name="gr184" draw:text-style-name="P36" draw:layer="layout" svg:width="28.4cm" svg:height="18.8cm" svg:x="5.3cm" svg:y="5.9cm">
            <text:p/>
            <draw:enhanced-geometry svg:viewBox="0 0 21600 21600" draw:mirror-horizontal="true" draw:mirror-vertical="false" draw:type="rectangle" draw:enhanced-path="M 0 0 L 21600 0 21600 21600 0 21600 0 0 Z N"/>
          </draw:custom-shape>
          <draw:custom-shape draw:style-name="gr185" draw:text-style-name="P37" draw:layer="layout" svg:width="27.6cm" svg:height="18cm" svg:x="5.7cm" svg:y="6.3cm">
            <text:p/>
            <draw:enhanced-geometry svg:viewBox="0 0 21600 21600" draw:mirror-horizontal="true" draw:mirror-vertical="true" draw:type="rectangle" draw:enhanced-path="M 0 0 L 21600 0 21600 21600 0 21600 0 0 Z N"/>
          </draw:custom-shape>
          <draw:custom-shape draw:style-name="gr280" draw:text-style-name="P51" draw:layer="layout" svg:width="6.8cm" svg:height="16cm" svg:x="25.5cm" svg:y="7.301cm">
            <text:p/>
            <draw:enhanced-geometry svg:viewBox="0 0 21600 21600" draw:mirror-horizontal="false" draw:mirror-vertical="true" draw:type="rectangle" draw:enhanced-path="M 0 0 L 21600 0 21600 21600 0 21600 0 0 Z N"/>
          </draw:custom-shape>
          <draw:custom-shape draw:style-name="gr199" draw:text-style-name="P52" draw:layer="layout" svg:width="1.6cm" svg:height="1cm" svg:x="11.3cm" svg:y="6.9cm">
            <text:p text:style-name="P6"><text:span text:style-name="T15">MK</text:span></text:p>
            <draw:enhanced-geometry svg:viewBox="0 0 21600 21600" draw:mirror-horizontal="true" draw:mirror-vertical="false" draw:type="rectangle" draw:enhanced-path="M 0 0 L 21600 0 21600 21600 0 21600 0 0 Z N"/>
          </draw:custom-shape>
          <draw:g>
            <draw:ellipse draw:style-name="gr281" draw:text-style-name="P6" draw:layer="layout" svg:width="9.664cm" svg:height="1.283cm" svg:x="15.436cm" svg:y="14.5cm" draw:kind="arc" draw:start-angle="267.24" draw:end-angle="90.09">
              <text:p/>
            </draw:ellipse>
            <draw:ellipse draw:style-name="gr281" draw:text-style-name="P6" draw:layer="layout" svg:width="9.664cm" svg:height="1.383cm" svg:x="15.1cm" svg:y="15.783cm" draw:kind="arc" draw:start-angle="84.89" draw:end-angle="272.69">
              <text:p/>
            </draw:ellipse>
            <draw:ellipse draw:style-name="gr281" draw:text-style-name="P6" draw:layer="layout" svg:width="9.664cm" svg:height="1.384cm" svg:x="15.436cm" svg:y="17.166cm" draw:kind="arc" draw:start-angle="267.24" draw:end-angle="95.16">
              <text:p/>
            </draw:ellipse>
            <draw:ellipse draw:style-name="gr281" draw:text-style-name="P6" draw:layer="layout" svg:width="10.006cm" svg:height="1.521cm" svg:x="15.1cm" svg:y="18.55cm" draw:kind="arc" draw:start-angle="84.89" draw:end-angle="272.69">
              <text:p/>
            </draw:ellipse>
          </draw:g>
          <draw:g>
            <draw:ellipse draw:style-name="gr281" draw:text-style-name="P6" draw:layer="layout" svg:width="10.7cm" svg:height="1.629cm" svg:x="14.3cm" svg:y="20.071cm" draw:kind="arc" draw:start-angle="178.66" draw:end-angle="89.48">
              <text:p/>
            </draw:ellipse>
          </draw:g>
          <draw:g>
            <draw:ellipse draw:style-name="gr281" draw:text-style-name="P6" draw:layer="layout" svg:width="1.5cm" svg:height="1.1cm" svg:x="19cm" svg:y="7.7cm" draw:kind="arc" draw:start-angle="49.73" draw:end-angle="272.76">
              <text:p/>
            </draw:ellipse>
          </draw:g>
          <draw:g>
            <draw:ellipse draw:style-name="gr281" draw:text-style-name="P6" draw:layer="layout" svg:width="4.5cm" svg:height="2.8cm" draw:transform="rotate (-3.14159265358979) translate (26.5cm 10.1cm)" draw:kind="arc" draw:start-angle="174.5" draw:end-angle="315.57">
              <text:p/>
            </draw:ellipse>
            <draw:ellipse draw:style-name="gr281" draw:text-style-name="P6" draw:layer="layout" svg:width="2.9cm" svg:height="1cm" svg:x="20cm" svg:y="7cm" draw:kind="arc" draw:start-angle="213.9" draw:end-angle="337.5">
              <text:p/>
            </draw:ellipse>
          </draw:g>
          <draw:g>
            <draw:ellipse draw:style-name="gr281" draw:text-style-name="P6" draw:layer="layout" svg:width="5.013cm" svg:height="2.491cm" svg:x="26.686cm" svg:y="20.609cm" draw:kind="arc" draw:start-angle="238.62" draw:end-angle="355.9">
              <text:p/>
            </draw:ellipse>
            <draw:ellipse draw:style-name="gr281" draw:text-style-name="P6" draw:layer="layout" svg:width="13.093cm" svg:height="1.3cm" draw:transform="rotate (-3.14159265358979) translate (28.274cm 23.8cm)" draw:kind="arc" draw:start-angle="197.51" draw:end-angle="334.89">
              <text:p/>
            </draw:ellipse>
          </draw:g>
          <draw:g>
            <draw:ellipse draw:style-name="gr281" draw:text-style-name="P6" draw:layer="layout" svg:width="1.8cm" svg:height="10.8cm" draw:transform="rotate (-3.14159265358979) translate (15.5cm 21.1cm)" draw:kind="arc" draw:start-angle="267.31" draw:end-angle="88.21">
              <text:p/>
            </draw:ellipse>
            <draw:ellipse draw:style-name="gr281" draw:text-style-name="P6" draw:layer="layout" svg:width="1.9cm" svg:height="1.5cm" draw:transform="rotate (-3.14159265358979) translate (15.5cm 10.3cm)" draw:kind="arc" draw:start-angle="93.26" draw:end-angle="289.61">
              <text:p/>
            </draw:ellipse>
            <draw:ellipse draw:style-name="gr281" draw:text-style-name="P6" draw:layer="layout" svg:width="11cm" svg:height="2.8cm" draw:transform="rotate (-3.14159265358979) translate (17.6cm 11.5cm)" draw:kind="arc" draw:start-angle="242.98" draw:end-angle="358.73">
              <text:p/>
            </draw:ellipse>
          </draw:g>
          <draw:g>
            <draw:ellipse draw:style-name="gr281" draw:text-style-name="P6" draw:layer="layout" svg:width="11.7cm" svg:height="1.55cm" draw:transform="rotate (1.5707963267949) translate (29cm 21.1cm)" draw:kind="arc" draw:start-angle="89.45" draw:end-angle="272.76">
              <text:p/>
            </draw:ellipse>
            <draw:ellipse draw:style-name="gr281" draw:text-style-name="P6" draw:layer="layout" svg:width="15.5cm" svg:height="1.45cm" draw:transform="rotate (1.5707963267949) translate (30.55cm 23.2cm)" draw:kind="arc" draw:start-angle="211.55" draw:end-angle="90.58">
              <text:p/>
            </draw:ellipse>
          </draw:g>
          <draw:g>
            <draw:ellipse draw:style-name="gr281" draw:text-style-name="P6" draw:layer="layout" svg:width="9.664cm" svg:height="1.387cm" svg:x="15.436cm" svg:y="8.811cm" draw:kind="arc" draw:start-angle="267.24" draw:end-angle="96.18">
              <text:p/>
            </draw:ellipse>
            <draw:ellipse draw:style-name="gr281" draw:text-style-name="P6" draw:layer="layout" svg:width="9.664cm" svg:height="1.388cm" svg:x="15.1cm" svg:y="10.198cm" draw:kind="arc" draw:start-angle="84.89" draw:end-angle="272.69">
              <text:p/>
            </draw:ellipse>
            <draw:ellipse draw:style-name="gr281" draw:text-style-name="P6" draw:layer="layout" svg:width="9.664cm" svg:height="1.388cm" svg:x="15.436cm" svg:y="11.586cm" draw:kind="arc" draw:start-angle="267.24" draw:end-angle="95.16">
              <text:p/>
            </draw:ellipse>
            <draw:ellipse draw:style-name="gr281" draw:text-style-name="P6" draw:layer="layout" svg:width="10.006cm" svg:height="1.526cm" svg:x="15.1cm" svg:y="12.974cm" draw:kind="arc" draw:start-angle="84.89" draw:end-angle="272.69">
              <text:p/>
            </draw:ellipse>
          </draw:g>
          <draw:g>
            <draw:ellipse draw:style-name="gr281" draw:text-style-name="P6" draw:layer="layout" svg:width="15.5cm" svg:height="1.3cm" draw:transform="rotate (1.5707963267949) translate (26.4cm 21.1cm)" draw:kind="arc" draw:start-angle="52.19" draw:end-angle="255.98">
              <text:p/>
            </draw:ellipse>
            <draw:ellipse draw:style-name="gr281" draw:text-style-name="P6" draw:layer="layout" svg:width="13.7cm" svg:height="1.3cm" draw:transform="rotate (1.5707963267949) translate (27.7cm 21.5cm)" draw:kind="arc" draw:start-angle="262.98" draw:end-angle="95.11">
              <text:p/>
            </draw:ellipse>
          </draw:g>
          <draw:g>
            <draw:ellipse draw:style-name="gr281" draw:text-style-name="P6" draw:layer="layout" svg:width="5.222cm" svg:height="2.138cm" svg:x="11.975cm" svg:y="20.862cm" draw:kind="arc" draw:start-angle="183.54" draw:end-angle="308.19">
              <text:p/>
            </draw:ellipse>
            <draw:ellipse draw:style-name="gr281" draw:text-style-name="P6" draw:layer="layout" svg:width="1.001cm" svg:height="5.5cm" svg:x="11.901cm" svg:y="17.662cm" draw:kind="arc" draw:start-angle="172.91" draw:end-angle="221.8">
              <text:p/>
            </draw:ellipse>
          </draw:g>
          <draw:g>
            <draw:ellipse draw:style-name="gr281" draw:text-style-name="P6" draw:layer="layout" svg:width="8.041cm" svg:height="2.2cm" draw:transform="rotate (1.5707963267949) translate (7.5cm 22.4cm)" draw:kind="arc" draw:start-angle="52.19" draw:end-angle="255.98">
              <text:p/>
            </draw:ellipse>
            <draw:ellipse draw:style-name="gr281" draw:text-style-name="P6" draw:layer="layout" svg:width="7.107cm" svg:height="2.2cm" draw:transform="rotate (1.5707963267949) translate (9.7cm 22.607cm)" draw:kind="arc" draw:start-angle="262.98" draw:end-angle="95.11">
              <text:p/>
            </draw:ellipse>
          </draw:g>
        </draw:g>
        <draw:custom-shape draw:style-name="gr130" draw:text-style-name="P41" draw:layer="layout" svg:width="2cm" svg:height="1.999cm" svg:x="2.5cm" svg:y="4.668cm">
          <text:p text:style-name="P6"><text:span text:style-name="T18">O</text:span><text:span text:style-name="T18"><text:line-break/></text:span><text:span text:style-name="T18">N <text:s text:c="2"/>Z</text:span></text:p>
          <text:p text:style-name="P6"><text:span text:style-name="T18">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1" draw:text-style-name="P2" draw:layer="layout" svg:width="0.717cm" svg:height="1.703cm" svg:x="17.7cm" svg:y="26.067cm">
          <draw:text-box>
            <text:p/>
          </draw:text-box>
        </draw:frame>
        <draw:frame draw:style-name="gr282" draw:text-style-name="P1" draw:layer="layout" svg:width="13.2cm" svg:height="1.232cm" svg:x="5.697cm" svg:y="3.468cm">
          <draw:text-box>
            <text:p><text:span text:style-name="T1">Buffer 3, Waterbuizen (ca 150m)</text:span></text:p>
          </draw:text-box>
        </draw:frame>
        <draw:frame draw:style-name="gr31" draw:text-style-name="P2" draw:layer="layout" svg:width="0.502cm" svg:height="1.195cm" svg:x="22.3cm" svg:y="26.5cm">
          <draw:text-box>
            <text:p/>
          </draw:text-box>
        </draw:frame>
        <draw:g>
          <draw:line draw:style-name="gr121" draw:text-style-name="P7" draw:layer="layout" svg:x1="19.5cm" svg:y1="7.1cm" svg:x2="18.5cm" svg:y2="8.1cm">
            <text:p/>
          </draw:line>
          <draw:line draw:style-name="gr121" draw:text-style-name="P7" draw:layer="layout" svg:x1="13.3cm" svg:y1="8.1cm" svg:x2="14.1cm" svg:y2="7.3cm">
            <text:p/>
          </draw:line>
          <draw:line draw:style-name="gr121" draw:text-style-name="P7" draw:layer="layout" svg:x1="9.1cm" svg:y1="11.3cm" svg:x2="8.7cm" svg:y2="10.9cm">
            <text:p/>
          </draw:line>
          <draw:line draw:style-name="gr121" draw:text-style-name="P7" draw:layer="layout" svg:x1="6.9cm" svg:y1="22.9cm" svg:x2="6.7cm" svg:y2="22.7cm">
            <text:p/>
          </draw:line>
          <draw:line draw:style-name="gr121" draw:text-style-name="P7" draw:layer="layout" svg:x1="9.5cm" svg:y1="10.9cm" svg:x2="13.1cm" svg:y2="7.3cm">
            <text:p/>
          </draw:line>
          <draw:line draw:style-name="gr121" draw:text-style-name="P7" draw:layer="layout" svg:x1="18.5cm" svg:y1="8.1cm" svg:x2="12.5cm" svg:y2="8.1cm">
            <text:p/>
          </draw:line>
          <draw:line draw:style-name="gr121" draw:text-style-name="P7" draw:layer="layout" svg:x1="6.7cm" svg:y1="19.5cm" svg:x2="6.7cm" svg:y2="22.7cm">
            <text:p/>
          </draw:line>
          <draw:line draw:style-name="gr121" draw:text-style-name="P7" draw:layer="layout" svg:x1="6.9cm" svg:y1="20.3cm" svg:x2="6.7cm" svg:y2="20.3cm">
            <text:p/>
          </draw:line>
          <draw:line draw:style-name="gr121" draw:text-style-name="P7" draw:layer="layout" svg:x1="12.9cm" svg:y1="19.8cm" svg:x2="12.9cm" svg:y2="10.9cm">
            <text:p/>
          </draw:line>
          <draw:line draw:style-name="gr121" draw:text-style-name="P7" draw:layer="layout" svg:x1="12.9cm" svg:y1="19.9cm" svg:x2="6.7cm" svg:y2="19.9cm">
            <text:p/>
          </draw:line>
          <draw:line draw:style-name="gr121" draw:text-style-name="P7" draw:layer="layout" svg:x1="9.1cm" svg:y1="11.3cm" svg:x2="8.9cm" svg:y2="11.5cm">
            <text:p/>
          </draw:line>
          <draw:line draw:style-name="gr121" draw:text-style-name="P7" draw:layer="layout" svg:x1="7.1cm" svg:y1="10.9cm" svg:x2="7.5cm" svg:y2="11.3cm">
            <text:p/>
          </draw:line>
          <draw:line draw:style-name="gr121" draw:text-style-name="P7" draw:layer="layout" svg:x1="12.9cm" svg:y1="10.9cm" svg:x2="3.5cm" svg:y2="10.9cm">
            <text:p/>
          </draw:line>
        </draw:g>
        <draw:frame draw:style-name="gr248" draw:text-style-name="P3" draw:layer="layout" svg:width="9.58cm" svg:height="4.016cm" svg:x="5.717cm" svg:y="24.884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line draw:style-name="gr283" draw:text-style-name="P7" draw:layer="layout" svg:x1="11.1cm" svg:y1="10.1cm" svg:x2="12.9cm" svg:y2="10.1cm">
          <text:p/>
        </draw:line>
        <draw:line draw:style-name="gr283" draw:text-style-name="P7" draw:layer="layout" svg:x1="11.3cm" svg:y1="20.9cm" svg:x2="9.5cm" svg:y2="20.9cm">
          <text:p/>
        </draw:line>
        <draw:g>
          <draw:ellipse draw:style-name="gr170" draw:text-style-name="P6" draw:layer="layout" svg:width="0.435cm" svg:height="0.4cm" draw:transform="rotate (1.5707963267949) translate (17.3cm 10.537cm)" draw:kind="arc" draw:start-angle="84.73" draw:end-angle="272.89">
            <text:p/>
          </draw:ellipse>
          <draw:line draw:style-name="gr171" draw:text-style-name="P7" draw:layer="layout" svg:x1="17.5cm" svg:y1="10.501cm" svg:x2="17.5cm" svg:y2="11.101cm">
            <text:p/>
          </draw:line>
          <draw:ellipse draw:style-name="gr170" draw:text-style-name="P6" draw:layer="layout" svg:width="0.29cm" svg:height="0.266cm" draw:transform="rotate (1.5707963267949) translate (17.367cm 10.464cm)" draw:kind="arc" draw:start-angle="84.84" draw:end-angle="272.76">
            <text:p/>
          </draw:ellipse>
          <draw:line draw:style-name="gr172" draw:text-style-name="P7" draw:layer="layout" svg:x1="17.3cm" svg:y1="10.609cm" svg:x2="17.7cm" svg:y2="10.609cm">
            <text:p/>
          </draw:line>
          <draw:line draw:style-name="gr172" draw:text-style-name="P7" draw:layer="layout" svg:x1="17.3cm" svg:y1="10.901cm" svg:x2="17.7cm" svg:y2="10.609cm">
            <text:p/>
          </draw:line>
          <draw:line draw:style-name="gr172" draw:text-style-name="P7" draw:layer="layout" svg:x1="17.3cm" svg:y1="10.993cm" svg:x2="17.7cm" svg:y2="10.701cm">
            <text:p/>
          </draw:line>
          <draw:line draw:style-name="gr172" draw:text-style-name="P7" draw:layer="layout" svg:x1="17.3cm" svg:y1="11.101cm" svg:x2="17.7cm" svg:y2="10.809cm">
            <text:p/>
          </draw:line>
        </draw:g>
        <draw:g>
          <draw:custom-shape draw:style-name="gr284" draw:text-style-name="P49" draw:layer="layout" svg:width="0.2cm" svg:height="1.6cm" svg:x="6.9cm" svg:y="18.5cm">
            <text:p text:style-name="P6"><text:span text:style-name="T24"><text:s text:c="3"/></text:span><text:span text:style-name="T24">1</text:span></text:p>
            <draw:enhanced-geometry svg:viewBox="0 0 21600 21600" draw:mirror-horizontal="false" draw:mirror-vertical="false" draw:type="rectangle" draw:enhanced-path="M 0 0 L 21600 0 21600 21600 0 21600 0 0 Z N"/>
          </draw:custom-shape>
          <draw:custom-shape draw:style-name="gr285" draw:text-style-name="P49" draw:layer="layout" svg:width="0.2cm" svg:height="1.4cm" svg:x="6.5cm" svg:y="10.1cm">
            <text:p text:style-name="P6"><text:span text:style-name="T24"><text:s text:c="3"/></text:span><text:span text:style-name="T24">1</text:span></text:p>
            <draw:enhanced-geometry svg:viewBox="0 0 21600 21600" draw:mirror-horizontal="false" draw:mirror-vertical="false" draw:type="rectangle" draw:enhanced-path="M 0 0 L 21600 0 21600 21600 0 21600 0 0 Z N"/>
          </draw:custom-shape>
          <draw:g>
            <draw:custom-shape draw:style-name="gr286" draw:text-style-name="P49" draw:layer="layout" svg:width="0.2cm" svg:height="0.2cm" svg:x="6.5cm" svg:y="16.1cm">
              <text:p text:style-name="P6"><text:span text:style-name="T24">4</text:span></text:p>
              <draw:enhanced-geometry svg:viewBox="0 0 21600 21600" draw:mirror-horizontal="false" draw:mirror-vertical="false" draw:type="rectangle" draw:enhanced-path="M 0 0 L 21600 0 21600 21600 0 21600 0 0 Z N"/>
            </draw:custom-shape>
            <draw:custom-shape draw:style-name="gr286" draw:text-style-name="P49" draw:layer="layout" svg:width="0.2cm" svg:height="0.2cm" svg:x="6.5cm" svg:y="14.3cm">
              <text:p text:style-name="P6"><text:span text:style-name="T24">4</text:span></text:p>
              <draw:enhanced-geometry svg:viewBox="0 0 21600 21600" draw:mirror-horizontal="false" draw:mirror-vertical="false" draw:type="rectangle" draw:enhanced-path="M 0 0 L 21600 0 21600 21600 0 21600 0 0 Z N"/>
            </draw:custom-shape>
            <draw:custom-shape draw:style-name="gr286" draw:text-style-name="P49" draw:layer="layout" svg:width="0.2cm" svg:height="0.2cm" svg:x="10.5cm" svg:y="16.1cm">
              <text:p text:style-name="P6"><text:span text:style-name="T24">3</text:span></text:p>
              <draw:enhanced-geometry svg:viewBox="0 0 21600 21600" draw:mirror-horizontal="false" draw:mirror-vertical="false" draw:type="rectangle" draw:enhanced-path="M 0 0 L 21600 0 21600 21600 0 21600 0 0 Z N"/>
            </draw:custom-shape>
            <draw:custom-shape draw:style-name="gr286" draw:text-style-name="P49" draw:layer="layout" svg:width="0.2cm" svg:height="0.2cm" svg:x="10.5cm" svg:y="14.3cm">
              <text:p text:style-name="P6"><text:span text:style-name="T24">3</text:span></text:p>
              <draw:enhanced-geometry svg:viewBox="0 0 21600 21600" draw:mirror-horizontal="false" draw:mirror-vertical="false" draw:type="rectangle" draw:enhanced-path="M 0 0 L 21600 0 21600 21600 0 21600 0 0 Z N"/>
            </draw:custom-shape>
            <draw:custom-shape draw:style-name="gr286" draw:text-style-name="P49" draw:layer="layout" svg:width="0.2cm" svg:height="0.2cm" svg:x="11.3cm" svg:y="14.3cm">
              <text:p text:style-name="P6"><text:span text:style-name="T24">2</text:span></text:p>
              <draw:enhanced-geometry svg:viewBox="0 0 21600 21600" draw:mirror-horizontal="false" draw:mirror-vertical="false" draw:type="rectangle" draw:enhanced-path="M 0 0 L 21600 0 21600 21600 0 21600 0 0 Z N"/>
            </draw:custom-shape>
            <draw:custom-shape draw:style-name="gr286" draw:text-style-name="P49" draw:layer="layout" svg:width="0.2cm" svg:height="0.2cm" svg:x="11.3cm" svg:y="16.1cm">
              <text:p text:style-name="P6"><text:span text:style-name="T24">2</text:span></text:p>
              <draw:enhanced-geometry svg:viewBox="0 0 21600 21600" draw:mirror-horizontal="false" draw:mirror-vertical="false" draw:type="rectangle" draw:enhanced-path="M 0 0 L 21600 0 21600 21600 0 21600 0 0 Z N"/>
            </draw:custom-shape>
          </draw:g>
        </draw:g>
        <draw:line draw:style-name="gr283" draw:text-style-name="P7" draw:layer="layout" svg:x1="29.7cm" svg:y1="22.7cm" svg:x2="27.9cm" svg:y2="22.7cm">
          <text:p/>
        </draw:line>
        <draw:line draw:style-name="gr283" draw:text-style-name="P7" draw:layer="layout" svg:x1="18.3cm" svg:y1="16.3cm" svg:x2="20.1cm" svg:y2="16.3cm">
          <text:p/>
        </draw:line>
        <draw:line draw:style-name="gr283" draw:text-style-name="P7" draw:layer="layout" svg:x1="27.9cm" svg:y1="7.7cm" svg:x2="29.7cm" svg:y2="7.7cm">
          <text:p/>
        </draw:line>
        <draw:g>
          <draw:g>
            <draw:custom-shape draw:style-name="gr287" draw:text-style-name="P18" draw:layer="layout" svg:width="5.8cm" svg:height="5.8cm" draw:transform="rotate (1.5707963267949) translate (6.301cm 18.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custom-shape draw:style-name="gr288" draw:text-style-name="P18" draw:layer="layout" svg:width="5.7cm" svg:height="1cm" svg:x="6.3cm" svg:y="11.5cm">
              <text:p/>
              <draw:enhanced-geometry svg:viewBox="0 0 21600 21600" draw:mirror-horizontal="false" draw:mirror-vertical="false" draw:type="rectangle" draw:enhanced-path="M 0 0 L 21600 0 21600 21600 0 21600 0 0 Z N"/>
            </draw:custom-shape>
            <draw:custom-shape draw:style-name="gr202" draw:text-style-name="P53" draw:layer="layout" svg:width="1.2cm" svg:height="1.2cm" draw:transform="rotate (0.785398163397448) translate (6.8cm 15.351cm)">
              <text:p text:style-name="P6"><text:span text:style-name="T25">was-</text:span></text:p>
              <text:p text:style-name="P6"><text:span text:style-name="T25">machine</text:span></text:p>
              <draw:enhanced-geometry svg:viewBox="0 0 21600 21600" draw:mirror-horizontal="false" draw:mirror-vertical="false" draw:type="rectangle" draw:enhanced-path="M 0 0 L 21600 0 21600 21600 0 21600 0 0 Z N"/>
            </draw:custom-shape>
            <draw:custom-shape draw:style-name="gr203" draw:text-style-name="P54" draw:layer="layout" svg:width="1.4cm" svg:height="1.4cm" svg:x="6.9cm" svg:y="12.5cm">
              <text:p text:style-name="P6"><text:span text:style-name="T4">warmte</text:span></text:p>
              <text:p text:style-name="P6"><text:span text:style-name="T4">pomp</text:span></text:p>
              <draw:enhanced-geometry svg:viewBox="0 0 21600 21600" draw:mirror-horizontal="false" draw:mirror-vertical="false" draw:type="rectangle" draw:enhanced-path="M 0 0 L 21600 0 21600 21600 0 21600 0 0 Z N"/>
            </draw:custom-shape>
            <draw:measure draw:style-name="gr141" draw:text-style-name="P42" draw:layer="layout" svg:x1="11.9cm" svg:y1="11.5cm" svg:x2="11.9cm" svg:y2="19.5cm">
              <text:p text:style-name="P42"><text:span text:style-name="T19"><text:measure text:kind="gap"/></text:span><text:span text:style-name="T19"><text:measure text:kind="value">4.000</text:measure></text:span><text:span text:style-name="T19"><text:s/></text:span><text:span text:style-name="T19"><text:measure text:kind="unit">mm</text:measure></text:span><text:span text:style-name="T19"><text:measure text:kind="gap"/></text:span></text:p>
            </draw:measure>
            <draw:measure draw:style-name="gr242" draw:text-style-name="P42" draw:layer="layout" svg:x1="11.9cm" svg:y1="16.6cm" svg:x2="6.3cm" svg:y2="16.6cm">
              <text:p text:style-name="P42"><text:span text:style-name="T19"><text:measure text:kind="gap"/></text:span><text:span text:style-name="T19"><text:measure text:kind="value">2.800</text:measure></text:span><text:span text:style-name="T19"><text:s/></text:span><text:span text:style-name="T19"><text:measure text:kind="unit">mm</text:measure></text:span><text:span text:style-name="T19"><text:measure text:kind="gap"/></text:span></text:p>
            </draw:measure>
          </draw:g>
        </draw:g>
        <draw:g>
          <draw:line draw:style-name="gr176" draw:text-style-name="P7" draw:layer="layout" svg:x1="8.9cm" svg:y1="10.7cm" svg:x2="14.9cm" svg:y2="10.7cm">
            <text:p/>
          </draw:line>
          <draw:line draw:style-name="gr176" draw:text-style-name="P7" draw:layer="layout" svg:x1="6.7cm" svg:y1="19.7cm" svg:x2="6.9cm" svg:y2="19.7cm">
            <text:p/>
          </draw:line>
          <draw:line draw:style-name="gr176" draw:text-style-name="P7" draw:layer="layout" svg:x1="19.7cm" svg:y1="7.3cm" svg:x2="19.7cm" svg:y2="6.7cm">
            <text:p/>
          </draw:line>
          <draw:line draw:style-name="gr176" draw:text-style-name="P7" draw:layer="layout" svg:x1="14.9cm" svg:y1="10.7cm" svg:x2="14.9cm" svg:y2="7.3cm">
            <text:p/>
          </draw:line>
          <draw:line draw:style-name="gr176" draw:text-style-name="P7" draw:layer="layout" svg:x1="13.7cm" svg:y1="7.3cm" svg:x2="20.5cm" svg:y2="7.3cm">
            <text:p/>
          </draw:line>
          <draw:line draw:style-name="gr176" draw:text-style-name="P7" draw:layer="layout" svg:x1="15.3cm" svg:y1="7.3cm" svg:x2="15.3cm" svg:y2="7.1cm">
            <text:p/>
          </draw:line>
          <draw:line draw:style-name="gr176" draw:text-style-name="P7" draw:layer="layout" svg:x1="12.5cm" svg:y1="7.3cm" svg:x2="13.7cm" svg:y2="7.3cm">
            <text:p/>
          </draw:line>
          <draw:line draw:style-name="gr176" draw:text-style-name="P7" draw:layer="layout" svg:x1="20.5cm" svg:y1="7.3cm" svg:x2="20.5cm" svg:y2="6.7cm">
            <text:p/>
          </draw:line>
          <draw:line draw:style-name="gr176" draw:text-style-name="P7" draw:layer="layout" svg:x1="8.9cm" svg:y1="11.1cm" svg:x2="8.9cm" svg:y2="10.7cm">
            <text:p/>
          </draw:line>
          <draw:line draw:style-name="gr174" draw:text-style-name="P7" draw:layer="layout" svg:x1="6.7cm" svg:y1="22.3cm" svg:x2="6.7cm" svg:y2="11.3cm">
            <text:p/>
          </draw:line>
          <draw:line draw:style-name="gr174" draw:text-style-name="P7" draw:layer="layout" svg:x1="8.9cm" svg:y1="11.3cm" svg:x2="6.7cm" svg:y2="11.3cm">
            <text:p/>
          </draw:line>
          <draw:line draw:style-name="gr174" draw:text-style-name="P7" draw:layer="layout" svg:x1="7.125cm" svg:y1="15.1cm" svg:x2="6.725cm" svg:y2="15.1cm">
            <text:p/>
          </draw:line>
          <draw:line draw:style-name="gr176" draw:text-style-name="P7" draw:layer="layout" svg:x1="7.9cm" svg:y1="11.1cm" svg:x2="9.1cm" svg:y2="11.1cm">
            <text:p/>
          </draw:line>
          <draw:line draw:style-name="gr176" draw:text-style-name="P7" draw:layer="layout" svg:x1="14.7cm" svg:y1="10.1cm" svg:x2="14.7cm" svg:y2="10.7cm">
            <text:p/>
          </draw:line>
          <draw:line draw:style-name="gr174" draw:text-style-name="P7" draw:layer="layout" svg:x1="9.1cm" svg:y1="11.1cm" svg:x2="8.9cm" svg:y2="11.3cm">
            <text:p/>
          </draw:line>
          <draw:g>
            <draw:line draw:style-name="gr117" draw:text-style-name="P7" draw:layer="layout" svg:x1="12.1cm" svg:y1="5.2cm" svg:x2="12.1cm" svg:y2="7.1cm">
              <text:p/>
            </draw:line>
            <draw:line draw:style-name="gr118" draw:text-style-name="P7" draw:layer="layout" svg:x1="11.4cm" svg:y1="5.2cm" svg:x2="11.5cm" svg:y2="7.3cm">
              <text:p/>
            </draw:line>
            <draw:line draw:style-name="gr119" draw:text-style-name="P7" draw:layer="layout" svg:x1="11.7cm" svg:y1="5.2cm" svg:x2="11.7cm" svg:y2="7.5cm">
              <text:p/>
            </draw:line>
            <draw:line draw:style-name="gr120" draw:text-style-name="P7" draw:layer="layout" svg:x1="11.1cm" svg:y1="5.2cm" svg:x2="11.5cm" svg:y2="7.7cm">
              <text:p/>
            </draw:line>
          </draw:g>
          <draw:line draw:style-name="gr176" draw:text-style-name="P7" draw:layer="layout" svg:x1="12.3cm" svg:y1="7.5cm" svg:x2="12.5cm" svg:y2="7.3cm">
            <text:p/>
          </draw:line>
          <draw:line draw:style-name="gr176" draw:text-style-name="P7" draw:layer="layout" svg:x1="13.7cm" svg:y1="7.3cm" svg:x2="13.7cm" svg:y2="7.1cm">
            <text:p/>
          </draw:line>
          <draw:line draw:style-name="gr176" draw:text-style-name="P7" draw:layer="layout" svg:x1="13.3cm" svg:y1="7.3cm" svg:x2="13.3cm" svg:y2="7.1cm">
            <text:p/>
          </draw:line>
          <draw:line draw:style-name="gr175" draw:text-style-name="P7" draw:layer="layout" svg:x1="9.3cm" svg:y1="11.1cm" svg:x2="9.3cm" svg:y2="10.9cm">
            <text:p/>
          </draw:line>
          <draw:line draw:style-name="gr175" draw:text-style-name="P7" draw:layer="layout" svg:x1="6.5cm" svg:y1="22.5cm" svg:x2="6.5cm" svg:y2="10.9cm">
            <text:p/>
          </draw:line>
          <draw:line draw:style-name="gr175" draw:text-style-name="P7" draw:layer="layout" svg:x1="15.1cm" svg:y1="10.9cm" svg:x2="6.5cm" svg:y2="10.9cm">
            <text:p/>
          </draw:line>
          <draw:line draw:style-name="gr175" draw:text-style-name="P7" draw:layer="layout" svg:x1="6.5cm" svg:y1="20.5cm" svg:x2="6.9cm" svg:y2="20.5cm">
            <text:p/>
          </draw:line>
          <draw:line draw:style-name="gr175" draw:text-style-name="P7" draw:layer="layout" svg:x1="6.5cm" svg:y1="22.5cm" svg:x2="6.9cm" svg:y2="22.9cm">
            <text:p/>
          </draw:line>
          <draw:line draw:style-name="gr175" draw:text-style-name="P7" draw:layer="layout" svg:x1="19.3cm" svg:y1="7.1cm" svg:x2="19.3cm" svg:y2="6.7cm">
            <text:p/>
          </draw:line>
          <draw:line draw:style-name="gr175" draw:text-style-name="P7" draw:layer="layout" svg:x1="15.1cm" svg:y1="10.9cm" svg:x2="15.1cm" svg:y2="7.1cm">
            <text:p/>
          </draw:line>
          <draw:line draw:style-name="gr175" draw:text-style-name="P7" draw:layer="layout" svg:x1="19.3cm" svg:y1="7.1cm" svg:x2="15.1cm" svg:y2="7.1cm">
            <text:p/>
          </draw:line>
          <draw:line draw:style-name="gr175" draw:text-style-name="P7" draw:layer="layout" svg:x1="6.5cm" svg:y1="15.5cm" svg:x2="7.1cm" svg:y2="15.5cm">
            <text:p/>
          </draw:line>
          <draw:line draw:style-name="gr175" draw:text-style-name="P7" draw:layer="layout" svg:x1="6.5cm" svg:y1="12.1cm" svg:x2="6.9cm" svg:y2="12.1cm">
            <text:p/>
          </draw:line>
          <draw:line draw:style-name="gr175" draw:text-style-name="P7" draw:layer="layout" svg:x1="14.5cm" svg:y1="10.3cm" svg:x2="14.5cm" svg:y2="10.9cm">
            <text:p/>
          </draw:line>
          <draw:line draw:style-name="gr169" draw:text-style-name="P7" draw:layer="layout" svg:x1="17.125cm" svg:y1="7.5cm" svg:x2="12.725cm" svg:y2="7.5cm">
            <text:p/>
          </draw:line>
          <draw:line draw:style-name="gr169" draw:text-style-name="P7" draw:layer="layout" svg:x1="17.125cm" svg:y1="7.5cm" svg:x2="17.125cm" svg:y2="10.9cm">
            <text:p/>
          </draw:line>
          <draw:line draw:style-name="gr169" draw:text-style-name="P7" draw:layer="layout" svg:x1="17.525cm" svg:y1="10.9cm" svg:x2="17.125cm" svg:y2="10.9cm">
            <text:p/>
          </draw:line>
          <draw:line draw:style-name="gr181" draw:text-style-name="P7" draw:layer="layout" svg:x1="12.525cm" svg:y1="14.1cm" svg:x2="25.5cm" svg:y2="8.9cm">
            <text:p/>
          </draw:line>
          <draw:line draw:style-name="gr249" draw:text-style-name="P7" draw:layer="layout" svg:x1="12.5cm" svg:y1="14.1cm" svg:x2="11.7cm" svg:y2="13.5cm">
            <text:p/>
          </draw:line>
          <draw:line draw:style-name="gr181" draw:text-style-name="P7" draw:layer="layout" svg:x1="12.125cm" svg:y1="14.3cm" svg:x2="25.5cm" svg:y2="21.3cm">
            <text:p/>
          </draw:line>
          <draw:line draw:style-name="gr176" draw:text-style-name="P7" draw:layer="layout" svg:x1="6.7cm" svg:y1="22.3cm" svg:x2="7.1cm" svg:y2="22.7cm">
            <text:p/>
          </draw:line>
          <draw:line draw:style-name="gr249" draw:text-style-name="P7" draw:layer="layout" svg:x1="12.125cm" svg:y1="14.3cm" svg:x2="11.325cm" svg:y2="13.7cm">
            <text:p/>
          </draw:line>
        </draw:g>
        <draw:g>
          <draw:custom-shape draw:style-name="gr180" draw:text-style-name="P16" draw:layer="layout" svg:width="36cm" svg:height="22.4cm" svg:x="2.5cm" svg:y="2.5cm">
            <text:p/>
            <draw:enhanced-geometry svg:viewBox="0 0 21600 21600" draw:mirror-horizontal="false" draw:mirror-vertical="false" draw:type="rectangle" draw:enhanced-path="M 0 0 L 21600 0 21600 21600 0 21600 0 0 Z N"/>
          </draw:custom-shape>
          <draw:measure draw:style-name="gr289" draw:text-style-name="P43" draw:layer="layout" svg:x1="32.7cm" svg:y1="5.1cm" svg:x2="24.9cm" svg:y2="5.1cm">
            <text:p text:style-name="P43"><text:span text:style-name="T20"><text:measure text:kind="gap"/></text:span><text:span text:style-name="T20"><text:measure text:kind="value">3.900</text:measure></text:span><text:span text:style-name="T20"><text:s/></text:span><text:span text:style-name="T20"><text:measure text:kind="unit">mm</text:measure></text:span><text:span text:style-name="T20"><text:measure text:kind="gap"/></text:span></text:p>
          </draw:measure>
          <draw:measure draw:style-name="gr276" draw:text-style-name="P42" draw:layer="layout" svg:x1="5.3cm" svg:y1="24.7cm" svg:x2="5.2cm" svg:y2="5.9cm">
            <text:p text:style-name="P42"><text:span text:style-name="T19"><text:measure text:kind="gap"/></text:span><text:span text:style-name="T19"><text:measure text:kind="value">9.400</text:measure></text:span><text:span text:style-name="T19"><text:s/></text:span><text:span text:style-name="T19"><text:measure text:kind="unit">mm</text:measure></text:span><text:span text:style-name="T19"><text:measure text:kind="gap"/></text:span></text:p>
          </draw:measure>
          <draw:measure draw:style-name="gr290" draw:text-style-name="P43" draw:layer="layout" svg:x1="33.7cm" svg:y1="5.9cm" svg:x2="5.3cm" svg:y2="5.9cm">
            <text:p text:style-name="P43"><text:span text:style-name="T20"><text:measure text:kind="gap"/></text:span><text:span text:style-name="T20"><text:measure text:kind="value">14.200</text:measure></text:span><text:span text:style-name="T20"><text:s/></text:span><text:span text:style-name="T20"><text:measure text:kind="unit">mm</text:measure></text:span><text:span text:style-name="T20"><text:measure text:kind="gap"/></text:span></text:p>
          </draw:measure>
          <draw:measure draw:style-name="gr291" draw:text-style-name="P43" draw:layer="layout" svg:x1="24.9cm" svg:y1="5.1cm" svg:x2="6.3cm" svg:y2="5.1cm">
            <text:p text:style-name="P43"><text:span text:style-name="T20"><text:measure text:kind="gap"/></text:span><text:span text:style-name="T20"><text:measure text:kind="value">9.300</text:measure></text:span><text:span text:style-name="T20"><text:s/></text:span><text:span text:style-name="T20"><text:measure text:kind="unit">mm</text:measure></text:span><text:span text:style-name="T20"><text:measure text:kind="gap"/></text:span></text:p>
          </draw:measure>
          <draw:measure draw:style-name="gr292" draw:text-style-name="P42" draw:layer="layout" svg:x1="10.401cm" svg:y1="24.3cm" svg:x2="10.401cm" svg:y2="19.5cm">
            <text:p text:style-name="P42"><text:span text:style-name="T19"><text:measure text:kind="gap"/></text:span><text:span text:style-name="T19"><text:measure text:kind="value">2.400</text:measure></text:span><text:span text:style-name="T19"><text:s/></text:span><text:span text:style-name="T19"><text:measure text:kind="unit">mm</text:measure></text:span><text:span text:style-name="T19"><text:measure text:kind="gap"/></text:span></text:p>
          </draw:measure>
          <draw:measure draw:style-name="gr242" draw:text-style-name="P42" draw:layer="layout" svg:x1="6.3cm" svg:y1="16.2cm" svg:x2="5.3cm" svg:y2="16.2cm">
            <text:p text:style-name="P42"><text:span text:style-name="T19"><text:measure text:kind="gap"/></text:span><text:span text:style-name="T19"><text:measure text:kind="value">500</text:measure></text:span><text:span text:style-name="T19"><text:s/></text:span><text:span text:style-name="T19"><text:measure text:kind="unit">mm</text:measure></text:span><text:span text:style-name="T19"><text:measure text:kind="gap"/></text:span></text:p>
          </draw:measure>
          <draw:line draw:style-name="gr139" draw:text-style-name="P7" draw:layer="layout" svg:x1="22.5cm" svg:y1="4.3cm" svg:x2="22.5cm" svg:y2="25.1cm">
            <text:p/>
          </draw:line>
          <draw:line draw:style-name="gr139" draw:text-style-name="P7" draw:layer="layout" svg:x1="7.9cm" svg:y1="4.3cm" svg:x2="7.9cm" svg:y2="24.9cm">
            <text:p/>
          </draw:line>
          <draw:g>
            <draw:line draw:style-name="gr139" draw:text-style-name="P7" draw:layer="layout" svg:x1="3.5cm" svg:y1="15.3cm" svg:x2="35.5cm" svg:y2="15.3cm">
              <text:p/>
            </draw:line>
            <draw:line draw:style-name="gr139" draw:text-style-name="P7" draw:layer="layout" svg:x1="3.5cm" svg:y1="10.3cm" svg:x2="35.5cm" svg:y2="10.3cm">
              <text:p/>
            </draw:line>
          </draw:g>
        </draw:g>
        <draw:g>
          <draw:ellipse draw:style-name="gr293" draw:text-style-name="P6" draw:layer="layout" svg:width="1.861cm" svg:height="1.487cm" svg:x="6.532cm" svg:y="14.4cm" draw:kind="arc" draw:start-angle="90" draw:end-angle="162.56">
            <text:p/>
          </draw:ellipse>
          <draw:line draw:style-name="gr181" draw:text-style-name="P7" draw:layer="layout" svg:x1="7.7cm" svg:y1="13.9cm" svg:x2="6.9cm" svg:y2="13.9cm">
            <text:p/>
          </draw:line>
          <draw:line draw:style-name="gr181" draw:text-style-name="P7" draw:layer="layout" svg:x1="7.5cm" svg:y1="18cm" svg:x2="6.975cm" svg:y2="18cm">
            <text:p/>
          </draw:line>
          <draw:ellipse draw:style-name="gr293" draw:text-style-name="P6" draw:layer="layout" svg:width="1.861cm" svg:height="1.487cm" draw:transform="rotate (-3.14159265358979) translate (8.393cm 17.5cm)" draw:kind="arc" draw:start-angle="17.42" draw:end-angle="89.94">
            <text:p/>
          </draw:ellipse>
          <draw:ellipse draw:style-name="gr293" draw:text-style-name="P6" draw:layer="layout" svg:width="1cm" svg:height="0.2cm" svg:x="7cm" svg:y="13.88cm" draw:kind="arc" draw:start-angle="90" draw:end-angle="162.56">
            <text:p/>
          </draw:ellipse>
          <draw:ellipse draw:style-name="gr293" draw:text-style-name="P6" draw:layer="layout" svg:width="1cm" svg:height="0.2cm" svg:x="7cm" svg:y="16.98cm" draw:kind="arc" draw:start-angle="90" draw:end-angle="162.56">
            <text:p/>
          </draw:ellipse>
          <draw:line draw:style-name="gr181" draw:text-style-name="P7" draw:layer="layout" svg:x1="7.7cm" svg:y1="13.4cm" svg:x2="7cm" svg:y2="13.4cm">
            <text:p/>
          </draw:line>
          <draw:line draw:style-name="gr181" draw:text-style-name="P7" draw:layer="layout" svg:x1="7.5cm" svg:y1="17.5cm" svg:x2="7cm" svg:y2="17.5cm">
            <text:p/>
          </draw:line>
        </draw:g>
      </draw:page>
      <draw:page draw:name="page11" draw:style-name="dp1" draw:master-page-name="Default">
        <draw:g>
          <draw:custom-shape draw:style-name="gr294" draw:text-style-name="P37" draw:layer="layout" svg:width="27.6cm" svg:height="17.6cm" svg:x="5.7cm" svg:y="6.5cm">
            <text:p/>
            <draw:enhanced-geometry svg:viewBox="0 0 21600 21600" draw:mirror-horizontal="true" draw:mirror-vertical="false" draw:type="rectangle" draw:enhanced-path="M 0 0 L 21600 0 21600 21600 0 21600 0 0 Z N"/>
          </draw:custom-shape>
          <draw:g>
            <draw:g>
              <draw:g>
                <draw:custom-shape draw:style-name="gr295" draw:text-style-name="P63" draw:layer="layout" svg:width="12cm" svg:height="0.5cm" draw:transform="rotate (-3.14159265358979) translate (19.5cm 9.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9.4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9.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9.4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0.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0.4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0.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0.4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1.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1.4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1.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1.4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2.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2.4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2.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2.4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3.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3.4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3.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3.4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4.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4.4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4.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4.4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8.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8.4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8.6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8.4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6.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6.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6.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6.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7.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7.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7.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7.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8.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8.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8.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8.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9.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9.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9.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9.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20.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20.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20.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20.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21.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21.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21.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21.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15.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15.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15.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15.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22.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22.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22.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22.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23.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23.579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23.729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23.579cm)">
                  <text:p/>
                  <draw:enhanced-geometry svg:viewBox="0 0 21600 21600" draw:mirror-horizontal="false" draw:mirror-vertical="true" draw:type="rectangle" draw:enhanced-path="M 0 0 L 21600 0 21600 21600 0 21600 0 0 Z N"/>
                </draw:custom-shape>
              </draw:g>
            </draw:g>
            <draw:g>
              <draw:g>
                <draw:custom-shape draw:style-name="gr295" draw:text-style-name="P63" draw:layer="layout" svg:width="12cm" svg:height="0.5cm" draw:transform="rotate (-3.14159265358979) translate (19.5cm 7.506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19.5cm 7.356cm)">
                  <text:p/>
                  <draw:enhanced-geometry svg:viewBox="0 0 21600 21600" draw:mirror-horizontal="false" draw:mirror-vertical="true" draw:type="rectangle" draw:enhanced-path="M 0 0 L 21600 0 21600 21600 0 21600 0 0 Z N"/>
                </draw:custom-shape>
              </draw:g>
              <draw:g>
                <draw:custom-shape draw:style-name="gr295" draw:text-style-name="P63" draw:layer="layout" svg:width="12cm" svg:height="0.5cm" draw:transform="rotate (-3.14159265358979) translate (31.5cm 7.506cm)">
                  <text:p/>
                  <draw:enhanced-geometry svg:viewBox="0 0 21600 21600" draw:mirror-horizontal="false" draw:mirror-vertical="true" draw:type="rectangle" draw:enhanced-path="M 0 0 L 21600 0 21600 21600 0 21600 0 0 Z N"/>
                </draw:custom-shape>
                <draw:custom-shape draw:style-name="gr296" draw:text-style-name="P49" draw:layer="layout" svg:width="12cm" svg:height="0.2cm" draw:transform="rotate (-3.14159265358979) translate (31.5cm 7.356cm)">
                  <text:p/>
                  <draw:enhanced-geometry svg:viewBox="0 0 21600 21600" draw:mirror-horizontal="false" draw:mirror-vertical="true" draw:type="rectangle" draw:enhanced-path="M 0 0 L 21600 0 21600 21600 0 21600 0 0 Z N"/>
                </draw:custom-shape>
              </draw:g>
              <draw:g>
                <draw:custom-shape draw:style-name="gr297" draw:text-style-name="P63" draw:layer="layout" svg:width="6cm" svg:height="0.5cm" draw:transform="rotate (-1.5707963267949) translate (6.7cm 7.6cm)">
                  <text:p/>
                  <draw:enhanced-geometry svg:viewBox="0 0 21600 21600" draw:mirror-horizontal="false" draw:mirror-vertical="true" draw:type="rectangle" draw:enhanced-path="M 0 0 L 21600 0 21600 21600 0 21600 0 0 Z N"/>
                </draw:custom-shape>
                <draw:custom-shape draw:style-name="gr298" draw:text-style-name="P49" draw:layer="layout" svg:width="6cm" svg:height="0.2cm" draw:transform="rotate (-1.5707963267949) translate (6.55cm 7.6cm)">
                  <text:p/>
                  <draw:enhanced-geometry svg:viewBox="0 0 21600 21600" draw:mirror-horizontal="false" draw:mirror-vertical="true" draw:type="rectangle" draw:enhanced-path="M 0 0 L 21600 0 21600 21600 0 21600 0 0 Z N"/>
                </draw:custom-shape>
              </draw:g>
            </draw:g>
          </draw:g>
          <draw:circle draw:style-name="gr293" draw:text-style-name="P6" draw:layer="layout" svg:width="1cm" svg:height="1cm" svg:x="7cm" svg:y="8.379cm" draw:kind="arc" draw:start-angle="90" draw:end-angle="270">
            <text:p/>
          </draw:circle>
          <draw:circle draw:style-name="gr293" draw:text-style-name="P6" draw:layer="layout" svg:width="1cm" svg:height="1cm" svg:x="7cm" svg:y="10.379cm" draw:kind="arc" draw:start-angle="90" draw:end-angle="270">
            <text:p/>
          </draw:circle>
          <draw:circle draw:style-name="gr293" draw:text-style-name="P6" draw:layer="layout" svg:width="1cm" svg:height="1cm" svg:x="7cm" svg:y="12.379cm" draw:kind="arc" draw:start-angle="90" draw:end-angle="270">
            <text:p/>
          </draw:circle>
          <draw:circle draw:style-name="gr293" draw:text-style-name="P6" draw:layer="layout" svg:width="1cm" svg:height="1cm" svg:x="7cm" svg:y="20.479cm" draw:kind="arc" draw:start-angle="90" draw:end-angle="270">
            <text:p/>
          </draw:circle>
          <draw:circle draw:style-name="gr293" draw:text-style-name="P6" draw:layer="layout" svg:width="1cm" svg:height="1cm" svg:x="7cm" svg:y="22.479cm" draw:kind="arc" draw:start-angle="90" draw:end-angle="270">
            <text:p/>
          </draw:circle>
          <draw:circle draw:style-name="gr293" draw:text-style-name="P6" draw:layer="layout" svg:width="1cm" svg:height="1cm" svg:x="7cm" svg:y="18.479cm" draw:kind="arc" draw:start-angle="90" draw:end-angle="270">
            <text:p/>
          </draw:circle>
          <draw:circle draw:style-name="gr293" draw:text-style-name="P6" draw:layer="layout" svg:width="1cm" svg:height="1cm" svg:x="7cm" svg:y="15.479cm" draw:kind="arc" draw:start-angle="90" draw:end-angle="270">
            <text:p/>
          </draw:circle>
          <draw:ellipse draw:style-name="gr293" draw:text-style-name="P6" draw:layer="layout" svg:width="1.861cm" svg:height="1.487cm" svg:x="6.557cm" svg:y="14.4cm" draw:kind="arc" draw:start-angle="90" draw:end-angle="162.56">
            <text:p/>
          </draw:ellipse>
          <draw:circle draw:style-name="gr293" draw:text-style-name="P6" draw:layer="layout" svg:width="1cm" svg:height="1cm" svg:x="31cm" svg:y="9.379cm" draw:kind="arc" draw:start-angle="270" draw:end-angle="90">
            <text:p/>
          </draw:circle>
          <draw:circle draw:style-name="gr293" draw:text-style-name="P6" draw:layer="layout" svg:width="1cm" svg:height="1cm" svg:x="31cm" svg:y="13.379cm" draw:kind="arc" draw:start-angle="270" draw:end-angle="90">
            <text:p/>
          </draw:circle>
          <draw:circle draw:style-name="gr293" draw:text-style-name="P6" draw:layer="layout" svg:width="1cm" svg:height="1cm" svg:x="31cm" svg:y="11.379cm" draw:kind="arc" draw:start-angle="270" draw:end-angle="90">
            <text:p/>
          </draw:circle>
          <draw:circle draw:style-name="gr293" draw:text-style-name="P6" draw:layer="layout" svg:width="1cm" svg:height="1cm" svg:x="31cm" svg:y="17.579cm" draw:kind="arc" draw:start-angle="270" draw:end-angle="90">
            <text:p/>
          </draw:circle>
          <draw:circle draw:style-name="gr293" draw:text-style-name="P6" draw:layer="layout" svg:width="1cm" svg:height="1cm" svg:x="31cm" svg:y="19.479cm" draw:kind="arc" draw:start-angle="270" draw:end-angle="90">
            <text:p/>
          </draw:circle>
          <draw:circle draw:style-name="gr293" draw:text-style-name="P6" draw:layer="layout" svg:width="1cm" svg:height="1cm" svg:x="31cm" svg:y="21.479cm" draw:kind="arc" draw:start-angle="270" draw:end-angle="90">
            <text:p/>
          </draw:circle>
          <draw:ellipse draw:style-name="gr293" draw:text-style-name="P6" draw:layer="layout" svg:width="2.4cm" svg:height="7.1cm" svg:x="30.315cm" svg:y="8.4cm" draw:kind="arc" draw:start-angle="270" draw:end-angle="90">
            <text:p/>
          </draw:ellipse>
          <draw:ellipse draw:style-name="gr293" draw:text-style-name="P6" draw:layer="layout" svg:width="2.4cm" svg:height="7cm" svg:x="30.3cm" svg:y="16.479cm" draw:kind="arc" draw:start-angle="270" draw:end-angle="90">
            <text:p/>
          </draw:ellipse>
          <draw:line draw:style-name="gr181" draw:text-style-name="P7" draw:layer="layout" svg:x1="20.7cm" svg:y1="13.9cm" svg:x2="7cm" svg:y2="13.9cm">
            <text:p/>
          </draw:line>
          <draw:line draw:style-name="gr181" draw:text-style-name="P7" draw:layer="layout" svg:x1="20.7cm" svg:y1="18cm" svg:x2="7cm" svg:y2="18cm">
            <text:p/>
          </draw:line>
          <draw:ellipse draw:style-name="gr293" draw:text-style-name="P6" draw:layer="layout" svg:width="2cm" svg:height="0.67cm" svg:x="6.5cm" svg:y="7.23cm" draw:kind="arc" draw:start-angle="90" draw:end-angle="184.18">
            <text:p/>
          </draw:ellipse>
          <draw:ellipse draw:style-name="gr293" draw:text-style-name="P6" draw:layer="layout" svg:width="3.8cm" svg:height="0.17cm" svg:x="29.6cm" svg:y="7.23cm" draw:kind="arc" draw:start-angle="17.46" draw:end-angle="90">
            <text:p/>
          </draw:ellipse>
          <draw:ellipse draw:style-name="gr293" draw:text-style-name="P6" draw:layer="layout" svg:width="1.861cm" svg:height="1.487cm" draw:transform="rotate (-3.14159265358979) translate (8.418cm 17.5cm)" draw:kind="arc" draw:start-angle="17.42" draw:end-angle="89.94">
            <text:p/>
          </draw:ellipse>
          <draw:ellipse draw:style-name="gr293" draw:text-style-name="P6" draw:layer="layout" svg:width="0.4cm" svg:height="0.67cm" draw:transform="rotate (-3.14159265358979) translate (6.9cm 13.959cm)" draw:kind="arc" draw:start-angle="355.81" draw:end-angle="90">
            <text:p/>
          </draw:ellipse>
        </draw:g>
        <draw:custom-shape draw:style-name="gr130" draw:text-style-name="P41" draw:layer="layout" svg:width="2cm" svg:height="1.999cm" svg:x="2.5cm" svg:y="4.668cm">
          <text:p text:style-name="P6"><text:span text:style-name="T18">O</text:span><text:span text:style-name="T18"><text:line-break/></text:span><text:span text:style-name="T18">N <text:s text:c="2"/>Z</text:span></text:p>
          <text:p text:style-name="P6"><text:span text:style-name="T18">W</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31" draw:text-style-name="P2" draw:layer="layout" svg:width="0.717cm" svg:height="1.703cm" svg:x="17.7cm" svg:y="26.067cm">
          <draw:text-box>
            <text:p/>
          </draw:text-box>
        </draw:frame>
        <draw:frame draw:style-name="gr1" draw:text-style-name="P1" draw:layer="layout" svg:width="20.403cm" svg:height="1.673cm" svg:x="5.697cm" svg:y="3.468cm">
          <draw:text-box>
            <text:p><text:span text:style-name="T1">Buffer 1, Waterbuizen (ca 200m), luchtaanvoerbuis (15m)</text:span></text:p>
          </draw:text-box>
        </draw:frame>
        <draw:frame draw:style-name="gr31" draw:text-style-name="P2" draw:layer="layout" svg:width="0.502cm" svg:height="1.195cm" svg:x="22.3cm" svg:y="26.5cm">
          <draw:text-box>
            <text:p/>
          </draw:text-box>
        </draw:frame>
        <draw:frame draw:style-name="gr248" draw:text-style-name="P3" draw:layer="layout" svg:width="9.58cm" svg:height="4.016cm" svg:x="5.717cm" svg:y="24.884cm">
          <draw:text-box>
            <text:p><text:span text:style-name="T2"><text:file-name text:display="name">julianapark-k31-fundament-4</text:file-name></text:span><text:span text:style-name="T2"><text:s text:c="2"/></text:span><text:span text:style-name="T2"><text:date style:data-style-name="D4" text:date-value="2018-03-01">01-03-2018</text:date></text:span></text:p>
            <text:p><text:span text:style-name="T2">Arend Freije</text:span></text:p>
            <text:p><text:span text:style-name="T2">afreije@inn.nl</text:span></text:p>
            <text:p><text:span text:style-name="T2">06-14143214</text:span></text:p>
          </draw:text-box>
        </draw:frame>
        <draw:g>
          <draw:custom-shape draw:style-name="gr180" draw:text-style-name="P16" draw:layer="layout" svg:width="36cm" svg:height="22.4cm" svg:x="2.5cm" svg:y="2.3cm">
            <text:p/>
            <draw:enhanced-geometry svg:viewBox="0 0 21600 21600" draw:mirror-horizontal="false" draw:mirror-vertical="false" draw:type="rectangle" draw:enhanced-path="M 0 0 L 21600 0 21600 21600 0 21600 0 0 Z N"/>
          </draw:custom-shape>
          <draw:measure draw:style-name="gr299" draw:text-style-name="P42" draw:layer="layout" svg:x1="5.4cm" svg:y1="6.5cm" svg:x2="5.4cm" svg:y2="24.1cm">
            <text:p text:style-name="P42"><text:span text:style-name="T19"><text:measure text:kind="gap"/></text:span><text:span text:style-name="T19"><text:measure text:kind="value">8.800</text:measure></text:span><text:span text:style-name="T19"><text:s/></text:span><text:span text:style-name="T19"><text:measure text:kind="unit">mm</text:measure></text:span><text:span text:style-name="T19"><text:measure text:kind="gap"/></text:span></text:p>
          </draw:measure>
          <draw:measure draw:style-name="gr279" draw:text-style-name="P42" draw:layer="layout" svg:x1="33.3cm" svg:y1="6.096cm" svg:x2="5.7cm" svg:y2="6.1cm">
            <text:p text:style-name="P42"><text:span text:style-name="T19"><text:measure text:kind="gap"/></text:span><text:span text:style-name="T19"><text:measure text:kind="value">13.800</text:measure></text:span><text:span text:style-name="T19"><text:s/></text:span><text:span text:style-name="T19"><text:measure text:kind="unit">mm</text:measure></text:span><text:span text:style-name="T19"><text:measure text:kind="gap"/></text:span></text:p>
          </draw:measure>
          <draw:line draw:style-name="gr283" draw:text-style-name="P7" draw:layer="layout" svg:x1="12.1cm" svg:y1="17cm" svg:x2="13.9cm" svg:y2="17cm">
            <text:p/>
          </draw:line>
          <draw:g>
            <draw:line draw:style-name="gr139" draw:text-style-name="P7" draw:layer="layout" svg:x1="3.5cm" svg:y1="14.982cm" svg:x2="35.5cm" svg:y2="14.982cm">
              <text:p/>
            </draw:line>
            <draw:line draw:style-name="gr139" draw:text-style-name="P7" draw:layer="layout" svg:x1="3.5cm" svg:y1="10.3cm" svg:x2="35.5cm" svg:y2="10.3cm">
              <text:p/>
            </draw:line>
            <draw:line draw:style-name="gr139" draw:text-style-name="P7" draw:layer="layout" svg:x1="22.5cm" svg:y1="4.3cm" svg:x2="22.5cm" svg:y2="25.1cm">
              <text:p/>
            </draw:line>
            <draw:line draw:style-name="gr139" draw:text-style-name="P7" draw:layer="layout" svg:x1="7.9cm" svg:y1="4.3cm" svg:x2="7.9cm" svg:y2="24.9cm">
              <text:p/>
            </draw:line>
          </draw:g>
          <draw:line draw:style-name="gr283" draw:text-style-name="P7" draw:layer="layout" svg:x1="13.9cm" svg:y1="13.9cm" svg:x2="12.1cm" svg:y2="13.9cm">
            <text:p/>
          </draw:line>
          <draw:line draw:style-name="gr283" draw:text-style-name="P7" draw:layer="layout" svg:x1="12.1cm" svg:y1="10.9cm" svg:x2="13.9cm" svg:y2="10.9cm">
            <text:p/>
          </draw:line>
          <draw:line draw:style-name="gr283" draw:text-style-name="P7" draw:layer="layout" svg:x1="13.9cm" svg:y1="7.9cm" svg:x2="12.1cm" svg:y2="7.9cm">
            <text:p/>
          </draw:line>
          <draw:line draw:style-name="gr283" draw:text-style-name="P7" draw:layer="layout" svg:x1="12.1cm" svg:y1="23cm" svg:x2="13.9cm" svg:y2="23cm">
            <text:p/>
          </draw:line>
          <draw:line draw:style-name="gr283" draw:text-style-name="P7" draw:layer="layout" svg:x1="13.9cm" svg:y1="19.9cm" svg:x2="12.1cm" svg:y2="19.9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ff9966" draw:end-color="#6b0094" draw:start-intensity="100%" draw:end-intensity="100%" draw:angle="0" draw:border="0%"/>
    <draw:hatch draw:name="Trap3" draw:style="single" draw:color="#000000" draw:distance="0.3cm" draw:rotation="13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unifont" style:font-family-complex="unifont"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9T23:55:28.274565553</meta:creation-date>
    <meta:editing-duration>P12DT13H24M9S</meta:editing-duration>
    <meta:editing-cycles>870</meta:editing-cycles>
    <meta:generator>LibreOffice/5.4.5.1$Linux_X86_64 LibreOffice_project/40m0$Build-1</meta:generator>
    <dc:date>2018-03-01T22:42:47.715056815</dc:date>
    <meta:document-statistic meta:object-count="2686"/>
  </office:meta>
</office:document-meta>
</file>